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Táblázat1" style:family="table">
      <style:table-properties style:width="16.157cm" fo:margin-left="0.002cm" fo:margin-top="0cm" fo:margin-bottom="0cm" table:align="left" style:writing-mode="page"/>
    </style:style>
    <style:style style:name="Táblázat1.A" style:family="table-column">
      <style:table-column-properties style:column-width="5.643cm"/>
    </style:style>
    <style:style style:name="Táblázat1.B" style:family="table-column">
      <style:table-column-properties style:column-width="10.513cm"/>
    </style:style>
    <style:style style:name="Táblázat1.1" style:family="table-row">
      <style:table-row-properties fo:keep-together="auto"/>
    </style:style>
    <style:style style:name="Táblázat1.A1" style:family="table-cell">
      <style:table-cell-properties fo:background-color="#067a45" fo:padding-left="0.212cm" fo:padding-right="0.212cm" fo:padding-top="0.141cm" fo:padding-bottom="0.141cm" fo:border="0.1pt solid #cccccc">
        <style:background-image/>
      </style:table-cell-properties>
    </style:style>
    <style:style style:name="Táblázat1.A2" style:family="table-cell">
      <style:table-cell-properties fo:background-color="#ffffff" fo:padding-left="0.212cm" fo:padding-right="0.212cm" fo:padding-top="0.106cm" fo:padding-bottom="0.106cm" fo:border="0.1pt solid #cccccc">
        <style:background-image/>
      </style:table-cell-properties>
    </style:style>
    <style:style style:name="Táblázat1.A3" style:family="table-cell">
      <style:table-cell-properties fo:background-color="#f3f4f6" fo:padding-left="0.212cm" fo:padding-right="0.212cm" fo:padding-top="0.106cm" fo:padding-bottom="0.106cm" fo:border="0.1pt solid #cccccc">
        <style:background-image/>
      </style:table-cell-properties>
    </style:style>
    <style:style style:name="Táblázat2" style:family="table">
      <style:table-properties style:width="16.157cm" fo:margin-left="0.002cm" fo:margin-top="0cm" fo:margin-bottom="0cm" table:align="left" style:writing-mode="page"/>
    </style:style>
    <style:style style:name="Táblázat2.A" style:family="table-column">
      <style:table-column-properties style:column-width="6.174cm"/>
    </style:style>
    <style:style style:name="Táblázat2.B" style:family="table-column">
      <style:table-column-properties style:column-width="9.982cm"/>
    </style:style>
    <style:style style:name="Táblázat2.1" style:family="table-row">
      <style:table-row-properties fo:keep-together="auto"/>
    </style:style>
    <style:style style:name="Táblázat2.A1" style:family="table-cell">
      <style:table-cell-properties fo:background-color="#067a45" fo:padding-left="0.212cm" fo:padding-right="0.212cm" fo:padding-top="0.141cm" fo:padding-bottom="0.141cm" fo:border="0.1pt solid #cccccc">
        <style:background-image/>
      </style:table-cell-properties>
    </style:style>
    <style:style style:name="Táblázat2.A2" style:family="table-cell">
      <style:table-cell-properties fo:background-color="#ffffff" fo:padding-left="0.212cm" fo:padding-right="0.212cm" fo:padding-top="0.106cm" fo:padding-bottom="0.106cm" fo:border="0.1pt solid #cccccc">
        <style:background-image/>
      </style:table-cell-properties>
    </style:style>
    <style:style style:name="Táblázat2.A3" style:family="table-cell">
      <style:table-cell-properties fo:background-color="#f3f4f6" fo:padding-left="0.212cm" fo:padding-right="0.212cm" fo:padding-top="0.106cm" fo:padding-bottom="0.106cm" fo:border="0.1pt solid #cccccc">
        <style:background-image/>
      </style:table-cell-properties>
    </style:style>
    <style:style style:name="Táblázat3" style:family="table">
      <style:table-properties style:width="14.393cm" fo:margin-left="0.002cm" fo:margin-top="0cm" fo:margin-bottom="0cm" table:align="left" style:writing-mode="page"/>
    </style:style>
    <style:style style:name="Táblázat3.A" style:family="table-column">
      <style:table-column-properties style:column-width="3.175cm"/>
    </style:style>
    <style:style style:name="Táblázat3.C" style:family="table-column">
      <style:table-column-properties style:column-width="6.103cm"/>
    </style:style>
    <style:style style:name="Táblázat3.D" style:family="table-column">
      <style:table-column-properties style:column-width="1.939cm"/>
    </style:style>
    <style:style style:name="Táblázat3.1" style:family="table-row">
      <style:table-row-properties fo:keep-together="auto"/>
    </style:style>
    <style:style style:name="Táblázat3.A1" style:family="table-cell">
      <style:table-cell-properties fo:background-color="#067a45" fo:padding-left="0.212cm" fo:padding-right="0.212cm" fo:padding-top="0.141cm" fo:padding-bottom="0.141cm" fo:border="0.1pt solid #cccccc">
        <style:background-image/>
      </style:table-cell-properties>
    </style:style>
    <style:style style:name="Táblázat3.A2" style:family="table-cell">
      <style:table-cell-properties fo:background-color="#ffffff" fo:padding-left="0.212cm" fo:padding-right="0.212cm" fo:padding-top="0.106cm" fo:padding-bottom="0.106cm" fo:border="0.1pt solid #cccccc">
        <style:background-image/>
      </style:table-cell-properties>
    </style:style>
    <style:style style:name="Táblázat3.A3" style:family="table-cell">
      <style:table-cell-properties fo:background-color="#f3f4f6" fo:padding-left="0.212cm" fo:padding-right="0.212cm" fo:padding-top="0.106cm" fo:padding-bottom="0.106cm" fo:border="0.1pt solid #cccccc">
        <style:background-image/>
      </style:table-cell-properties>
    </style:style>
    <style:style style:name="Táblázat4" style:family="table">
      <style:table-properties style:width="16.157cm" fo:margin-left="0.002cm" fo:margin-top="0cm" fo:margin-bottom="0cm" table:align="left" style:writing-mode="page"/>
    </style:style>
    <style:style style:name="Táblázat4.A" style:family="table-column">
      <style:table-column-properties style:column-width="6.348cm"/>
    </style:style>
    <style:style style:name="Táblázat4.B" style:family="table-column">
      <style:table-column-properties style:column-width="9.807cm"/>
    </style:style>
    <style:style style:name="Táblázat4.1" style:family="table-row">
      <style:table-row-properties fo:keep-together="auto"/>
    </style:style>
    <style:style style:name="Táblázat4.A1" style:family="table-cell">
      <style:table-cell-properties fo:background-color="#067a45" fo:padding-left="0.212cm" fo:padding-right="0.212cm" fo:padding-top="0.141cm" fo:padding-bottom="0.141cm" fo:border="0.1pt solid #cccccc">
        <style:background-image/>
      </style:table-cell-properties>
    </style:style>
    <style:style style:name="Táblázat4.A2" style:family="table-cell">
      <style:table-cell-properties fo:background-color="#ffffff" fo:padding-left="0.212cm" fo:padding-right="0.212cm" fo:padding-top="0.106cm" fo:padding-bottom="0.106cm" fo:border="0.1pt solid #cccccc">
        <style:background-image/>
      </style:table-cell-properties>
    </style:style>
    <style:style style:name="Táblázat4.A3" style:family="table-cell">
      <style:table-cell-properties fo:background-color="#f3f4f6" fo:padding-left="0.212cm" fo:padding-right="0.212cm" fo:padding-top="0.106cm" fo:padding-bottom="0.106cm" fo:border="0.1pt solid #cccccc">
        <style:background-image/>
      </style:table-cell-properties>
    </style:style>
    <style:style style:name="Táblázat5" style:family="table">
      <style:table-properties style:width="16.157cm" fo:margin-left="0.002cm" fo:margin-top="0cm" fo:margin-bottom="0cm" table:align="left" style:writing-mode="page"/>
    </style:style>
    <style:style style:name="Táblázat5.A" style:family="table-column">
      <style:table-column-properties style:column-width="5.997cm"/>
    </style:style>
    <style:style style:name="Táblázat5.B" style:family="table-column">
      <style:table-column-properties style:column-width="10.158cm"/>
    </style:style>
    <style:style style:name="Táblázat5.1" style:family="table-row">
      <style:table-row-properties fo:keep-together="auto"/>
    </style:style>
    <style:style style:name="Táblázat5.A1" style:family="table-cell">
      <style:table-cell-properties fo:background-color="#067a45" fo:padding-left="0.212cm" fo:padding-right="0.212cm" fo:padding-top="0.141cm" fo:padding-bottom="0.141cm" fo:border="0.1pt solid #cccccc">
        <style:background-image/>
      </style:table-cell-properties>
    </style:style>
    <style:style style:name="Táblázat5.A2" style:family="table-cell">
      <style:table-cell-properties fo:background-color="#ffffff" fo:padding-left="0.212cm" fo:padding-right="0.212cm" fo:padding-top="0.106cm" fo:padding-bottom="0.106cm" fo:border="0.1pt solid #cccccc">
        <style:background-image/>
      </style:table-cell-properties>
    </style:style>
    <style:style style:name="Táblázat5.A3" style:family="table-cell">
      <style:table-cell-properties fo:background-color="#f3f4f6" fo:padding-left="0.212cm" fo:padding-right="0.212cm" fo:padding-top="0.106cm" fo:padding-bottom="0.106cm" fo:border="0.1pt solid #cccccc">
        <style:background-image/>
      </style:table-cell-properties>
    </style:style>
    <style:style style:name="Táblázat6" style:family="table">
      <style:table-properties style:width="16.157cm" fo:margin-left="0.002cm" fo:margin-top="0cm" fo:margin-bottom="0cm" table:align="left" style:writing-mode="page"/>
    </style:style>
    <style:style style:name="Táblázat6.A" style:family="table-column">
      <style:table-column-properties style:column-width="5.29cm"/>
    </style:style>
    <style:style style:name="Táblázat6.B" style:family="table-column">
      <style:table-column-properties style:column-width="10.866cm"/>
    </style:style>
    <style:style style:name="Táblázat6.1" style:family="table-row">
      <style:table-row-properties fo:keep-together="auto"/>
    </style:style>
    <style:style style:name="Táblázat6.A1" style:family="table-cell">
      <style:table-cell-properties fo:background-color="#067a45" fo:padding-left="0.212cm" fo:padding-right="0.212cm" fo:padding-top="0.141cm" fo:padding-bottom="0.141cm" fo:border="0.1pt solid #cccccc">
        <style:background-image/>
      </style:table-cell-properties>
    </style:style>
    <style:style style:name="Táblázat6.A2" style:family="table-cell">
      <style:table-cell-properties fo:background-color="#ffffff" fo:padding-left="0.212cm" fo:padding-right="0.212cm" fo:padding-top="0.106cm" fo:padding-bottom="0.106cm" fo:border="0.1pt solid #cccccc">
        <style:background-image/>
      </style:table-cell-properties>
    </style:style>
    <style:style style:name="Táblázat6.A3" style:family="table-cell">
      <style:table-cell-properties fo:background-color="#f3f4f6" fo:padding-left="0.212cm" fo:padding-right="0.212cm" fo:padding-top="0.106cm" fo:padding-bottom="0.106cm" fo:border="0.1pt solid #cccccc">
        <style:background-image/>
      </style:table-cell-properties>
    </style:style>
    <style:style style:name="Táblázat7" style:family="table">
      <style:table-properties style:width="16.157cm" fo:margin-left="0.002cm" fo:margin-top="0cm" fo:margin-bottom="0cm" table:align="left" style:writing-mode="page"/>
    </style:style>
    <style:style style:name="Táblázat7.A" style:family="table-column">
      <style:table-column-properties style:column-width="5.643cm"/>
    </style:style>
    <style:style style:name="Táblázat7.B" style:family="table-column">
      <style:table-column-properties style:column-width="10.513cm"/>
    </style:style>
    <style:style style:name="Táblázat7.1" style:family="table-row">
      <style:table-row-properties fo:keep-together="auto"/>
    </style:style>
    <style:style style:name="Táblázat7.A1" style:family="table-cell">
      <style:table-cell-properties fo:background-color="#067a45" fo:padding-left="0.212cm" fo:padding-right="0.212cm" fo:padding-top="0.141cm" fo:padding-bottom="0.141cm" fo:border="0.1pt solid #cccccc">
        <style:background-image/>
      </style:table-cell-properties>
    </style:style>
    <style:style style:name="Táblázat7.A2" style:family="table-cell">
      <style:table-cell-properties fo:background-color="#ffffff" fo:padding-left="0.212cm" fo:padding-right="0.212cm" fo:padding-top="0.106cm" fo:padding-bottom="0.106cm" fo:border="0.1pt solid #cccccc">
        <style:background-image/>
      </style:table-cell-properties>
    </style:style>
    <style:style style:name="Táblázat7.A3" style:family="table-cell">
      <style:table-cell-properties fo:background-color="#f3f4f6" fo:padding-left="0.212cm" fo:padding-right="0.212cm" fo:padding-top="0.106cm" fo:padding-bottom="0.106cm" fo:border="0.1pt solid #cccccc">
        <style:background-image/>
      </style:table-cell-properties>
    </style:style>
    <style:style style:name="Táblázat8" style:family="table">
      <style:table-properties style:width="16.157cm" fo:margin-left="0.002cm" fo:margin-top="0cm" fo:margin-bottom="0cm" table:align="left" style:writing-mode="page"/>
    </style:style>
    <style:style style:name="Táblázat8.A" style:family="table-column">
      <style:table-column-properties style:column-width="4.232cm"/>
    </style:style>
    <style:style style:name="Táblázat8.B" style:family="table-column">
      <style:table-column-properties style:column-width="3.528cm"/>
    </style:style>
    <style:style style:name="Táblázat8.C" style:family="table-column">
      <style:table-column-properties style:column-width="2.822cm"/>
    </style:style>
    <style:style style:name="Táblázat8.D" style:family="table-column">
      <style:table-column-properties style:column-width="5.574cm"/>
    </style:style>
    <style:style style:name="Táblázat8.1" style:family="table-row">
      <style:table-row-properties fo:keep-together="auto"/>
    </style:style>
    <style:style style:name="Táblázat8.A1" style:family="table-cell">
      <style:table-cell-properties fo:background-color="#067a45" fo:padding-left="0.212cm" fo:padding-right="0.212cm" fo:padding-top="0.141cm" fo:padding-bottom="0.141cm" fo:border="0.1pt solid #cccccc">
        <style:background-image/>
      </style:table-cell-properties>
    </style:style>
    <style:style style:name="Táblázat8.A2" style:family="table-cell">
      <style:table-cell-properties fo:background-color="#ffffff" fo:padding-left="0.212cm" fo:padding-right="0.212cm" fo:padding-top="0.106cm" fo:padding-bottom="0.106cm" fo:border="0.1pt solid #cccccc">
        <style:background-image/>
      </style:table-cell-properties>
    </style:style>
    <style:style style:name="Táblázat8.A3" style:family="table-cell">
      <style:table-cell-properties fo:background-color="#f3f4f6" fo:padding-left="0.212cm" fo:padding-right="0.212cm" fo:padding-top="0.106cm" fo:padding-bottom="0.106cm" fo:border="0.1pt solid #cccccc">
        <style:background-image/>
      </style:table-cell-properties>
    </style:style>
    <style:style style:name="Táblázat9" style:family="table">
      <style:table-properties style:width="16.157cm" fo:margin-left="0.002cm" fo:margin-top="0cm" fo:margin-bottom="0cm" table:align="left" style:writing-mode="page"/>
    </style:style>
    <style:style style:name="Táblázat9.A" style:family="table-column">
      <style:table-column-properties style:column-width="5.643cm"/>
    </style:style>
    <style:style style:name="Táblázat9.B" style:family="table-column">
      <style:table-column-properties style:column-width="10.513cm"/>
    </style:style>
    <style:style style:name="Táblázat9.1" style:family="table-row">
      <style:table-row-properties fo:keep-together="auto"/>
    </style:style>
    <style:style style:name="Táblázat9.A1" style:family="table-cell">
      <style:table-cell-properties fo:background-color="#067a45" fo:padding-left="0.212cm" fo:padding-right="0.212cm" fo:padding-top="0.141cm" fo:padding-bottom="0.141cm" fo:border="0.1pt solid #cccccc">
        <style:background-image/>
      </style:table-cell-properties>
    </style:style>
    <style:style style:name="Táblázat9.A2" style:family="table-cell">
      <style:table-cell-properties fo:background-color="#ffffff" fo:padding-left="0.212cm" fo:padding-right="0.212cm" fo:padding-top="0.106cm" fo:padding-bottom="0.106cm" fo:border="0.1pt solid #cccccc">
        <style:background-image/>
      </style:table-cell-properties>
    </style:style>
    <style:style style:name="Táblázat9.A3" style:family="table-cell">
      <style:table-cell-properties fo:background-color="#f3f4f6" fo:padding-left="0.212cm" fo:padding-right="0.212cm" fo:padding-top="0.106cm" fo:padding-bottom="0.106cm" fo:border="0.1pt solid #cccccc">
        <style:background-image/>
      </style:table-cell-properties>
    </style:style>
    <style:style style:name="Táblázat10" style:family="table">
      <style:table-properties style:width="16.157cm" fo:margin-left="0.002cm" fo:margin-top="0cm" fo:margin-bottom="0cm" table:align="left" style:writing-mode="page"/>
    </style:style>
    <style:style style:name="Táblázat10.A" style:family="table-column">
      <style:table-column-properties style:column-width="6.174cm"/>
    </style:style>
    <style:style style:name="Táblázat10.B" style:family="table-column">
      <style:table-column-properties style:column-width="9.982cm"/>
    </style:style>
    <style:style style:name="Táblázat10.1" style:family="table-row">
      <style:table-row-properties fo:keep-together="auto"/>
    </style:style>
    <style:style style:name="Táblázat10.A1" style:family="table-cell">
      <style:table-cell-properties fo:background-color="#067a45" fo:padding-left="0.212cm" fo:padding-right="0.212cm" fo:padding-top="0.141cm" fo:padding-bottom="0.141cm" fo:border="0.1pt solid #cccccc">
        <style:background-image/>
      </style:table-cell-properties>
    </style:style>
    <style:style style:name="Táblázat10.A2" style:family="table-cell">
      <style:table-cell-properties fo:background-color="#ffffff" fo:padding-left="0.212cm" fo:padding-right="0.212cm" fo:padding-top="0.106cm" fo:padding-bottom="0.106cm" fo:border="0.1pt solid #cccccc">
        <style:background-image/>
      </style:table-cell-properties>
    </style:style>
    <style:style style:name="Táblázat10.A3" style:family="table-cell">
      <style:table-cell-properties fo:background-color="#f3f4f6" fo:padding-left="0.212cm" fo:padding-right="0.212cm" fo:padding-top="0.106cm" fo:padding-bottom="0.106cm" fo:border="0.1pt solid #cccccc">
        <style:background-image/>
      </style:table-cell-properties>
    </style:style>
    <style:style style:name="Táblázat11" style:family="table">
      <style:table-properties style:width="16.157cm" fo:margin-left="0.002cm" fo:margin-top="0cm" fo:margin-bottom="0cm" table:align="left" style:writing-mode="page"/>
    </style:style>
    <style:style style:name="Táblázat11.A" style:family="table-column">
      <style:table-column-properties style:column-width="4.939cm"/>
    </style:style>
    <style:style style:name="Táblázat11.B" style:family="table-column">
      <style:table-column-properties style:column-width="11.217cm"/>
    </style:style>
    <style:style style:name="Táblázat11.1" style:family="table-row">
      <style:table-row-properties fo:keep-together="auto"/>
    </style:style>
    <style:style style:name="Táblázat11.A1" style:family="table-cell">
      <style:table-cell-properties fo:background-color="#067a45" fo:padding-left="0.212cm" fo:padding-right="0.212cm" fo:padding-top="0.141cm" fo:padding-bottom="0.141cm" fo:border="0.1pt solid #cccccc">
        <style:background-image/>
      </style:table-cell-properties>
    </style:style>
    <style:style style:name="Táblázat11.A2" style:family="table-cell">
      <style:table-cell-properties fo:background-color="#ffffff" fo:padding-left="0.212cm" fo:padding-right="0.212cm" fo:padding-top="0.106cm" fo:padding-bottom="0.106cm" fo:border="0.1pt solid #cccccc">
        <style:background-image/>
      </style:table-cell-properties>
    </style:style>
    <style:style style:name="Táblázat11.A3" style:family="table-cell">
      <style:table-cell-properties fo:background-color="#f3f4f6" fo:padding-left="0.212cm" fo:padding-right="0.212cm" fo:padding-top="0.106cm" fo:padding-bottom="0.106cm" fo:border="0.1pt solid #cccccc">
        <style:background-image/>
      </style:table-cell-properties>
    </style:style>
    <style:style style:name="Táblázat12" style:family="table">
      <style:table-properties style:width="16.157cm" fo:margin-left="0.002cm" fo:margin-top="0cm" fo:margin-bottom="0cm" table:align="left" style:writing-mode="page"/>
    </style:style>
    <style:style style:name="Táblázat12.A" style:family="table-column">
      <style:table-column-properties style:column-width="2.822cm"/>
    </style:style>
    <style:style style:name="Táblázat12.B" style:family="table-column">
      <style:table-column-properties style:column-width="3.175cm"/>
    </style:style>
    <style:style style:name="Táblázat12.C" style:family="table-column">
      <style:table-column-properties style:column-width="10.16cm"/>
    </style:style>
    <style:style style:name="Táblázat12.1" style:family="table-row">
      <style:table-row-properties fo:keep-together="auto"/>
    </style:style>
    <style:style style:name="Táblázat12.A1" style:family="table-cell">
      <style:table-cell-properties fo:background-color="#067a45" fo:padding-left="0.212cm" fo:padding-right="0.212cm" fo:padding-top="0.141cm" fo:padding-bottom="0.141cm" fo:border="0.1pt solid #cccccc">
        <style:background-image/>
      </style:table-cell-properties>
    </style:style>
    <style:style style:name="Táblázat12.A2" style:family="table-cell">
      <style:table-cell-properties fo:background-color="#ffffff" fo:padding-left="0.212cm" fo:padding-right="0.212cm" fo:padding-top="0.106cm" fo:padding-bottom="0.106cm" fo:border="0.1pt solid #cccccc">
        <style:background-image/>
      </style:table-cell-properties>
    </style:style>
    <style:style style:name="Táblázat12.A3" style:family="table-cell">
      <style:table-cell-properties fo:background-color="#f3f4f6" fo:padding-left="0.212cm" fo:padding-right="0.212cm" fo:padding-top="0.106cm" fo:padding-bottom="0.106cm" fo:border="0.1pt solid #cccccc">
        <style:background-image/>
      </style:table-cell-properties>
    </style:style>
    <style:style style:name="Táblázat13" style:family="table">
      <style:table-properties style:width="16.157cm" fo:margin-left="0.002cm" fo:margin-top="0cm" fo:margin-bottom="0cm" table:align="left" style:writing-mode="page"/>
    </style:style>
    <style:style style:name="Táblázat13.A" style:family="table-column">
      <style:table-column-properties style:column-width="3.881cm"/>
    </style:style>
    <style:style style:name="Táblázat13.B" style:family="table-column">
      <style:table-column-properties style:column-width="12.275cm"/>
    </style:style>
    <style:style style:name="Táblázat13.1" style:family="table-row">
      <style:table-row-properties fo:keep-together="auto"/>
    </style:style>
    <style:style style:name="Táblázat13.A1" style:family="table-cell">
      <style:table-cell-properties fo:background-color="#067a45" fo:padding-left="0.212cm" fo:padding-right="0.212cm" fo:padding-top="0.141cm" fo:padding-bottom="0.141cm" fo:border="0.1pt solid #cccccc">
        <style:background-image/>
      </style:table-cell-properties>
    </style:style>
    <style:style style:name="Táblázat13.A2" style:family="table-cell">
      <style:table-cell-properties fo:background-color="#ffffff" fo:padding-left="0.212cm" fo:padding-right="0.212cm" fo:padding-top="0.106cm" fo:padding-bottom="0.106cm" fo:border="0.1pt solid #cccccc">
        <style:background-image/>
      </style:table-cell-properties>
    </style:style>
    <style:style style:name="Táblázat13.A3" style:family="table-cell">
      <style:table-cell-properties fo:background-color="#f3f4f6" fo:padding-left="0.212cm" fo:padding-right="0.212cm" fo:padding-top="0.106cm" fo:padding-bottom="0.106cm" fo:border="0.1pt solid #cccccc">
        <style:background-image/>
      </style:table-cell-properties>
    </style:style>
    <style:style style:name="Táblázat14" style:family="table">
      <style:table-properties style:width="16.157cm" fo:margin-left="0.002cm" fo:margin-top="0cm" fo:margin-bottom="0cm" table:align="left" style:writing-mode="page"/>
    </style:style>
    <style:style style:name="Táblázat14.A" style:family="table-column">
      <style:table-column-properties style:column-width="4.232cm"/>
    </style:style>
    <style:style style:name="Táblázat14.B" style:family="table-column">
      <style:table-column-properties style:column-width="11.924cm"/>
    </style:style>
    <style:style style:name="Táblázat14.1" style:family="table-row">
      <style:table-row-properties fo:keep-together="auto"/>
    </style:style>
    <style:style style:name="Táblázat14.A1" style:family="table-cell">
      <style:table-cell-properties fo:background-color="#067a45" fo:padding-left="0.212cm" fo:padding-right="0.212cm" fo:padding-top="0.141cm" fo:padding-bottom="0.141cm" fo:border="0.1pt solid #cccccc">
        <style:background-image/>
      </style:table-cell-properties>
    </style:style>
    <style:style style:name="Táblázat14.A2" style:family="table-cell">
      <style:table-cell-properties fo:background-color="#ffffff" fo:padding-left="0.212cm" fo:padding-right="0.212cm" fo:padding-top="0.106cm" fo:padding-bottom="0.106cm" fo:border="0.1pt solid #cccccc">
        <style:background-image/>
      </style:table-cell-properties>
    </style:style>
    <style:style style:name="Táblázat14.A3" style:family="table-cell">
      <style:table-cell-properties fo:background-color="#f3f4f6" fo:padding-left="0.212cm" fo:padding-right="0.212cm" fo:padding-top="0.106cm" fo:padding-bottom="0.106cm" fo:border="0.1pt solid #cccccc">
        <style:background-image/>
      </style:table-cell-properties>
    </style:style>
    <style:style style:name="Táblázat15" style:family="table">
      <style:table-properties style:width="16.157cm" fo:margin-left="0.002cm" fo:margin-top="0cm" fo:margin-bottom="0cm" table:align="left" style:writing-mode="page"/>
    </style:style>
    <style:style style:name="Táblázat15.A" style:family="table-column">
      <style:table-column-properties style:column-width="5.29cm"/>
    </style:style>
    <style:style style:name="Táblázat15.B" style:family="table-column">
      <style:table-column-properties style:column-width="10.866cm"/>
    </style:style>
    <style:style style:name="Táblázat15.1" style:family="table-row">
      <style:table-row-properties fo:keep-together="auto"/>
    </style:style>
    <style:style style:name="Táblázat15.A1" style:family="table-cell">
      <style:table-cell-properties fo:background-color="#067a45" fo:padding-left="0.212cm" fo:padding-right="0.212cm" fo:padding-top="0.141cm" fo:padding-bottom="0.141cm" fo:border="0.1pt solid #cccccc">
        <style:background-image/>
      </style:table-cell-properties>
    </style:style>
    <style:style style:name="Táblázat15.A2" style:family="table-cell">
      <style:table-cell-properties fo:background-color="#ffffff" fo:padding-left="0.212cm" fo:padding-right="0.212cm" fo:padding-top="0.106cm" fo:padding-bottom="0.106cm" fo:border="0.1pt solid #cccccc">
        <style:background-image/>
      </style:table-cell-properties>
    </style:style>
    <style:style style:name="Táblázat15.A3" style:family="table-cell">
      <style:table-cell-properties fo:background-color="#f3f4f6" fo:padding-left="0.212cm" fo:padding-right="0.212cm" fo:padding-top="0.106cm" fo:padding-bottom="0.106cm" fo:border="0.1pt solid #cccccc">
        <style:background-image/>
      </style:table-cell-properties>
    </style:style>
    <style:style style:name="Táblázat16" style:family="table">
      <style:table-properties style:width="16.157cm" fo:margin-left="0.002cm" fo:margin-top="0cm" fo:margin-bottom="0cm" table:align="left" style:writing-mode="page"/>
    </style:style>
    <style:style style:name="Táblázat16.A" style:family="table-column">
      <style:table-column-properties style:column-width="4.939cm"/>
    </style:style>
    <style:style style:name="Táblázat16.B" style:family="table-column">
      <style:table-column-properties style:column-width="2.468cm"/>
    </style:style>
    <style:style style:name="Táblázat16.C" style:family="table-column">
      <style:table-column-properties style:column-width="8.751cm"/>
    </style:style>
    <style:style style:name="Táblázat16.1" style:family="table-row">
      <style:table-row-properties fo:keep-together="auto"/>
    </style:style>
    <style:style style:name="Táblázat16.A1" style:family="table-cell">
      <style:table-cell-properties fo:background-color="#067a45" fo:padding-left="0.212cm" fo:padding-right="0.212cm" fo:padding-top="0.141cm" fo:padding-bottom="0.141cm" fo:border="0.1pt solid #cccccc">
        <style:background-image/>
      </style:table-cell-properties>
    </style:style>
    <style:style style:name="Táblázat16.A2" style:family="table-cell">
      <style:table-cell-properties fo:background-color="#ffffff" fo:padding-left="0.212cm" fo:padding-right="0.212cm" fo:padding-top="0.106cm" fo:padding-bottom="0.106cm" fo:border="0.1pt solid #cccccc">
        <style:background-image/>
      </style:table-cell-properties>
    </style:style>
    <style:style style:name="Táblázat16.A3" style:family="table-cell">
      <style:table-cell-properties fo:background-color="#f3f4f6" fo:padding-left="0.212cm" fo:padding-right="0.212cm" fo:padding-top="0.106cm" fo:padding-bottom="0.106cm" fo:border="0.1pt solid #cccccc">
        <style:background-image/>
      </style:table-cell-properties>
    </style:style>
    <style:style style:name="Táblázat17" style:family="table">
      <style:table-properties style:width="16.157cm" fo:margin-left="0.002cm" fo:margin-top="0cm" fo:margin-bottom="0cm" table:align="left" style:writing-mode="page"/>
    </style:style>
    <style:style style:name="Táblázat17.A" style:family="table-column">
      <style:table-column-properties style:column-width="5.643cm"/>
    </style:style>
    <style:style style:name="Táblázat17.B" style:family="table-column">
      <style:table-column-properties style:column-width="10.513cm"/>
    </style:style>
    <style:style style:name="Táblázat17.1" style:family="table-row">
      <style:table-row-properties fo:keep-together="auto"/>
    </style:style>
    <style:style style:name="Táblázat17.A1" style:family="table-cell">
      <style:table-cell-properties fo:background-color="#067a45" fo:padding-left="0.212cm" fo:padding-right="0.212cm" fo:padding-top="0.141cm" fo:padding-bottom="0.141cm" fo:border="0.1pt solid #cccccc">
        <style:background-image/>
      </style:table-cell-properties>
    </style:style>
    <style:style style:name="Táblázat17.A2" style:family="table-cell">
      <style:table-cell-properties fo:background-color="#ffffff" fo:padding-left="0.212cm" fo:padding-right="0.212cm" fo:padding-top="0.106cm" fo:padding-bottom="0.106cm" fo:border="0.1pt solid #cccccc">
        <style:background-image/>
      </style:table-cell-properties>
    </style:style>
    <style:style style:name="Táblázat17.A3" style:family="table-cell">
      <style:table-cell-properties fo:background-color="#f3f4f6" fo:padding-left="0.212cm" fo:padding-right="0.212cm" fo:padding-top="0.106cm" fo:padding-bottom="0.106cm" fo:border="0.1pt solid #cccccc">
        <style:background-image/>
      </style:table-cell-properties>
    </style:style>
    <style:style style:name="Táblázat18" style:family="table">
      <style:table-properties style:width="16.157cm" fo:margin-left="0.002cm" fo:margin-top="0cm" fo:margin-bottom="0cm" table:align="left" style:writing-mode="page"/>
    </style:style>
    <style:style style:name="Táblázat18.A" style:family="table-column">
      <style:table-column-properties style:column-width="5.29cm"/>
    </style:style>
    <style:style style:name="Táblázat18.B" style:family="table-column">
      <style:table-column-properties style:column-width="10.866cm"/>
    </style:style>
    <style:style style:name="Táblázat18.1" style:family="table-row">
      <style:table-row-properties fo:keep-together="auto"/>
    </style:style>
    <style:style style:name="Táblázat18.A1" style:family="table-cell">
      <style:table-cell-properties fo:background-color="#067a45" fo:padding-left="0.212cm" fo:padding-right="0.212cm" fo:padding-top="0.141cm" fo:padding-bottom="0.141cm" fo:border="0.1pt solid #cccccc">
        <style:background-image/>
      </style:table-cell-properties>
    </style:style>
    <style:style style:name="Táblázat18.A2" style:family="table-cell">
      <style:table-cell-properties fo:background-color="#ffffff" fo:padding-left="0.212cm" fo:padding-right="0.212cm" fo:padding-top="0.106cm" fo:padding-bottom="0.106cm" fo:border="0.1pt solid #cccccc">
        <style:background-image/>
      </style:table-cell-properties>
    </style:style>
    <style:style style:name="Táblázat18.A3" style:family="table-cell">
      <style:table-cell-properties fo:background-color="#f3f4f6" fo:padding-left="0.212cm" fo:padding-right="0.212cm" fo:padding-top="0.106cm" fo:padding-bottom="0.106cm" fo:border="0.1pt solid #cccccc">
        <style:background-image/>
      </style:table-cell-properties>
    </style:style>
    <style:style style:name="Táblázat19" style:family="table">
      <style:table-properties style:width="16.157cm" fo:margin-left="0.002cm" fo:margin-top="0cm" fo:margin-bottom="0cm" table:align="left" style:writing-mode="page"/>
    </style:style>
    <style:style style:name="Táblázat19.A" style:family="table-column">
      <style:table-column-properties style:column-width="4.232cm"/>
    </style:style>
    <style:style style:name="Táblázat19.B" style:family="table-column">
      <style:table-column-properties style:column-width="11.924cm"/>
    </style:style>
    <style:style style:name="Táblázat19.1" style:family="table-row">
      <style:table-row-properties fo:keep-together="auto"/>
    </style:style>
    <style:style style:name="Táblázat19.A1" style:family="table-cell">
      <style:table-cell-properties fo:background-color="#067a45" fo:padding-left="0.212cm" fo:padding-right="0.212cm" fo:padding-top="0.141cm" fo:padding-bottom="0.141cm" fo:border="0.1pt solid #cccccc">
        <style:background-image/>
      </style:table-cell-properties>
    </style:style>
    <style:style style:name="Táblázat19.A2" style:family="table-cell">
      <style:table-cell-properties fo:background-color="#ffffff" fo:padding-left="0.212cm" fo:padding-right="0.212cm" fo:padding-top="0.106cm" fo:padding-bottom="0.106cm" fo:border="0.1pt solid #cccccc">
        <style:background-image/>
      </style:table-cell-properties>
    </style:style>
    <style:style style:name="Táblázat19.A3" style:family="table-cell">
      <style:table-cell-properties fo:background-color="#f3f4f6" fo:padding-left="0.212cm" fo:padding-right="0.212cm" fo:padding-top="0.106cm" fo:padding-bottom="0.106cm" fo:border="0.1pt solid #cccccc">
        <style:background-image/>
      </style:table-cell-properties>
    </style:style>
    <style:style style:name="Táblázat20" style:family="table">
      <style:table-properties style:width="16.157cm" fo:margin-left="0.002cm" fo:margin-top="0cm" fo:margin-bottom="0cm" table:align="left" style:writing-mode="page"/>
    </style:style>
    <style:style style:name="Táblázat20.A" style:family="table-column">
      <style:table-column-properties style:column-width="2.468cm"/>
    </style:style>
    <style:style style:name="Táblázat20.B" style:family="table-column">
      <style:table-column-properties style:column-width="3.53cm"/>
    </style:style>
    <style:style style:name="Táblázat20.C" style:family="table-column">
      <style:table-column-properties style:column-width="10.16cm"/>
    </style:style>
    <style:style style:name="Táblázat20.1" style:family="table-row">
      <style:table-row-properties fo:keep-together="auto"/>
    </style:style>
    <style:style style:name="Táblázat20.A1" style:family="table-cell">
      <style:table-cell-properties fo:background-color="#067a45" fo:padding-left="0.212cm" fo:padding-right="0.212cm" fo:padding-top="0.141cm" fo:padding-bottom="0.141cm" fo:border="0.1pt solid #cccccc">
        <style:background-image/>
      </style:table-cell-properties>
    </style:style>
    <style:style style:name="Táblázat20.A2" style:family="table-cell">
      <style:table-cell-properties fo:background-color="#ffffff" fo:padding-left="0.212cm" fo:padding-right="0.212cm" fo:padding-top="0.106cm" fo:padding-bottom="0.106cm" fo:border="0.1pt solid #cccccc">
        <style:background-image/>
      </style:table-cell-properties>
    </style:style>
    <style:style style:name="Táblázat20.A3" style:family="table-cell">
      <style:table-cell-properties fo:background-color="#f3f4f6" fo:padding-left="0.212cm" fo:padding-right="0.212cm" fo:padding-top="0.106cm" fo:padding-bottom="0.106cm" fo:border="0.1pt solid #cccccc">
        <style:background-image/>
      </style:table-cell-properties>
    </style:style>
    <style:style style:name="Táblázat21" style:family="table">
      <style:table-properties style:width="16.157cm" fo:margin-left="0.002cm" fo:margin-top="0cm" fo:margin-bottom="0cm" table:align="left" style:writing-mode="page"/>
    </style:style>
    <style:style style:name="Táblázat21.A" style:family="table-column">
      <style:table-column-properties style:column-width="5.643cm"/>
    </style:style>
    <style:style style:name="Táblázat21.B" style:family="table-column">
      <style:table-column-properties style:column-width="10.513cm"/>
    </style:style>
    <style:style style:name="Táblázat21.1" style:family="table-row">
      <style:table-row-properties fo:keep-together="auto"/>
    </style:style>
    <style:style style:name="Táblázat21.A1" style:family="table-cell">
      <style:table-cell-properties fo:background-color="#067a45" fo:padding-left="0.212cm" fo:padding-right="0.212cm" fo:padding-top="0.141cm" fo:padding-bottom="0.141cm" fo:border="0.1pt solid #cccccc">
        <style:background-image/>
      </style:table-cell-properties>
    </style:style>
    <style:style style:name="Táblázat21.A2" style:family="table-cell">
      <style:table-cell-properties fo:background-color="#ffffff" fo:padding-left="0.212cm" fo:padding-right="0.212cm" fo:padding-top="0.106cm" fo:padding-bottom="0.106cm" fo:border="0.1pt solid #cccccc">
        <style:background-image/>
      </style:table-cell-properties>
    </style:style>
    <style:style style:name="Táblázat21.A3" style:family="table-cell">
      <style:table-cell-properties fo:background-color="#f3f4f6" fo:padding-left="0.212cm" fo:padding-right="0.212cm" fo:padding-top="0.106cm" fo:padding-bottom="0.106cm" fo:border="0.1pt solid #cccccc">
        <style:background-image/>
      </style:table-cell-properties>
    </style:style>
    <style:style style:name="Táblázat22" style:family="table">
      <style:table-properties style:width="16.157cm" fo:margin-left="0.002cm" fo:margin-top="0cm" fo:margin-bottom="0cm" table:align="left" style:writing-mode="page"/>
    </style:style>
    <style:style style:name="Táblázat22.A" style:family="table-column">
      <style:table-column-properties style:column-width="4.939cm"/>
    </style:style>
    <style:style style:name="Táblázat22.B" style:family="table-column">
      <style:table-column-properties style:column-width="2.117cm"/>
    </style:style>
    <style:style style:name="Táblázat22.C" style:family="table-column">
      <style:table-column-properties style:column-width="9.102cm"/>
    </style:style>
    <style:style style:name="Táblázat22.1" style:family="table-row">
      <style:table-row-properties fo:keep-together="auto"/>
    </style:style>
    <style:style style:name="Táblázat22.A1" style:family="table-cell">
      <style:table-cell-properties fo:background-color="#067a45" fo:padding-left="0.212cm" fo:padding-right="0.212cm" fo:padding-top="0.141cm" fo:padding-bottom="0.141cm" fo:border="0.1pt solid #cccccc">
        <style:background-image/>
      </style:table-cell-properties>
    </style:style>
    <style:style style:name="Táblázat22.A2" style:family="table-cell">
      <style:table-cell-properties fo:background-color="#ffffff" fo:padding-left="0.212cm" fo:padding-right="0.212cm" fo:padding-top="0.106cm" fo:padding-bottom="0.106cm" fo:border="0.1pt solid #cccccc">
        <style:background-image/>
      </style:table-cell-properties>
    </style:style>
    <style:style style:name="Táblázat22.A3" style:family="table-cell">
      <style:table-cell-properties fo:background-color="#f3f4f6" fo:padding-left="0.212cm" fo:padding-right="0.212cm" fo:padding-top="0.106cm" fo:padding-bottom="0.106cm" fo:border="0.1pt solid #cccccc">
        <style:background-image/>
      </style:table-cell-properties>
    </style:style>
    <style:style style:name="Táblázat23" style:family="table">
      <style:table-properties style:width="16.157cm" fo:margin-left="0.002cm" fo:margin-top="0cm" fo:margin-bottom="0cm" table:align="left" style:writing-mode="page"/>
    </style:style>
    <style:style style:name="Táblázat23.A" style:family="table-column">
      <style:table-column-properties style:column-width="4.939cm"/>
    </style:style>
    <style:style style:name="Táblázat23.B" style:family="table-column">
      <style:table-column-properties style:column-width="11.217cm"/>
    </style:style>
    <style:style style:name="Táblázat23.1" style:family="table-row">
      <style:table-row-properties fo:keep-together="auto"/>
    </style:style>
    <style:style style:name="Táblázat23.A1" style:family="table-cell">
      <style:table-cell-properties fo:background-color="#067a45" fo:padding-left="0.212cm" fo:padding-right="0.212cm" fo:padding-top="0.141cm" fo:padding-bottom="0.141cm" fo:border="0.1pt solid #cccccc">
        <style:background-image/>
      </style:table-cell-properties>
    </style:style>
    <style:style style:name="Táblázat23.A2" style:family="table-cell">
      <style:table-cell-properties fo:background-color="#ffffff" fo:padding-left="0.212cm" fo:padding-right="0.212cm" fo:padding-top="0.106cm" fo:padding-bottom="0.106cm" fo:border="0.1pt solid #cccccc">
        <style:background-image/>
      </style:table-cell-properties>
    </style:style>
    <style:style style:name="Táblázat23.A3" style:family="table-cell">
      <style:table-cell-properties fo:background-color="#f3f4f6" fo:padding-left="0.212cm" fo:padding-right="0.212cm" fo:padding-top="0.106cm" fo:padding-bottom="0.106cm" fo:border="0.1pt solid #cccccc">
        <style:background-image/>
      </style:table-cell-properties>
    </style:style>
    <style:style style:name="Táblázat24" style:family="table">
      <style:table-properties style:width="16.157cm" fo:margin-left="0.002cm" fo:margin-top="0cm" fo:margin-bottom="0cm" table:align="left" style:writing-mode="page"/>
    </style:style>
    <style:style style:name="Táblázat24.A" style:family="table-column">
      <style:table-column-properties style:column-width="5.29cm"/>
    </style:style>
    <style:style style:name="Táblázat24.B" style:family="table-column">
      <style:table-column-properties style:column-width="10.866cm"/>
    </style:style>
    <style:style style:name="Táblázat24.1" style:family="table-row">
      <style:table-row-properties fo:keep-together="auto"/>
    </style:style>
    <style:style style:name="Táblázat24.A1" style:family="table-cell">
      <style:table-cell-properties fo:background-color="#067a45" fo:padding-left="0.212cm" fo:padding-right="0.212cm" fo:padding-top="0.141cm" fo:padding-bottom="0.141cm" fo:border="0.1pt solid #cccccc">
        <style:background-image/>
      </style:table-cell-properties>
    </style:style>
    <style:style style:name="Táblázat24.A2" style:family="table-cell">
      <style:table-cell-properties fo:background-color="#ffffff" fo:padding-left="0.212cm" fo:padding-right="0.212cm" fo:padding-top="0.106cm" fo:padding-bottom="0.106cm" fo:border="0.1pt solid #cccccc">
        <style:background-image/>
      </style:table-cell-properties>
    </style:style>
    <style:style style:name="Táblázat24.A3" style:family="table-cell">
      <style:table-cell-properties fo:background-color="#f3f4f6" fo:padding-left="0.212cm" fo:padding-right="0.212cm" fo:padding-top="0.106cm" fo:padding-bottom="0.106cm" fo:border="0.1pt solid #cccccc">
        <style:background-image/>
      </style:table-cell-properties>
    </style:style>
    <style:style style:name="Táblázat25" style:family="table">
      <style:table-properties style:width="16.157cm" fo:margin-left="0.002cm" fo:margin-top="0cm" fo:margin-bottom="0cm" table:align="left" style:writing-mode="page"/>
    </style:style>
    <style:style style:name="Táblázat25.A" style:family="table-column">
      <style:table-column-properties style:column-width="3.526cm"/>
    </style:style>
    <style:style style:name="Táblázat25.B" style:family="table-column">
      <style:table-column-properties style:column-width="3.53cm"/>
    </style:style>
    <style:style style:name="Táblázat25.C" style:family="table-column">
      <style:table-column-properties style:column-width="9.102cm"/>
    </style:style>
    <style:style style:name="Táblázat25.1" style:family="table-row">
      <style:table-row-properties fo:keep-together="auto"/>
    </style:style>
    <style:style style:name="Táblázat25.A1" style:family="table-cell">
      <style:table-cell-properties fo:background-color="#067a45" fo:padding-left="0.212cm" fo:padding-right="0.212cm" fo:padding-top="0.141cm" fo:padding-bottom="0.141cm" fo:border="0.1pt solid #cccccc">
        <style:background-image/>
      </style:table-cell-properties>
    </style:style>
    <style:style style:name="Táblázat25.A2" style:family="table-cell">
      <style:table-cell-properties fo:background-color="#ffffff" fo:padding-left="0.212cm" fo:padding-right="0.212cm" fo:padding-top="0.106cm" fo:padding-bottom="0.106cm" fo:border="0.1pt solid #cccccc">
        <style:background-image/>
      </style:table-cell-properties>
    </style:style>
    <style:style style:name="Táblázat25.A3" style:family="table-cell">
      <style:table-cell-properties fo:background-color="#f3f4f6" fo:padding-left="0.212cm" fo:padding-right="0.212cm" fo:padding-top="0.106cm" fo:padding-bottom="0.106cm" fo:border="0.1pt solid #cccccc">
        <style:background-image/>
      </style:table-cell-properties>
    </style:style>
    <style:style style:name="Táblázat26" style:family="table">
      <style:table-properties style:width="16.157cm" fo:margin-left="0.002cm" fo:margin-top="0cm" fo:margin-bottom="0cm" table:align="left" style:writing-mode="page"/>
    </style:style>
    <style:style style:name="Táblázat26.A" style:family="table-column">
      <style:table-column-properties style:column-width="5.385cm"/>
    </style:style>
    <style:style style:name="Táblázat26.C" style:family="table-column">
      <style:table-column-properties style:column-width="5.387cm"/>
    </style:style>
    <style:style style:name="Táblázat26.1" style:family="table-row">
      <style:table-row-properties fo:keep-together="auto"/>
    </style:style>
    <style:style style:name="Táblázat26.A1" style:family="table-cell">
      <style:table-cell-properties fo:background-color="#067a45" fo:padding-left="0.212cm" fo:padding-right="0.212cm" fo:padding-top="0.141cm" fo:padding-bottom="0.141cm" fo:border="0.1pt solid #cccccc">
        <style:background-image/>
      </style:table-cell-properties>
    </style:style>
    <style:style style:name="Táblázat26.A2" style:family="table-cell">
      <style:table-cell-properties fo:background-color="#ffffff" fo:padding-left="0.212cm" fo:padding-right="0.212cm" fo:padding-top="0.106cm" fo:padding-bottom="0.106cm" fo:border="0.1pt solid #cccccc">
        <style:background-image/>
      </style:table-cell-properties>
    </style:style>
    <style:style style:name="Táblázat27" style:family="table">
      <style:table-properties style:width="14.393cm" fo:margin-left="0.002cm" fo:margin-top="0cm" fo:margin-bottom="0cm" table:align="left" style:writing-mode="page"/>
    </style:style>
    <style:style style:name="Táblázat27.A" style:family="table-column">
      <style:table-column-properties style:column-width="2.822cm"/>
    </style:style>
    <style:style style:name="Táblázat27.B" style:family="table-column">
      <style:table-column-properties style:column-width="6.454cm"/>
    </style:style>
    <style:style style:name="Táblázat27.C" style:family="table-column">
      <style:table-column-properties style:column-width="2.824cm"/>
    </style:style>
    <style:style style:name="Táblázat27.D" style:family="table-column">
      <style:table-column-properties style:column-width="2.291cm"/>
    </style:style>
    <style:style style:name="Táblázat27.1" style:family="table-row">
      <style:table-row-properties fo:keep-together="auto"/>
    </style:style>
    <style:style style:name="Táblázat27.A1" style:family="table-cell">
      <style:table-cell-properties fo:background-color="#067a45" fo:padding-left="0.212cm" fo:padding-right="0.212cm" fo:padding-top="0.141cm" fo:padding-bottom="0.141cm" fo:border="0.1pt solid #cccccc">
        <style:background-image/>
      </style:table-cell-properties>
    </style:style>
    <style:style style:name="Táblázat27.A2" style:family="table-cell">
      <style:table-cell-properties fo:background-color="#ffffff" fo:padding-left="0.212cm" fo:padding-right="0.212cm" fo:padding-top="0.106cm" fo:padding-bottom="0.106cm" fo:border="0.1pt solid #cccccc">
        <style:background-image/>
      </style:table-cell-properties>
    </style:style>
    <style:style style:name="Táblázat27.A3" style:family="table-cell">
      <style:table-cell-properties fo:background-color="#f3f4f6" fo:padding-left="0.212cm" fo:padding-right="0.212cm" fo:padding-top="0.106cm" fo:padding-bottom="0.106cm" fo:border="0.1pt solid #cccccc">
        <style:background-image/>
      </style:table-cell-properties>
    </style:style>
    <style:style style:name="Táblázat28" style:family="table">
      <style:table-properties style:width="14.393cm" fo:margin-left="0.002cm" fo:margin-top="0cm" fo:margin-bottom="0cm" table:align="left" style:writing-mode="page"/>
    </style:style>
    <style:style style:name="Táblázat28.A" style:family="table-column">
      <style:table-column-properties style:column-width="2.822cm"/>
    </style:style>
    <style:style style:name="Táblázat28.B" style:family="table-column">
      <style:table-column-properties style:column-width="6.454cm"/>
    </style:style>
    <style:style style:name="Táblázat28.C" style:family="table-column">
      <style:table-column-properties style:column-width="2.824cm"/>
    </style:style>
    <style:style style:name="Táblázat28.D" style:family="table-column">
      <style:table-column-properties style:column-width="2.291cm"/>
    </style:style>
    <style:style style:name="Táblázat28.1" style:family="table-row">
      <style:table-row-properties fo:keep-together="auto"/>
    </style:style>
    <style:style style:name="Táblázat28.A1" style:family="table-cell">
      <style:table-cell-properties fo:background-color="#067a45" fo:padding-left="0.212cm" fo:padding-right="0.212cm" fo:padding-top="0.141cm" fo:padding-bottom="0.141cm" fo:border="0.1pt solid #cccccc">
        <style:background-image/>
      </style:table-cell-properties>
    </style:style>
    <style:style style:name="Táblázat28.A2" style:family="table-cell">
      <style:table-cell-properties fo:background-color="#ffffff" fo:padding-left="0.212cm" fo:padding-right="0.212cm" fo:padding-top="0.106cm" fo:padding-bottom="0.106cm" fo:border="0.1pt solid #cccccc">
        <style:background-image/>
      </style:table-cell-properties>
    </style:style>
    <style:style style:name="Táblázat28.A3" style:family="table-cell">
      <style:table-cell-properties fo:background-color="#f3f4f6" fo:padding-left="0.212cm" fo:padding-right="0.212cm" fo:padding-top="0.106cm" fo:padding-bottom="0.106cm" fo:border="0.1pt solid #cccccc">
        <style:background-image/>
      </style:table-cell-properties>
    </style:style>
    <style:style style:name="Táblázat29" style:family="table">
      <style:table-properties style:width="16.157cm" fo:margin-left="0.002cm" fo:margin-top="0cm" fo:margin-bottom="0cm" table:align="left" style:writing-mode="page"/>
    </style:style>
    <style:style style:name="Táblázat29.A" style:family="table-column">
      <style:table-column-properties style:column-width="5.385cm"/>
    </style:style>
    <style:style style:name="Táblázat29.C" style:family="table-column">
      <style:table-column-properties style:column-width="5.387cm"/>
    </style:style>
    <style:style style:name="Táblázat29.1" style:family="table-row">
      <style:table-row-properties fo:keep-together="auto"/>
    </style:style>
    <style:style style:name="Táblázat29.A1" style:family="table-cell">
      <style:table-cell-properties fo:background-color="#067a45" fo:padding-left="0.212cm" fo:padding-right="0.212cm" fo:padding-top="0.141cm" fo:padding-bottom="0.141cm" fo:border="0.1pt solid #cccccc">
        <style:background-image/>
      </style:table-cell-properties>
    </style:style>
    <style:style style:name="Táblázat29.A2" style:family="table-cell">
      <style:table-cell-properties fo:background-color="#ffffff" fo:padding-left="0.212cm" fo:padding-right="0.212cm" fo:padding-top="0.106cm" fo:padding-bottom="0.106cm" fo:border="0.1pt solid #cccccc">
        <style:background-image/>
      </style:table-cell-properties>
    </style:style>
    <style:style style:name="Táblázat30" style:family="table">
      <style:table-properties style:width="14.393cm" fo:margin-left="0.002cm" fo:margin-top="0cm" fo:margin-bottom="0cm" table:align="left" style:writing-mode="page"/>
    </style:style>
    <style:style style:name="Táblázat30.A" style:family="table-column">
      <style:table-column-properties style:column-width="2.822cm"/>
    </style:style>
    <style:style style:name="Táblázat30.B" style:family="table-column">
      <style:table-column-properties style:column-width="6.454cm"/>
    </style:style>
    <style:style style:name="Táblázat30.C" style:family="table-column">
      <style:table-column-properties style:column-width="2.824cm"/>
    </style:style>
    <style:style style:name="Táblázat30.D" style:family="table-column">
      <style:table-column-properties style:column-width="2.291cm"/>
    </style:style>
    <style:style style:name="Táblázat30.1" style:family="table-row">
      <style:table-row-properties fo:keep-together="auto"/>
    </style:style>
    <style:style style:name="Táblázat30.A1" style:family="table-cell">
      <style:table-cell-properties fo:background-color="#067a45" fo:padding-left="0.212cm" fo:padding-right="0.212cm" fo:padding-top="0.141cm" fo:padding-bottom="0.141cm" fo:border="0.1pt solid #cccccc">
        <style:background-image/>
      </style:table-cell-properties>
    </style:style>
    <style:style style:name="Táblázat30.A2" style:family="table-cell">
      <style:table-cell-properties fo:background-color="#ffffff" fo:padding-left="0.212cm" fo:padding-right="0.212cm" fo:padding-top="0.106cm" fo:padding-bottom="0.106cm" fo:border="0.1pt solid #cccccc">
        <style:background-image/>
      </style:table-cell-properties>
    </style:style>
    <style:style style:name="Táblázat30.A3" style:family="table-cell">
      <style:table-cell-properties fo:background-color="#f3f4f6" fo:padding-left="0.212cm" fo:padding-right="0.212cm" fo:padding-top="0.106cm" fo:padding-bottom="0.106cm" fo:border="0.1pt solid #cccccc">
        <style:background-image/>
      </style:table-cell-properties>
    </style:style>
    <style:style style:name="Táblázat31" style:family="table">
      <style:table-properties style:width="14.393cm" fo:margin-left="0.002cm" fo:margin-top="0cm" fo:margin-bottom="0cm" table:align="left" style:writing-mode="page"/>
    </style:style>
    <style:style style:name="Táblázat31.A" style:family="table-column">
      <style:table-column-properties style:column-width="2.822cm"/>
    </style:style>
    <style:style style:name="Táblázat31.B" style:family="table-column">
      <style:table-column-properties style:column-width="6.454cm"/>
    </style:style>
    <style:style style:name="Táblázat31.C" style:family="table-column">
      <style:table-column-properties style:column-width="2.824cm"/>
    </style:style>
    <style:style style:name="Táblázat31.D" style:family="table-column">
      <style:table-column-properties style:column-width="2.291cm"/>
    </style:style>
    <style:style style:name="Táblázat31.1" style:family="table-row">
      <style:table-row-properties fo:keep-together="auto"/>
    </style:style>
    <style:style style:name="Táblázat31.A1" style:family="table-cell">
      <style:table-cell-properties fo:background-color="#067a45" fo:padding-left="0.212cm" fo:padding-right="0.212cm" fo:padding-top="0.141cm" fo:padding-bottom="0.141cm" fo:border="0.1pt solid #cccccc">
        <style:background-image/>
      </style:table-cell-properties>
    </style:style>
    <style:style style:name="Táblázat31.A2" style:family="table-cell">
      <style:table-cell-properties fo:background-color="#ffffff" fo:padding-left="0.212cm" fo:padding-right="0.212cm" fo:padding-top="0.106cm" fo:padding-bottom="0.106cm" fo:border="0.1pt solid #cccccc">
        <style:background-image/>
      </style:table-cell-properties>
    </style:style>
    <style:style style:name="Táblázat31.A3" style:family="table-cell">
      <style:table-cell-properties fo:background-color="#f3f4f6" fo:padding-left="0.212cm" fo:padding-right="0.212cm" fo:padding-top="0.106cm" fo:padding-bottom="0.106cm" fo:border="0.1pt solid #cccccc">
        <style:background-image/>
      </style:table-cell-properties>
    </style:style>
    <style:style style:name="Táblázat32" style:family="table">
      <style:table-properties style:width="16.157cm" fo:margin-left="0.002cm" fo:margin-top="0cm" fo:margin-bottom="0cm" table:align="left" style:writing-mode="page"/>
    </style:style>
    <style:style style:name="Táblázat32.A" style:family="table-column">
      <style:table-column-properties style:column-width="5.385cm"/>
    </style:style>
    <style:style style:name="Táblázat32.C" style:family="table-column">
      <style:table-column-properties style:column-width="5.387cm"/>
    </style:style>
    <style:style style:name="Táblázat32.1" style:family="table-row">
      <style:table-row-properties fo:keep-together="auto"/>
    </style:style>
    <style:style style:name="Táblázat32.A1" style:family="table-cell">
      <style:table-cell-properties fo:background-color="#067a45" fo:padding-left="0.212cm" fo:padding-right="0.212cm" fo:padding-top="0.141cm" fo:padding-bottom="0.141cm" fo:border="0.1pt solid #cccccc">
        <style:background-image/>
      </style:table-cell-properties>
    </style:style>
    <style:style style:name="Táblázat32.A2" style:family="table-cell">
      <style:table-cell-properties fo:background-color="#ffffff" fo:padding-left="0.212cm" fo:padding-right="0.212cm" fo:padding-top="0.106cm" fo:padding-bottom="0.106cm" fo:border="0.1pt solid #cccccc">
        <style:background-image/>
      </style:table-cell-properties>
    </style:style>
    <style:style style:name="Táblázat33" style:family="table">
      <style:table-properties style:width="14.393cm" fo:margin-left="0.002cm" fo:margin-top="0cm" fo:margin-bottom="0cm" table:align="left" style:writing-mode="page"/>
    </style:style>
    <style:style style:name="Táblázat33.A" style:family="table-column">
      <style:table-column-properties style:column-width="2.822cm"/>
    </style:style>
    <style:style style:name="Táblázat33.B" style:family="table-column">
      <style:table-column-properties style:column-width="6.454cm"/>
    </style:style>
    <style:style style:name="Táblázat33.C" style:family="table-column">
      <style:table-column-properties style:column-width="2.824cm"/>
    </style:style>
    <style:style style:name="Táblázat33.D" style:family="table-column">
      <style:table-column-properties style:column-width="2.291cm"/>
    </style:style>
    <style:style style:name="Táblázat33.1" style:family="table-row">
      <style:table-row-properties fo:keep-together="auto"/>
    </style:style>
    <style:style style:name="Táblázat33.A1" style:family="table-cell">
      <style:table-cell-properties fo:background-color="#067a45" fo:padding-left="0.212cm" fo:padding-right="0.212cm" fo:padding-top="0.141cm" fo:padding-bottom="0.141cm" fo:border="0.1pt solid #cccccc">
        <style:background-image/>
      </style:table-cell-properties>
    </style:style>
    <style:style style:name="Táblázat33.A2" style:family="table-cell">
      <style:table-cell-properties fo:background-color="#ffffff" fo:padding-left="0.212cm" fo:padding-right="0.212cm" fo:padding-top="0.106cm" fo:padding-bottom="0.106cm" fo:border="0.1pt solid #cccccc">
        <style:background-image/>
      </style:table-cell-properties>
    </style:style>
    <style:style style:name="Táblázat33.A3" style:family="table-cell">
      <style:table-cell-properties fo:background-color="#f3f4f6" fo:padding-left="0.212cm" fo:padding-right="0.212cm" fo:padding-top="0.106cm" fo:padding-bottom="0.106cm" fo:border="0.1pt solid #cccccc">
        <style:background-image/>
      </style:table-cell-properties>
    </style:style>
    <style:style style:name="Táblázat34" style:family="table">
      <style:table-properties style:width="14.393cm" fo:margin-left="0.002cm" fo:margin-top="0cm" fo:margin-bottom="0cm" table:align="left" style:writing-mode="page"/>
    </style:style>
    <style:style style:name="Táblázat34.A" style:family="table-column">
      <style:table-column-properties style:column-width="2.822cm"/>
    </style:style>
    <style:style style:name="Táblázat34.B" style:family="table-column">
      <style:table-column-properties style:column-width="6.454cm"/>
    </style:style>
    <style:style style:name="Táblázat34.C" style:family="table-column">
      <style:table-column-properties style:column-width="2.824cm"/>
    </style:style>
    <style:style style:name="Táblázat34.D" style:family="table-column">
      <style:table-column-properties style:column-width="2.291cm"/>
    </style:style>
    <style:style style:name="Táblázat34.1" style:family="table-row">
      <style:table-row-properties fo:keep-together="auto"/>
    </style:style>
    <style:style style:name="Táblázat34.A1" style:family="table-cell">
      <style:table-cell-properties fo:background-color="#067a45" fo:padding-left="0.212cm" fo:padding-right="0.212cm" fo:padding-top="0.141cm" fo:padding-bottom="0.141cm" fo:border="0.1pt solid #cccccc">
        <style:background-image/>
      </style:table-cell-properties>
    </style:style>
    <style:style style:name="Táblázat34.A2" style:family="table-cell">
      <style:table-cell-properties fo:background-color="#ffffff" fo:padding-left="0.212cm" fo:padding-right="0.212cm" fo:padding-top="0.106cm" fo:padding-bottom="0.106cm" fo:border="0.1pt solid #cccccc">
        <style:background-image/>
      </style:table-cell-properties>
    </style:style>
    <style:style style:name="Táblázat34.A3" style:family="table-cell">
      <style:table-cell-properties fo:background-color="#f3f4f6" fo:padding-left="0.212cm" fo:padding-right="0.212cm" fo:padding-top="0.106cm" fo:padding-bottom="0.106cm" fo:border="0.1pt solid #cccccc">
        <style:background-image/>
      </style:table-cell-properties>
    </style:style>
    <style:style style:name="Táblázat35" style:family="table">
      <style:table-properties style:width="16.157cm" fo:margin-left="0.002cm" fo:margin-top="0cm" fo:margin-bottom="0cm" table:align="left" style:writing-mode="page"/>
    </style:style>
    <style:style style:name="Táblázat35.A" style:family="table-column">
      <style:table-column-properties style:column-width="5.385cm"/>
    </style:style>
    <style:style style:name="Táblázat35.C" style:family="table-column">
      <style:table-column-properties style:column-width="5.387cm"/>
    </style:style>
    <style:style style:name="Táblázat35.1" style:family="table-row">
      <style:table-row-properties fo:keep-together="auto"/>
    </style:style>
    <style:style style:name="Táblázat35.A1" style:family="table-cell">
      <style:table-cell-properties fo:background-color="#067a45" fo:padding-left="0.212cm" fo:padding-right="0.212cm" fo:padding-top="0.141cm" fo:padding-bottom="0.141cm" fo:border="0.1pt solid #cccccc">
        <style:background-image/>
      </style:table-cell-properties>
    </style:style>
    <style:style style:name="Táblázat35.A2" style:family="table-cell">
      <style:table-cell-properties fo:background-color="#ffffff" fo:padding-left="0.212cm" fo:padding-right="0.212cm" fo:padding-top="0.106cm" fo:padding-bottom="0.106cm" fo:border="0.1pt solid #cccccc">
        <style:background-image/>
      </style:table-cell-properties>
    </style:style>
    <style:style style:name="Táblázat36" style:family="table">
      <style:table-properties style:width="14.393cm" fo:margin-left="0.002cm" fo:margin-top="0cm" fo:margin-bottom="0cm" table:align="left" style:writing-mode="page"/>
    </style:style>
    <style:style style:name="Táblázat36.A" style:family="table-column">
      <style:table-column-properties style:column-width="2.822cm"/>
    </style:style>
    <style:style style:name="Táblázat36.B" style:family="table-column">
      <style:table-column-properties style:column-width="6.454cm"/>
    </style:style>
    <style:style style:name="Táblázat36.C" style:family="table-column">
      <style:table-column-properties style:column-width="2.824cm"/>
    </style:style>
    <style:style style:name="Táblázat36.D" style:family="table-column">
      <style:table-column-properties style:column-width="2.291cm"/>
    </style:style>
    <style:style style:name="Táblázat36.1" style:family="table-row">
      <style:table-row-properties fo:keep-together="auto"/>
    </style:style>
    <style:style style:name="Táblázat36.A1" style:family="table-cell">
      <style:table-cell-properties fo:background-color="#067a45" fo:padding-left="0.212cm" fo:padding-right="0.212cm" fo:padding-top="0.141cm" fo:padding-bottom="0.141cm" fo:border="0.1pt solid #cccccc">
        <style:background-image/>
      </style:table-cell-properties>
    </style:style>
    <style:style style:name="Táblázat36.A2" style:family="table-cell">
      <style:table-cell-properties fo:background-color="#ffffff" fo:padding-left="0.212cm" fo:padding-right="0.212cm" fo:padding-top="0.106cm" fo:padding-bottom="0.106cm" fo:border="0.1pt solid #cccccc">
        <style:background-image/>
      </style:table-cell-properties>
    </style:style>
    <style:style style:name="Táblázat36.A3" style:family="table-cell">
      <style:table-cell-properties fo:background-color="#f3f4f6" fo:padding-left="0.212cm" fo:padding-right="0.212cm" fo:padding-top="0.106cm" fo:padding-bottom="0.106cm" fo:border="0.1pt solid #cccccc">
        <style:background-image/>
      </style:table-cell-properties>
    </style:style>
    <style:style style:name="Táblázat37" style:family="table">
      <style:table-properties style:width="14.393cm" fo:margin-left="0.002cm" fo:margin-top="0cm" fo:margin-bottom="0cm" table:align="left" style:writing-mode="page"/>
    </style:style>
    <style:style style:name="Táblázat37.A" style:family="table-column">
      <style:table-column-properties style:column-width="2.822cm"/>
    </style:style>
    <style:style style:name="Táblázat37.B" style:family="table-column">
      <style:table-column-properties style:column-width="6.454cm"/>
    </style:style>
    <style:style style:name="Táblázat37.C" style:family="table-column">
      <style:table-column-properties style:column-width="2.824cm"/>
    </style:style>
    <style:style style:name="Táblázat37.D" style:family="table-column">
      <style:table-column-properties style:column-width="2.291cm"/>
    </style:style>
    <style:style style:name="Táblázat37.1" style:family="table-row">
      <style:table-row-properties fo:keep-together="auto"/>
    </style:style>
    <style:style style:name="Táblázat37.A1" style:family="table-cell">
      <style:table-cell-properties fo:background-color="#067a45" fo:padding-left="0.212cm" fo:padding-right="0.212cm" fo:padding-top="0.141cm" fo:padding-bottom="0.141cm" fo:border="0.1pt solid #cccccc">
        <style:background-image/>
      </style:table-cell-properties>
    </style:style>
    <style:style style:name="Táblázat37.A2" style:family="table-cell">
      <style:table-cell-properties fo:background-color="#ffffff" fo:padding-left="0.212cm" fo:padding-right="0.212cm" fo:padding-top="0.106cm" fo:padding-bottom="0.106cm" fo:border="0.1pt solid #cccccc">
        <style:background-image/>
      </style:table-cell-properties>
    </style:style>
    <style:style style:name="Táblázat37.A3" style:family="table-cell">
      <style:table-cell-properties fo:background-color="#f3f4f6" fo:padding-left="0.212cm" fo:padding-right="0.212cm" fo:padding-top="0.106cm" fo:padding-bottom="0.106cm" fo:border="0.1pt solid #cccccc">
        <style:background-image/>
      </style:table-cell-properties>
    </style:style>
    <style:style style:name="Táblázat38" style:family="table">
      <style:table-properties style:width="16.157cm" fo:margin-left="0.002cm" fo:margin-top="0cm" fo:margin-bottom="0cm" table:align="left" style:writing-mode="page"/>
    </style:style>
    <style:style style:name="Táblázat38.A" style:family="table-column">
      <style:table-column-properties style:column-width="5.385cm"/>
    </style:style>
    <style:style style:name="Táblázat38.C" style:family="table-column">
      <style:table-column-properties style:column-width="5.387cm"/>
    </style:style>
    <style:style style:name="Táblázat38.1" style:family="table-row">
      <style:table-row-properties fo:keep-together="auto"/>
    </style:style>
    <style:style style:name="Táblázat38.A1" style:family="table-cell">
      <style:table-cell-properties fo:background-color="#067a45" fo:padding-left="0.212cm" fo:padding-right="0.212cm" fo:padding-top="0.141cm" fo:padding-bottom="0.141cm" fo:border="0.1pt solid #cccccc">
        <style:background-image/>
      </style:table-cell-properties>
    </style:style>
    <style:style style:name="Táblázat38.A2" style:family="table-cell">
      <style:table-cell-properties fo:background-color="#ffffff" fo:padding-left="0.212cm" fo:padding-right="0.212cm" fo:padding-top="0.106cm" fo:padding-bottom="0.106cm" fo:border="0.1pt solid #cccccc">
        <style:background-image/>
      </style:table-cell-properties>
    </style:style>
    <style:style style:name="Táblázat39" style:family="table">
      <style:table-properties style:width="14.393cm" fo:margin-left="0.002cm" fo:margin-top="0cm" fo:margin-bottom="0cm" table:align="left" style:writing-mode="page"/>
    </style:style>
    <style:style style:name="Táblázat39.A" style:family="table-column">
      <style:table-column-properties style:column-width="2.822cm"/>
    </style:style>
    <style:style style:name="Táblázat39.B" style:family="table-column">
      <style:table-column-properties style:column-width="6.454cm"/>
    </style:style>
    <style:style style:name="Táblázat39.C" style:family="table-column">
      <style:table-column-properties style:column-width="2.824cm"/>
    </style:style>
    <style:style style:name="Táblázat39.D" style:family="table-column">
      <style:table-column-properties style:column-width="2.291cm"/>
    </style:style>
    <style:style style:name="Táblázat39.1" style:family="table-row">
      <style:table-row-properties fo:keep-together="auto"/>
    </style:style>
    <style:style style:name="Táblázat39.A1" style:family="table-cell">
      <style:table-cell-properties fo:background-color="#067a45" fo:padding-left="0.212cm" fo:padding-right="0.212cm" fo:padding-top="0.141cm" fo:padding-bottom="0.141cm" fo:border="0.1pt solid #cccccc">
        <style:background-image/>
      </style:table-cell-properties>
    </style:style>
    <style:style style:name="Táblázat39.A2" style:family="table-cell">
      <style:table-cell-properties fo:background-color="#ffffff" fo:padding-left="0.212cm" fo:padding-right="0.212cm" fo:padding-top="0.106cm" fo:padding-bottom="0.106cm" fo:border="0.1pt solid #cccccc">
        <style:background-image/>
      </style:table-cell-properties>
    </style:style>
    <style:style style:name="Táblázat39.A3" style:family="table-cell">
      <style:table-cell-properties fo:background-color="#f3f4f6" fo:padding-left="0.212cm" fo:padding-right="0.212cm" fo:padding-top="0.106cm" fo:padding-bottom="0.106cm" fo:border="0.1pt solid #cccccc">
        <style:background-image/>
      </style:table-cell-properties>
    </style:style>
    <style:style style:name="Táblázat40" style:family="table">
      <style:table-properties style:width="14.393cm" fo:margin-left="0.002cm" fo:margin-top="0cm" fo:margin-bottom="0cm" table:align="left" style:writing-mode="page"/>
    </style:style>
    <style:style style:name="Táblázat40.A" style:family="table-column">
      <style:table-column-properties style:column-width="2.822cm"/>
    </style:style>
    <style:style style:name="Táblázat40.B" style:family="table-column">
      <style:table-column-properties style:column-width="6.454cm"/>
    </style:style>
    <style:style style:name="Táblázat40.C" style:family="table-column">
      <style:table-column-properties style:column-width="2.824cm"/>
    </style:style>
    <style:style style:name="Táblázat40.D" style:family="table-column">
      <style:table-column-properties style:column-width="2.291cm"/>
    </style:style>
    <style:style style:name="Táblázat40.1" style:family="table-row">
      <style:table-row-properties fo:keep-together="auto"/>
    </style:style>
    <style:style style:name="Táblázat40.A1" style:family="table-cell">
      <style:table-cell-properties fo:background-color="#067a45" fo:padding-left="0.212cm" fo:padding-right="0.212cm" fo:padding-top="0.141cm" fo:padding-bottom="0.141cm" fo:border="0.1pt solid #cccccc">
        <style:background-image/>
      </style:table-cell-properties>
    </style:style>
    <style:style style:name="Táblázat40.A2" style:family="table-cell">
      <style:table-cell-properties fo:background-color="#ffffff" fo:padding-left="0.212cm" fo:padding-right="0.212cm" fo:padding-top="0.106cm" fo:padding-bottom="0.106cm" fo:border="0.1pt solid #cccccc">
        <style:background-image/>
      </style:table-cell-properties>
    </style:style>
    <style:style style:name="Táblázat40.A3" style:family="table-cell">
      <style:table-cell-properties fo:background-color="#f3f4f6" fo:padding-left="0.212cm" fo:padding-right="0.212cm" fo:padding-top="0.106cm" fo:padding-bottom="0.106cm" fo:border="0.1pt solid #cccccc">
        <style:background-image/>
      </style:table-cell-properties>
    </style:style>
    <style:style style:name="Táblázat41" style:family="table">
      <style:table-properties style:width="16.157cm" fo:margin-left="0.002cm" fo:margin-top="0cm" fo:margin-bottom="0cm" table:align="left" style:writing-mode="page"/>
    </style:style>
    <style:style style:name="Táblázat41.A" style:family="table-column">
      <style:table-column-properties style:column-width="5.385cm"/>
    </style:style>
    <style:style style:name="Táblázat41.C" style:family="table-column">
      <style:table-column-properties style:column-width="5.387cm"/>
    </style:style>
    <style:style style:name="Táblázat41.1" style:family="table-row">
      <style:table-row-properties fo:keep-together="auto"/>
    </style:style>
    <style:style style:name="Táblázat41.A1" style:family="table-cell">
      <style:table-cell-properties fo:background-color="#067a45" fo:padding-left="0.212cm" fo:padding-right="0.212cm" fo:padding-top="0.141cm" fo:padding-bottom="0.141cm" fo:border="0.1pt solid #cccccc">
        <style:background-image/>
      </style:table-cell-properties>
    </style:style>
    <style:style style:name="Táblázat41.A2" style:family="table-cell">
      <style:table-cell-properties fo:background-color="#ffffff" fo:padding-left="0.212cm" fo:padding-right="0.212cm" fo:padding-top="0.106cm" fo:padding-bottom="0.106cm" fo:border="0.1pt solid #cccccc">
        <style:background-image/>
      </style:table-cell-properties>
    </style:style>
    <style:style style:name="Táblázat42" style:family="table">
      <style:table-properties style:width="14.393cm" fo:margin-left="0.002cm" fo:margin-top="0cm" fo:margin-bottom="0cm" table:align="left" style:writing-mode="page"/>
    </style:style>
    <style:style style:name="Táblázat42.A" style:family="table-column">
      <style:table-column-properties style:column-width="2.822cm"/>
    </style:style>
    <style:style style:name="Táblázat42.B" style:family="table-column">
      <style:table-column-properties style:column-width="6.454cm"/>
    </style:style>
    <style:style style:name="Táblázat42.C" style:family="table-column">
      <style:table-column-properties style:column-width="2.824cm"/>
    </style:style>
    <style:style style:name="Táblázat42.D" style:family="table-column">
      <style:table-column-properties style:column-width="2.291cm"/>
    </style:style>
    <style:style style:name="Táblázat42.1" style:family="table-row">
      <style:table-row-properties fo:keep-together="auto"/>
    </style:style>
    <style:style style:name="Táblázat42.A1" style:family="table-cell">
      <style:table-cell-properties fo:background-color="#067a45" fo:padding-left="0.212cm" fo:padding-right="0.212cm" fo:padding-top="0.141cm" fo:padding-bottom="0.141cm" fo:border="0.1pt solid #cccccc">
        <style:background-image/>
      </style:table-cell-properties>
    </style:style>
    <style:style style:name="Táblázat42.A2" style:family="table-cell">
      <style:table-cell-properties fo:background-color="#ffffff" fo:padding-left="0.212cm" fo:padding-right="0.212cm" fo:padding-top="0.106cm" fo:padding-bottom="0.106cm" fo:border="0.1pt solid #cccccc">
        <style:background-image/>
      </style:table-cell-properties>
    </style:style>
    <style:style style:name="Táblázat42.A3" style:family="table-cell">
      <style:table-cell-properties fo:background-color="#f3f4f6" fo:padding-left="0.212cm" fo:padding-right="0.212cm" fo:padding-top="0.106cm" fo:padding-bottom="0.106cm" fo:border="0.1pt solid #cccccc">
        <style:background-image/>
      </style:table-cell-properties>
    </style:style>
    <style:style style:name="Táblázat43" style:family="table">
      <style:table-properties style:width="14.393cm" fo:margin-left="0.002cm" fo:margin-top="0cm" fo:margin-bottom="0cm" table:align="left" style:writing-mode="page"/>
    </style:style>
    <style:style style:name="Táblázat43.A" style:family="table-column">
      <style:table-column-properties style:column-width="2.822cm"/>
    </style:style>
    <style:style style:name="Táblázat43.B" style:family="table-column">
      <style:table-column-properties style:column-width="6.454cm"/>
    </style:style>
    <style:style style:name="Táblázat43.C" style:family="table-column">
      <style:table-column-properties style:column-width="2.824cm"/>
    </style:style>
    <style:style style:name="Táblázat43.D" style:family="table-column">
      <style:table-column-properties style:column-width="2.291cm"/>
    </style:style>
    <style:style style:name="Táblázat43.1" style:family="table-row">
      <style:table-row-properties fo:keep-together="auto"/>
    </style:style>
    <style:style style:name="Táblázat43.A1" style:family="table-cell">
      <style:table-cell-properties fo:background-color="#067a45" fo:padding-left="0.212cm" fo:padding-right="0.212cm" fo:padding-top="0.141cm" fo:padding-bottom="0.141cm" fo:border="0.1pt solid #cccccc">
        <style:background-image/>
      </style:table-cell-properties>
    </style:style>
    <style:style style:name="Táblázat43.A2" style:family="table-cell">
      <style:table-cell-properties fo:background-color="#ffffff" fo:padding-left="0.212cm" fo:padding-right="0.212cm" fo:padding-top="0.106cm" fo:padding-bottom="0.106cm" fo:border="0.1pt solid #cccccc">
        <style:background-image/>
      </style:table-cell-properties>
    </style:style>
    <style:style style:name="Táblázat43.A3" style:family="table-cell">
      <style:table-cell-properties fo:background-color="#f3f4f6" fo:padding-left="0.212cm" fo:padding-right="0.212cm" fo:padding-top="0.106cm" fo:padding-bottom="0.106cm" fo:border="0.1pt solid #cccccc">
        <style:background-image/>
      </style:table-cell-properties>
    </style:style>
    <style:style style:name="Táblázat44" style:family="table">
      <style:table-properties style:width="16.157cm" fo:margin-left="0.002cm" fo:margin-top="0cm" fo:margin-bottom="0cm" table:align="left" style:writing-mode="page"/>
    </style:style>
    <style:style style:name="Táblázat44.A" style:family="table-column">
      <style:table-column-properties style:column-width="5.385cm"/>
    </style:style>
    <style:style style:name="Táblázat44.C" style:family="table-column">
      <style:table-column-properties style:column-width="5.387cm"/>
    </style:style>
    <style:style style:name="Táblázat44.1" style:family="table-row">
      <style:table-row-properties fo:keep-together="auto"/>
    </style:style>
    <style:style style:name="Táblázat44.A1" style:family="table-cell">
      <style:table-cell-properties fo:background-color="#067a45" fo:padding-left="0.212cm" fo:padding-right="0.212cm" fo:padding-top="0.141cm" fo:padding-bottom="0.141cm" fo:border="0.1pt solid #cccccc">
        <style:background-image/>
      </style:table-cell-properties>
    </style:style>
    <style:style style:name="Táblázat44.A2" style:family="table-cell">
      <style:table-cell-properties fo:background-color="#ffffff" fo:padding-left="0.212cm" fo:padding-right="0.212cm" fo:padding-top="0.106cm" fo:padding-bottom="0.106cm" fo:border="0.1pt solid #cccccc">
        <style:background-image/>
      </style:table-cell-properties>
    </style:style>
    <style:style style:name="Táblázat45" style:family="table">
      <style:table-properties style:width="14.393cm" fo:margin-left="0.002cm" fo:margin-top="0cm" fo:margin-bottom="0cm" table:align="left" style:writing-mode="page"/>
    </style:style>
    <style:style style:name="Táblázat45.A" style:family="table-column">
      <style:table-column-properties style:column-width="2.822cm"/>
    </style:style>
    <style:style style:name="Táblázat45.B" style:family="table-column">
      <style:table-column-properties style:column-width="6.454cm"/>
    </style:style>
    <style:style style:name="Táblázat45.C" style:family="table-column">
      <style:table-column-properties style:column-width="2.824cm"/>
    </style:style>
    <style:style style:name="Táblázat45.D" style:family="table-column">
      <style:table-column-properties style:column-width="2.291cm"/>
    </style:style>
    <style:style style:name="Táblázat45.1" style:family="table-row">
      <style:table-row-properties fo:keep-together="auto"/>
    </style:style>
    <style:style style:name="Táblázat45.A1" style:family="table-cell">
      <style:table-cell-properties fo:background-color="#067a45" fo:padding-left="0.212cm" fo:padding-right="0.212cm" fo:padding-top="0.141cm" fo:padding-bottom="0.141cm" fo:border="0.1pt solid #cccccc">
        <style:background-image/>
      </style:table-cell-properties>
    </style:style>
    <style:style style:name="Táblázat45.A2" style:family="table-cell">
      <style:table-cell-properties fo:background-color="#ffffff" fo:padding-left="0.212cm" fo:padding-right="0.212cm" fo:padding-top="0.106cm" fo:padding-bottom="0.106cm" fo:border="0.1pt solid #cccccc">
        <style:background-image/>
      </style:table-cell-properties>
    </style:style>
    <style:style style:name="Táblázat45.A3" style:family="table-cell">
      <style:table-cell-properties fo:background-color="#f3f4f6" fo:padding-left="0.212cm" fo:padding-right="0.212cm" fo:padding-top="0.106cm" fo:padding-bottom="0.106cm" fo:border="0.1pt solid #cccccc">
        <style:background-image/>
      </style:table-cell-properties>
    </style:style>
    <style:style style:name="Táblázat46" style:family="table">
      <style:table-properties style:width="14.393cm" fo:margin-left="0.002cm" fo:margin-top="0cm" fo:margin-bottom="0cm" table:align="left" style:writing-mode="page"/>
    </style:style>
    <style:style style:name="Táblázat46.A" style:family="table-column">
      <style:table-column-properties style:column-width="2.822cm"/>
    </style:style>
    <style:style style:name="Táblázat46.B" style:family="table-column">
      <style:table-column-properties style:column-width="6.454cm"/>
    </style:style>
    <style:style style:name="Táblázat46.C" style:family="table-column">
      <style:table-column-properties style:column-width="2.824cm"/>
    </style:style>
    <style:style style:name="Táblázat46.D" style:family="table-column">
      <style:table-column-properties style:column-width="2.291cm"/>
    </style:style>
    <style:style style:name="Táblázat46.1" style:family="table-row">
      <style:table-row-properties fo:keep-together="auto"/>
    </style:style>
    <style:style style:name="Táblázat46.A1" style:family="table-cell">
      <style:table-cell-properties fo:background-color="#067a45" fo:padding-left="0.212cm" fo:padding-right="0.212cm" fo:padding-top="0.141cm" fo:padding-bottom="0.141cm" fo:border="0.1pt solid #cccccc">
        <style:background-image/>
      </style:table-cell-properties>
    </style:style>
    <style:style style:name="Táblázat46.A2" style:family="table-cell">
      <style:table-cell-properties fo:background-color="#ffffff" fo:padding-left="0.212cm" fo:padding-right="0.212cm" fo:padding-top="0.106cm" fo:padding-bottom="0.106cm" fo:border="0.1pt solid #cccccc">
        <style:background-image/>
      </style:table-cell-properties>
    </style:style>
    <style:style style:name="Táblázat46.A3" style:family="table-cell">
      <style:table-cell-properties fo:background-color="#f3f4f6" fo:padding-left="0.212cm" fo:padding-right="0.212cm" fo:padding-top="0.106cm" fo:padding-bottom="0.106cm" fo:border="0.1pt solid #cccccc">
        <style:background-image/>
      </style:table-cell-properties>
    </style:style>
    <style:style style:name="Táblázat47" style:family="table">
      <style:table-properties style:width="16.157cm" fo:margin-left="0.002cm" fo:margin-top="0cm" fo:margin-bottom="0cm" table:align="left" style:writing-mode="page"/>
    </style:style>
    <style:style style:name="Táblázat47.A" style:family="table-column">
      <style:table-column-properties style:column-width="5.385cm"/>
    </style:style>
    <style:style style:name="Táblázat47.C" style:family="table-column">
      <style:table-column-properties style:column-width="5.387cm"/>
    </style:style>
    <style:style style:name="Táblázat47.1" style:family="table-row">
      <style:table-row-properties fo:keep-together="auto"/>
    </style:style>
    <style:style style:name="Táblázat47.A1" style:family="table-cell">
      <style:table-cell-properties fo:background-color="#067a45" fo:padding-left="0.212cm" fo:padding-right="0.212cm" fo:padding-top="0.141cm" fo:padding-bottom="0.141cm" fo:border="0.1pt solid #cccccc">
        <style:background-image/>
      </style:table-cell-properties>
    </style:style>
    <style:style style:name="Táblázat47.A2" style:family="table-cell">
      <style:table-cell-properties fo:background-color="#ffffff" fo:padding-left="0.212cm" fo:padding-right="0.212cm" fo:padding-top="0.106cm" fo:padding-bottom="0.106cm" fo:border="0.1pt solid #cccccc">
        <style:background-image/>
      </style:table-cell-properties>
    </style:style>
    <style:style style:name="Táblázat48" style:family="table">
      <style:table-properties style:width="14.393cm" fo:margin-left="0.002cm" fo:margin-top="0cm" fo:margin-bottom="0cm" table:align="left" style:writing-mode="page"/>
    </style:style>
    <style:style style:name="Táblázat48.A" style:family="table-column">
      <style:table-column-properties style:column-width="2.822cm"/>
    </style:style>
    <style:style style:name="Táblázat48.B" style:family="table-column">
      <style:table-column-properties style:column-width="6.454cm"/>
    </style:style>
    <style:style style:name="Táblázat48.C" style:family="table-column">
      <style:table-column-properties style:column-width="2.824cm"/>
    </style:style>
    <style:style style:name="Táblázat48.D" style:family="table-column">
      <style:table-column-properties style:column-width="2.291cm"/>
    </style:style>
    <style:style style:name="Táblázat48.1" style:family="table-row">
      <style:table-row-properties fo:keep-together="auto"/>
    </style:style>
    <style:style style:name="Táblázat48.A1" style:family="table-cell">
      <style:table-cell-properties fo:background-color="#067a45" fo:padding-left="0.212cm" fo:padding-right="0.212cm" fo:padding-top="0.141cm" fo:padding-bottom="0.141cm" fo:border="0.1pt solid #cccccc">
        <style:background-image/>
      </style:table-cell-properties>
    </style:style>
    <style:style style:name="Táblázat48.A2" style:family="table-cell">
      <style:table-cell-properties fo:background-color="#ffffff" fo:padding-left="0.212cm" fo:padding-right="0.212cm" fo:padding-top="0.106cm" fo:padding-bottom="0.106cm" fo:border="0.1pt solid #cccccc">
        <style:background-image/>
      </style:table-cell-properties>
    </style:style>
    <style:style style:name="Táblázat48.A3" style:family="table-cell">
      <style:table-cell-properties fo:background-color="#f3f4f6" fo:padding-left="0.212cm" fo:padding-right="0.212cm" fo:padding-top="0.106cm" fo:padding-bottom="0.106cm" fo:border="0.1pt solid #cccccc">
        <style:background-image/>
      </style:table-cell-properties>
    </style:style>
    <style:style style:name="Táblázat49" style:family="table">
      <style:table-properties style:width="14.393cm" fo:margin-left="0.002cm" fo:margin-top="0cm" fo:margin-bottom="0cm" table:align="left" style:writing-mode="page"/>
    </style:style>
    <style:style style:name="Táblázat49.A" style:family="table-column">
      <style:table-column-properties style:column-width="2.822cm"/>
    </style:style>
    <style:style style:name="Táblázat49.B" style:family="table-column">
      <style:table-column-properties style:column-width="6.454cm"/>
    </style:style>
    <style:style style:name="Táblázat49.C" style:family="table-column">
      <style:table-column-properties style:column-width="2.824cm"/>
    </style:style>
    <style:style style:name="Táblázat49.D" style:family="table-column">
      <style:table-column-properties style:column-width="2.291cm"/>
    </style:style>
    <style:style style:name="Táblázat49.1" style:family="table-row">
      <style:table-row-properties fo:keep-together="auto"/>
    </style:style>
    <style:style style:name="Táblázat49.A1" style:family="table-cell">
      <style:table-cell-properties fo:background-color="#067a45" fo:padding-left="0.212cm" fo:padding-right="0.212cm" fo:padding-top="0.141cm" fo:padding-bottom="0.141cm" fo:border="0.1pt solid #cccccc">
        <style:background-image/>
      </style:table-cell-properties>
    </style:style>
    <style:style style:name="Táblázat49.A2" style:family="table-cell">
      <style:table-cell-properties fo:background-color="#ffffff" fo:padding-left="0.212cm" fo:padding-right="0.212cm" fo:padding-top="0.106cm" fo:padding-bottom="0.106cm" fo:border="0.1pt solid #cccccc">
        <style:background-image/>
      </style:table-cell-properties>
    </style:style>
    <style:style style:name="Táblázat49.A3" style:family="table-cell">
      <style:table-cell-properties fo:background-color="#f3f4f6" fo:padding-left="0.212cm" fo:padding-right="0.212cm" fo:padding-top="0.106cm" fo:padding-bottom="0.106cm" fo:border="0.1pt solid #cccccc">
        <style:background-image/>
      </style:table-cell-properties>
    </style:style>
    <style:style style:name="Táblázat50" style:family="table">
      <style:table-properties style:width="16.157cm" fo:margin-left="0.002cm" fo:margin-top="0cm" fo:margin-bottom="0cm" table:align="left" style:writing-mode="page"/>
    </style:style>
    <style:style style:name="Táblázat50.A" style:family="table-column">
      <style:table-column-properties style:column-width="5.385cm"/>
    </style:style>
    <style:style style:name="Táblázat50.C" style:family="table-column">
      <style:table-column-properties style:column-width="5.387cm"/>
    </style:style>
    <style:style style:name="Táblázat50.1" style:family="table-row">
      <style:table-row-properties fo:keep-together="auto"/>
    </style:style>
    <style:style style:name="Táblázat50.A1" style:family="table-cell">
      <style:table-cell-properties fo:background-color="#067a45" fo:padding-left="0.212cm" fo:padding-right="0.212cm" fo:padding-top="0.141cm" fo:padding-bottom="0.141cm" fo:border="0.1pt solid #cccccc">
        <style:background-image/>
      </style:table-cell-properties>
    </style:style>
    <style:style style:name="Táblázat50.A2" style:family="table-cell">
      <style:table-cell-properties fo:background-color="#ffffff" fo:padding-left="0.212cm" fo:padding-right="0.212cm" fo:padding-top="0.106cm" fo:padding-bottom="0.106cm" fo:border="0.1pt solid #cccccc">
        <style:background-image/>
      </style:table-cell-properties>
    </style:style>
    <style:style style:name="Táblázat51" style:family="table">
      <style:table-properties style:width="14.393cm" fo:margin-left="0.002cm" fo:margin-top="0cm" fo:margin-bottom="0cm" table:align="left" style:writing-mode="page"/>
    </style:style>
    <style:style style:name="Táblázat51.A" style:family="table-column">
      <style:table-column-properties style:column-width="2.822cm"/>
    </style:style>
    <style:style style:name="Táblázat51.B" style:family="table-column">
      <style:table-column-properties style:column-width="6.454cm"/>
    </style:style>
    <style:style style:name="Táblázat51.C" style:family="table-column">
      <style:table-column-properties style:column-width="2.824cm"/>
    </style:style>
    <style:style style:name="Táblázat51.D" style:family="table-column">
      <style:table-column-properties style:column-width="2.291cm"/>
    </style:style>
    <style:style style:name="Táblázat51.1" style:family="table-row">
      <style:table-row-properties fo:keep-together="auto"/>
    </style:style>
    <style:style style:name="Táblázat51.A1" style:family="table-cell">
      <style:table-cell-properties fo:background-color="#067a45" fo:padding-left="0.212cm" fo:padding-right="0.212cm" fo:padding-top="0.141cm" fo:padding-bottom="0.141cm" fo:border="0.1pt solid #cccccc">
        <style:background-image/>
      </style:table-cell-properties>
    </style:style>
    <style:style style:name="Táblázat51.A2" style:family="table-cell">
      <style:table-cell-properties fo:background-color="#ffffff" fo:padding-left="0.212cm" fo:padding-right="0.212cm" fo:padding-top="0.106cm" fo:padding-bottom="0.106cm" fo:border="0.1pt solid #cccccc">
        <style:background-image/>
      </style:table-cell-properties>
    </style:style>
    <style:style style:name="Táblázat51.A3" style:family="table-cell">
      <style:table-cell-properties fo:background-color="#f3f4f6" fo:padding-left="0.212cm" fo:padding-right="0.212cm" fo:padding-top="0.106cm" fo:padding-bottom="0.106cm" fo:border="0.1pt solid #cccccc">
        <style:background-image/>
      </style:table-cell-properties>
    </style:style>
    <style:style style:name="Táblázat52" style:family="table">
      <style:table-properties style:width="16.157cm" fo:margin-left="0.002cm" fo:margin-top="0cm" fo:margin-bottom="0cm" table:align="left" style:writing-mode="page"/>
    </style:style>
    <style:style style:name="Táblázat52.A" style:family="table-column">
      <style:table-column-properties style:column-width="5.385cm"/>
    </style:style>
    <style:style style:name="Táblázat52.C" style:family="table-column">
      <style:table-column-properties style:column-width="5.387cm"/>
    </style:style>
    <style:style style:name="Táblázat52.1" style:family="table-row">
      <style:table-row-properties fo:keep-together="auto"/>
    </style:style>
    <style:style style:name="Táblázat52.A1" style:family="table-cell">
      <style:table-cell-properties fo:background-color="#067a45" fo:padding-left="0.212cm" fo:padding-right="0.212cm" fo:padding-top="0.141cm" fo:padding-bottom="0.141cm" fo:border="0.1pt solid #cccccc">
        <style:background-image/>
      </style:table-cell-properties>
    </style:style>
    <style:style style:name="Táblázat52.A2" style:family="table-cell">
      <style:table-cell-properties fo:background-color="#ffffff" fo:padding-left="0.212cm" fo:padding-right="0.212cm" fo:padding-top="0.106cm" fo:padding-bottom="0.106cm" fo:border="0.1pt solid #cccccc">
        <style:background-image/>
      </style:table-cell-properties>
    </style:style>
    <style:style style:name="Táblázat53" style:family="table">
      <style:table-properties style:width="14.393cm" fo:margin-left="0.002cm" fo:margin-top="0cm" fo:margin-bottom="0cm" table:align="left" style:writing-mode="page"/>
    </style:style>
    <style:style style:name="Táblázat53.A" style:family="table-column">
      <style:table-column-properties style:column-width="2.822cm"/>
    </style:style>
    <style:style style:name="Táblázat53.B" style:family="table-column">
      <style:table-column-properties style:column-width="6.454cm"/>
    </style:style>
    <style:style style:name="Táblázat53.C" style:family="table-column">
      <style:table-column-properties style:column-width="2.824cm"/>
    </style:style>
    <style:style style:name="Táblázat53.D" style:family="table-column">
      <style:table-column-properties style:column-width="2.291cm"/>
    </style:style>
    <style:style style:name="Táblázat53.1" style:family="table-row">
      <style:table-row-properties fo:keep-together="auto"/>
    </style:style>
    <style:style style:name="Táblázat53.A1" style:family="table-cell">
      <style:table-cell-properties fo:background-color="#067a45" fo:padding-left="0.212cm" fo:padding-right="0.212cm" fo:padding-top="0.141cm" fo:padding-bottom="0.141cm" fo:border="0.1pt solid #cccccc">
        <style:background-image/>
      </style:table-cell-properties>
    </style:style>
    <style:style style:name="Táblázat53.A2" style:family="table-cell">
      <style:table-cell-properties fo:background-color="#ffffff" fo:padding-left="0.212cm" fo:padding-right="0.212cm" fo:padding-top="0.106cm" fo:padding-bottom="0.106cm" fo:border="0.1pt solid #cccccc">
        <style:background-image/>
      </style:table-cell-properties>
    </style:style>
    <style:style style:name="Táblázat53.A3" style:family="table-cell">
      <style:table-cell-properties fo:background-color="#f3f4f6" fo:padding-left="0.212cm" fo:padding-right="0.212cm" fo:padding-top="0.106cm" fo:padding-bottom="0.106cm" fo:border="0.1pt solid #cccccc">
        <style:background-image/>
      </style:table-cell-properties>
    </style:style>
    <style:style style:name="Táblázat54" style:family="table">
      <style:table-properties style:width="16.157cm" fo:margin-left="0.002cm" fo:margin-top="0cm" fo:margin-bottom="0cm" table:align="left" style:writing-mode="page"/>
    </style:style>
    <style:style style:name="Táblázat54.A" style:family="table-column">
      <style:table-column-properties style:column-width="5.385cm"/>
    </style:style>
    <style:style style:name="Táblázat54.C" style:family="table-column">
      <style:table-column-properties style:column-width="5.387cm"/>
    </style:style>
    <style:style style:name="Táblázat54.1" style:family="table-row">
      <style:table-row-properties fo:keep-together="auto"/>
    </style:style>
    <style:style style:name="Táblázat54.A1" style:family="table-cell">
      <style:table-cell-properties fo:background-color="#067a45" fo:padding-left="0.212cm" fo:padding-right="0.212cm" fo:padding-top="0.141cm" fo:padding-bottom="0.141cm" fo:border="0.1pt solid #cccccc">
        <style:background-image/>
      </style:table-cell-properties>
    </style:style>
    <style:style style:name="Táblázat54.A2" style:family="table-cell">
      <style:table-cell-properties fo:background-color="#ffffff" fo:padding-left="0.212cm" fo:padding-right="0.212cm" fo:padding-top="0.106cm" fo:padding-bottom="0.106cm" fo:border="0.1pt solid #cccccc">
        <style:background-image/>
      </style:table-cell-properties>
    </style:style>
    <style:style style:name="Táblázat55" style:family="table">
      <style:table-properties style:width="14.393cm" fo:margin-left="0.002cm" fo:margin-top="0cm" fo:margin-bottom="0cm" table:align="left" style:writing-mode="page"/>
    </style:style>
    <style:style style:name="Táblázat55.A" style:family="table-column">
      <style:table-column-properties style:column-width="2.822cm"/>
    </style:style>
    <style:style style:name="Táblázat55.B" style:family="table-column">
      <style:table-column-properties style:column-width="6.454cm"/>
    </style:style>
    <style:style style:name="Táblázat55.C" style:family="table-column">
      <style:table-column-properties style:column-width="2.824cm"/>
    </style:style>
    <style:style style:name="Táblázat55.D" style:family="table-column">
      <style:table-column-properties style:column-width="2.291cm"/>
    </style:style>
    <style:style style:name="Táblázat55.1" style:family="table-row">
      <style:table-row-properties fo:keep-together="auto"/>
    </style:style>
    <style:style style:name="Táblázat55.A1" style:family="table-cell">
      <style:table-cell-properties fo:background-color="#067a45" fo:padding-left="0.212cm" fo:padding-right="0.212cm" fo:padding-top="0.141cm" fo:padding-bottom="0.141cm" fo:border="0.1pt solid #cccccc">
        <style:background-image/>
      </style:table-cell-properties>
    </style:style>
    <style:style style:name="Táblázat55.A2" style:family="table-cell">
      <style:table-cell-properties fo:background-color="#ffffff" fo:padding-left="0.212cm" fo:padding-right="0.212cm" fo:padding-top="0.106cm" fo:padding-bottom="0.106cm" fo:border="0.1pt solid #cccccc">
        <style:background-image/>
      </style:table-cell-properties>
    </style:style>
    <style:style style:name="Táblázat55.A3" style:family="table-cell">
      <style:table-cell-properties fo:background-color="#f3f4f6" fo:padding-left="0.212cm" fo:padding-right="0.212cm" fo:padding-top="0.106cm" fo:padding-bottom="0.106cm" fo:border="0.1pt solid #cccccc">
        <style:background-image/>
      </style:table-cell-properties>
    </style:style>
    <style:style style:name="Táblázat56" style:family="table">
      <style:table-properties style:width="16.157cm" fo:margin-left="0.002cm" fo:margin-top="0cm" fo:margin-bottom="0cm" table:align="left" style:writing-mode="page"/>
    </style:style>
    <style:style style:name="Táblázat56.A" style:family="table-column">
      <style:table-column-properties style:column-width="5.385cm"/>
    </style:style>
    <style:style style:name="Táblázat56.C" style:family="table-column">
      <style:table-column-properties style:column-width="5.387cm"/>
    </style:style>
    <style:style style:name="Táblázat56.1" style:family="table-row">
      <style:table-row-properties fo:keep-together="auto"/>
    </style:style>
    <style:style style:name="Táblázat56.A1" style:family="table-cell">
      <style:table-cell-properties fo:background-color="#067a45" fo:padding-left="0.212cm" fo:padding-right="0.212cm" fo:padding-top="0.141cm" fo:padding-bottom="0.141cm" fo:border="0.1pt solid #cccccc">
        <style:background-image/>
      </style:table-cell-properties>
    </style:style>
    <style:style style:name="Táblázat56.A2" style:family="table-cell">
      <style:table-cell-properties fo:background-color="#ffffff" fo:padding-left="0.212cm" fo:padding-right="0.212cm" fo:padding-top="0.106cm" fo:padding-bottom="0.106cm" fo:border="0.1pt solid #cccccc">
        <style:background-image/>
      </style:table-cell-properties>
    </style:style>
    <style:style style:name="Táblázat57" style:family="table">
      <style:table-properties style:width="14.393cm" fo:margin-left="0.002cm" fo:margin-top="0cm" fo:margin-bottom="0cm" table:align="left" style:writing-mode="page"/>
    </style:style>
    <style:style style:name="Táblázat57.A" style:family="table-column">
      <style:table-column-properties style:column-width="2.822cm"/>
    </style:style>
    <style:style style:name="Táblázat57.B" style:family="table-column">
      <style:table-column-properties style:column-width="6.454cm"/>
    </style:style>
    <style:style style:name="Táblázat57.C" style:family="table-column">
      <style:table-column-properties style:column-width="2.824cm"/>
    </style:style>
    <style:style style:name="Táblázat57.D" style:family="table-column">
      <style:table-column-properties style:column-width="2.291cm"/>
    </style:style>
    <style:style style:name="Táblázat57.1" style:family="table-row">
      <style:table-row-properties fo:keep-together="auto"/>
    </style:style>
    <style:style style:name="Táblázat57.A1" style:family="table-cell">
      <style:table-cell-properties fo:background-color="#067a45" fo:padding-left="0.212cm" fo:padding-right="0.212cm" fo:padding-top="0.141cm" fo:padding-bottom="0.141cm" fo:border="0.1pt solid #cccccc">
        <style:background-image/>
      </style:table-cell-properties>
    </style:style>
    <style:style style:name="Táblázat57.A2" style:family="table-cell">
      <style:table-cell-properties fo:background-color="#ffffff" fo:padding-left="0.212cm" fo:padding-right="0.212cm" fo:padding-top="0.106cm" fo:padding-bottom="0.106cm" fo:border="0.1pt solid #cccccc">
        <style:background-image/>
      </style:table-cell-properties>
    </style:style>
    <style:style style:name="Táblázat57.A3" style:family="table-cell">
      <style:table-cell-properties fo:background-color="#f3f4f6" fo:padding-left="0.212cm" fo:padding-right="0.212cm" fo:padding-top="0.106cm" fo:padding-bottom="0.106cm" fo:border="0.1pt solid #cccccc">
        <style:background-image/>
      </style:table-cell-properties>
    </style:style>
    <style:style style:name="Táblázat58" style:family="table">
      <style:table-properties style:width="14.393cm" fo:margin-left="0.002cm" fo:margin-top="0cm" fo:margin-bottom="0cm" table:align="left" style:writing-mode="page"/>
    </style:style>
    <style:style style:name="Táblázat58.A" style:family="table-column">
      <style:table-column-properties style:column-width="2.822cm"/>
    </style:style>
    <style:style style:name="Táblázat58.B" style:family="table-column">
      <style:table-column-properties style:column-width="6.454cm"/>
    </style:style>
    <style:style style:name="Táblázat58.C" style:family="table-column">
      <style:table-column-properties style:column-width="2.824cm"/>
    </style:style>
    <style:style style:name="Táblázat58.D" style:family="table-column">
      <style:table-column-properties style:column-width="2.291cm"/>
    </style:style>
    <style:style style:name="Táblázat58.1" style:family="table-row">
      <style:table-row-properties fo:keep-together="auto"/>
    </style:style>
    <style:style style:name="Táblázat58.A1" style:family="table-cell">
      <style:table-cell-properties fo:background-color="#067a45" fo:padding-left="0.212cm" fo:padding-right="0.212cm" fo:padding-top="0.141cm" fo:padding-bottom="0.141cm" fo:border="0.1pt solid #cccccc">
        <style:background-image/>
      </style:table-cell-properties>
    </style:style>
    <style:style style:name="Táblázat58.A2" style:family="table-cell">
      <style:table-cell-properties fo:background-color="#ffffff" fo:padding-left="0.212cm" fo:padding-right="0.212cm" fo:padding-top="0.106cm" fo:padding-bottom="0.106cm" fo:border="0.1pt solid #cccccc">
        <style:background-image/>
      </style:table-cell-properties>
    </style:style>
    <style:style style:name="Táblázat58.A3" style:family="table-cell">
      <style:table-cell-properties fo:background-color="#f3f4f6" fo:padding-left="0.212cm" fo:padding-right="0.212cm" fo:padding-top="0.106cm" fo:padding-bottom="0.106cm" fo:border="0.1pt solid #cccccc">
        <style:background-image/>
      </style:table-cell-properties>
    </style:style>
    <style:style style:name="Táblázat59" style:family="table">
      <style:table-properties style:width="16.157cm" fo:margin-left="0.002cm" fo:margin-top="0cm" fo:margin-bottom="0cm" table:align="left" style:writing-mode="page"/>
    </style:style>
    <style:style style:name="Táblázat59.A" style:family="table-column">
      <style:table-column-properties style:column-width="5.385cm"/>
    </style:style>
    <style:style style:name="Táblázat59.C" style:family="table-column">
      <style:table-column-properties style:column-width="5.387cm"/>
    </style:style>
    <style:style style:name="Táblázat59.1" style:family="table-row">
      <style:table-row-properties fo:keep-together="auto"/>
    </style:style>
    <style:style style:name="Táblázat59.A1" style:family="table-cell">
      <style:table-cell-properties fo:background-color="#067a45" fo:padding-left="0.212cm" fo:padding-right="0.212cm" fo:padding-top="0.141cm" fo:padding-bottom="0.141cm" fo:border="0.1pt solid #cccccc">
        <style:background-image/>
      </style:table-cell-properties>
    </style:style>
    <style:style style:name="Táblázat59.A2" style:family="table-cell">
      <style:table-cell-properties fo:background-color="#ffffff" fo:padding-left="0.212cm" fo:padding-right="0.212cm" fo:padding-top="0.106cm" fo:padding-bottom="0.106cm" fo:border="0.1pt solid #cccccc">
        <style:background-image/>
      </style:table-cell-properties>
    </style:style>
    <style:style style:name="Táblázat60" style:family="table">
      <style:table-properties style:width="14.393cm" fo:margin-left="0.002cm" fo:margin-top="0cm" fo:margin-bottom="0cm" table:align="left" style:writing-mode="page"/>
    </style:style>
    <style:style style:name="Táblázat60.A" style:family="table-column">
      <style:table-column-properties style:column-width="2.822cm"/>
    </style:style>
    <style:style style:name="Táblázat60.B" style:family="table-column">
      <style:table-column-properties style:column-width="6.454cm"/>
    </style:style>
    <style:style style:name="Táblázat60.C" style:family="table-column">
      <style:table-column-properties style:column-width="2.824cm"/>
    </style:style>
    <style:style style:name="Táblázat60.D" style:family="table-column">
      <style:table-column-properties style:column-width="2.291cm"/>
    </style:style>
    <style:style style:name="Táblázat60.1" style:family="table-row">
      <style:table-row-properties fo:keep-together="auto"/>
    </style:style>
    <style:style style:name="Táblázat60.A1" style:family="table-cell">
      <style:table-cell-properties fo:background-color="#067a45" fo:padding-left="0.212cm" fo:padding-right="0.212cm" fo:padding-top="0.141cm" fo:padding-bottom="0.141cm" fo:border="0.1pt solid #cccccc">
        <style:background-image/>
      </style:table-cell-properties>
    </style:style>
    <style:style style:name="Táblázat60.A2" style:family="table-cell">
      <style:table-cell-properties fo:background-color="#ffffff" fo:padding-left="0.212cm" fo:padding-right="0.212cm" fo:padding-top="0.106cm" fo:padding-bottom="0.106cm" fo:border="0.1pt solid #cccccc">
        <style:background-image/>
      </style:table-cell-properties>
    </style:style>
    <style:style style:name="Táblázat60.A3" style:family="table-cell">
      <style:table-cell-properties fo:background-color="#f3f4f6" fo:padding-left="0.212cm" fo:padding-right="0.212cm" fo:padding-top="0.106cm" fo:padding-bottom="0.106cm" fo:border="0.1pt solid #cccccc">
        <style:background-image/>
      </style:table-cell-properties>
    </style:style>
    <style:style style:name="Táblázat61" style:family="table">
      <style:table-properties style:width="14.393cm" fo:margin-left="0.002cm" fo:margin-top="0cm" fo:margin-bottom="0cm" table:align="left" style:writing-mode="page"/>
    </style:style>
    <style:style style:name="Táblázat61.A" style:family="table-column">
      <style:table-column-properties style:column-width="2.822cm"/>
    </style:style>
    <style:style style:name="Táblázat61.B" style:family="table-column">
      <style:table-column-properties style:column-width="6.454cm"/>
    </style:style>
    <style:style style:name="Táblázat61.C" style:family="table-column">
      <style:table-column-properties style:column-width="2.824cm"/>
    </style:style>
    <style:style style:name="Táblázat61.D" style:family="table-column">
      <style:table-column-properties style:column-width="2.291cm"/>
    </style:style>
    <style:style style:name="Táblázat61.1" style:family="table-row">
      <style:table-row-properties fo:keep-together="auto"/>
    </style:style>
    <style:style style:name="Táblázat61.A1" style:family="table-cell">
      <style:table-cell-properties fo:background-color="#067a45" fo:padding-left="0.212cm" fo:padding-right="0.212cm" fo:padding-top="0.141cm" fo:padding-bottom="0.141cm" fo:border="0.1pt solid #cccccc">
        <style:background-image/>
      </style:table-cell-properties>
    </style:style>
    <style:style style:name="Táblázat61.A2" style:family="table-cell">
      <style:table-cell-properties fo:background-color="#ffffff" fo:padding-left="0.212cm" fo:padding-right="0.212cm" fo:padding-top="0.106cm" fo:padding-bottom="0.106cm" fo:border="0.1pt solid #cccccc">
        <style:background-image/>
      </style:table-cell-properties>
    </style:style>
    <style:style style:name="Táblázat61.A3" style:family="table-cell">
      <style:table-cell-properties fo:background-color="#f3f4f6" fo:padding-left="0.212cm" fo:padding-right="0.212cm" fo:padding-top="0.106cm" fo:padding-bottom="0.106cm" fo:border="0.1pt solid #cccccc">
        <style:background-image/>
      </style:table-cell-properties>
    </style:style>
    <style:style style:name="Táblázat62" style:family="table">
      <style:table-properties style:width="16.157cm" fo:margin-left="0.002cm" fo:margin-top="0cm" fo:margin-bottom="0cm" table:align="left" style:writing-mode="page"/>
    </style:style>
    <style:style style:name="Táblázat62.A" style:family="table-column">
      <style:table-column-properties style:column-width="5.385cm"/>
    </style:style>
    <style:style style:name="Táblázat62.C" style:family="table-column">
      <style:table-column-properties style:column-width="5.387cm"/>
    </style:style>
    <style:style style:name="Táblázat62.1" style:family="table-row">
      <style:table-row-properties fo:keep-together="auto"/>
    </style:style>
    <style:style style:name="Táblázat62.A1" style:family="table-cell">
      <style:table-cell-properties fo:background-color="#067a45" fo:padding-left="0.212cm" fo:padding-right="0.212cm" fo:padding-top="0.141cm" fo:padding-bottom="0.141cm" fo:border="0.1pt solid #cccccc">
        <style:background-image/>
      </style:table-cell-properties>
    </style:style>
    <style:style style:name="Táblázat62.A2" style:family="table-cell">
      <style:table-cell-properties fo:background-color="#ffffff" fo:padding-left="0.212cm" fo:padding-right="0.212cm" fo:padding-top="0.106cm" fo:padding-bottom="0.106cm" fo:border="0.1pt solid #cccccc">
        <style:background-image/>
      </style:table-cell-properties>
    </style:style>
    <style:style style:name="Táblázat63" style:family="table">
      <style:table-properties style:width="14.393cm" fo:margin-left="0.002cm" fo:margin-top="0cm" fo:margin-bottom="0cm" table:align="left" style:writing-mode="page"/>
    </style:style>
    <style:style style:name="Táblázat63.A" style:family="table-column">
      <style:table-column-properties style:column-width="2.822cm"/>
    </style:style>
    <style:style style:name="Táblázat63.B" style:family="table-column">
      <style:table-column-properties style:column-width="6.454cm"/>
    </style:style>
    <style:style style:name="Táblázat63.C" style:family="table-column">
      <style:table-column-properties style:column-width="2.824cm"/>
    </style:style>
    <style:style style:name="Táblázat63.D" style:family="table-column">
      <style:table-column-properties style:column-width="2.291cm"/>
    </style:style>
    <style:style style:name="Táblázat63.1" style:family="table-row">
      <style:table-row-properties fo:keep-together="auto"/>
    </style:style>
    <style:style style:name="Táblázat63.A1" style:family="table-cell">
      <style:table-cell-properties fo:background-color="#067a45" fo:padding-left="0.212cm" fo:padding-right="0.212cm" fo:padding-top="0.141cm" fo:padding-bottom="0.141cm" fo:border="0.1pt solid #cccccc">
        <style:background-image/>
      </style:table-cell-properties>
    </style:style>
    <style:style style:name="Táblázat63.A2" style:family="table-cell">
      <style:table-cell-properties fo:background-color="#ffffff" fo:padding-left="0.212cm" fo:padding-right="0.212cm" fo:padding-top="0.106cm" fo:padding-bottom="0.106cm" fo:border="0.1pt solid #cccccc">
        <style:background-image/>
      </style:table-cell-properties>
    </style:style>
    <style:style style:name="Táblázat63.A3" style:family="table-cell">
      <style:table-cell-properties fo:background-color="#f3f4f6" fo:padding-left="0.212cm" fo:padding-right="0.212cm" fo:padding-top="0.106cm" fo:padding-bottom="0.106cm" fo:border="0.1pt solid #cccccc">
        <style:background-image/>
      </style:table-cell-properties>
    </style:style>
    <style:style style:name="Táblázat64" style:family="table">
      <style:table-properties style:width="14.393cm" fo:margin-left="0.002cm" fo:margin-top="0cm" fo:margin-bottom="0cm" table:align="left" style:writing-mode="page"/>
    </style:style>
    <style:style style:name="Táblázat64.A" style:family="table-column">
      <style:table-column-properties style:column-width="2.822cm"/>
    </style:style>
    <style:style style:name="Táblázat64.B" style:family="table-column">
      <style:table-column-properties style:column-width="6.454cm"/>
    </style:style>
    <style:style style:name="Táblázat64.C" style:family="table-column">
      <style:table-column-properties style:column-width="2.824cm"/>
    </style:style>
    <style:style style:name="Táblázat64.D" style:family="table-column">
      <style:table-column-properties style:column-width="2.291cm"/>
    </style:style>
    <style:style style:name="Táblázat64.1" style:family="table-row">
      <style:table-row-properties fo:keep-together="auto"/>
    </style:style>
    <style:style style:name="Táblázat64.A1" style:family="table-cell">
      <style:table-cell-properties fo:background-color="#067a45" fo:padding-left="0.212cm" fo:padding-right="0.212cm" fo:padding-top="0.141cm" fo:padding-bottom="0.141cm" fo:border="0.1pt solid #cccccc">
        <style:background-image/>
      </style:table-cell-properties>
    </style:style>
    <style:style style:name="Táblázat64.A2" style:family="table-cell">
      <style:table-cell-properties fo:background-color="#ffffff" fo:padding-left="0.212cm" fo:padding-right="0.212cm" fo:padding-top="0.106cm" fo:padding-bottom="0.106cm" fo:border="0.1pt solid #cccccc">
        <style:background-image/>
      </style:table-cell-properties>
    </style:style>
    <style:style style:name="Táblázat64.A3" style:family="table-cell">
      <style:table-cell-properties fo:background-color="#f3f4f6" fo:padding-left="0.212cm" fo:padding-right="0.212cm" fo:padding-top="0.106cm" fo:padding-bottom="0.106cm" fo:border="0.1pt solid #cccccc">
        <style:background-image/>
      </style:table-cell-properties>
    </style:style>
    <style:style style:name="Táblázat65" style:family="table">
      <style:table-properties style:width="16.157cm" fo:margin-left="0.002cm" fo:margin-top="0cm" fo:margin-bottom="0cm" table:align="left" style:writing-mode="page"/>
    </style:style>
    <style:style style:name="Táblázat65.A" style:family="table-column">
      <style:table-column-properties style:column-width="5.385cm"/>
    </style:style>
    <style:style style:name="Táblázat65.C" style:family="table-column">
      <style:table-column-properties style:column-width="5.387cm"/>
    </style:style>
    <style:style style:name="Táblázat65.1" style:family="table-row">
      <style:table-row-properties fo:keep-together="auto"/>
    </style:style>
    <style:style style:name="Táblázat65.A1" style:family="table-cell">
      <style:table-cell-properties fo:background-color="#067a45" fo:padding-left="0.212cm" fo:padding-right="0.212cm" fo:padding-top="0.141cm" fo:padding-bottom="0.141cm" fo:border="0.1pt solid #cccccc">
        <style:background-image/>
      </style:table-cell-properties>
    </style:style>
    <style:style style:name="Táblázat65.A2" style:family="table-cell">
      <style:table-cell-properties fo:background-color="#ffffff" fo:padding-left="0.212cm" fo:padding-right="0.212cm" fo:padding-top="0.106cm" fo:padding-bottom="0.106cm" fo:border="0.1pt solid #cccccc">
        <style:background-image/>
      </style:table-cell-properties>
    </style:style>
    <style:style style:name="Táblázat66" style:family="table">
      <style:table-properties style:width="16.157cm" fo:margin-left="0.002cm" fo:margin-top="0cm" fo:margin-bottom="0cm" table:align="left" style:writing-mode="page"/>
    </style:style>
    <style:style style:name="Táblázat66.A" style:family="table-column">
      <style:table-column-properties style:column-width="7.056cm"/>
    </style:style>
    <style:style style:name="Táblázat66.B" style:family="table-column">
      <style:table-column-properties style:column-width="9.1cm"/>
    </style:style>
    <style:style style:name="Táblázat66.1" style:family="table-row">
      <style:table-row-properties fo:keep-together="auto"/>
    </style:style>
    <style:style style:name="Táblázat66.A1" style:family="table-cell">
      <style:table-cell-properties fo:background-color="#067a45" fo:padding-left="0.212cm" fo:padding-right="0.212cm" fo:padding-top="0.141cm" fo:padding-bottom="0.141cm" fo:border="0.1pt solid #cccccc">
        <style:background-image/>
      </style:table-cell-properties>
    </style:style>
    <style:style style:name="Táblázat66.A2" style:family="table-cell">
      <style:table-cell-properties fo:background-color="#ffffff" fo:padding-left="0.212cm" fo:padding-right="0.212cm" fo:padding-top="0.106cm" fo:padding-bottom="0.106cm" fo:border="0.1pt solid #cccccc">
        <style:background-image/>
      </style:table-cell-properties>
    </style:style>
    <style:style style:name="Táblázat66.A3" style:family="table-cell">
      <style:table-cell-properties fo:background-color="#f3f4f6" fo:padding-left="0.212cm" fo:padding-right="0.212cm" fo:padding-top="0.106cm" fo:padding-bottom="0.106cm" fo:border="0.1pt solid #cccccc">
        <style:background-image/>
      </style:table-cell-properties>
    </style:style>
    <style:style style:name="Táblázat67" style:family="table">
      <style:table-properties style:width="16.157cm" fo:margin-left="0.002cm" fo:margin-top="0cm" fo:margin-bottom="0cm" table:align="left" style:writing-mode="page"/>
    </style:style>
    <style:style style:name="Táblázat67.A" style:family="table-column">
      <style:table-column-properties style:column-width="6.701cm"/>
    </style:style>
    <style:style style:name="Táblázat67.B" style:family="table-column">
      <style:table-column-properties style:column-width="9.454cm"/>
    </style:style>
    <style:style style:name="Táblázat67.1" style:family="table-row">
      <style:table-row-properties fo:keep-together="auto"/>
    </style:style>
    <style:style style:name="Táblázat67.A1" style:family="table-cell">
      <style:table-cell-properties fo:background-color="#067a45" fo:padding-left="0.212cm" fo:padding-right="0.212cm" fo:padding-top="0.141cm" fo:padding-bottom="0.141cm" fo:border="0.1pt solid #cccccc">
        <style:background-image/>
      </style:table-cell-properties>
    </style:style>
    <style:style style:name="Táblázat67.A2" style:family="table-cell">
      <style:table-cell-properties fo:background-color="#ffffff" fo:padding-left="0.212cm" fo:padding-right="0.212cm" fo:padding-top="0.106cm" fo:padding-bottom="0.106cm" fo:border="0.1pt solid #cccccc">
        <style:background-image/>
      </style:table-cell-properties>
    </style:style>
    <style:style style:name="Táblázat67.A3" style:family="table-cell">
      <style:table-cell-properties fo:background-color="#f3f4f6" fo:padding-left="0.212cm" fo:padding-right="0.212cm" fo:padding-top="0.106cm" fo:padding-bottom="0.106cm" fo:border="0.1pt solid #cccccc">
        <style:background-image/>
      </style:table-cell-properties>
    </style:style>
    <style:style style:name="Táblázat68" style:family="table">
      <style:table-properties style:width="16.157cm" fo:margin-left="0.002cm" fo:margin-top="0cm" fo:margin-bottom="0cm" table:align="left" style:writing-mode="page"/>
    </style:style>
    <style:style style:name="Táblázat68.A" style:family="table-column">
      <style:table-column-properties style:column-width="3.173cm"/>
    </style:style>
    <style:style style:name="Táblázat68.B" style:family="table-column">
      <style:table-column-properties style:column-width="4.941cm"/>
    </style:style>
    <style:style style:name="Táblázat68.C" style:family="table-column">
      <style:table-column-properties style:column-width="1.409cm"/>
    </style:style>
    <style:style style:name="Táblázat68.D" style:family="table-column">
      <style:table-column-properties style:column-width="1.413cm"/>
    </style:style>
    <style:style style:name="Táblázat68.E" style:family="table-column">
      <style:table-column-properties style:column-width="5.221cm"/>
    </style:style>
    <style:style style:name="Táblázat68.1" style:family="table-row">
      <style:table-row-properties fo:keep-together="auto"/>
    </style:style>
    <style:style style:name="Táblázat68.A1" style:family="table-cell">
      <style:table-cell-properties fo:background-color="#067a45" fo:padding-left="0.212cm" fo:padding-right="0.212cm" fo:padding-top="0.141cm" fo:padding-bottom="0.141cm" fo:border="0.1pt solid #cccccc">
        <style:background-image/>
      </style:table-cell-properties>
    </style:style>
    <style:style style:name="Táblázat68.A2" style:family="table-cell">
      <style:table-cell-properties fo:background-color="#ffffff" fo:padding-left="0.212cm" fo:padding-right="0.212cm" fo:padding-top="0.106cm" fo:padding-bottom="0.106cm" fo:border="0.1pt solid #cccccc">
        <style:background-image/>
      </style:table-cell-properties>
    </style:style>
    <style:style style:name="Táblázat68.A3" style:family="table-cell">
      <style:table-cell-properties fo:background-color="#f3f4f6" fo:padding-left="0.212cm" fo:padding-right="0.212cm" fo:padding-top="0.106cm" fo:padding-bottom="0.106cm" fo:border="0.1pt solid #cccccc">
        <style:background-image/>
      </style:table-cell-properties>
    </style:style>
    <style:style style:name="Táblázat69" style:family="table">
      <style:table-properties style:width="16.157cm" fo:margin-left="0.002cm" fo:margin-top="0cm" fo:margin-bottom="0cm" table:align="left" style:writing-mode="page"/>
    </style:style>
    <style:style style:name="Táblázat69.A" style:family="table-column">
      <style:table-column-properties style:column-width="3.173cm"/>
    </style:style>
    <style:style style:name="Táblázat69.B" style:family="table-column">
      <style:table-column-properties style:column-width="4.941cm"/>
    </style:style>
    <style:style style:name="Táblázat69.C" style:family="table-column">
      <style:table-column-properties style:column-width="1.409cm"/>
    </style:style>
    <style:style style:name="Táblázat69.D" style:family="table-column">
      <style:table-column-properties style:column-width="1.413cm"/>
    </style:style>
    <style:style style:name="Táblázat69.E" style:family="table-column">
      <style:table-column-properties style:column-width="5.221cm"/>
    </style:style>
    <style:style style:name="Táblázat69.1" style:family="table-row">
      <style:table-row-properties fo:keep-together="auto"/>
    </style:style>
    <style:style style:name="Táblázat69.A1" style:family="table-cell">
      <style:table-cell-properties fo:background-color="#067a45" fo:padding-left="0.212cm" fo:padding-right="0.212cm" fo:padding-top="0.141cm" fo:padding-bottom="0.141cm" fo:border="0.1pt solid #cccccc">
        <style:background-image/>
      </style:table-cell-properties>
    </style:style>
    <style:style style:name="Táblázat69.A2" style:family="table-cell">
      <style:table-cell-properties fo:background-color="#ffffff" fo:padding-left="0.212cm" fo:padding-right="0.212cm" fo:padding-top="0.106cm" fo:padding-bottom="0.106cm" fo:border="0.1pt solid #cccccc">
        <style:background-image/>
      </style:table-cell-properties>
    </style:style>
    <style:style style:name="Táblázat69.A3" style:family="table-cell">
      <style:table-cell-properties fo:background-color="#f3f4f6" fo:padding-left="0.212cm" fo:padding-right="0.212cm" fo:padding-top="0.106cm" fo:padding-bottom="0.106cm" fo:border="0.1pt solid #cccccc">
        <style:background-image/>
      </style:table-cell-properties>
    </style:style>
    <style:style style:name="Táblázat70" style:family="table">
      <style:table-properties style:width="16.157cm" fo:margin-left="0.002cm" fo:margin-top="0cm" fo:margin-bottom="0cm" table:align="left" style:writing-mode="page"/>
    </style:style>
    <style:style style:name="Táblázat70.A" style:family="table-column">
      <style:table-column-properties style:column-width="3.173cm"/>
    </style:style>
    <style:style style:name="Táblázat70.B" style:family="table-column">
      <style:table-column-properties style:column-width="4.941cm"/>
    </style:style>
    <style:style style:name="Táblázat70.C" style:family="table-column">
      <style:table-column-properties style:column-width="1.409cm"/>
    </style:style>
    <style:style style:name="Táblázat70.D" style:family="table-column">
      <style:table-column-properties style:column-width="1.413cm"/>
    </style:style>
    <style:style style:name="Táblázat70.E" style:family="table-column">
      <style:table-column-properties style:column-width="5.221cm"/>
    </style:style>
    <style:style style:name="Táblázat70.1" style:family="table-row">
      <style:table-row-properties fo:keep-together="auto"/>
    </style:style>
    <style:style style:name="Táblázat70.A1" style:family="table-cell">
      <style:table-cell-properties fo:background-color="#067a45" fo:padding-left="0.212cm" fo:padding-right="0.212cm" fo:padding-top="0.141cm" fo:padding-bottom="0.141cm" fo:border="0.1pt solid #cccccc">
        <style:background-image/>
      </style:table-cell-properties>
    </style:style>
    <style:style style:name="Táblázat70.A2" style:family="table-cell">
      <style:table-cell-properties fo:background-color="#ffffff" fo:padding-left="0.212cm" fo:padding-right="0.212cm" fo:padding-top="0.106cm" fo:padding-bottom="0.106cm" fo:border="0.1pt solid #cccccc">
        <style:background-image/>
      </style:table-cell-properties>
    </style:style>
    <style:style style:name="Táblázat70.A3" style:family="table-cell">
      <style:table-cell-properties fo:background-color="#f3f4f6" fo:padding-left="0.212cm" fo:padding-right="0.212cm" fo:padding-top="0.106cm" fo:padding-bottom="0.106cm" fo:border="0.1pt solid #cccccc">
        <style:background-image/>
      </style:table-cell-properties>
    </style:style>
    <style:style style:name="Táblázat71" style:family="table">
      <style:table-properties style:width="16.157cm" fo:margin-left="0.002cm" fo:margin-top="0cm" fo:margin-bottom="0cm" table:align="left" style:writing-mode="page"/>
    </style:style>
    <style:style style:name="Táblázat71.A" style:family="table-column">
      <style:table-column-properties style:column-width="3.173cm"/>
    </style:style>
    <style:style style:name="Táblázat71.B" style:family="table-column">
      <style:table-column-properties style:column-width="4.941cm"/>
    </style:style>
    <style:style style:name="Táblázat71.C" style:family="table-column">
      <style:table-column-properties style:column-width="1.409cm"/>
    </style:style>
    <style:style style:name="Táblázat71.D" style:family="table-column">
      <style:table-column-properties style:column-width="1.413cm"/>
    </style:style>
    <style:style style:name="Táblázat71.E" style:family="table-column">
      <style:table-column-properties style:column-width="5.221cm"/>
    </style:style>
    <style:style style:name="Táblázat71.1" style:family="table-row">
      <style:table-row-properties fo:keep-together="auto"/>
    </style:style>
    <style:style style:name="Táblázat71.A1" style:family="table-cell">
      <style:table-cell-properties fo:background-color="#067a45" fo:padding-left="0.212cm" fo:padding-right="0.212cm" fo:padding-top="0.141cm" fo:padding-bottom="0.141cm" fo:border="0.1pt solid #cccccc">
        <style:background-image/>
      </style:table-cell-properties>
    </style:style>
    <style:style style:name="Táblázat71.A2" style:family="table-cell">
      <style:table-cell-properties fo:background-color="#ffffff" fo:padding-left="0.212cm" fo:padding-right="0.212cm" fo:padding-top="0.106cm" fo:padding-bottom="0.106cm" fo:border="0.1pt solid #cccccc">
        <style:background-image/>
      </style:table-cell-properties>
    </style:style>
    <style:style style:name="Táblázat71.A3" style:family="table-cell">
      <style:table-cell-properties fo:background-color="#f3f4f6" fo:padding-left="0.212cm" fo:padding-right="0.212cm" fo:padding-top="0.106cm" fo:padding-bottom="0.106cm" fo:border="0.1pt solid #cccccc">
        <style:background-image/>
      </style:table-cell-properties>
    </style:style>
    <style:style style:name="Táblázat72" style:family="table">
      <style:table-properties style:width="16.157cm" fo:margin-left="0.002cm" fo:margin-top="0cm" fo:margin-bottom="0cm" table:align="left" style:writing-mode="page"/>
    </style:style>
    <style:style style:name="Táblázat72.A" style:family="table-column">
      <style:table-column-properties style:column-width="3.173cm"/>
    </style:style>
    <style:style style:name="Táblázat72.B" style:family="table-column">
      <style:table-column-properties style:column-width="4.941cm"/>
    </style:style>
    <style:style style:name="Táblázat72.C" style:family="table-column">
      <style:table-column-properties style:column-width="1.409cm"/>
    </style:style>
    <style:style style:name="Táblázat72.D" style:family="table-column">
      <style:table-column-properties style:column-width="1.413cm"/>
    </style:style>
    <style:style style:name="Táblázat72.E" style:family="table-column">
      <style:table-column-properties style:column-width="5.221cm"/>
    </style:style>
    <style:style style:name="Táblázat72.1" style:family="table-row">
      <style:table-row-properties fo:keep-together="auto"/>
    </style:style>
    <style:style style:name="Táblázat72.A1" style:family="table-cell">
      <style:table-cell-properties fo:background-color="#067a45" fo:padding-left="0.212cm" fo:padding-right="0.212cm" fo:padding-top="0.141cm" fo:padding-bottom="0.141cm" fo:border="0.1pt solid #cccccc">
        <style:background-image/>
      </style:table-cell-properties>
    </style:style>
    <style:style style:name="Táblázat72.A2" style:family="table-cell">
      <style:table-cell-properties fo:background-color="#ffffff" fo:padding-left="0.212cm" fo:padding-right="0.212cm" fo:padding-top="0.106cm" fo:padding-bottom="0.106cm" fo:border="0.1pt solid #cccccc">
        <style:background-image/>
      </style:table-cell-properties>
    </style:style>
    <style:style style:name="Táblázat72.A3" style:family="table-cell">
      <style:table-cell-properties fo:background-color="#f3f4f6" fo:padding-left="0.212cm" fo:padding-right="0.212cm" fo:padding-top="0.106cm" fo:padding-bottom="0.106cm" fo:border="0.1pt solid #cccccc">
        <style:background-image/>
      </style:table-cell-properties>
    </style:style>
    <style:style style:name="Táblázat73" style:family="table">
      <style:table-properties style:width="16.157cm" fo:margin-left="0.002cm" fo:margin-top="0cm" fo:margin-bottom="0cm" table:align="left" style:writing-mode="page"/>
    </style:style>
    <style:style style:name="Táblázat73.A" style:family="table-column">
      <style:table-column-properties style:column-width="3.173cm"/>
    </style:style>
    <style:style style:name="Táblázat73.B" style:family="table-column">
      <style:table-column-properties style:column-width="4.941cm"/>
    </style:style>
    <style:style style:name="Táblázat73.C" style:family="table-column">
      <style:table-column-properties style:column-width="1.409cm"/>
    </style:style>
    <style:style style:name="Táblázat73.D" style:family="table-column">
      <style:table-column-properties style:column-width="1.413cm"/>
    </style:style>
    <style:style style:name="Táblázat73.E" style:family="table-column">
      <style:table-column-properties style:column-width="5.221cm"/>
    </style:style>
    <style:style style:name="Táblázat73.1" style:family="table-row">
      <style:table-row-properties fo:keep-together="auto"/>
    </style:style>
    <style:style style:name="Táblázat73.A1" style:family="table-cell">
      <style:table-cell-properties fo:background-color="#067a45" fo:padding-left="0.212cm" fo:padding-right="0.212cm" fo:padding-top="0.141cm" fo:padding-bottom="0.141cm" fo:border="0.1pt solid #cccccc">
        <style:background-image/>
      </style:table-cell-properties>
    </style:style>
    <style:style style:name="Táblázat73.A2" style:family="table-cell">
      <style:table-cell-properties fo:background-color="#ffffff" fo:padding-left="0.212cm" fo:padding-right="0.212cm" fo:padding-top="0.106cm" fo:padding-bottom="0.106cm" fo:border="0.1pt solid #cccccc">
        <style:background-image/>
      </style:table-cell-properties>
    </style:style>
    <style:style style:name="Táblázat73.A3" style:family="table-cell">
      <style:table-cell-properties fo:background-color="#f3f4f6" fo:padding-left="0.212cm" fo:padding-right="0.212cm" fo:padding-top="0.106cm" fo:padding-bottom="0.106cm" fo:border="0.1pt solid #cccccc">
        <style:background-image/>
      </style:table-cell-properties>
    </style:style>
    <style:style style:name="Táblázat74" style:family="table">
      <style:table-properties style:width="16.157cm" fo:margin-left="0.002cm" fo:margin-top="0cm" fo:margin-bottom="0cm" table:align="left" style:writing-mode="page"/>
    </style:style>
    <style:style style:name="Táblázat74.A" style:family="table-column">
      <style:table-column-properties style:column-width="3.173cm"/>
    </style:style>
    <style:style style:name="Táblázat74.B" style:family="table-column">
      <style:table-column-properties style:column-width="4.941cm"/>
    </style:style>
    <style:style style:name="Táblázat74.C" style:family="table-column">
      <style:table-column-properties style:column-width="1.409cm"/>
    </style:style>
    <style:style style:name="Táblázat74.D" style:family="table-column">
      <style:table-column-properties style:column-width="1.413cm"/>
    </style:style>
    <style:style style:name="Táblázat74.E" style:family="table-column">
      <style:table-column-properties style:column-width="5.221cm"/>
    </style:style>
    <style:style style:name="Táblázat74.1" style:family="table-row">
      <style:table-row-properties fo:keep-together="auto"/>
    </style:style>
    <style:style style:name="Táblázat74.A1" style:family="table-cell">
      <style:table-cell-properties fo:background-color="#067a45" fo:padding-left="0.212cm" fo:padding-right="0.212cm" fo:padding-top="0.141cm" fo:padding-bottom="0.141cm" fo:border="0.1pt solid #cccccc">
        <style:background-image/>
      </style:table-cell-properties>
    </style:style>
    <style:style style:name="Táblázat74.A2" style:family="table-cell">
      <style:table-cell-properties fo:background-color="#ffffff" fo:padding-left="0.212cm" fo:padding-right="0.212cm" fo:padding-top="0.106cm" fo:padding-bottom="0.106cm" fo:border="0.1pt solid #cccccc">
        <style:background-image/>
      </style:table-cell-properties>
    </style:style>
    <style:style style:name="Táblázat74.A3" style:family="table-cell">
      <style:table-cell-properties fo:background-color="#f3f4f6" fo:padding-left="0.212cm" fo:padding-right="0.212cm" fo:padding-top="0.106cm" fo:padding-bottom="0.106cm" fo:border="0.1pt solid #cccccc">
        <style:background-image/>
      </style:table-cell-properties>
    </style:style>
    <style:style style:name="Táblázat75" style:family="table">
      <style:table-properties style:width="16.157cm" fo:margin-left="0.002cm" fo:margin-top="0cm" fo:margin-bottom="0cm" table:align="left" style:writing-mode="page"/>
    </style:style>
    <style:style style:name="Táblázat75.A" style:family="table-column">
      <style:table-column-properties style:column-width="3.173cm"/>
    </style:style>
    <style:style style:name="Táblázat75.B" style:family="table-column">
      <style:table-column-properties style:column-width="4.941cm"/>
    </style:style>
    <style:style style:name="Táblázat75.C" style:family="table-column">
      <style:table-column-properties style:column-width="1.409cm"/>
    </style:style>
    <style:style style:name="Táblázat75.D" style:family="table-column">
      <style:table-column-properties style:column-width="1.413cm"/>
    </style:style>
    <style:style style:name="Táblázat75.E" style:family="table-column">
      <style:table-column-properties style:column-width="5.221cm"/>
    </style:style>
    <style:style style:name="Táblázat75.1" style:family="table-row">
      <style:table-row-properties fo:keep-together="auto"/>
    </style:style>
    <style:style style:name="Táblázat75.A1" style:family="table-cell">
      <style:table-cell-properties fo:background-color="#067a45" fo:padding-left="0.212cm" fo:padding-right="0.212cm" fo:padding-top="0.141cm" fo:padding-bottom="0.141cm" fo:border="0.1pt solid #cccccc">
        <style:background-image/>
      </style:table-cell-properties>
    </style:style>
    <style:style style:name="Táblázat75.A2" style:family="table-cell">
      <style:table-cell-properties fo:background-color="#ffffff" fo:padding-left="0.212cm" fo:padding-right="0.212cm" fo:padding-top="0.106cm" fo:padding-bottom="0.106cm" fo:border="0.1pt solid #cccccc">
        <style:background-image/>
      </style:table-cell-properties>
    </style:style>
    <style:style style:name="Táblázat75.A3" style:family="table-cell">
      <style:table-cell-properties fo:background-color="#f3f4f6" fo:padding-left="0.212cm" fo:padding-right="0.212cm" fo:padding-top="0.106cm" fo:padding-bottom="0.106cm" fo:border="0.1pt solid #cccccc">
        <style:background-image/>
      </style:table-cell-properties>
    </style:style>
    <style:style style:name="Táblázat76" style:family="table">
      <style:table-properties style:width="16.157cm" fo:margin-left="0.002cm" fo:margin-top="0cm" fo:margin-bottom="0cm" table:align="left" style:writing-mode="page"/>
    </style:style>
    <style:style style:name="Táblázat76.A" style:family="table-column">
      <style:table-column-properties style:column-width="3.173cm"/>
    </style:style>
    <style:style style:name="Táblázat76.B" style:family="table-column">
      <style:table-column-properties style:column-width="4.941cm"/>
    </style:style>
    <style:style style:name="Táblázat76.C" style:family="table-column">
      <style:table-column-properties style:column-width="1.409cm"/>
    </style:style>
    <style:style style:name="Táblázat76.D" style:family="table-column">
      <style:table-column-properties style:column-width="1.413cm"/>
    </style:style>
    <style:style style:name="Táblázat76.E" style:family="table-column">
      <style:table-column-properties style:column-width="5.221cm"/>
    </style:style>
    <style:style style:name="Táblázat76.1" style:family="table-row">
      <style:table-row-properties fo:keep-together="auto"/>
    </style:style>
    <style:style style:name="Táblázat76.A1" style:family="table-cell">
      <style:table-cell-properties fo:background-color="#067a45" fo:padding-left="0.212cm" fo:padding-right="0.212cm" fo:padding-top="0.141cm" fo:padding-bottom="0.141cm" fo:border="0.1pt solid #cccccc">
        <style:background-image/>
      </style:table-cell-properties>
    </style:style>
    <style:style style:name="Táblázat76.A2" style:family="table-cell">
      <style:table-cell-properties fo:background-color="#ffffff" fo:padding-left="0.212cm" fo:padding-right="0.212cm" fo:padding-top="0.106cm" fo:padding-bottom="0.106cm" fo:border="0.1pt solid #cccccc">
        <style:background-image/>
      </style:table-cell-properties>
    </style:style>
    <style:style style:name="Táblázat76.A3" style:family="table-cell">
      <style:table-cell-properties fo:background-color="#f3f4f6" fo:padding-left="0.212cm" fo:padding-right="0.212cm" fo:padding-top="0.106cm" fo:padding-bottom="0.106cm" fo:border="0.1pt solid #cccccc">
        <style:background-image/>
      </style:table-cell-properties>
    </style:style>
    <style:style style:name="P1" style:family="paragraph" style:parent-style-name="Standard">
      <style:paragraph-properties fo:margin-top="5.08cm" fo:margin-bottom="0.847cm" style:contextual-spacing="false" fo:text-align="center" style:justify-single-word="false"/>
    </style:style>
    <style:style style:name="P2" style:family="paragraph" style:parent-style-name="Standard">
      <style:paragraph-properties fo:margin-top="0cm" fo:margin-bottom="0.423cm" style:contextual-spacing="false" fo:text-align="center" style:justify-single-word="false"/>
    </style:style>
    <style:style style:name="P3" style:family="paragraph" style:parent-style-name="Standard">
      <style:paragraph-properties fo:margin-top="0cm" fo:margin-bottom="2.54cm" style:contextual-spacing="false" fo:text-align="center" style:justify-single-word="false" fo:padding="0cm" fo:border-left="none" fo:border-right="none" fo:border-top="none" fo:border-bottom="0.74pt solid #067a45"/>
    </style:style>
    <style:style style:name="P4" style:family="paragraph" style:parent-style-name="Standard">
      <style:paragraph-properties fo:margin-top="0cm" fo:margin-bottom="0.423cm" style:contextual-spacing="false"/>
    </style:style>
    <style:style style:name="P5" style:family="paragraph" style:parent-style-name="Standard">
      <style:paragraph-properties fo:margin-top="0cm" fo:margin-bottom="0.212cm" style:contextual-spacing="false" fo:text-align="center" style:justify-single-word="false"/>
    </style:style>
    <style:style style:name="P6" style:family="paragraph" style:parent-style-name="Standard">
      <style:paragraph-properties fo:margin-top="0cm" fo:margin-bottom="0.635cm" style:contextual-spacing="false" fo:break-before="page"/>
    </style:style>
    <style:style style:name="P7" style:family="paragraph" style:parent-style-name="Standard">
      <style:paragraph-properties fo:margin-top="0cm" fo:margin-bottom="0.212cm" style:contextual-spacing="false" fo:text-align="center" style:justify-single-word="false" fo:break-before="page"/>
    </style:style>
    <style:style style:name="P8" style:family="paragraph" style:parent-style-name="Standard">
      <style:paragraph-properties fo:margin-top="0cm" fo:margin-bottom="0.847cm" style:contextual-spacing="false" fo:text-align="center" style:justify-single-word="false"/>
    </style:style>
    <style:style style:name="P9" style:family="paragraph" style:parent-style-name="Heading_20_1">
      <loext:graphic-properties draw:fill="solid" draw:fill-color="#067a45"/>
      <style:paragraph-properties fo:margin-left="0.423cm" fo:margin-right="0.423cm" fo:margin-top="0.847cm" fo:margin-bottom="0.423cm" style:contextual-spacing="false" fo:background-color="#067a45"/>
    </style:style>
    <style:style style:name="P10" style:family="paragraph" style:parent-style-name="Standard">
      <style:paragraph-properties fo:margin-top="0cm" fo:margin-bottom="0.212cm" style:contextual-spacing="false"/>
    </style:style>
    <style:style style:name="P11" style:family="paragraph" style:parent-style-name="Heading_20_3">
      <style:paragraph-properties fo:margin-top="0.423cm" fo:margin-bottom="0.212cm" style:contextual-spacing="false"/>
    </style:style>
    <style:style style:name="P12" style:family="paragraph" style:parent-style-name="List_20_Paragraph" style:list-style-name="WWNum2">
      <style:paragraph-properties fo:margin-top="0cm" fo:margin-bottom="0.141cm" style:contextual-spacing="false"/>
    </style:style>
    <style:style style:name="P13" style:family="paragraph" style:parent-style-name="Heading_20_2">
      <style:paragraph-properties fo:margin-top="0.635cm" fo:margin-bottom="0.282cm" style:contextual-spacing="false" fo:padding="0cm" fo:border-left="none" fo:border-right="none" fo:border-top="none" fo:border-bottom="0.51pt solid #067a45"/>
    </style:style>
    <style:style style:name="P14" style:family="paragraph" style:parent-style-name="Standard">
      <loext:graphic-properties draw:fill="solid" draw:fill-color="#d1fae5"/>
      <style:paragraph-properties fo:margin-left="0.635cm" fo:margin-right="0.635cm" fo:margin-top="0.282cm" fo:margin-bottom="0.282cm" style:contextual-spacing="false" fo:background-color="#d1fae5" fo:padding="0cm" fo:border-left="1.5pt solid #065f46" fo:border-right="none" fo:border-top="none" fo:border-bottom="none"/>
    </style:style>
    <style:style style:name="P15" style:family="paragraph" style:parent-style-name="Standard">
      <loext:graphic-properties draw:fill="solid" draw:fill-color="#fef3c7"/>
      <style:paragraph-properties fo:margin-left="0.635cm" fo:margin-right="0.635cm" fo:margin-top="0.282cm" fo:margin-bottom="0.282cm" style:contextual-spacing="false" fo:background-color="#fef3c7" fo:padding="0cm" fo:border-left="1.5pt solid #92400d" fo:border-right="none" fo:border-top="none" fo:border-bottom="none"/>
    </style:style>
    <style:style style:name="P16" style:family="paragraph" style:parent-style-name="Standard">
      <loext:graphic-properties draw:fill="solid" draw:fill-color="#f8f9fa"/>
      <style:paragraph-properties fo:margin-left="0.635cm" fo:margin-top="0.141cm" fo:margin-bottom="0.141cm" style:contextual-spacing="false" fo:background-color="#f8f9fa"/>
    </style:style>
    <style:style style:name="P17" style:family="paragraph" style:parent-style-name="Standard">
      <loext:graphic-properties draw:fill="solid" draw:fill-color="#dbeafe"/>
      <style:paragraph-properties fo:margin-left="0.635cm" fo:margin-right="0.635cm" fo:margin-top="0.282cm" fo:margin-bottom="0.282cm" style:contextual-spacing="false" fo:background-color="#dbeafe" fo:padding="0cm" fo:border-left="1.5pt solid #1e40af" fo:border-right="none" fo:border-top="none" fo:border-bottom="none"/>
    </style:style>
    <style:style style:name="T1" style:family="text">
      <style:text-properties fo:color="#067a45" loext:opacity="100%" style:font-name="Arial" fo:font-size="36pt" fo:font-weight="bold" style:font-name-asian="Arial3" style:font-size-asian="36pt" style:font-weight-asian="bold" style:font-name-complex="Arial3" style:font-size-complex="36pt" style:font-weight-complex="bold"/>
    </style:style>
    <style:style style:name="T2" style:family="text">
      <style:text-properties fo:color="#6b7280" loext:opacity="100%" style:font-name="Arial" fo:font-size="18pt" fo:font-style="italic" style:font-name-asian="Arial3" style:font-size-asian="18pt" style:font-style-asian="italic" style:font-name-complex="Arial3" style:font-size-complex="18pt" style:font-style-complex="italic"/>
    </style:style>
    <style:style style:name="T3" style:family="text">
      <style:text-properties fo:color="#1a1a2e" loext:opacity="100%" style:font-name="Arial" fo:font-size="20pt" fo:font-weight="bold" style:font-name-asian="Arial3" style:font-size-asian="20pt" style:font-weight-asian="bold" style:font-name-complex="Arial3" style:font-size-complex="20pt" style:font-weight-complex="bold"/>
    </style:style>
    <style:style style:name="T4" style:family="text">
      <style:text-properties fo:color="#6b7280" loext:opacity="100%" style:font-name="Arial" fo:font-size="14pt" style:font-name-asian="Arial3" style:font-size-asian="14pt" style:font-name-complex="Arial3" style:font-size-complex="14pt"/>
    </style:style>
    <style:style style:name="T5" style:family="text">
      <style:text-properties fo:color="#6b7280" loext:opacity="100%" style:font-name="Arial" fo:font-size="11pt" fo:font-style="italic" style:font-name-asian="Arial3" style:font-size-asian="11pt" style:font-style-asian="italic" style:font-name-complex="Arial3" style:font-size-complex="11pt" style:font-style-complex="italic"/>
    </style:style>
    <style:style style:name="T6" style:family="text">
      <style:text-properties fo:color="#6b7280" loext:opacity="100%" style:font-name="Arial" fo:font-size="11pt" style:font-name-asian="Arial3" style:font-size-asian="11pt" style:font-name-complex="Arial3" style:font-size-complex="11pt"/>
    </style:style>
    <style:style style:name="T7" style:family="text">
      <style:text-properties fo:color="#1a1a2e" loext:opacity="100%" style:font-name="Arial" fo:font-size="18pt" fo:font-weight="bold" style:font-name-asian="Arial3" style:font-size-asian="18pt" style:font-weight-asian="bold" style:font-name-complex="Arial3" style:font-size-complex="18pt" style:font-weight-complex="bold"/>
    </style:style>
    <style:style style:name="T8" style:family="text">
      <style:text-properties fo:color="#067a45" loext:opacity="100%" style:font-name="Arial" fo:font-size="26pt" fo:font-weight="bold" style:font-name-asian="Arial3" style:font-size-asian="26pt" style:font-weight-asian="bold" style:font-name-complex="Arial3" style:font-size-complex="26pt" style:font-weight-complex="bold"/>
    </style:style>
    <style:style style:name="T9" style:family="text">
      <style:text-properties fo:color="#1a1a2e" loext:opacity="100%" style:font-name="Arial" fo:font-size="26pt" fo:font-weight="bold" style:font-name-asian="Arial3" style:font-size-asian="26pt" style:font-weight-asian="bold" style:font-name-complex="Arial3" style:font-size-complex="26pt" style:font-weight-complex="bold"/>
    </style:style>
    <style:style style:name="T10" style:family="text">
      <style:text-properties fo:color="#ffffff" loext:opacity="100%" style:font-name="Arial" fo:font-size="18pt" fo:font-weight="bold" style:font-name-asian="Arial3" style:font-size-asian="18pt" style:font-weight-asian="bold" style:font-name-complex="Arial3" style:font-size-complex="18pt" style:font-weight-complex="bold"/>
    </style:style>
    <style:style style:name="T11" style:family="text">
      <style:text-properties fo:color="#1f2937" loext:opacity="100%" style:font-name="Arial" fo:font-size="11pt" style:font-name-asian="Arial3" style:font-size-asian="11pt" style:font-name-complex="Arial3" style:font-size-complex="11pt"/>
    </style:style>
    <style:style style:name="T12" style:family="text">
      <style:text-properties fo:color="#ffffff" loext:opacity="100%" style:font-name="Arial" fo:font-size="10pt" fo:font-weight="bold" style:font-name-asian="Arial3" style:font-size-asian="10pt" style:font-weight-asian="bold" style:font-name-complex="Arial3" style:font-size-complex="10pt" style:font-weight-complex="bold"/>
    </style:style>
    <style:style style:name="T13" style:family="text">
      <style:text-properties fo:color="#1f2937" loext:opacity="100%" style:font-name="Arial" fo:font-size="10pt" style:font-name-asian="Arial3" style:font-size-asian="10pt" style:font-name-complex="Arial3" style:font-size-complex="10pt"/>
    </style:style>
    <style:style style:name="T14" style:family="text">
      <style:text-properties fo:color="#1a1a2e" loext:opacity="100%" style:font-name="Arial" fo:font-size="13pt" fo:font-weight="bold" style:font-name-asian="Arial3" style:font-size-asian="13pt" style:font-weight-asian="bold" style:font-name-complex="Arial3" style:font-size-complex="13pt" style:font-weight-complex="bold"/>
    </style:style>
    <style:style style:name="T15" style:family="text">
      <style:text-properties fo:color="#1f2937" loext:opacity="100%" style:font-name="Arial" fo:font-size="11pt" fo:font-weight="bold" style:font-name-asian="Arial3" style:font-size-asian="11pt" style:font-weight-asian="bold" style:font-name-complex="Arial3" style:font-size-complex="11pt" style:font-weight-complex="bold"/>
    </style:style>
    <style:style style:name="T16" style:family="text">
      <style:text-properties fo:color="#067a45" loext:opacity="100%" style:font-name="Arial" fo:font-size="15pt" fo:font-weight="bold" style:font-name-asian="Arial3" style:font-size-asian="15pt" style:font-weight-asian="bold" style:font-name-complex="Arial3" style:font-size-complex="15pt" style:font-weight-complex="bold"/>
    </style:style>
    <style:style style:name="T17" style:family="text">
      <style:text-properties fo:color="#065f46" loext:opacity="100%" style:font-name="Arial" fo:font-size="10pt" fo:font-style="italic" style:font-name-asian="Arial3" style:font-size-asian="10pt" style:font-style-asian="italic" style:font-name-complex="Arial3" style:font-size-complex="10pt" style:font-style-complex="italic"/>
    </style:style>
    <style:style style:name="T18" style:family="text">
      <style:text-properties fo:color="#92400d" loext:opacity="100%" style:font-name="Arial" fo:font-size="10pt" fo:font-style="italic" style:font-name-asian="Arial3" style:font-size-asian="10pt" style:font-style-asian="italic" style:font-name-complex="Arial3" style:font-size-complex="10pt" style:font-style-complex="italic"/>
    </style:style>
    <style:style style:name="T19" style:family="text">
      <style:text-properties fo:color="#1e3a5f" loext:opacity="100%" fo:font-family="'Courier New'" style:font-family-generic="roman" style:font-pitch="variable" fo:font-size="9pt" style:font-family-asian="'Courier New'" style:font-family-generic-asian="system" style:font-pitch-asian="variable" style:font-size-asian="9pt" style:font-family-complex="'Courier New'" style:font-family-generic-complex="system" style:font-pitch-complex="variable" style:font-size-complex="9pt"/>
    </style:style>
    <style:style style:name="T20" style:family="text">
      <style:text-properties fo:color="#1e40af" loext:opacity="100%" style:font-name="Arial" fo:font-size="10pt" fo:font-style="italic" style:font-name-asian="Arial3" style:font-size-asian="10pt" style:font-style-asian="italic" style:font-name-complex="Arial3" style:font-size-complex="10pt" style:font-style-complex="italic"/>
    </style:style>
    <style:style style:name="T21" style:family="text">
      <style:text-properties fo:color="#067a45" loext:opacity="100%" style:font-name="Arial" fo:font-size="10pt" fo:font-weight="bold" style:font-name-asian="Arial3" style:font-size-asian="10pt" style:font-weight-asian="bold" style:font-name-complex="Arial3" style:font-size-complex="10pt" style:font-weight-complex="bol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OY'S SHACK</text:span></text:p>
      <text:p text:style-name="P2"><text:span text:style-name="T2">Est. 1888</text:span></text:p>
      <text:p text:style-name="P3"/>
      <text:p text:style-name="P2"><text:span text:style-name="T3">COMPLETE PROJECT DOCUMENTATION</text:span></text:p>
      <text:p text:style-name="P2"><text:span text:style-name="T4">Frontend <text:s/>· <text:s/>Backend <text:s/>· <text:s/>Database</text:span></text:p>
      <text:p text:style-name="P4"/>
      <text:p text:style-name="P5"><text:span text:style-name="T5">Thesis Project — KKK Software Developer &amp; Tester Programme</text:span></text:p>
      <text:p text:style-name="P5"><text:span text:style-name="T6">2024 / 2025</text:span></text:p>
      <text:p text:style-name="Standard"/>
      <text:p text:style-name="P6"><text:span text:style-name="T7">TABLE OF CONTENTS</text:span></text:p>
      <text:table-of-content text:style-name="Sect1" text:protected="true" text:name="Tartalomjegyzék1">
        <text:table-of-content-source text:outline-level="4"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Standard"><loext:content-control loext:plain-text="true" loext:alias="Table of Contents"/></text:p>
        </text:index-body>
      </text:table-of-content>
      <text:p text:style-name="Standard"/>
      <text:p text:style-name="Standard"/>
      <text:p text:style-name="P7"><text:span text:style-name="T8">PART 1</text:span></text:p>
      <text:p text:style-name="P8"><text:span text:style-name="T9">FRONTEND DOCUMENTATION</text:span></text:p>
      <text:h text:style-name="P9" text:outline-level="1"><text:span text:style-name="T10">1. Overview and Project Description</text:span></text:h>
      <text:p text:style-name="P10"><text:span text:style-name="T11">Roy's Shack Est. 1888 is a modern, multilingual pharmacy webshop developed as a final exam project (vizsgaremek) to fulfil the KKK (Output, Competency, Requirement) specifications. The application is built with the Angular framework, featuring full e-commerce functionality, responsive design, and support for three languages.</text:span></text:p>
      <text:p text:style-name="P10"/>
      <table:table table:name="Táblázat1" table:style-name="Táblázat1">
        <table:table-column table:style-name="Táblázat1.A"/>
        <table:table-column table:style-name="Táblázat1.B"/>
        <table:table-header-rows>
          <table:table-row table:style-name="Táblázat1.1">
            <table:table-cell table:style-name="Táblázat1.A1" office:value-type="string">
              <text:p text:style-name="Standard"><text:span text:style-name="T12">Property</text:span></text:p>
            </table:table-cell>
            <table:table-cell table:style-name="Táblázat1.A1" office:value-type="string">
              <text:p text:style-name="Standard"><text:span text:style-name="T12">Value</text:span></text:p>
            </table:table-cell>
          </table:table-row>
        </table:table-header-rows>
        <table:table-row table:style-name="Táblázat1.1">
          <table:table-cell table:style-name="Táblázat1.A2" office:value-type="string">
            <text:p text:style-name="Standard"><text:span text:style-name="T13">Framework</text:span></text:p>
          </table:table-cell>
          <table:table-cell table:style-name="Táblázat1.A2" office:value-type="string">
            <text:p text:style-name="Standard"><text:span text:style-name="T13">Angular 21 (standalone components)</text:span></text:p>
          </table:table-cell>
        </table:table-row>
        <table:table-row table:style-name="Táblázat1.1">
          <table:table-cell table:style-name="Táblázat1.A3" office:value-type="string">
            <text:p text:style-name="Standard"><text:span text:style-name="T13">Language</text:span></text:p>
          </table:table-cell>
          <table:table-cell table:style-name="Táblázat1.A3" office:value-type="string">
            <text:p text:style-name="Standard"><text:span text:style-name="T13">TypeScript 5.9</text:span></text:p>
          </table:table-cell>
        </table:table-row>
        <table:table-row table:style-name="Táblázat1.1">
          <table:table-cell table:style-name="Táblázat1.A2" office:value-type="string">
            <text:p text:style-name="Standard"><text:span text:style-name="T13">Styling</text:span></text:p>
          </table:table-cell>
          <table:table-cell table:style-name="Táblázat1.A2" office:value-type="string">
            <text:p text:style-name="Standard"><text:span text:style-name="T13">CSS (CSS Custom Properties-based theming)</text:span></text:p>
          </table:table-cell>
        </table:table-row>
        <table:table-row table:style-name="Táblázat1.1">
          <table:table-cell table:style-name="Táblázat1.A3" office:value-type="string">
            <text:p text:style-name="Standard"><text:span text:style-name="T13">Translations</text:span></text:p>
          </table:table-cell>
          <table:table-cell table:style-name="Táblázat1.A3" office:value-type="string">
            <text:p text:style-name="Standard"><text:span text:style-name="T13">ngx-translate (HU / EN / DE)</text:span></text:p>
          </table:table-cell>
        </table:table-row>
        <table:table-row table:style-name="Táblázat1.1">
          <table:table-cell table:style-name="Táblázat1.A2" office:value-type="string">
            <text:p text:style-name="Standard"><text:span text:style-name="T13">Currency</text:span></text:p>
          </table:table-cell>
          <table:table-cell table:style-name="Táblázat1.A2" office:value-type="string">
            <text:p text:style-name="Standard"><text:span text:style-name="T13">Automatic switching based on language (HUF / USD / EUR)</text:span></text:p>
          </table:table-cell>
        </table:table-row>
        <table:table-row table:style-name="Táblázat1.1">
          <table:table-cell table:style-name="Táblázat1.A3" office:value-type="string">
            <text:p text:style-name="Standard"><text:span text:style-name="T13">Theme system</text:span></text:p>
          </table:table-cell>
          <table:table-cell table:style-name="Táblázat1.A3" office:value-type="string">
            <text:p text:style-name="Standard"><text:span text:style-name="T13">Light / Dark mode (CSS variables)</text:span></text:p>
          </table:table-cell>
        </table:table-row>
        <table:table-row table:style-name="Táblázat1.1">
          <table:table-cell table:style-name="Táblázat1.A2" office:value-type="string">
            <text:p text:style-name="Standard"><text:span text:style-name="T13">State management</text:span></text:p>
          </table:table-cell>
          <table:table-cell table:style-name="Táblázat1.A2" office:value-type="string">
            <text:p text:style-name="Standard"><text:span text:style-name="T13">Angular Signals + BehaviorSubject</text:span></text:p>
          </table:table-cell>
        </table:table-row>
        <table:table-row table:style-name="Táblázat1.1">
          <table:table-cell table:style-name="Táblázat1.A3" office:value-type="string">
            <text:p text:style-name="Standard"><text:span text:style-name="T13">HTTP client</text:span></text:p>
          </table:table-cell>
          <table:table-cell table:style-name="Táblázat1.A3" office:value-type="string">
            <text:p text:style-name="Standard"><text:span text:style-name="T13">Angular HttpClient with interceptor</text:span></text:p>
          </table:table-cell>
        </table:table-row>
        <table:table-row table:style-name="Táblázat1.1">
          <table:table-cell table:style-name="Táblázat1.A2" office:value-type="string">
            <text:p text:style-name="Standard"><text:span text:style-name="T13">Testing</text:span></text:p>
          </table:table-cell>
          <table:table-cell table:style-name="Táblázat1.A2" office:value-type="string">
            <text:p text:style-name="Standard"><text:span text:style-name="T13">Vitest + Angular TestBed</text:span></text:p>
          </table:table-cell>
        </table:table-row>
        <table:table-row table:style-name="Táblázat1.1">
          <table:table-cell table:style-name="Táblázat1.A3" office:value-type="string">
            <text:p text:style-name="Standard"><text:span text:style-name="T13">Build tool</text:span></text:p>
          </table:table-cell>
          <table:table-cell table:style-name="Táblázat1.A3" office:value-type="string">
            <text:p text:style-name="Standard"><text:span text:style-name="T13">@angular/build:application</text:span></text:p>
          </table:table-cell>
        </table:table-row>
        <table:table-row table:style-name="Táblázat1.1">
          <table:table-cell table:style-name="Táblázat1.A2" office:value-type="string">
            <text:p text:style-name="Standard"><text:span text:style-name="T13">Package manager</text:span></text:p>
          </table:table-cell>
          <table:table-cell table:style-name="Táblázat1.A2" office:value-type="string">
            <text:p text:style-name="Standard"><text:span text:style-name="T13">npm 11.6.2</text:span></text:p>
          </table:table-cell>
        </table:table-row>
      </table:table>
      <text:p text:style-name="P10"/>
      <text:h text:style-name="P9" text:outline-level="1"><text:span text:style-name="T10">2. Project Structure</text:span></text:h>
      <text:p text:style-name="P10"><text:span text:style-name="T11">The application is organized according to the following directory structure:</text:span></text:p>
      <text:p text:style-name="P10"/>
      <table:table table:name="Táblázat2" table:style-name="Táblázat2">
        <table:table-column table:style-name="Táblázat2.A"/>
        <table:table-column table:style-name="Táblázat2.B"/>
        <table:table-header-rows>
          <table:table-row table:style-name="Táblázat2.1">
            <table:table-cell table:style-name="Táblázat2.A1" office:value-type="string">
              <text:p text:style-name="Standard"><text:span text:style-name="T12">Path</text:span></text:p>
            </table:table-cell>
            <table:table-cell table:style-name="Táblázat2.A1" office:value-type="string">
              <text:p text:style-name="Standard"><text:span text:style-name="T12">Description</text:span></text:p>
            </table:table-cell>
          </table:table-row>
        </table:table-header-rows>
        <table:table-row table:style-name="Táblázat2.1">
          <table:table-cell table:style-name="Táblázat2.A2" office:value-type="string">
            <text:p text:style-name="Standard"><text:span text:style-name="T13">src/app/</text:span></text:p>
          </table:table-cell>
          <table:table-cell table:style-name="Táblázat2.A2" office:value-type="string">
            <text:p text:style-name="Standard"><text:span text:style-name="T13">Application root directory</text:span></text:p>
          </table:table-cell>
        </table:table-row>
        <table:table-row table:style-name="Táblázat2.1">
          <table:table-cell table:style-name="Táblázat2.A3" office:value-type="string">
            <text:p text:style-name="Standard"><text:span text:style-name="T13">src/app/core/</text:span></text:p>
          </table:table-cell>
          <table:table-cell table:style-name="Táblázat2.A3" office:value-type="string">
            <text:p text:style-name="Standard"><text:span text:style-name="T13">Business logic – models, services, guards, interceptors</text:span></text:p>
          </table:table-cell>
        </table:table-row>
        <table:table-row table:style-name="Táblázat2.1">
          <table:table-cell table:style-name="Táblázat2.A2" office:value-type="string">
            <text:p text:style-name="Standard"><text:span text:style-name="T13">src/app/core/models/</text:span></text:p>
          </table:table-cell>
          <table:table-cell table:style-name="Táblázat2.A2" office:value-type="string">
            <text:p text:style-name="Standard"><text:span text:style-name="T13">TypeScript interfaces (Product, User, Auth, Forum/Blog)</text:span></text:p>
          </table:table-cell>
        </table:table-row>
        <table:table-row table:style-name="Táblázat2.1">
          <table:table-cell table:style-name="Táblázat2.A3" office:value-type="string">
            <text:p text:style-name="Standard"><text:span text:style-name="T13">src/app/core/services/</text:span></text:p>
          </table:table-cell>
          <table:table-cell table:style-name="Táblázat2.A3" office:value-type="string">
            <text:p text:style-name="Standard"><text:span text:style-name="T13">Angular services (Auth, Cart, Theme, Toast, Translation, Currency...)</text:span></text:p>
          </table:table-cell>
        </table:table-row>
        <table:table-row table:style-name="Táblázat2.1">
          <table:table-cell table:style-name="Táblázat2.A2" office:value-type="string">
            <text:p text:style-name="Standard"><text:span text:style-name="T13">src/app/core/guards/</text:span></text:p>
          </table:table-cell>
          <table:table-cell table:style-name="Táblázat2.A2" office:value-type="string">
            <text:p text:style-name="Standard"><text:span text:style-name="T13">Route guards (authGuard, adminGuard, guestGuard)</text:span></text:p>
          </table:table-cell>
        </table:table-row>
        <table:table-row table:style-name="Táblázat2.1">
          <table:table-cell table:style-name="Táblázat2.A3" office:value-type="string">
            <text:p text:style-name="Standard"><text:span text:style-name="T13">src/app/core/interceptors/</text:span></text:p>
          </table:table-cell>
          <table:table-cell table:style-name="Táblázat2.A3" office:value-type="string">
            <text:p text:style-name="Standard"><text:span text:style-name="T13">HTTP interceptors (auth token handling)</text:span></text:p>
          </table:table-cell>
        </table:table-row>
        <table:table-row table:style-name="Táblázat2.1">
          <table:table-cell table:style-name="Táblázat2.A2" office:value-type="string">
            <text:p text:style-name="Standard"><text:span text:style-name="T13">src/app/core/constants/</text:span></text:p>
          </table:table-cell>
          <table:table-cell table:style-name="Táblázat2.A2" office:value-type="string">
            <text:p text:style-name="Standard"><text:span text:style-name="T13">Visual constants (icons, images, slides, categories)</text:span></text:p>
          </table:table-cell>
        </table:table-row>
        <table:table-row table:style-name="Táblázat2.1">
          <table:table-cell table:style-name="Táblázat2.A3" office:value-type="string">
            <text:p text:style-name="Standard"><text:span text:style-name="T13">src/app/pages/</text:span></text:p>
          </table:table-cell>
          <table:table-cell table:style-name="Táblázat2.A3" office:value-type="string">
            <text:p text:style-name="Standard"><text:span text:style-name="T13">Page components (Home, Products, Forum, Admin, Profile, etc.)</text:span></text:p>
          </table:table-cell>
        </table:table-row>
        <table:table-row table:style-name="Táblázat2.1">
          <table:table-cell table:style-name="Táblázat2.A2" office:value-type="string">
            <text:p text:style-name="Standard"><text:span text:style-name="T13">src/app/shared/</text:span></text:p>
          </table:table-cell>
          <table:table-cell table:style-name="Táblázat2.A2" office:value-type="string">
            <text:p text:style-name="Standard"><text:span text:style-name="T13">Reusable components, directives, and pipes</text:span></text:p>
          </table:table-cell>
        </table:table-row>
        <text:soft-page-break/>
        <table:table-row table:style-name="Táblázat2.1">
          <table:table-cell table:style-name="Táblázat2.A3" office:value-type="string">
            <text:p text:style-name="Standard"><text:span text:style-name="T13">src/app/shared/components/</text:span></text:p>
          </table:table-cell>
          <table:table-cell table:style-name="Táblázat2.A3" office:value-type="string">
            <text:p text:style-name="Standard"><text:span text:style-name="T13">UI elements (Header, Footer, Toast, ProductCard, etc.)</text:span></text:p>
          </table:table-cell>
        </table:table-row>
        <table:table-row table:style-name="Táblázat2.1">
          <table:table-cell table:style-name="Táblázat2.A2" office:value-type="string">
            <text:p text:style-name="Standard"><text:span text:style-name="T13">src/app/shared/directives/</text:span></text:p>
          </table:table-cell>
          <table:table-cell table:style-name="Táblázat2.A2" office:value-type="string">
            <text:p text:style-name="Standard"><text:span text:style-name="T13">ScrollReveal directive (scroll-based animations)</text:span></text:p>
          </table:table-cell>
        </table:table-row>
        <table:table-row table:style-name="Táblázat2.1">
          <table:table-cell table:style-name="Táblázat2.A3" office:value-type="string">
            <text:p text:style-name="Standard"><text:span text:style-name="T13">src/app/shared/pipes/</text:span></text:p>
          </table:table-cell>
          <table:table-cell table:style-name="Táblázat2.A3" office:value-type="string">
            <text:p text:style-name="Standard"><text:span text:style-name="T13">Currency formatting pipe</text:span></text:p>
          </table:table-cell>
        </table:table-row>
        <table:table-row table:style-name="Táblázat2.1">
          <table:table-cell table:style-name="Táblázat2.A2" office:value-type="string">
            <text:p text:style-name="Standard"><text:span text:style-name="T13">src/assets/i18n/</text:span></text:p>
          </table:table-cell>
          <table:table-cell table:style-name="Táblázat2.A2" office:value-type="string">
            <text:p text:style-name="Standard"><text:span text:style-name="T13">Translation files (hu.json, en.json, de.json)</text:span></text:p>
          </table:table-cell>
        </table:table-row>
        <table:table-row table:style-name="Táblázat2.1">
          <table:table-cell table:style-name="Táblázat2.A3" office:value-type="string">
            <text:p text:style-name="Standard"><text:span text:style-name="T13">src/assets/icons/</text:span></text:p>
          </table:table-cell>
          <table:table-cell table:style-name="Táblázat2.A3" office:value-type="string">
            <text:p text:style-name="Standard"><text:span text:style-name="T13">Icon set (.webp format)</text:span></text:p>
          </table:table-cell>
        </table:table-row>
        <table:table-row table:style-name="Táblázat2.1">
          <table:table-cell table:style-name="Táblázat2.A2" office:value-type="string">
            <text:p text:style-name="Standard"><text:span text:style-name="T13">src/assets/fonts/</text:span></text:p>
          </table:table-cell>
          <table:table-cell table:style-name="Táblázat2.A2" office:value-type="string">
            <text:p text:style-name="Standard"><text:span text:style-name="T13">Font families (Roboto, Inconsolata)</text:span></text:p>
          </table:table-cell>
        </table:table-row>
        <table:table-row table:style-name="Táblázat2.1">
          <table:table-cell table:style-name="Táblázat2.A3" office:value-type="string">
            <text:p text:style-name="Standard"><text:span text:style-name="T13">src/styles/</text:span></text:p>
          </table:table-cell>
          <table:table-cell table:style-name="Táblázat2.A3" office:value-type="string">
            <text:p text:style-name="Standard"><text:span text:style-name="T13">Global CSS (variables, themes, base styles)</text:span></text:p>
          </table:table-cell>
        </table:table-row>
        <table:table-row table:style-name="Táblázat2.1">
          <table:table-cell table:style-name="Táblázat2.A2" office:value-type="string">
            <text:p text:style-name="Standard"><text:span text:style-name="T13">src/environments/</text:span></text:p>
          </table:table-cell>
          <table:table-cell table:style-name="Táblázat2.A2" office:value-type="string">
            <text:p text:style-name="Standard"><text:span text:style-name="T13">Environment configuration (development / production)</text:span></text:p>
          </table:table-cell>
        </table:table-row>
      </table:table>
      <text:p text:style-name="P10"/>
      <text:h text:style-name="P9" text:outline-level="1"><text:span text:style-name="T10">3. Routing</text:span></text:h>
      <text:p text:style-name="P10"><text:span text:style-name="T11">The application uses Angular Router-based navigation with lazy loading for less frequently visited pages. Route guards protect authorization-restricted routes.</text:span></text:p>
      <text:p text:style-name="P10"/>
      <table:table table:name="Táblázat3" table:style-name="Táblázat3">
        <table:table-column table:style-name="Táblázat3.A" table:number-columns-repeated="2"/>
        <table:table-column table:style-name="Táblázat3.C"/>
        <table:table-column table:style-name="Táblázat3.D"/>
        <table:table-header-rows>
          <table:table-row table:style-name="Táblázat3.1">
            <table:table-cell table:style-name="Táblázat3.A1" office:value-type="string">
              <text:p text:style-name="Standard"><text:span text:style-name="T12">Route</text:span></text:p>
            </table:table-cell>
            <table:table-cell table:style-name="Táblázat3.A1" office:value-type="string">
              <text:p text:style-name="Standard"><text:span text:style-name="T12">Component</text:span></text:p>
            </table:table-cell>
            <table:table-cell table:style-name="Táblázat3.A1" office:value-type="string">
              <text:p text:style-name="Standard"><text:span text:style-name="T12">Description</text:span></text:p>
            </table:table-cell>
            <table:table-cell table:style-name="Táblázat3.A1" office:value-type="string">
              <text:p text:style-name="Standard"><text:span text:style-name="T12">Guard</text:span></text:p>
            </table:table-cell>
          </table:table-row>
        </table:table-header-rows>
        <table:table-row table:style-name="Táblázat3.1">
          <table:table-cell table:style-name="Táblázat3.A2" office:value-type="string">
            <text:p text:style-name="Standard"><text:span text:style-name="T13">/</text:span></text:p>
          </table:table-cell>
          <table:table-cell table:style-name="Táblázat3.A2" office:value-type="string">
            <text:p text:style-name="Standard"><text:span text:style-name="T13">home</text:span></text:p>
          </table:table-cell>
          <table:table-cell table:style-name="Táblázat3.A2" office:value-type="string">
            <text:p text:style-name="Standard"><text:span text:style-name="T13">Home page redirect</text:span></text:p>
          </table:table-cell>
          <table:table-cell table:style-name="Táblázat3.A2" office:value-type="string">
            <text:p text:style-name="Standard"><text:span text:style-name="T13">–</text:span></text:p>
          </table:table-cell>
        </table:table-row>
        <table:table-row table:style-name="Táblázat3.1">
          <table:table-cell table:style-name="Táblázat3.A3" office:value-type="string">
            <text:p text:style-name="Standard"><text:span text:style-name="T13">/home</text:span></text:p>
          </table:table-cell>
          <table:table-cell table:style-name="Táblázat3.A3" office:value-type="string">
            <text:p text:style-name="Standard"><text:span text:style-name="T13">Home</text:span></text:p>
          </table:table-cell>
          <table:table-cell table:style-name="Táblázat3.A3" office:value-type="string">
            <text:p text:style-name="Standard"><text:span text:style-name="T13">Home page (hero slider, featured products, blog)</text:span></text:p>
          </table:table-cell>
          <table:table-cell table:style-name="Táblázat3.A3" office:value-type="string">
            <text:p text:style-name="Standard"><text:span text:style-name="T13">–</text:span></text:p>
          </table:table-cell>
        </table:table-row>
        <table:table-row table:style-name="Táblázat3.1">
          <table:table-cell table:style-name="Táblázat3.A2" office:value-type="string">
            <text:p text:style-name="Standard"><text:span text:style-name="T13">/products</text:span></text:p>
          </table:table-cell>
          <table:table-cell table:style-name="Táblázat3.A2" office:value-type="string">
            <text:p text:style-name="Standard"><text:span text:style-name="T13">Products</text:span></text:p>
          </table:table-cell>
          <table:table-cell table:style-name="Táblázat3.A2" office:value-type="string">
            <text:p text:style-name="Standard"><text:span text:style-name="T13">Product listing with filtering and pagination</text:span></text:p>
          </table:table-cell>
          <table:table-cell table:style-name="Táblázat3.A2" office:value-type="string">
            <text:p text:style-name="Standard"><text:span text:style-name="T13">–</text:span></text:p>
          </table:table-cell>
        </table:table-row>
        <table:table-row table:style-name="Táblázat3.1">
          <table:table-cell table:style-name="Táblázat3.A3" office:value-type="string">
            <text:p text:style-name="Standard"><text:span text:style-name="T13">/products/:id</text:span></text:p>
          </table:table-cell>
          <table:table-cell table:style-name="Táblázat3.A3" office:value-type="string">
            <text:p text:style-name="Standard"><text:span text:style-name="T13">ProductDetail</text:span></text:p>
          </table:table-cell>
          <table:table-cell table:style-name="Táblázat3.A3" office:value-type="string">
            <text:p text:style-name="Standard"><text:span text:style-name="T13">Product detail page (lazy)</text:span></text:p>
          </table:table-cell>
          <table:table-cell table:style-name="Táblázat3.A3" office:value-type="string">
            <text:p text:style-name="Standard"><text:span text:style-name="T13">–</text:span></text:p>
          </table:table-cell>
        </table:table-row>
        <table:table-row table:style-name="Táblázat3.1">
          <table:table-cell table:style-name="Táblázat3.A2" office:value-type="string">
            <text:p text:style-name="Standard"><text:span text:style-name="T13">/forum</text:span></text:p>
          </table:table-cell>
          <table:table-cell table:style-name="Táblázat3.A2" office:value-type="string">
            <text:p text:style-name="Standard"><text:span text:style-name="T13">Forum</text:span></text:p>
          </table:table-cell>
          <table:table-cell table:style-name="Táblázat3.A2" office:value-type="string">
            <text:p text:style-name="Standard"><text:span text:style-name="T13">Forum / Blog listing</text:span></text:p>
          </table:table-cell>
          <table:table-cell table:style-name="Táblázat3.A2" office:value-type="string">
            <text:p text:style-name="Standard"><text:span text:style-name="T13">–</text:span></text:p>
          </table:table-cell>
        </table:table-row>
        <table:table-row table:style-name="Táblázat3.1">
          <table:table-cell table:style-name="Táblázat3.A3" office:value-type="string">
            <text:p text:style-name="Standard"><text:span text:style-name="T13">/forum/:slug</text:span></text:p>
          </table:table-cell>
          <table:table-cell table:style-name="Táblázat3.A3" office:value-type="string">
            <text:p text:style-name="Standard"><text:span text:style-name="T13">ForumDetail</text:span></text:p>
          </table:table-cell>
          <table:table-cell table:style-name="Táblázat3.A3" office:value-type="string">
            <text:p text:style-name="Standard"><text:span text:style-name="T13">Forum / Blog detail (lazy)</text:span></text:p>
          </table:table-cell>
          <table:table-cell table:style-name="Táblázat3.A3" office:value-type="string">
            <text:p text:style-name="Standard"><text:span text:style-name="T13">–</text:span></text:p>
          </table:table-cell>
        </table:table-row>
        <table:table-row table:style-name="Táblázat3.1">
          <table:table-cell table:style-name="Táblázat3.A2" office:value-type="string">
            <text:p text:style-name="Standard"><text:span text:style-name="T13">/profile</text:span></text:p>
          </table:table-cell>
          <table:table-cell table:style-name="Táblázat3.A2" office:value-type="string">
            <text:p text:style-name="Standard"><text:span text:style-name="T13">Profile</text:span></text:p>
          </table:table-cell>
          <table:table-cell table:style-name="Táblázat3.A2" office:value-type="string">
            <text:p text:style-name="Standard"><text:span text:style-name="T13">User profile</text:span></text:p>
          </table:table-cell>
          <table:table-cell table:style-name="Táblázat3.A2" office:value-type="string">
            <text:p text:style-name="Standard"><text:span text:style-name="T13">authGuard</text:span></text:p>
          </table:table-cell>
        </table:table-row>
        <table:table-row table:style-name="Táblázat3.1">
          <table:table-cell table:style-name="Táblázat3.A3" office:value-type="string">
            <text:p text:style-name="Standard"><text:span text:style-name="T13">/purchase</text:span></text:p>
          </table:table-cell>
          <table:table-cell table:style-name="Táblázat3.A3" office:value-type="string">
            <text:p text:style-name="Standard"><text:span text:style-name="T13">Purchase</text:span></text:p>
          </table:table-cell>
          <table:table-cell table:style-name="Táblázat3.A3" office:value-type="string">
            <text:p text:style-name="Standard"><text:span text:style-name="T13">Checkout / purchase</text:span></text:p>
          </table:table-cell>
          <table:table-cell table:style-name="Táblázat3.A3" office:value-type="string">
            <text:p text:style-name="Standard"><text:span text:style-name="T13">authGuard</text:span></text:p>
          </table:table-cell>
        </table:table-row>
        <table:table-row table:style-name="Táblázat3.1">
          <table:table-cell table:style-name="Táblázat3.A2" office:value-type="string">
            <text:p text:style-name="Standard"><text:span text:style-name="T13">/admin</text:span></text:p>
          </table:table-cell>
          <table:table-cell table:style-name="Táblázat3.A2" office:value-type="string">
            <text:p text:style-name="Standard"><text:span text:style-name="T13">Admin</text:span></text:p>
          </table:table-cell>
          <table:table-cell table:style-name="Táblázat3.A2" office:value-type="string">
            <text:p text:style-name="Standard"><text:span text:style-name="T13">Admin panel (users, orders)</text:span></text:p>
          </table:table-cell>
          <table:table-cell table:style-name="Táblázat3.A2" office:value-type="string">
            <text:p text:style-name="Standard"><text:span text:style-name="T13">adminGuard</text:span></text:p>
          </table:table-cell>
        </table:table-row>
        <table:table-row table:style-name="Táblázat3.1">
          <table:table-cell table:style-name="Táblázat3.A3" office:value-type="string">
            <text:p text:style-name="Standard"><text:span text:style-name="T13">/login</text:span></text:p>
          </table:table-cell>
          <table:table-cell table:style-name="Táblázat3.A3" office:value-type="string">
            <text:p text:style-name="Standard"><text:span text:style-name="T13">Login</text:span></text:p>
          </table:table-cell>
          <table:table-cell table:style-name="Táblázat3.A3" office:value-type="string">
            <text:p text:style-name="Standard"><text:span text:style-name="T13">Login page (lazy)</text:span></text:p>
          </table:table-cell>
          <table:table-cell table:style-name="Táblázat3.A3" office:value-type="string">
            <text:p text:style-name="Standard"><text:span text:style-name="T13">guestGuard</text:span></text:p>
          </table:table-cell>
        </table:table-row>
        <table:table-row table:style-name="Táblázat3.1">
          <table:table-cell table:style-name="Táblázat3.A2" office:value-type="string">
            <text:p text:style-name="Standard"><text:span text:style-name="T13">/register</text:span></text:p>
          </table:table-cell>
          <table:table-cell table:style-name="Táblázat3.A2" office:value-type="string">
            <text:p text:style-name="Standard"><text:span text:style-name="T13">Register</text:span></text:p>
          </table:table-cell>
          <table:table-cell table:style-name="Táblázat3.A2" office:value-type="string">
            <text:p text:style-name="Standard"><text:span text:style-name="T13">Registration (lazy)</text:span></text:p>
          </table:table-cell>
          <table:table-cell table:style-name="Táblázat3.A2" office:value-type="string">
            <text:p text:style-name="Standard"><text:span text:style-name="T13">guestGuard</text:span></text:p>
          </table:table-cell>
        </table:table-row>
        <table:table-row table:style-name="Táblázat3.1">
          <table:table-cell table:style-name="Táblázat3.A3" office:value-type="string">
            <text:p text:style-name="Standard"><text:span text:style-name="T13">/login-promise</text:span></text:p>
          </table:table-cell>
          <table:table-cell table:style-name="Táblázat3.A3" office:value-type="string">
            <text:p text:style-name="Standard"><text:span text:style-name="T13">LoginPromise</text:span></text:p>
          </table:table-cell>
          <table:table-cell table:style-name="Táblázat3.A3" office:value-type="string">
            <text:p text:style-name="Standard"><text:span text:style-name="T13">Login email confirmation (lazy)</text:span></text:p>
          </table:table-cell>
          <table:table-cell table:style-name="Táblázat3.A3" office:value-type="string">
            <text:p text:style-name="Standard"><text:span text:style-name="T13">–</text:span></text:p>
          </table:table-cell>
        </table:table-row>
        <table:table-row table:style-name="Táblázat3.1">
          <table:table-cell table:style-name="Táblázat3.A2" office:value-type="string">
            <text:p text:style-name="Standard"><text:span text:style-name="T13">/registration-promise</text:span></text:p>
          </table:table-cell>
          <table:table-cell table:style-name="Táblázat3.A2" office:value-type="string">
            <text:p text:style-name="Standard"><text:span text:style-name="T13">RegistrationPromise</text:span></text:p>
          </table:table-cell>
          <table:table-cell table:style-name="Táblázat3.A2" office:value-type="string">
            <text:p text:style-name="Standard"><text:span text:style-name="T13">Registration activation (lazy)</text:span></text:p>
          </table:table-cell>
          <table:table-cell table:style-name="Táblázat3.A2" office:value-type="string">
            <text:p text:style-name="Standard"><text:span text:style-name="T13">–</text:span></text:p>
          </table:table-cell>
        </table:table-row>
        <table:table-row table:style-name="Táblázat3.1">
          <table:table-cell table:style-name="Táblázat3.A3" office:value-type="string">
            <text:p text:style-name="Standard"><text:span text:style-name="T13">/password-reset-request</text:span></text:p>
          </table:table-cell>
          <table:table-cell table:style-name="Táblázat3.A3" office:value-type="string">
            <text:p text:style-name="Standard"><text:span text:style-name="T13">PasswordResetRequest</text:span></text:p>
          </table:table-cell>
          <table:table-cell table:style-name="Táblázat3.A3" office:value-type="string">
            <text:p text:style-name="Standard"><text:span text:style-name="T13">Password reset request (lazy)</text:span></text:p>
          </table:table-cell>
          <table:table-cell table:style-name="Táblázat3.A3" office:value-type="string">
            <text:p text:style-name="Standard"><text:span text:style-name="T13">–</text:span></text:p>
          </table:table-cell>
        </table:table-row>
        <table:table-row table:style-name="Táblázat3.1">
          <table:table-cell table:style-name="Táblázat3.A2" office:value-type="string">
            <text:p text:style-name="Standard"><text:span text:style-name="T13">/password-reset</text:span></text:p>
          </table:table-cell>
          <table:table-cell table:style-name="Táblázat3.A2" office:value-type="string">
            <text:p text:style-name="Standard"><text:span text:style-name="T13">PasswordReset</text:span></text:p>
          </table:table-cell>
          <table:table-cell table:style-name="Táblázat3.A2" office:value-type="string">
            <text:p text:style-name="Standard"><text:span text:style-name="T13">Password reset (lazy)</text:span></text:p>
          </table:table-cell>
          <table:table-cell table:style-name="Táblázat3.A2" office:value-type="string">
            <text:p text:style-name="Standard"><text:span text:style-name="T13">–</text:span></text:p>
          </table:table-cell>
        </table:table-row>
        <table:table-row table:style-name="Táblázat3.1">
          <table:table-cell table:style-name="Táblázat3.A3" office:value-type="string">
            <text:p text:style-name="Standard"><text:span text:style-name="T13">/delacc-promise</text:span></text:p>
          </table:table-cell>
          <table:table-cell table:style-name="Táblázat3.A3" office:value-type="string">
            <text:p text:style-name="Standard"><text:span text:style-name="T13">DelaccPromise</text:span></text:p>
          </table:table-cell>
          <table:table-cell table:style-name="Táblázat3.A3" office:value-type="string">
            <text:p text:style-name="Standard"><text:span text:style-name="T13">Account deletion confirmation (lazy)</text:span></text:p>
          </table:table-cell>
          <table:table-cell table:style-name="Táblázat3.A3" office:value-type="string">
            <text:p text:style-name="Standard"><text:span text:style-name="T13">authGuard</text:span></text:p>
          </table:table-cell>
        </table:table-row>
        <table:table-row table:style-name="Táblázat3.1">
          <table:table-cell table:style-name="Táblázat3.A2" office:value-type="string">
            <text:p text:style-name="Standard"><text:span text:style-name="T13">/email</text:span></text:p>
          </table:table-cell>
          <table:table-cell table:style-name="Táblázat3.A2" office:value-type="string">
            <text:p text:style-name="Standard"><text:span text:style-name="T13">Email</text:span></text:p>
          </table:table-cell>
          <table:table-cell table:style-name="Táblázat3.A2" office:value-type="string">
            <text:p text:style-name="Standard"><text:span text:style-name="T13">Email confirmation page (lazy)</text:span></text:p>
          </table:table-cell>
          <table:table-cell table:style-name="Táblázat3.A2" office:value-type="string">
            <text:p text:style-name="Standard"><text:span text:style-name="T13">–</text:span></text:p>
          </table:table-cell>
        </table:table-row>
        <text:soft-page-break/>
        <table:table-row table:style-name="Táblázat3.1">
          <table:table-cell table:style-name="Táblázat3.A3" office:value-type="string">
            <text:p text:style-name="Standard"><text:span text:style-name="T13">/legal</text:span></text:p>
          </table:table-cell>
          <table:table-cell table:style-name="Táblázat3.A3" office:value-type="string">
            <text:p text:style-name="Standard"><text:span text:style-name="T13">Legal</text:span></text:p>
          </table:table-cell>
          <table:table-cell table:style-name="Táblázat3.A3" office:value-type="string">
            <text:p text:style-name="Standard"><text:span text:style-name="T13">Legal information</text:span></text:p>
          </table:table-cell>
          <table:table-cell table:style-name="Táblázat3.A3" office:value-type="string">
            <text:p text:style-name="Standard"><text:span text:style-name="T13">–</text:span></text:p>
          </table:table-cell>
        </table:table-row>
        <table:table-row table:style-name="Táblázat3.1">
          <table:table-cell table:style-name="Táblázat3.A2" office:value-type="string">
            <text:p text:style-name="Standard"><text:span text:style-name="T13">/bracket</text:span></text:p>
          </table:table-cell>
          <table:table-cell table:style-name="Táblázat3.A2" office:value-type="string">
            <text:p text:style-name="Standard"><text:span text:style-name="T13">Bracket</text:span></text:p>
          </table:table-cell>
          <table:table-cell table:style-name="Táblázat3.A2" office:value-type="string">
            <text:p text:style-name="Standard"><text:span text:style-name="T13">Specification / bracket page</text:span></text:p>
          </table:table-cell>
          <table:table-cell table:style-name="Táblázat3.A2" office:value-type="string">
            <text:p text:style-name="Standard"><text:span text:style-name="T13">–</text:span></text:p>
          </table:table-cell>
        </table:table-row>
        <table:table-row table:style-name="Táblázat3.1">
          <table:table-cell table:style-name="Táblázat3.A3" office:value-type="string">
            <text:p text:style-name="Standard"><text:span text:style-name="T13">/**</text:span></text:p>
          </table:table-cell>
          <table:table-cell table:style-name="Táblázat3.A3" office:value-type="string">
            <text:p text:style-name="Standard"><text:span text:style-name="T13">NotFound</text:span></text:p>
          </table:table-cell>
          <table:table-cell table:style-name="Táblázat3.A3" office:value-type="string">
            <text:p text:style-name="Standard"><text:span text:style-name="T13">404 page</text:span></text:p>
          </table:table-cell>
          <table:table-cell table:style-name="Táblázat3.A3" office:value-type="string">
            <text:p text:style-name="Standard"><text:span text:style-name="T13">–</text:span></text:p>
          </table:table-cell>
        </table:table-row>
      </table:table>
      <text:p text:style-name="P10"/>
      <text:h text:style-name="P9" text:outline-level="1"><text:span text:style-name="T10">4. Route Guards</text:span></text:h>
      <text:p text:style-name="P10"><text:span text:style-name="T11">The application uses three route guards to protect its routes:</text:span></text:p>
      <text:p text:style-name="P10"/>
      <text:h text:style-name="P11" text:outline-level="3"><text:span text:style-name="T14">authGuard</text:span></text:h>
      <text:p text:style-name="P10"><text:span text:style-name="T11">Checks whether the user is authenticated (AuthService.isUserAuthenticated()). If not, redirects to /login and stores the intended destination in the returnUrl query parameter.</text:span></text:p>
      <text:p text:style-name="P10"/>
      <text:h text:style-name="P11" text:outline-level="3"><text:span text:style-name="T14">adminGuard</text:span></text:h>
      <text:p text:style-name="P10"><text:span text:style-name="T11">First runs the authGuard logic (login required), then verifies that the user's account_state is "admin". Without admin privileges, redirects to /home.</text:span></text:p>
      <text:p text:style-name="P10"/>
      <text:h text:style-name="P11" text:outline-level="3"><text:span text:style-name="T14">guestGuard</text:span></text:h>
      <text:p text:style-name="P10"><text:span text:style-name="T11">Grants access only to unauthenticated users (e.g. /login, /register). If the user is already logged in, automatically redirects to /home.</text:span></text:p>
      <text:p text:style-name="P10"/>
      <text:h text:style-name="P9" text:outline-level="1"><text:span text:style-name="T10">5. HTTP Interceptor</text:span></text:h>
      <text:p text:style-name="P10"><text:span text:style-name="T11">The authInterceptor runs on every outgoing HTTP request. For public endpoints (e.g. product retrieval, login) it only sets the Content-Type header. For protected endpoints it also attaches the JWT token using the Bearer scheme.</text:span></text:p>
      <text:p text:style-name="P10"/>
      <text:p text:style-name="P10"><text:span text:style-name="T15">Public endpoints:</text:span></text:p>
      <text:list text:style-name="WWNum2">
        <text:list-item text:start-value="1">
          <text:p text:style-name="P12"><text:span text:style-name="T11">/login_request</text:span></text:p>
        </text:list-item>
        <text:list-item>
          <text:p text:style-name="P12"><text:span text:style-name="T11">/login_promise</text:span></text:p>
        </text:list-item>
        <text:list-item>
          <text:p text:style-name="P12"><text:span text:style-name="T11">/registration_request</text:span></text:p>
        </text:list-item>
        <text:list-item>
          <text:p text:style-name="P12"><text:span text:style-name="T11">/registration_promise</text:span></text:p>
        </text:list-item>
        <text:list-item>
          <text:p text:style-name="P12"><text:span text:style-name="T11">/chpass_request</text:span></text:p>
        </text:list-item>
        <text:list-item>
          <text:p text:style-name="P12"><text:span text:style-name="T11">/chpass_promise</text:span></text:p>
        </text:list-item>
        <text:list-item>
          <text:p text:style-name="P12"><text:span text:style-name="T11">/get_all_products</text:span></text:p>
        </text:list-item>
        <text:list-item>
          <text:p text:style-name="P12"><text:span text:style-name="T11">/get_all_featured_products</text:span></text:p>
        </text:list-item>
        <text:list-item>
          <text:p text:style-name="P12"><text:span text:style-name="T11">/newsletter_subscription</text:span></text:p>
        </text:list-item>
      </text:list>
      <text:p text:style-name="P10"/>
      <text:p text:style-name="P10"><text:span text:style-name="T15">On 401 errors:</text:span></text:p>
      <text:list text:continue-numbering="true" text:style-name="WWNum2">
        <text:list-item>
          <text:p text:style-name="P12"><text:soft-page-break/><text:span text:style-name="T11">hianyzo_auth_header: if the token is missing on a protected endpoint → logout + redirect to /login</text:span></text:p>
        </text:list-item>
        <text:list-item>
          <text:p text:style-name="P12"><text:span text:style-name="T11">hibas_token: expired or invalid JWT → logout + redirect to /login with session_expired message</text:span></text:p>
        </text:list-item>
      </text:list>
      <text:p text:style-name="P10"/>
      <text:h text:style-name="P9" text:outline-level="1"><text:span text:style-name="T10">6. Services</text:span></text:h>
      <text:h text:style-name="P13" text:outline-level="2"><text:span text:style-name="T16">6.1 AuthService</text:span></text:h>
      <text:p text:style-name="P10"><text:span text:style-name="T11">Responsible for: login, registration, password change, logout, and token management.</text:span></text:p>
      <text:p text:style-name="P10"/>
      <text:p text:style-name="P14"><text:span text:style-name="T17">All sensitive data is Base64-encoded before being sent to the backend (btoa/encodeURIComponent), as required by the backend API.</text:span></text:p>
      <text:p text:style-name="P10"/>
      <table:table table:name="Táblázat4" table:style-name="Táblázat4">
        <table:table-column table:style-name="Táblázat4.A"/>
        <table:table-column table:style-name="Táblázat4.B"/>
        <table:table-header-rows>
          <table:table-row table:style-name="Táblázat4.1">
            <table:table-cell table:style-name="Táblázat4.A1" office:value-type="string">
              <text:p text:style-name="Standard"><text:span text:style-name="T12">Method</text:span></text:p>
            </table:table-cell>
            <table:table-cell table:style-name="Táblázat4.A1" office:value-type="string">
              <text:p text:style-name="Standard"><text:span text:style-name="T12">Description</text:span></text:p>
            </table:table-cell>
          </table:table-row>
        </table:table-header-rows>
        <table:table-row table:style-name="Táblázat4.1">
          <table:table-cell table:style-name="Táblázat4.A2" office:value-type="string">
            <text:p text:style-name="Standard"><text:span text:style-name="T13">loginRequest(email, password)</text:span></text:p>
          </table:table-cell>
          <table:table-cell table:style-name="Táblázat4.A2" office:value-type="string">
            <text:p text:style-name="Standard"><text:span text:style-name="T13">Sends a login request – triggers an email confirmation</text:span></text:p>
          </table:table-cell>
        </table:table-row>
        <table:table-row table:style-name="Táblázat4.1">
          <table:table-cell table:style-name="Táblázat4.A3" office:value-type="string">
            <text:p text:style-name="Standard"><text:span text:style-name="T13">loginPromise(id, confirmationToken, stayLoggedIn)</text:span></text:p>
          </table:table-cell>
          <table:table-cell table:style-name="Táblázat4.A3" office:value-type="string">
            <text:p text:style-name="Standard"><text:span text:style-name="T13">Completes login using the confirmation token</text:span></text:p>
          </table:table-cell>
        </table:table-row>
        <table:table-row table:style-name="Táblázat4.1">
          <table:table-cell table:style-name="Táblázat4.A2" office:value-type="string">
            <text:p text:style-name="Standard"><text:span text:style-name="T13">register(email, password, firstname, lastname)</text:span></text:p>
          </table:table-cell>
          <table:table-cell table:style-name="Táblázat4.A2" office:value-type="string">
            <text:p text:style-name="Standard"><text:span text:style-name="T13">Sends a registration request</text:span></text:p>
          </table:table-cell>
        </table:table-row>
        <table:table-row table:style-name="Táblázat4.1">
          <table:table-cell table:style-name="Táblázat4.A3" office:value-type="string">
            <text:p text:style-name="Standard"><text:span text:style-name="T13">completeRegistration(id, token, stayLoggedIn)</text:span></text:p>
          </table:table-cell>
          <table:table-cell table:style-name="Táblázat4.A3" office:value-type="string">
            <text:p text:style-name="Standard"><text:span text:style-name="T13">Activates registration via email link</text:span></text:p>
          </table:table-cell>
        </table:table-row>
        <table:table-row table:style-name="Táblázat4.1">
          <table:table-cell table:style-name="Táblázat4.A2" office:value-type="string">
            <text:p text:style-name="Standard"><text:span text:style-name="T13">requestPasswordChange(email, newPassword)</text:span></text:p>
          </table:table-cell>
          <table:table-cell table:style-name="Táblázat4.A2" office:value-type="string">
            <text:p text:style-name="Standard"><text:span text:style-name="T13">Initiates a password change request</text:span></text:p>
          </table:table-cell>
        </table:table-row>
        <table:table-row table:style-name="Táblázat4.1">
          <table:table-cell table:style-name="Táblázat4.A3" office:value-type="string">
            <text:p text:style-name="Standard"><text:span text:style-name="T13">completePasswordChange(id, token)</text:span></text:p>
          </table:table-cell>
          <table:table-cell table:style-name="Táblázat4.A3" office:value-type="string">
            <text:p text:style-name="Standard"><text:span text:style-name="T13">Completes the password change using the token</text:span></text:p>
          </table:table-cell>
        </table:table-row>
        <table:table-row table:style-name="Táblázat4.1">
          <table:table-cell table:style-name="Táblázat4.A2" office:value-type="string">
            <text:p text:style-name="Standard"><text:span text:style-name="T13">logout()</text:span></text:p>
          </table:table-cell>
          <table:table-cell table:style-name="Táblázat4.A2" office:value-type="string">
            <text:p text:style-name="Standard"><text:span text:style-name="T13">Clears storage + resets authState + navigates to /login</text:span></text:p>
          </table:table-cell>
        </table:table-row>
        <table:table-row table:style-name="Táblázat4.1">
          <table:table-cell table:style-name="Táblázat4.A3" office:value-type="string">
            <text:p text:style-name="Standard"><text:span text:style-name="T13">getToken()</text:span></text:p>
          </table:table-cell>
          <table:table-cell table:style-name="Táblázat4.A3" office:value-type="string">
            <text:p text:style-name="Standard"><text:span text:style-name="T13">Returns the JWT token (with expiry check)</text:span></text:p>
          </table:table-cell>
        </table:table-row>
        <table:table-row table:style-name="Táblázat4.1">
          <table:table-cell table:style-name="Táblázat4.A2" office:value-type="string">
            <text:p text:style-name="Standard"><text:span text:style-name="T13">getSessionToken()</text:span></text:p>
          </table:table-cell>
          <table:table-cell table:style-name="Táblázat4.A2" office:value-type="string">
            <text:p text:style-name="Standard"><text:span text:style-name="T13">Returns the session token</text:span></text:p>
          </table:table-cell>
        </table:table-row>
        <table:table-row table:style-name="Táblázat4.1">
          <table:table-cell table:style-name="Táblázat4.A3" office:value-type="string">
            <text:p text:style-name="Standard"><text:span text:style-name="T13">isUserAuthenticated()</text:span></text:p>
          </table:table-cell>
          <table:table-cell table:style-name="Táblázat4.A3" office:value-type="string">
            <text:p text:style-name="Standard"><text:span text:style-name="T13">Checks whether the user is authenticated</text:span></text:p>
          </table:table-cell>
        </table:table-row>
        <table:table-row table:style-name="Táblázat4.1">
          <table:table-cell table:style-name="Táblázat4.A2" office:value-type="string">
            <text:p text:style-name="Standard"><text:span text:style-name="T13">isTokenExpired()</text:span></text:p>
          </table:table-cell>
          <table:table-cell table:style-name="Táblázat4.A2" office:value-type="string">
            <text:p text:style-name="Standard"><text:span text:style-name="T13">Checks token expiry (with a 5-minute tolerance)</text:span></text:p>
          </table:table-cell>
        </table:table-row>
        <table:table-row table:style-name="Táblázat4.1">
          <table:table-cell table:style-name="Táblázat4.A3" office:value-type="string">
            <text:p text:style-name="Standard"><text:span text:style-name="T13">refreshAuthState()</text:span></text:p>
          </table:table-cell>
          <table:table-cell table:style-name="Táblázat4.A3" office:value-type="string">
            <text:p text:style-name="Standard"><text:span text:style-name="T13">Refreshes auth state from storage</text:span></text:p>
          </table:table-cell>
        </table:table-row>
        <table:table-row table:style-name="Táblázat4.1">
          <table:table-cell table:style-name="Táblázat4.A2" office:value-type="string">
            <text:p text:style-name="Standard"><text:span text:style-name="T13">encodeBase64(value)</text:span></text:p>
          </table:table-cell>
          <table:table-cell table:style-name="Táblázat4.A2" office:value-type="string">
            <text:p text:style-name="Standard"><text:span text:style-name="T13">Public Base64 encoding helper method</text:span></text:p>
          </table:table-cell>
        </table:table-row>
      </table:table>
      <text:p text:style-name="P10"/>
      <text:p text:style-name="P10"><text:span text:style-name="T15">Storage logic:</text:span></text:p>
      <text:list text:continue-numbering="true" text:style-name="WWNum2">
        <text:list-item>
          <text:p text:style-name="P12"><text:span text:style-name="T11">"Stay logged in" – localStorage (JWT token, session token, user data, expiry)</text:span></text:p>
        </text:list-item>
        <text:list-item>
          <text:p text:style-name="P12"><text:span text:style-name="T11">Session only – sessionStorage (automatically cleared when browser is closed)</text:span></text:p>
        </text:list-item>
      </text:list>
      <text:p text:style-name="P10"><text:span text:style-name="T11">Multi-tab synchronisation: by listening to the window storage event, if the user logs out in another tab, the current tab automatically logs out as well.</text:span></text:p>
      <text:p text:style-name="P10"/>
      <text:h text:style-name="P13" text:outline-level="2"><text:span text:style-name="T16">6.2 AccountService</text:span></text:h>
      <text:p text:style-name="P10"><text:span text:style-name="T11">User account operations (profile update, orders, admin functions):</text:span></text:p>
      <text:p text:style-name="P10"><text:soft-page-break/></text:p>
      <table:table table:name="Táblázat5" table:style-name="Táblázat5">
        <table:table-column table:style-name="Táblázat5.A"/>
        <table:table-column table:style-name="Táblázat5.B"/>
        <table:table-header-rows>
          <table:table-row table:style-name="Táblázat5.1">
            <table:table-cell table:style-name="Táblázat5.A1" office:value-type="string">
              <text:p text:style-name="Standard"><text:span text:style-name="T12">Method</text:span></text:p>
            </table:table-cell>
            <table:table-cell table:style-name="Táblázat5.A1" office:value-type="string">
              <text:p text:style-name="Standard"><text:span text:style-name="T12">Description</text:span></text:p>
            </table:table-cell>
          </table:table-row>
        </table:table-header-rows>
        <table:table-row table:style-name="Táblázat5.1">
          <table:table-cell table:style-name="Táblázat5.A2" office:value-type="string">
            <text:p text:style-name="Standard"><text:span text:style-name="T13">getProfile()</text:span></text:p>
          </table:table-cell>
          <table:table-cell table:style-name="Táblázat5.A2" office:value-type="string">
            <text:p text:style-name="Standard"><text:span text:style-name="T13">Retrieves profile data</text:span></text:p>
          </table:table-cell>
        </table:table-row>
        <table:table-row table:style-name="Táblázat5.1">
          <table:table-cell table:style-name="Táblázat5.A3" office:value-type="string">
            <text:p text:style-name="Standard"><text:span text:style-name="T13">updateProfile(updates)</text:span></text:p>
          </table:table-cell>
          <table:table-cell table:style-name="Táblázat5.A3" office:value-type="string">
            <text:p text:style-name="Standard"><text:span text:style-name="T13">Updates name and email (with Base64 encoding)</text:span></text:p>
          </table:table-cell>
        </table:table-row>
        <table:table-row table:style-name="Táblázat5.1">
          <table:table-cell table:style-name="Táblázat5.A2" office:value-type="string">
            <text:p text:style-name="Standard"><text:span text:style-name="T13">deleteAccountRequest(userId, password)</text:span></text:p>
          </table:table-cell>
          <table:table-cell table:style-name="Táblázat5.A2" office:value-type="string">
            <text:p text:style-name="Standard"><text:span text:style-name="T13">Initiates an account deletion request</text:span></text:p>
          </table:table-cell>
        </table:table-row>
        <table:table-row table:style-name="Táblázat5.1">
          <table:table-cell table:style-name="Táblázat5.A3" office:value-type="string">
            <text:p text:style-name="Standard"><text:span text:style-name="T13">confirmAccountDeletion(encodedId, encodedToken)</text:span></text:p>
          </table:table-cell>
          <table:table-cell table:style-name="Táblázat5.A3" office:value-type="string">
            <text:p text:style-name="Standard"><text:span text:style-name="T13">Confirms account deletion using the token</text:span></text:p>
          </table:table-cell>
        </table:table-row>
        <table:table-row table:style-name="Táblázat5.1">
          <table:table-cell table:style-name="Táblázat5.A2" office:value-type="string">
            <text:p text:style-name="Standard"><text:span text:style-name="T13">createOrder(order)</text:span></text:p>
          </table:table-cell>
          <table:table-cell table:style-name="Táblázat5.A2" office:value-type="string">
            <text:p text:style-name="Standard"><text:span text:style-name="T13">Places an order</text:span></text:p>
          </table:table-cell>
        </table:table-row>
        <table:table-row table:style-name="Táblázat5.1">
          <table:table-cell table:style-name="Táblázat5.A3" office:value-type="string">
            <text:p text:style-name="Standard"><text:span text:style-name="T13">getOrderHistory()</text:span></text:p>
          </table:table-cell>
          <table:table-cell table:style-name="Táblázat5.A3" office:value-type="string">
            <text:p text:style-name="Standard"><text:span text:style-name="T13">Retrieves order history</text:span></text:p>
          </table:table-cell>
        </table:table-row>
        <table:table-row table:style-name="Táblázat5.1">
          <table:table-cell table:style-name="Táblázat5.A2" office:value-type="string">
            <text:p text:style-name="Standard"><text:span text:style-name="T13">getAllUsersAdmin()</text:span></text:p>
          </table:table-cell>
          <table:table-cell table:style-name="Táblázat5.A2" office:value-type="string">
            <text:p text:style-name="Standard"><text:span text:style-name="T13">Admin: retrieves full user list</text:span></text:p>
          </table:table-cell>
        </table:table-row>
        <table:table-row table:style-name="Táblázat5.1">
          <table:table-cell table:style-name="Táblázat5.A3" office:value-type="string">
            <text:p text:style-name="Standard"><text:span text:style-name="T13">getAllOrdersAdmin()</text:span></text:p>
          </table:table-cell>
          <table:table-cell table:style-name="Táblázat5.A3" office:value-type="string">
            <text:p text:style-name="Standard"><text:span text:style-name="T13">Admin: retrieves full order list</text:span></text:p>
          </table:table-cell>
        </table:table-row>
      </table:table>
      <text:p text:style-name="P10"/>
      <text:h text:style-name="P13" text:outline-level="2"><text:span text:style-name="T16">6.3 CartService</text:span></text:h>
      <text:p text:style-name="P10"><text:span text:style-name="T11">Manages the cart state using Angular Signals with localStorage persistence.</text:span></text:p>
      <text:p text:style-name="P10"/>
      <table:table table:name="Táblázat6" table:style-name="Táblázat6">
        <table:table-column table:style-name="Táblázat6.A"/>
        <table:table-column table:style-name="Táblázat6.B"/>
        <table:table-header-rows>
          <table:table-row table:style-name="Táblázat6.1">
            <table:table-cell table:style-name="Táblázat6.A1" office:value-type="string">
              <text:p text:style-name="Standard"><text:span text:style-name="T12">Signal / Computed</text:span></text:p>
            </table:table-cell>
            <table:table-cell table:style-name="Táblázat6.A1" office:value-type="string">
              <text:p text:style-name="Standard"><text:span text:style-name="T12">Description</text:span></text:p>
            </table:table-cell>
          </table:table-row>
        </table:table-header-rows>
        <table:table-row table:style-name="Táblázat6.1">
          <table:table-cell table:style-name="Táblázat6.A2" office:value-type="string">
            <text:p text:style-name="Standard"><text:span text:style-name="T13">items (readonly signal)</text:span></text:p>
          </table:table-cell>
          <table:table-cell table:style-name="Táblázat6.A2" office:value-type="string">
            <text:p text:style-name="Standard"><text:span text:style-name="T13">List of cart items (CartItem[])</text:span></text:p>
          </table:table-cell>
        </table:table-row>
        <table:table-row table:style-name="Táblázat6.1">
          <table:table-cell table:style-name="Táblázat6.A3" office:value-type="string">
            <text:p text:style-name="Standard"><text:span text:style-name="T13">itemCount (computed)</text:span></text:p>
          </table:table-cell>
          <table:table-cell table:style-name="Táblázat6.A3" office:value-type="string">
            <text:p text:style-name="Standard"><text:span text:style-name="T13">Total item count (sum of quantities)</text:span></text:p>
          </table:table-cell>
        </table:table-row>
        <table:table-row table:style-name="Táblázat6.1">
          <table:table-cell table:style-name="Táblázat6.A2" office:value-type="string">
            <text:p text:style-name="Standard"><text:span text:style-name="T13">totalPrice (computed)</text:span></text:p>
          </table:table-cell>
          <table:table-cell table:style-name="Táblázat6.A2" office:value-type="string">
            <text:p text:style-name="Standard"><text:span text:style-name="T13">Total price in the current currency, with discounts applied</text:span></text:p>
          </table:table-cell>
        </table:table-row>
      </table:table>
      <text:p text:style-name="P10"/>
      <table:table table:name="Táblázat7" table:style-name="Táblázat7">
        <table:table-column table:style-name="Táblázat7.A"/>
        <table:table-column table:style-name="Táblázat7.B"/>
        <table:table-header-rows>
          <table:table-row table:style-name="Táblázat7.1">
            <table:table-cell table:style-name="Táblázat7.A1" office:value-type="string">
              <text:p text:style-name="Standard"><text:span text:style-name="T12">Method</text:span></text:p>
            </table:table-cell>
            <table:table-cell table:style-name="Táblázat7.A1" office:value-type="string">
              <text:p text:style-name="Standard"><text:span text:style-name="T12">Description</text:span></text:p>
            </table:table-cell>
          </table:table-row>
        </table:table-header-rows>
        <table:table-row table:style-name="Táblázat7.1">
          <table:table-cell table:style-name="Táblázat7.A2" office:value-type="string">
            <text:p text:style-name="Standard"><text:span text:style-name="T13">addToCart(product, quantity)</text:span></text:p>
          </table:table-cell>
          <table:table-cell table:style-name="Táblázat7.A2" office:value-type="string">
            <text:p text:style-name="Standard"><text:span text:style-name="T13">Adds a product to the cart (increases quantity if already present)</text:span></text:p>
          </table:table-cell>
        </table:table-row>
        <table:table-row table:style-name="Táblázat7.1">
          <table:table-cell table:style-name="Táblázat7.A3" office:value-type="string">
            <text:p text:style-name="Standard"><text:span text:style-name="T13">removeFromCart(productId)</text:span></text:p>
          </table:table-cell>
          <table:table-cell table:style-name="Táblázat7.A3" office:value-type="string">
            <text:p text:style-name="Standard"><text:span text:style-name="T13">Removes a product from the cart</text:span></text:p>
          </table:table-cell>
        </table:table-row>
        <table:table-row table:style-name="Táblázat7.1">
          <table:table-cell table:style-name="Táblázat7.A2" office:value-type="string">
            <text:p text:style-name="Standard"><text:span text:style-name="T13">updateQuantity(productId, quantity)</text:span></text:p>
          </table:table-cell>
          <table:table-cell table:style-name="Táblázat7.A2" office:value-type="string">
            <text:p text:style-name="Standard"><text:span text:style-name="T13">Updates quantity (max: current stock)</text:span></text:p>
          </table:table-cell>
        </table:table-row>
        <table:table-row table:style-name="Táblázat7.1">
          <table:table-cell table:style-name="Táblázat7.A3" office:value-type="string">
            <text:p text:style-name="Standard"><text:span text:style-name="T13">clearCart()</text:span></text:p>
          </table:table-cell>
          <table:table-cell table:style-name="Táblázat7.A3" office:value-type="string">
            <text:p text:style-name="Standard"><text:span text:style-name="T13">Empties the cart</text:span></text:p>
          </table:table-cell>
        </table:table-row>
        <table:table-row table:style-name="Táblázat7.1">
          <table:table-cell table:style-name="Táblázat7.A2" office:value-type="string">
            <text:p text:style-name="Standard"><text:span text:style-name="T13">isInCart(productId)</text:span></text:p>
          </table:table-cell>
          <table:table-cell table:style-name="Táblázat7.A2" office:value-type="string">
            <text:p text:style-name="Standard"><text:span text:style-name="T13">Checks whether a product is in the cart</text:span></text:p>
          </table:table-cell>
        </table:table-row>
        <table:table-row table:style-name="Táblázat7.1">
          <table:table-cell table:style-name="Táblázat7.A3" office:value-type="string">
            <text:p text:style-name="Standard"><text:span text:style-name="T13">getItemQuantity(productId)</text:span></text:p>
          </table:table-cell>
          <table:table-cell table:style-name="Táblázat7.A3" office:value-type="string">
            <text:p text:style-name="Standard"><text:span text:style-name="T13">Returns the quantity of a given product in the cart</text:span></text:p>
          </table:table-cell>
        </table:table-row>
      </table:table>
      <text:p text:style-name="P10"/>
      <text:h text:style-name="P13" text:outline-level="2"><text:span text:style-name="T16">6.4 CurrencyService</text:span></text:h>
      <text:p text:style-name="P10"><text:span text:style-name="T11">Automatically selects the appropriate currency based on the active language:</text:span></text:p>
      <text:p text:style-name="P10"/>
      <table:table table:name="Táblázat8" table:style-name="Táblázat8">
        <table:table-column table:style-name="Táblázat8.A"/>
        <table:table-column table:style-name="Táblázat8.B"/>
        <table:table-column table:style-name="Táblázat8.C"/>
        <table:table-column table:style-name="Táblázat8.D"/>
        <table:table-header-rows>
          <table:table-row table:style-name="Táblázat8.1">
            <table:table-cell table:style-name="Táblázat8.A1" office:value-type="string">
              <text:p text:style-name="Standard"><text:span text:style-name="T12">Language</text:span></text:p>
            </table:table-cell>
            <table:table-cell table:style-name="Táblázat8.A1" office:value-type="string">
              <text:p text:style-name="Standard"><text:span text:style-name="T12">Currency</text:span></text:p>
            </table:table-cell>
            <table:table-cell table:style-name="Táblázat8.A1" office:value-type="string">
              <text:p text:style-name="Standard"><text:span text:style-name="T12">Symbol</text:span></text:p>
            </table:table-cell>
            <table:table-cell table:style-name="Táblázat8.A1" office:value-type="string">
              <text:p text:style-name="Standard"><text:span text:style-name="T12">Locale</text:span></text:p>
            </table:table-cell>
          </table:table-row>
        </table:table-header-rows>
        <table:table-row table:style-name="Táblázat8.1">
          <table:table-cell table:style-name="Táblázat8.A2" office:value-type="string">
            <text:p text:style-name="Standard"><text:span text:style-name="T13">Hungarian (hu)</text:span></text:p>
          </table:table-cell>
          <table:table-cell table:style-name="Táblázat8.A2" office:value-type="string">
            <text:p text:style-name="Standard"><text:span text:style-name="T13">HUF</text:span></text:p>
          </table:table-cell>
          <table:table-cell table:style-name="Táblázat8.A2" office:value-type="string">
            <text:p text:style-name="Standard"><text:span text:style-name="T13">Ft</text:span></text:p>
          </table:table-cell>
          <table:table-cell table:style-name="Táblázat8.A2" office:value-type="string">
            <text:p text:style-name="Standard"><text:span text:style-name="T13">hu-HU</text:span></text:p>
          </table:table-cell>
        </table:table-row>
        <table:table-row table:style-name="Táblázat8.1">
          <table:table-cell table:style-name="Táblázat8.A3" office:value-type="string">
            <text:p text:style-name="Standard"><text:span text:style-name="T13">English (en)</text:span></text:p>
          </table:table-cell>
          <table:table-cell table:style-name="Táblázat8.A3" office:value-type="string">
            <text:p text:style-name="Standard"><text:span text:style-name="T13">USD</text:span></text:p>
          </table:table-cell>
          <table:table-cell table:style-name="Táblázat8.A3" office:value-type="string">
            <text:p text:style-name="Standard"><text:span text:style-name="T13">$</text:span></text:p>
          </table:table-cell>
          <table:table-cell table:style-name="Táblázat8.A3" office:value-type="string">
            <text:p text:style-name="Standard"><text:span text:style-name="T13">en-US</text:span></text:p>
          </table:table-cell>
        </table:table-row>
        <table:table-row table:style-name="Táblázat8.1">
          <table:table-cell table:style-name="Táblázat8.A2" office:value-type="string">
            <text:p text:style-name="Standard"><text:span text:style-name="T13">German (de)</text:span></text:p>
          </table:table-cell>
          <table:table-cell table:style-name="Táblázat8.A2" office:value-type="string">
            <text:p text:style-name="Standard"><text:span text:style-name="T13">EUR</text:span></text:p>
          </table:table-cell>
          <table:table-cell table:style-name="Táblázat8.A2" office:value-type="string">
            <text:p text:style-name="Standard"><text:span text:style-name="T13">€</text:span></text:p>
          </table:table-cell>
          <table:table-cell table:style-name="Táblázat8.A2" office:value-type="string">
            <text:p text:style-name="Standard"><text:span text:style-name="T13">de-DE</text:span></text:p>
          </table:table-cell>
        </table:table-row>
      </table:table>
      <text:p text:style-name="P10"/>
      <text:h text:style-name="P13" text:outline-level="2"><text:soft-page-break/><text:span text:style-name="T16">6.5 TranslationService</text:span></text:h>
      <text:p text:style-name="P10"><text:span text:style-name="T11">A wrapper around ngx-translate. Three supported languages: HU, EN, DE. The selected language is saved in localStorage so it persists across page reloads. CurrencyService subscribes to the currentLang$ BehaviorSubject and updates the currency automatically.</text:span></text:p>
      <text:p text:style-name="P10"/>
      <text:h text:style-name="P13" text:outline-level="2"><text:span text:style-name="T16">6.6 ThemeService</text:span></text:h>
      <text:p text:style-name="P10"><text:span text:style-name="T11">Manages light/dark theming. On initialisation it loads the saved preference from localStorage; if no value is saved, it reads the system prefers-color-scheme setting. The theme is applied by setting the data-theme attribute on document.documentElement, and CSS variables update automatically.</text:span></text:p>
      <text:p text:style-name="P10"/>
      <text:h text:style-name="P13" text:outline-level="2"><text:span text:style-name="T16">6.7 ToastService</text:span></text:h>
      <text:p text:style-name="P10"><text:span text:style-name="T11">Handles toast notifications using Angular Signals. Supports four types: success, error, info, warning. Notifications automatically disappear after the specified duration (default 3000 ms).</text:span></text:p>
      <text:p text:style-name="P10"/>
      <text:h text:style-name="P13" text:outline-level="2"><text:span text:style-name="T16">6.8 ForumBlogService</text:span></text:h>
      <text:p text:style-name="P10"><text:span text:style-name="T11">Manages forum and blog content. Currently operates with mock data (backend integration is prepared). Provides filtering, sorting, and pagination functionality using Angular Signals and computed values.</text:span></text:p>
      <text:p text:style-name="P10"/>
      <text:h text:style-name="P13" text:outline-level="2"><text:span text:style-name="T16">6.9 ProductService</text:span></text:h>
      <text:p text:style-name="P10"><text:span text:style-name="T11">Communicates with the backend API to retrieve products. Calls the get_all_products and get_all_featured_products endpoints, and transforms the result into the frontend-compatible ProductWithHelpers format using the enrichProduct() helper function.</text:span></text:p>
      <text:p text:style-name="P10"/>
      <text:h text:style-name="P9" text:outline-level="1"><text:span text:style-name="T10">7. TypeScript Models and Interfaces</text:span></text:h>
      <text:h text:style-name="P13" text:outline-level="2"><text:span text:style-name="T16">7.1 Auth models</text:span></text:h>
      <text:p text:style-name="P10"><text:span text:style-name="T11">Located in src/app/core/models/auth.model.ts:</text:span></text:p>
      <text:p text:style-name="P10"/>
      <table:table table:name="Táblázat9" table:style-name="Táblázat9">
        <table:table-column table:style-name="Táblázat9.A"/>
        <table:table-column table:style-name="Táblázat9.B"/>
        <table:table-header-rows>
          <table:table-row table:style-name="Táblázat9.1">
            <table:table-cell table:style-name="Táblázat9.A1" office:value-type="string">
              <text:p text:style-name="Standard"><text:span text:style-name="T12">Interface</text:span></text:p>
            </table:table-cell>
            <table:table-cell table:style-name="Táblázat9.A1" office:value-type="string">
              <text:p text:style-name="Standard"><text:span text:style-name="T12">Description</text:span></text:p>
            </table:table-cell>
          </table:table-row>
        </table:table-header-rows>
        <table:table-row table:style-name="Táblázat9.1">
          <table:table-cell table:style-name="Táblázat9.A2" office:value-type="string">
            <text:p text:style-name="Standard"><text:span text:style-name="T13">User</text:span></text:p>
          </table:table-cell>
          <table:table-cell table:style-name="Táblázat9.A2" office:value-type="string">
            <text:p text:style-name="Standard"><text:span text:style-name="T13">User data (id, email, firstname, lastname, role, account_state)</text:span></text:p>
          </table:table-cell>
        </table:table-row>
        <table:table-row table:style-name="Táblázat9.1">
          <table:table-cell table:style-name="Táblázat9.A3" office:value-type="string">
            <text:p text:style-name="Standard"><text:span text:style-name="T13">AuthState</text:span></text:p>
          </table:table-cell>
          <table:table-cell table:style-name="Táblázat9.A3" office:value-type="string">
            <text:p text:style-name="Standard"><text:span text:style-name="T13">Authentication state (isAuthenticated, user, token, sessionToken, expiresAt)</text:span></text:p>
          </table:table-cell>
        </table:table-row>
        <table:table-row table:style-name="Táblázat9.1">
          <table:table-cell table:style-name="Táblázat9.A2" office:value-type="string">
            <text:p text:style-name="Standard"><text:span text:style-name="T13">LoginRequest / LoginRequestResponse</text:span></text:p>
          </table:table-cell>
          <table:table-cell table:style-name="Táblázat9.A2" office:value-type="string">
            <text:p text:style-name="Standard"><text:span text:style-name="T13">Login request and response models</text:span></text:p>
          </table:table-cell>
        </table:table-row>
        <table:table-row table:style-name="Táblázat9.1">
          <table:table-cell table:style-name="Táblázat9.A3" office:value-type="string">
            <text:p text:style-name="Standard"><text:span text:style-name="T13">LoginPromiseRequest / LoginResponse</text:span></text:p>
          </table:table-cell>
          <table:table-cell table:style-name="Táblázat9.A3" office:value-type="string">
            <text:p text:style-name="Standard"><text:span text:style-name="T13">Two-step login confirmation models</text:span></text:p>
          </table:table-cell>
        </table:table-row>
        <text:soft-page-break/>
        <table:table-row table:style-name="Táblázat9.1">
          <table:table-cell table:style-name="Táblázat9.A2" office:value-type="string">
            <text:p text:style-name="Standard"><text:span text:style-name="T13">RegistrationRequest / RegistrationResponse</text:span></text:p>
          </table:table-cell>
          <table:table-cell table:style-name="Táblázat9.A2" office:value-type="string">
            <text:p text:style-name="Standard"><text:span text:style-name="T13">Registration request and response</text:span></text:p>
          </table:table-cell>
        </table:table-row>
        <table:table-row table:style-name="Táblázat9.1">
          <table:table-cell table:style-name="Táblázat9.A3" office:value-type="string">
            <text:p text:style-name="Standard"><text:span text:style-name="T13">PasswordChangeRequest / PasswordChangePromiseRequest</text:span></text:p>
          </table:table-cell>
          <table:table-cell table:style-name="Táblázat9.A3" office:value-type="string">
            <text:p text:style-name="Standard"><text:span text:style-name="T13">Password change models</text:span></text:p>
          </table:table-cell>
        </table:table-row>
        <table:table-row table:style-name="Táblázat9.1">
          <table:table-cell table:style-name="Táblázat9.A2" office:value-type="string">
            <text:p text:style-name="Standard"><text:span text:style-name="T13">AccountDeletionRequest / AccountDeletionPromiseRequest</text:span></text:p>
          </table:table-cell>
          <table:table-cell table:style-name="Táblázat9.A2" office:value-type="string">
            <text:p text:style-name="Standard"><text:span text:style-name="T13">Account deletion models</text:span></text:p>
          </table:table-cell>
        </table:table-row>
        <table:table-row table:style-name="Táblázat9.1">
          <table:table-cell table:style-name="Táblázat9.A3" office:value-type="string">
            <text:p text:style-name="Standard"><text:span text:style-name="T13">JWTPayload</text:span></text:p>
          </table:table-cell>
          <table:table-cell table:style-name="Táblázat9.A3" office:value-type="string">
            <text:p text:style-name="Standard"><text:span text:style-name="T13">Decoded JWT token content model</text:span></text:p>
          </table:table-cell>
        </table:table-row>
        <table:table-row table:style-name="Táblázat9.1">
          <table:table-cell table:style-name="Táblázat9.A2" office:value-type="string">
            <text:p text:style-name="Standard"><text:span text:style-name="T13">ApiErrorResponse</text:span></text:p>
          </table:table-cell>
          <table:table-cell table:style-name="Táblázat9.A2" office:value-type="string">
            <text:p text:style-name="Standard"><text:span text:style-name="T13">Unified error handling model</text:span></text:p>
          </table:table-cell>
        </table:table-row>
      </table:table>
      <text:p text:style-name="P10"/>
      <text:h text:style-name="P13" text:outline-level="2"><text:span text:style-name="T16">7.2 Product models</text:span></text:h>
      <text:p text:style-name="P10"><text:span text:style-name="T11">Located in src/app/core/models/product.model.ts:</text:span></text:p>
      <text:p text:style-name="P10"/>
      <table:table table:name="Táblázat10" table:style-name="Táblázat10">
        <table:table-column table:style-name="Táblázat10.A"/>
        <table:table-column table:style-name="Táblázat10.B"/>
        <table:table-header-rows>
          <table:table-row table:style-name="Táblázat10.1">
            <table:table-cell table:style-name="Táblázat10.A1" office:value-type="string">
              <text:p text:style-name="Standard"><text:span text:style-name="T12">Interface / Type</text:span></text:p>
            </table:table-cell>
            <table:table-cell table:style-name="Táblázat10.A1" office:value-type="string">
              <text:p text:style-name="Standard"><text:span text:style-name="T12">Description</text:span></text:p>
            </table:table-cell>
          </table:table-row>
        </table:table-header-rows>
        <table:table-row table:style-name="Táblázat10.1">
          <table:table-cell table:style-name="Táblázat10.A2" office:value-type="string">
            <text:p text:style-name="Standard"><text:span text:style-name="T13">Product</text:span></text:p>
          </table:table-cell>
          <table:table-cell table:style-name="Táblázat10.A2" office:value-type="string">
            <text:p text:style-name="Standard"><text:span text:style-name="T13">Raw API data – snake_case fields, string types, trilingual fields</text:span></text:p>
          </table:table-cell>
        </table:table-row>
        <table:table-row table:style-name="Táblázat10.1">
          <table:table-cell table:style-name="Táblázat10.A3" office:value-type="string">
            <text:p text:style-name="Standard"><text:span text:style-name="T13">ProductWithHelpers</text:span></text:p>
          </table:table-cell>
          <table:table-cell table:style-name="Táblázat10.A3" office:value-type="string">
            <text:p text:style-name="Standard"><text:span text:style-name="T13">Extended product interface – numeric types, computed values (inStock, hasDiscount, isFeatured, etc.)</text:span></text:p>
          </table:table-cell>
        </table:table-row>
        <table:table-row table:style-name="Táblázat10.1">
          <table:table-cell table:style-name="Táblázat10.A2" office:value-type="string">
            <text:p text:style-name="Standard"><text:span text:style-name="T13">ProductCategory</text:span></text:p>
          </table:table-cell>
          <table:table-cell table:style-name="Táblázat10.A2" office:value-type="string">
            <text:p text:style-name="Standard"><text:span text:style-name="T13">Product category (id, category, emoji, color, number_of_products)</text:span></text:p>
          </table:table-cell>
        </table:table-row>
        <table:table-row table:style-name="Táblázat10.1">
          <table:table-cell table:style-name="Táblázat10.A3" office:value-type="string">
            <text:p text:style-name="Standard"><text:span text:style-name="T13">ProductImage</text:span></text:p>
          </table:table-cell>
          <table:table-cell table:style-name="Táblázat10.A3" office:value-type="string">
            <text:p text:style-name="Standard"><text:span text:style-name="T13">Product image (id, product_id, image_url, alt_text_hu/en/de, sort_id)</text:span></text:p>
          </table:table-cell>
        </table:table-row>
        <table:table-row table:style-name="Táblázat10.1">
          <table:table-cell table:style-name="Táblázat10.A2" office:value-type="string">
            <text:p text:style-name="Standard"><text:span text:style-name="T13">Category</text:span></text:p>
          </table:table-cell>
          <table:table-cell table:style-name="Táblázat10.A2" office:value-type="string">
            <text:p text:style-name="Standard"><text:span text:style-name="T13">UI-level category (id, slug, icon, color, count)</text:span></text:p>
          </table:table-cell>
        </table:table-row>
        <table:table-row table:style-name="Táblázat10.1">
          <table:table-cell table:style-name="Táblázat10.A3" office:value-type="string">
            <text:p text:style-name="Standard"><text:span text:style-name="T13">ProductFilterOptions</text:span></text:p>
          </table:table-cell>
          <table:table-cell table:style-name="Táblázat10.A3" office:value-type="string">
            <text:p text:style-name="Standard"><text:span text:style-name="T13">Filter settings (category, price, stock, discount, sort, search)</text:span></text:p>
          </table:table-cell>
        </table:table-row>
        <table:table-row table:style-name="Táblázat10.1">
          <table:table-cell table:style-name="Táblázat10.A2" office:value-type="string">
            <text:p text:style-name="Standard"><text:span text:style-name="T13">PaginationConfig</text:span></text:p>
          </table:table-cell>
          <table:table-cell table:style-name="Táblázat10.A2" office:value-type="string">
            <text:p text:style-name="Standard"><text:span text:style-name="T13">Pagination configuration (currentPage, itemsPerPage, totalItems, totalPages)</text:span></text:p>
          </table:table-cell>
        </table:table-row>
        <table:table-row table:style-name="Táblázat10.1">
          <table:table-cell table:style-name="Táblázat10.A3" office:value-type="string">
            <text:p text:style-name="Standard"><text:span text:style-name="T13">SortOption</text:span></text:p>
          </table:table-cell>
          <table:table-cell table:style-name="Táblázat10.A3" office:value-type="string">
            <text:p text:style-name="Standard"><text:span text:style-name="T13">Sort option type (popularity, price-asc, price-desc, name-asc, newest, rating, etc.)</text:span></text:p>
          </table:table-cell>
        </table:table-row>
        <table:table-row table:style-name="Táblázat10.1">
          <table:table-cell table:style-name="Táblázat10.A2" office:value-type="string">
            <text:p text:style-name="Standard"><text:span text:style-name="T13">ProductsApiResponse / ProductCategoriesApiResponse / ProductImagesApiResponse</text:span></text:p>
          </table:table-cell>
          <table:table-cell table:style-name="Táblázat10.A2" office:value-type="string">
            <text:p text:style-name="Standard"><text:span text:style-name="T13">Backend response models</text:span></text:p>
          </table:table-cell>
        </table:table-row>
      </table:table>
      <text:p text:style-name="P10"/>
      <text:p text:style-name="P14"><text:span text:style-name="T17">The enrichProduct(product, currentLang, galleryImages) helper function converts raw Product data into ProductWithHelpers: it calculates the discounted price, resolves language-specific fields, assembles the image gallery, and adds boolean computed values (inStock, hasDiscount, isFeatured).</text:span></text:p>
      <text:p text:style-name="P10"/>
      <text:h text:style-name="P13" text:outline-level="2"><text:span text:style-name="T16">7.3 Forum / Blog models</text:span></text:h>
      <text:p text:style-name="P10"><text:span text:style-name="T11">Located in src/app/core/models/forum-blog.model.ts:</text:span></text:p>
      <text:p text:style-name="P10"/>
      <table:table table:name="Táblázat11" table:style-name="Táblázat11">
        <table:table-column table:style-name="Táblázat11.A"/>
        <table:table-column table:style-name="Táblázat11.B"/>
        <table:table-header-rows>
          <table:table-row table:style-name="Táblázat11.1">
            <table:table-cell table:style-name="Táblázat11.A1" office:value-type="string">
              <text:p text:style-name="Standard"><text:span text:style-name="T12">Type / Interface</text:span></text:p>
            </table:table-cell>
            <table:table-cell table:style-name="Táblázat11.A1" office:value-type="string">
              <text:p text:style-name="Standard"><text:span text:style-name="T12">Description</text:span></text:p>
            </table:table-cell>
          </table:table-row>
        </table:table-header-rows>
        <table:table-row table:style-name="Táblázat11.1">
          <table:table-cell table:style-name="Táblázat11.A2" office:value-type="string">
            <text:p text:style-name="Standard"><text:span text:style-name="T13">PostCategory</text:span></text:p>
          </table:table-cell>
          <table:table-cell table:style-name="Táblázat11.A2" office:value-type="string">
            <text:p text:style-name="Standard"><text:span text:style-name="T13">Post category type (medicines, natural-remedies, baby-mother, </text:span><text:soft-page-break/><text:span text:style-name="T13">healthy-lifestyle, seasonal-health, qa, general)</text:span></text:p>
          </table:table-cell>
        </table:table-row>
        <table:table-row table:style-name="Táblázat11.1">
          <table:table-cell table:style-name="Táblázat11.A3" office:value-type="string">
            <text:p text:style-name="Standard"><text:span text:style-name="T13">PostType</text:span></text:p>
          </table:table-cell>
          <table:table-cell table:style-name="Táblázat11.A3" office:value-type="string">
            <text:p text:style-name="Standard"><text:span text:style-name="T13">blog | forum</text:span></text:p>
          </table:table-cell>
        </table:table-row>
        <table:table-row table:style-name="Táblázat11.1">
          <table:table-cell table:style-name="Táblázat11.A2" office:value-type="string">
            <text:p text:style-name="Standard"><text:span text:style-name="T13">AuthorRole</text:span></text:p>
          </table:table-cell>
          <table:table-cell table:style-name="Táblázat11.A2" office:value-type="string">
            <text:p text:style-name="Standard"><text:span text:style-name="T13">admin | pharmacist | user</text:span></text:p>
          </table:table-cell>
        </table:table-row>
        <table:table-row table:style-name="Táblázat11.1">
          <table:table-cell table:style-name="Táblázat11.A3" office:value-type="string">
            <text:p text:style-name="Standard"><text:span text:style-name="T13">Author</text:span></text:p>
          </table:table-cell>
          <table:table-cell table:style-name="Táblázat11.A3" office:value-type="string">
            <text:p text:style-name="Standard"><text:span text:style-name="T13">Author (id, name, role, avatar, verified)</text:span></text:p>
          </table:table-cell>
        </table:table-row>
        <table:table-row table:style-name="Táblázat11.1">
          <table:table-cell table:style-name="Táblázat11.A2" office:value-type="string">
            <text:p text:style-name="Standard"><text:span text:style-name="T13">BasePost</text:span></text:p>
          </table:table-cell>
          <table:table-cell table:style-name="Táblázat11.A2" office:value-type="string">
            <text:p text:style-name="Standard"><text:span text:style-name="T13">Shared post fields (title, slug, content, author, category, status, statistics)</text:span></text:p>
          </table:table-cell>
        </table:table-row>
        <table:table-row table:style-name="Táblázat11.1">
          <table:table-cell table:style-name="Táblázat11.A3" office:value-type="string">
            <text:p text:style-name="Standard"><text:span text:style-name="T13">BlogPost</text:span></text:p>
          </table:table-cell>
          <table:table-cell table:style-name="Táblázat11.A3" office:value-type="string">
            <text:p text:style-name="Standard"><text:span text:style-name="T13">Blog-type post (readingTime, relatedProducts, SEO fields)</text:span></text:p>
          </table:table-cell>
        </table:table-row>
        <table:table-row table:style-name="Táblázat11.1">
          <table:table-cell table:style-name="Táblázat11.A2" office:value-type="string">
            <text:p text:style-name="Standard"><text:span text:style-name="T13">ForumPost</text:span></text:p>
          </table:table-cell>
          <table:table-cell table:style-name="Táblázat11.A2" office:value-type="string">
            <text:p text:style-name="Standard"><text:span text:style-name="T13">Forum-type post (isQuestion, hasAcceptedAnswer, lastActivityAt)</text:span></text:p>
          </table:table-cell>
        </table:table-row>
        <table:table-row table:style-name="Táblázat11.1">
          <table:table-cell table:style-name="Táblázat11.A3" office:value-type="string">
            <text:p text:style-name="Standard"><text:span text:style-name="T13">PostFilters</text:span></text:p>
          </table:table-cell>
          <table:table-cell table:style-name="Táblázat11.A3" office:value-type="string">
            <text:p text:style-name="Standard"><text:span text:style-name="T13">Filter settings (category, type, author role, search query, tags)</text:span></text:p>
          </table:table-cell>
        </table:table-row>
        <table:table-row table:style-name="Táblázat11.1">
          <table:table-cell table:style-name="Táblázat11.A2" office:value-type="string">
            <text:p text:style-name="Standard"><text:span text:style-name="T13">SortOption</text:span></text:p>
          </table:table-cell>
          <table:table-cell table:style-name="Táblázat11.A2" office:value-type="string">
            <text:p text:style-name="Standard"><text:span text:style-name="T13">newest | oldest | most-viewed | most-liked | trending</text:span></text:p>
          </table:table-cell>
        </table:table-row>
      </table:table>
      <text:p text:style-name="P10"/>
      <text:h text:style-name="P9" text:outline-level="1"><text:span text:style-name="T10">8. Components</text:span></text:h>
      <text:h text:style-name="P13" text:outline-level="2"><text:span text:style-name="T16">8.1 Page Components</text:span></text:h>
      <text:p text:style-name="P10"/>
      <table:table table:name="Táblázat12" table:style-name="Táblázat12">
        <table:table-column table:style-name="Táblázat12.A"/>
        <table:table-column table:style-name="Táblázat12.B"/>
        <table:table-column table:style-name="Táblázat12.C"/>
        <table:table-header-rows>
          <table:table-row table:style-name="Táblázat12.1">
            <table:table-cell table:style-name="Táblázat12.A1" office:value-type="string">
              <text:p text:style-name="Standard"><text:span text:style-name="T12">Component</text:span></text:p>
            </table:table-cell>
            <table:table-cell table:style-name="Táblázat12.A1" office:value-type="string">
              <text:p text:style-name="Standard"><text:span text:style-name="T12">Path</text:span></text:p>
            </table:table-cell>
            <table:table-cell table:style-name="Táblázat12.A1" office:value-type="string">
              <text:p text:style-name="Standard"><text:span text:style-name="T12">Main functionality</text:span></text:p>
            </table:table-cell>
          </table:table-row>
        </table:table-header-rows>
        <table:table-row table:style-name="Táblázat12.1">
          <table:table-cell table:style-name="Táblázat12.A2" office:value-type="string">
            <text:p text:style-name="Standard"><text:span text:style-name="T13">Home</text:span></text:p>
          </table:table-cell>
          <table:table-cell table:style-name="Táblázat12.A2" office:value-type="string">
            <text:p text:style-name="Standard"><text:span text:style-name="T13">/home</text:span></text:p>
          </table:table-cell>
          <table:table-cell table:style-name="Táblázat12.A2" office:value-type="string">
            <text:p text:style-name="Standard"><text:span text:style-name="T13">Hero slider (4 slides), featured products, category bar, latest blog posts, value proposition section</text:span></text:p>
          </table:table-cell>
        </table:table-row>
        <table:table-row table:style-name="Táblázat12.1">
          <table:table-cell table:style-name="Táblázat12.A3" office:value-type="string">
            <text:p text:style-name="Standard"><text:span text:style-name="T13">Products</text:span></text:p>
          </table:table-cell>
          <table:table-cell table:style-name="Táblázat12.A3" office:value-type="string">
            <text:p text:style-name="Standard"><text:span text:style-name="T13">/products</text:span></text:p>
          </table:table-cell>
          <table:table-cell table:style-name="Táblázat12.A3" office:value-type="string">
            <text:p text:style-name="Standard"><text:span text:style-name="T13">Product catalogue with filtering (category, price, discount, stock), sorting and pagination</text:span></text:p>
          </table:table-cell>
        </table:table-row>
        <table:table-row table:style-name="Táblázat12.1">
          <table:table-cell table:style-name="Táblázat12.A2" office:value-type="string">
            <text:p text:style-name="Standard"><text:span text:style-name="T13">ProductDetail</text:span></text:p>
          </table:table-cell>
          <table:table-cell table:style-name="Táblázat12.A2" office:value-type="string">
            <text:p text:style-name="Standard"><text:span text:style-name="T13">/products/:id</text:span></text:p>
          </table:table-cell>
          <table:table-cell table:style-name="Táblázat12.A2" office:value-type="string">
            <text:p text:style-name="Standard"><text:span text:style-name="T13">Product detail page: image gallery, description, active ingredients, price, add-to-cart button, reviews</text:span></text:p>
          </table:table-cell>
        </table:table-row>
        <table:table-row table:style-name="Táblázat12.1">
          <table:table-cell table:style-name="Táblázat12.A3" office:value-type="string">
            <text:p text:style-name="Standard"><text:span text:style-name="T13">Forum</text:span></text:p>
          </table:table-cell>
          <table:table-cell table:style-name="Táblázat12.A3" office:value-type="string">
            <text:p text:style-name="Standard"><text:span text:style-name="T13">/forum</text:span></text:p>
          </table:table-cell>
          <table:table-cell table:style-name="Táblázat12.A3" office:value-type="string">
            <text:p text:style-name="Standard"><text:span text:style-name="T13">List of blog and forum posts with category and type filtering</text:span></text:p>
          </table:table-cell>
        </table:table-row>
        <table:table-row table:style-name="Táblázat12.1">
          <table:table-cell table:style-name="Táblázat12.A2" office:value-type="string">
            <text:p text:style-name="Standard"><text:span text:style-name="T13">ForumDetail</text:span></text:p>
          </table:table-cell>
          <table:table-cell table:style-name="Táblázat12.A2" office:value-type="string">
            <text:p text:style-name="Standard"><text:span text:style-name="T13">/forum/:slug</text:span></text:p>
          </table:table-cell>
          <table:table-cell table:style-name="Táblázat12.A2" office:value-type="string">
            <text:p text:style-name="Standard"><text:span text:style-name="T13">Detailed view of a single post with comments</text:span></text:p>
          </table:table-cell>
        </table:table-row>
        <table:table-row table:style-name="Táblázat12.1">
          <table:table-cell table:style-name="Táblázat12.A3" office:value-type="string">
            <text:p text:style-name="Standard"><text:span text:style-name="T13">Profile</text:span></text:p>
          </table:table-cell>
          <table:table-cell table:style-name="Táblázat12.A3" office:value-type="string">
            <text:p text:style-name="Standard"><text:span text:style-name="T13">/profile</text:span></text:p>
          </table:table-cell>
          <table:table-cell table:style-name="Táblázat12.A3" office:value-type="string">
            <text:p text:style-name="Standard"><text:span text:style-name="T13">User profile: edit details, order history, change password, delete account</text:span></text:p>
          </table:table-cell>
        </table:table-row>
        <table:table-row table:style-name="Táblázat12.1">
          <table:table-cell table:style-name="Táblázat12.A2" office:value-type="string">
            <text:p text:style-name="Standard"><text:span text:style-name="T13">Purchase</text:span></text:p>
          </table:table-cell>
          <table:table-cell table:style-name="Táblázat12.A2" office:value-type="string">
            <text:p text:style-name="Standard"><text:span text:style-name="T13">/purchase</text:span></text:p>
          </table:table-cell>
          <table:table-cell table:style-name="Táblázat12.A2" office:value-type="string">
            <text:p text:style-name="Standard"><text:span text:style-name="T13">Checkout flow: shipping address, order summary, order placement</text:span></text:p>
          </table:table-cell>
        </table:table-row>
        <table:table-row table:style-name="Táblázat12.1">
          <table:table-cell table:style-name="Táblázat12.A3" office:value-type="string">
            <text:p text:style-name="Standard"><text:span text:style-name="T13">Admin</text:span></text:p>
          </table:table-cell>
          <table:table-cell table:style-name="Táblázat12.A3" office:value-type="string">
            <text:p text:style-name="Standard"><text:span text:style-name="T13">/admin</text:span></text:p>
          </table:table-cell>
          <table:table-cell table:style-name="Táblázat12.A3" office:value-type="string">
            <text:p text:style-name="Standard"><text:span text:style-name="T13">Admin panel: user management, order viewing, summary statistics</text:span></text:p>
          </table:table-cell>
        </table:table-row>
        <table:table-row table:style-name="Táblázat12.1">
          <table:table-cell table:style-name="Táblázat12.A2" office:value-type="string">
            <text:p text:style-name="Standard"><text:span text:style-name="T13">Login</text:span></text:p>
          </table:table-cell>
          <table:table-cell table:style-name="Táblázat12.A2" office:value-type="string">
            <text:p text:style-name="Standard"><text:span text:style-name="T13">/login</text:span></text:p>
          </table:table-cell>
          <table:table-cell table:style-name="Táblázat12.A2" office:value-type="string">
            <text:p text:style-name="Standard"><text:span text:style-name="T13">Two-step login form</text:span></text:p>
          </table:table-cell>
        </table:table-row>
        <table:table-row table:style-name="Táblázat12.1">
          <table:table-cell table:style-name="Táblázat12.A3" office:value-type="string">
            <text:p text:style-name="Standard"><text:span text:style-name="T13">Register</text:span></text:p>
          </table:table-cell>
          <table:table-cell table:style-name="Táblázat12.A3" office:value-type="string">
            <text:p text:style-name="Standard"><text:span text:style-name="T13">/register</text:span></text:p>
          </table:table-cell>
          <table:table-cell table:style-name="Táblázat12.A3" office:value-type="string">
            <text:p text:style-name="Standard"><text:span text:style-name="T13">Registration form (name, email, password)</text:span></text:p>
          </table:table-cell>
        </table:table-row>
        <table:table-row table:style-name="Táblázat12.1">
          <table:table-cell table:style-name="Táblázat12.A2" office:value-type="string">
            <text:p text:style-name="Standard"><text:span text:style-name="T13">LoginPromise</text:span></text:p>
          </table:table-cell>
          <table:table-cell table:style-name="Táblázat12.A2" office:value-type="string">
            <text:p text:style-name="Standard"><text:span text:style-name="T13">/login-promise</text:span></text:p>
          </table:table-cell>
          <table:table-cell table:style-name="Táblázat12.A2" office:value-type="string">
            <text:p text:style-name="Standard"><text:span text:style-name="T13">Processes the email confirmation token</text:span></text:p>
          </table:table-cell>
        </table:table-row>
        <table:table-row table:style-name="Táblázat12.1">
          <table:table-cell table:style-name="Táblázat12.A3" office:value-type="string">
            <text:p text:style-name="Standard"><text:span text:style-name="T13">RegistrationPromise</text:span></text:p>
          </table:table-cell>
          <table:table-cell table:style-name="Táblázat12.A3" office:value-type="string">
            <text:p text:style-name="Standard"><text:span text:style-name="T13">/registration-promise</text:span></text:p>
          </table:table-cell>
          <table:table-cell table:style-name="Táblázat12.A3" office:value-type="string">
            <text:p text:style-name="Standard"><text:span text:style-name="T13">Processes the registration activation link</text:span></text:p>
          </table:table-cell>
        </table:table-row>
        <table:table-row table:style-name="Táblázat12.1">
          <table:table-cell table:style-name="Táblázat12.A2" office:value-type="string">
            <text:p text:style-name="Standard"><text:span text:style-name="T13">PasswordResetRequest</text:span></text:p>
          </table:table-cell>
          <table:table-cell table:style-name="Táblázat12.A2" office:value-type="string">
            <text:p text:style-name="Standard"><text:span text:style-name="T13">/password-reset-request</text:span></text:p>
          </table:table-cell>
          <table:table-cell table:style-name="Táblázat12.A2" office:value-type="string">
            <text:p text:style-name="Standard"><text:span text:style-name="T13">Password reset email request</text:span></text:p>
          </table:table-cell>
        </table:table-row>
        <table:table-row table:style-name="Táblázat12.1">
          <table:table-cell table:style-name="Táblázat12.A3" office:value-type="string">
            <text:p text:style-name="Standard"><text:span text:style-name="T13">PasswordReset</text:span></text:p>
          </table:table-cell>
          <table:table-cell table:style-name="Táblázat12.A3" office:value-type="string">
            <text:p text:style-name="Standard"><text:span text:style-name="T13">/password-reset</text:span></text:p>
          </table:table-cell>
          <table:table-cell table:style-name="Táblázat12.A3" office:value-type="string">
            <text:p text:style-name="Standard"><text:span text:style-name="T13">Set a new password using the token</text:span></text:p>
          </table:table-cell>
        </table:table-row>
        <table:table-row table:style-name="Táblázat12.1">
          <table:table-cell table:style-name="Táblázat12.A2" office:value-type="string">
            <text:p text:style-name="Standard"><text:span text:style-name="T13">DelaccPromise</text:span></text:p>
          </table:table-cell>
          <table:table-cell table:style-name="Táblázat12.A2" office:value-type="string">
            <text:p text:style-name="Standard"><text:span text:style-name="T13">/delacc-promise</text:span></text:p>
          </table:table-cell>
          <table:table-cell table:style-name="Táblázat12.A2" office:value-type="string">
            <text:p text:style-name="Standard"><text:span text:style-name="T13">Account deletion confirmation from email link</text:span></text:p>
          </table:table-cell>
        </table:table-row>
        <table:table-row table:style-name="Táblázat12.1">
          <table:table-cell table:style-name="Táblázat12.A3" office:value-type="string">
            <text:p text:style-name="Standard"><text:span text:style-name="T13">Legal</text:span></text:p>
          </table:table-cell>
          <table:table-cell table:style-name="Táblázat12.A3" office:value-type="string">
            <text:p text:style-name="Standard"><text:span text:style-name="T13">/legal</text:span></text:p>
          </table:table-cell>
          <table:table-cell table:style-name="Táblázat12.A3" office:value-type="string">
            <text:p text:style-name="Standard"><text:span text:style-name="T13">Terms of Service and Privacy Policy</text:span></text:p>
          </table:table-cell>
        </table:table-row>
        <text:soft-page-break/>
        <table:table-row table:style-name="Táblázat12.1">
          <table:table-cell table:style-name="Táblázat12.A2" office:value-type="string">
            <text:p text:style-name="Standard"><text:span text:style-name="T13">NotFound</text:span></text:p>
          </table:table-cell>
          <table:table-cell table:style-name="Táblázat12.A2" office:value-type="string">
            <text:p text:style-name="Standard"><text:span text:style-name="T13">**</text:span></text:p>
          </table:table-cell>
          <table:table-cell table:style-name="Táblázat12.A2" office:value-type="string">
            <text:p text:style-name="Standard"><text:span text:style-name="T13">404 page with custom design</text:span></text:p>
          </table:table-cell>
        </table:table-row>
      </table:table>
      <text:p text:style-name="P10"/>
      <text:h text:style-name="P13" text:outline-level="2"><text:span text:style-name="T16">8.2 Shared Components</text:span></text:h>
      <text:p text:style-name="P10"/>
      <table:table table:name="Táblázat13" table:style-name="Táblázat13">
        <table:table-column table:style-name="Táblázat13.A"/>
        <table:table-column table:style-name="Táblázat13.B"/>
        <table:table-header-rows>
          <table:table-row table:style-name="Táblázat13.1">
            <table:table-cell table:style-name="Táblázat13.A1" office:value-type="string">
              <text:p text:style-name="Standard"><text:span text:style-name="T12">Component</text:span></text:p>
            </table:table-cell>
            <table:table-cell table:style-name="Táblázat13.A1" office:value-type="string">
              <text:p text:style-name="Standard"><text:span text:style-name="T12">Description</text:span></text:p>
            </table:table-cell>
          </table:table-row>
        </table:table-header-rows>
        <table:table-row table:style-name="Táblázat13.1">
          <table:table-cell table:style-name="Táblázat13.A2" office:value-type="string">
            <text:p text:style-name="Standard"><text:span text:style-name="T13">Header</text:span></text:p>
          </table:table-cell>
          <table:table-cell table:style-name="Táblázat13.A2" office:value-type="string">
            <text:p text:style-name="Standard"><text:span text:style-name="T13">Navigation header: logo, menu items, language switcher, theme toggle, cart icon with counter, profile/login button</text:span></text:p>
          </table:table-cell>
        </table:table-row>
        <table:table-row table:style-name="Táblázat13.1">
          <table:table-cell table:style-name="Táblázat13.A3" office:value-type="string">
            <text:p text:style-name="Standard"><text:span text:style-name="T13">Footer</text:span></text:p>
          </table:table-cell>
          <table:table-cell table:style-name="Táblázat13.A3" office:value-type="string">
            <text:p text:style-name="Standard"><text:span text:style-name="T13">Three-part footer (footer-main, footer-bottom, newsletter-form)</text:span></text:p>
          </table:table-cell>
        </table:table-row>
        <table:table-row table:style-name="Táblázat13.1">
          <table:table-cell table:style-name="Táblázat13.A2" office:value-type="string">
            <text:p text:style-name="Standard"><text:span text:style-name="T13">Footer / newsletter-form</text:span></text:p>
          </table:table-cell>
          <table:table-cell table:style-name="Táblázat13.A2" office:value-type="string">
            <text:p text:style-name="Standard"><text:span text:style-name="T13">Newsletter subscription form (email + news_level)</text:span></text:p>
          </table:table-cell>
        </table:table-row>
        <table:table-row table:style-name="Táblázat13.1">
          <table:table-cell table:style-name="Táblázat13.A3" office:value-type="string">
            <text:p text:style-name="Standard"><text:span text:style-name="T13">Toast</text:span></text:p>
          </table:table-cell>
          <table:table-cell table:style-name="Táblázat13.A3" office:value-type="string">
            <text:p text:style-name="Standard"><text:span text:style-name="T13">Toast notification overlay (success, error, info, warning types)</text:span></text:p>
          </table:table-cell>
        </table:table-row>
        <table:table-row table:style-name="Táblázat13.1">
          <table:table-cell table:style-name="Táblázat13.A2" office:value-type="string">
            <text:p text:style-name="Standard"><text:span text:style-name="T13">Slide</text:span></text:p>
          </table:table-cell>
          <table:table-cell table:style-name="Táblázat13.A2" office:value-type="string">
            <text:p text:style-name="Standard"><text:span text:style-name="T13">A single hero slider slide (image, title, subtitle, CTA button)</text:span></text:p>
          </table:table-cell>
        </table:table-row>
        <table:table-row table:style-name="Táblázat13.1">
          <table:table-cell table:style-name="Táblázat13.A3" office:value-type="string">
            <text:p text:style-name="Standard"><text:span text:style-name="T13">Featured</text:span></text:p>
          </table:table-cell>
          <table:table-cell table:style-name="Táblázat13.A3" office:value-type="string">
            <text:p text:style-name="Standard"><text:span text:style-name="T13">Featured products section container</text:span></text:p>
          </table:table-cell>
        </table:table-row>
        <table:table-row table:style-name="Táblázat13.1">
          <table:table-cell table:style-name="Táblázat13.A2" office:value-type="string">
            <text:p text:style-name="Standard"><text:span text:style-name="T13">FeaturedProductCard</text:span></text:p>
          </table:table-cell>
          <table:table-cell table:style-name="Táblázat13.A2" office:value-type="string">
            <text:p text:style-name="Standard"><text:span text:style-name="T13">Featured product card (image, name, price, discount badge, add-to-cart button)</text:span></text:p>
          </table:table-cell>
        </table:table-row>
        <table:table-row table:style-name="Táblázat13.1">
          <table:table-cell table:style-name="Táblázat13.A3" office:value-type="string">
            <text:p text:style-name="Standard"><text:span text:style-name="T13">ProductCard</text:span></text:p>
          </table:table-cell>
          <table:table-cell table:style-name="Táblázat13.A3" office:value-type="string">
            <text:p text:style-name="Standard"><text:span text:style-name="T13">Product card for product listing pages (image, name, price, rating, quick view)</text:span></text:p>
          </table:table-cell>
        </table:table-row>
        <table:table-row table:style-name="Táblázat13.1">
          <table:table-cell table:style-name="Táblázat13.A2" office:value-type="string">
            <text:p text:style-name="Standard"><text:span text:style-name="T13">ProductList</text:span></text:p>
          </table:table-cell>
          <table:table-cell table:style-name="Táblázat13.A2" office:value-type="string">
            <text:p text:style-name="Standard"><text:span text:style-name="T13">Products grid/list view</text:span></text:p>
          </table:table-cell>
        </table:table-row>
        <table:table-row table:style-name="Táblázat13.1">
          <table:table-cell table:style-name="Táblázat13.A3" office:value-type="string">
            <text:p text:style-name="Standard"><text:span text:style-name="T13">ProductFilter</text:span></text:p>
          </table:table-cell>
          <table:table-cell table:style-name="Táblázat13.A3" office:value-type="string">
            <text:p text:style-name="Standard"><text:span text:style-name="T13">Filter panel (category, price slider, checkbox filters)</text:span></text:p>
          </table:table-cell>
        </table:table-row>
        <table:table-row table:style-name="Táblázat13.1">
          <table:table-cell table:style-name="Táblázat13.A2" office:value-type="string">
            <text:p text:style-name="Standard"><text:span text:style-name="T13">ProductPagination</text:span></text:p>
          </table:table-cell>
          <table:table-cell table:style-name="Táblázat13.A2" office:value-type="string">
            <text:p text:style-name="Standard"><text:span text:style-name="T13">Pagination component</text:span></text:p>
          </table:table-cell>
        </table:table-row>
        <table:table-row table:style-name="Táblázat13.1">
          <table:table-cell table:style-name="Táblázat13.A3" office:value-type="string">
            <text:p text:style-name="Standard"><text:span text:style-name="T13">ProductDetailModal</text:span></text:p>
          </table:table-cell>
          <table:table-cell table:style-name="Táblázat13.A3" office:value-type="string">
            <text:p text:style-name="Standard"><text:span text:style-name="T13">Quick-view modal with product details</text:span></text:p>
          </table:table-cell>
        </table:table-row>
        <table:table-row table:style-name="Táblázat13.1">
          <table:table-cell table:style-name="Táblázat13.A2" office:value-type="string">
            <text:p text:style-name="Standard"><text:span text:style-name="T13">CategoryBar</text:span></text:p>
          </table:table-cell>
          <table:table-cell table:style-name="Táblázat13.A2" office:value-type="string">
            <text:p text:style-name="Standard"><text:span text:style-name="T13">Category bar on the home page and product listing</text:span></text:p>
          </table:table-cell>
        </table:table-row>
        <table:table-row table:style-name="Táblázat13.1">
          <table:table-cell table:style-name="Táblázat13.A3" office:value-type="string">
            <text:p text:style-name="Standard"><text:span text:style-name="T13">CategoryItem</text:span></text:p>
          </table:table-cell>
          <table:table-cell table:style-name="Táblázat13.A3" office:value-type="string">
            <text:p text:style-name="Standard"><text:span text:style-name="T13">A single category item (icon/emoji + name)</text:span></text:p>
          </table:table-cell>
        </table:table-row>
        <table:table-row table:style-name="Táblázat13.1">
          <table:table-cell table:style-name="Táblázat13.A2" office:value-type="string">
            <text:p text:style-name="Standard"><text:span text:style-name="T13">PostCard</text:span></text:p>
          </table:table-cell>
          <table:table-cell table:style-name="Táblázat13.A2" office:value-type="string">
            <text:p text:style-name="Standard"><text:span text:style-name="T13">Blog/forum post card</text:span></text:p>
          </table:table-cell>
        </table:table-row>
        <table:table-row table:style-name="Táblázat13.1">
          <table:table-cell table:style-name="Táblázat13.A3" office:value-type="string">
            <text:p text:style-name="Standard"><text:span text:style-name="T13">PrimaryBtn</text:span></text:p>
          </table:table-cell>
          <table:table-cell table:style-name="Táblázat13.A3" office:value-type="string">
            <text:p text:style-name="Standard"><text:span text:style-name="T13">Primary action button (green)</text:span></text:p>
          </table:table-cell>
        </table:table-row>
        <table:table-row table:style-name="Táblázat13.1">
          <table:table-cell table:style-name="Táblázat13.A2" office:value-type="string">
            <text:p text:style-name="Standard"><text:span text:style-name="T13">SecondaryBtn</text:span></text:p>
          </table:table-cell>
          <table:table-cell table:style-name="Táblázat13.A2" office:value-type="string">
            <text:p text:style-name="Standard"><text:span text:style-name="T13">Secondary action button (transparent)</text:span></text:p>
          </table:table-cell>
        </table:table-row>
        <table:table-row table:style-name="Táblázat13.1">
          <table:table-cell table:style-name="Táblázat13.A3" office:value-type="string">
            <text:p text:style-name="Standard"><text:span text:style-name="T13">IconBtn</text:span></text:p>
          </table:table-cell>
          <table:table-cell table:style-name="Táblázat13.A3" office:value-type="string">
            <text:p text:style-name="Standard"><text:span text:style-name="T13">Icon-based button (e.g. theme toggle, cart, profile)</text:span></text:p>
          </table:table-cell>
        </table:table-row>
        <table:table-row table:style-name="Táblázat13.1">
          <table:table-cell table:style-name="Táblázat13.A2" office:value-type="string">
            <text:p text:style-name="Standard"><text:span text:style-name="T13">LanguageSwitcher</text:span></text:p>
          </table:table-cell>
          <table:table-cell table:style-name="Táblázat13.A2" office:value-type="string">
            <text:p text:style-name="Standard"><text:span text:style-name="T13">Language and currency switcher dropdown</text:span></text:p>
          </table:table-cell>
        </table:table-row>
      </table:table>
      <text:p text:style-name="P10"/>
      <text:h text:style-name="P9" text:outline-level="1"><text:span text:style-name="T10">9. Directives and Pipes</text:span></text:h>
      <text:h text:style-name="P13" text:outline-level="2"><text:span text:style-name="T16">9.1 ScrollReveal Directive</text:span></text:h>
      <text:p text:style-name="P10"><text:span text:style-name="T11">The scroll-reveal.directive.ts is a custom Angular directive that uses an IntersectionObserver to detect when an element enters the viewport and applies animation classes at that point. This enables scroll-triggered reveal animations throughout the application (similar to the synergolab.com reference site).</text:span></text:p>
      <text:p text:style-name="P10"/>
      <text:h text:style-name="P13" text:outline-level="2"><text:soft-page-break/><text:span text:style-name="T16">9.2 CurrencyPipe</text:span></text:h>
      <text:p text:style-name="P10"><text:span text:style-name="T11">The currency.pipe.ts is a custom Angular pipe that uses CurrencyService to automatically display prices in the active currency and locale-appropriate format (e.g. "1 990 Ft" for HU, "$19.90" for EN).</text:span></text:p>
      <text:p text:style-name="P10"/>
      <text:h text:style-name="P9" text:outline-level="1"><text:span text:style-name="T10">10. Theme System and Visual Design</text:span></text:h>
      <text:h text:style-name="P13" text:outline-level="2"><text:span text:style-name="T16">10.1 CSS Custom Properties</text:span></text:h>
      <text:p text:style-name="P10"><text:span text:style-name="T11">The theme system is built on CSS variables. The src/styles/abstracts/_variables.css file defines global design tokens (colours, spacing, font sizes, border-radius values). The src/styles/abstracts/_themes.css file overrides colour variables inside the [data-theme="light"] and [data-theme="dark"] selectors.</text:span></text:p>
      <text:p text:style-name="P10"/>
      <table:table table:name="Táblázat14" table:style-name="Táblázat14">
        <table:table-column table:style-name="Táblázat14.A"/>
        <table:table-column table:style-name="Táblázat14.B"/>
        <table:table-header-rows>
          <table:table-row table:style-name="Táblázat14.1">
            <table:table-cell table:style-name="Táblázat14.A1" office:value-type="string">
              <text:p text:style-name="Standard"><text:span text:style-name="T12">CSS variable category</text:span></text:p>
            </table:table-cell>
            <table:table-cell table:style-name="Táblázat14.A1" office:value-type="string">
              <text:p text:style-name="Standard"><text:span text:style-name="T12">Examples</text:span></text:p>
            </table:table-cell>
          </table:table-row>
        </table:table-header-rows>
        <table:table-row table:style-name="Táblázat14.1">
          <table:table-cell table:style-name="Táblázat14.A2" office:value-type="string">
            <text:p text:style-name="Standard"><text:span text:style-name="T13">Background</text:span></text:p>
          </table:table-cell>
          <table:table-cell table:style-name="Táblázat14.A2" office:value-type="string">
            <text:p text:style-name="Standard"><text:span text:style-name="T13">--bg-primary, --bg-secondary, --bg-tertiary</text:span></text:p>
          </table:table-cell>
        </table:table-row>
        <table:table-row table:style-name="Táblázat14.1">
          <table:table-cell table:style-name="Táblázat14.A3" office:value-type="string">
            <text:p text:style-name="Standard"><text:span text:style-name="T13">Text</text:span></text:p>
          </table:table-cell>
          <table:table-cell table:style-name="Táblázat14.A3" office:value-type="string">
            <text:p text:style-name="Standard"><text:span text:style-name="T13">--text-primary, --text-secondary, --text-muted</text:span></text:p>
          </table:table-cell>
        </table:table-row>
        <table:table-row table:style-name="Táblázat14.1">
          <table:table-cell table:style-name="Táblázat14.A2" office:value-type="string">
            <text:p text:style-name="Standard"><text:span text:style-name="T13">Brand colour</text:span></text:p>
          </table:table-cell>
          <table:table-cell table:style-name="Táblázat14.A2" office:value-type="string">
            <text:p text:style-name="Standard"><text:span text:style-name="T13">--color-primary (#067a45), --color-primary-dark (#0b5f39)</text:span></text:p>
          </table:table-cell>
        </table:table-row>
        <table:table-row table:style-name="Táblázat14.1">
          <table:table-cell table:style-name="Táblázat14.A3" office:value-type="string">
            <text:p text:style-name="Standard"><text:span text:style-name="T13">Border</text:span></text:p>
          </table:table-cell>
          <table:table-cell table:style-name="Táblázat14.A3" office:value-type="string">
            <text:p text:style-name="Standard"><text:span text:style-name="T13">--border-color, --border-light</text:span></text:p>
          </table:table-cell>
        </table:table-row>
        <table:table-row table:style-name="Táblázat14.1">
          <table:table-cell table:style-name="Táblázat14.A2" office:value-type="string">
            <text:p text:style-name="Standard"><text:span text:style-name="T13">Spacing</text:span></text:p>
          </table:table-cell>
          <table:table-cell table:style-name="Táblázat14.A2" office:value-type="string">
            <text:p text:style-name="Standard"><text:span text:style-name="T13">--space-1 ... --space-12 (4px increments)</text:span></text:p>
          </table:table-cell>
        </table:table-row>
        <table:table-row table:style-name="Táblázat14.1">
          <table:table-cell table:style-name="Táblázat14.A3" office:value-type="string">
            <text:p text:style-name="Standard"><text:span text:style-name="T13">Font size</text:span></text:p>
          </table:table-cell>
          <table:table-cell table:style-name="Táblázat14.A3" office:value-type="string">
            <text:p text:style-name="Standard"><text:span text:style-name="T13">--text-xs, --text-sm, --text-base, --text-lg, --text-xl, --text-2xl</text:span></text:p>
          </table:table-cell>
        </table:table-row>
        <table:table-row table:style-name="Táblázat14.1">
          <table:table-cell table:style-name="Táblázat14.A2" office:value-type="string">
            <text:p text:style-name="Standard"><text:span text:style-name="T13">Border radius</text:span></text:p>
          </table:table-cell>
          <table:table-cell table:style-name="Táblázat14.A2" office:value-type="string">
            <text:p text:style-name="Standard"><text:span text:style-name="T13">--radius-sm, --radius-md, --radius-lg, --radius-xl, --radius-full</text:span></text:p>
          </table:table-cell>
        </table:table-row>
        <table:table-row table:style-name="Táblázat14.1">
          <table:table-cell table:style-name="Táblázat14.A3" office:value-type="string">
            <text:p text:style-name="Standard"><text:span text:style-name="T13">Shadow</text:span></text:p>
          </table:table-cell>
          <table:table-cell table:style-name="Táblázat14.A3" office:value-type="string">
            <text:p text:style-name="Standard"><text:span text:style-name="T13">--shadow-sm, --shadow-md, --shadow-lg</text:span></text:p>
          </table:table-cell>
        </table:table-row>
      </table:table>
      <text:p text:style-name="P10"/>
      <text:h text:style-name="P13" text:outline-level="2"><text:span text:style-name="T16">10.2 Responsiveness</text:span></text:h>
      <text:p text:style-name="P10"><text:span text:style-name="T11">The application follows a mobile-first design principle. The minimum touch target size is 44×44 px in accordance with iOS Safari guidelines. Inputs use a minimum of 16 px font size to prevent automatic zoom on mobile devices. Hover states are placed behind @media (hover: hover) and @media (pointer: fine) conditions to prevent them from sticking on touch devices.</text:span></text:p>
      <text:p text:style-name="P10"/>
      <text:h text:style-name="P13" text:outline-level="2"><text:span text:style-name="T16">10.3 Icon set and images</text:span></text:h>
      <text:p text:style-name="P10"><text:span text:style-name="T11">Icons are stored in .webp format in the src/assets/icons/ directory. The ICONS constant (visuals.ts) indexes every icon by name and URL, providing type-safe access (IconKey type). Images are stored in .webp format in src/assets/images/.</text:span></text:p>
      <text:p text:style-name="P10"/>
      <text:h text:style-name="P13" text:outline-level="2"><text:span text:style-name="T16">10.4 Fonts</text:span></text:h>
      <text:p text:style-name="P10"><text:span text:style-name="T11">The application uses two font families stored locally in src/assets/fonts/ for performance: Roboto (primary UI font) and Inconsolata (for code display).</text:span></text:p>
      <text:p text:style-name="P10"/>
      <text:h text:style-name="P9" text:outline-level="1"><text:soft-page-break/><text:span text:style-name="T10">11. Internationalisation (i18n)</text:span></text:h>
      <text:p text:style-name="P10"><text:span text:style-name="T11">Translations are handled by the @ngx-translate/core library. Translation files are in JSON format located in src/assets/i18n/ (hu.json, en.json, de.json). The default language is "en"; supported languages are hu, en, and de.</text:span></text:p>
      <text:p text:style-name="P10"/>
      <text:p text:style-name="P10"><text:span text:style-name="T11">The TranslationService configures ngx-translate, saves the selected language to localStorage, and publishes it on the currentLang$ BehaviorSubject. For product data, the backend returns the appropriate language-specific field directly (name_hu, description_en, etc.).</text:span></text:p>
      <text:p text:style-name="P10"/>
      <text:p text:style-name="P10"><text:span text:style-name="T11">Main translation key categories (in JSON files):</text:span></text:p>
      <text:list text:continue-numbering="true" text:style-name="WWNum2">
        <text:list-item>
          <text:p text:style-name="P12"><text:span text:style-name="T11">nav – Navigation</text:span></text:p>
        </text:list-item>
        <text:list-item>
          <text:p text:style-name="P12"><text:span text:style-name="T11">hero – Home page slider texts</text:span></text:p>
        </text:list-item>
        <text:list-item>
          <text:p text:style-name="P12"><text:span text:style-name="T11">products – Product page labels</text:span></text:p>
        </text:list-item>
        <text:list-item>
          <text:p text:style-name="P12"><text:span text:style-name="T11">auth – Login / registration / password</text:span></text:p>
        </text:list-item>
        <text:list-item>
          <text:p text:style-name="P12"><text:span text:style-name="T11">forum – Forum / blog labels</text:span></text:p>
        </text:list-item>
        <text:list-item>
          <text:p text:style-name="P12"><text:span text:style-name="T11">profile – Profile page</text:span></text:p>
        </text:list-item>
        <text:list-item>
          <text:p text:style-name="P12"><text:span text:style-name="T11">cart – Cart</text:span></text:p>
        </text:list-item>
        <text:list-item>
          <text:p text:style-name="P12"><text:span text:style-name="T11">purchase – Checkout</text:span></text:p>
        </text:list-item>
        <text:list-item>
          <text:p text:style-name="P12"><text:span text:style-name="T11">admin – Admin panel</text:span></text:p>
        </text:list-item>
        <text:list-item>
          <text:p text:style-name="P12"><text:span text:style-name="T11">footer – Footer</text:span></text:p>
        </text:list-item>
        <text:list-item>
          <text:p text:style-name="P12"><text:span text:style-name="T11">toast – Notification messages</text:span></text:p>
        </text:list-item>
      </text:list>
      <text:p text:style-name="P10"/>
      <text:h text:style-name="P9" text:outline-level="1"><text:span text:style-name="T10">12. Security Notes</text:span></text:h>
      <text:p text:style-name="P15"><text:span text:style-name="T18">NOTE: Angular 21 has an upstream security advisory for unsanitized SVG script attributes (GitHub Advisory). No patched release was available at the time of development.</text:span></text:p>
      <text:p text:style-name="P10"/>
      <text:p text:style-name="P10"><text:span text:style-name="T11">This project is NOT affected by the vulnerability:</text:span></text:p>
      <text:list text:continue-numbering="true" text:style-name="WWNum2">
        <text:list-item>
          <text:p text:style-name="P12"><text:span text:style-name="T11">No dynamic SVG injection</text:span></text:p>
        </text:list-item>
        <text:list-item>
          <text:p text:style-name="P12"><text:span text:style-name="T11">No [innerHTML] bindings</text:span></text:p>
        </text:list-item>
        <text:list-item>
          <text:p text:style-name="P12"><text:span text:style-name="T11">No user-provided HTML is rendered</text:span></text:p>
        </text:list-item>
        <text:list-item>
          <text:p text:style-name="P12"><text:span text:style-name="T11">No DomSanitizer.bypassSecurityTrustHtml() or similar bypass calls</text:span></text:p>
        </text:list-item>
      </text:list>
      <text:p text:style-name="P10"/>
      <text:p text:style-name="P10"><text:span text:style-name="T11">All templates use standard Angular template bindings. Angular 21 was intentionally kept because this is a non-production, educational project. The fix will be applied once a patched Angular release becomes available.</text:span></text:p>
      <text:p text:style-name="P10"/>
      <text:h text:style-name="P9" text:outline-level="1"><text:soft-page-break/><text:span text:style-name="T10">13. Environment Configuration and Build</text:span></text:h>
      <text:h text:style-name="P13" text:outline-level="2"><text:span text:style-name="T16">13.1 Commands</text:span></text:h>
      <text:p text:style-name="P10"/>
      <table:table table:name="Táblázat15" table:style-name="Táblázat15">
        <table:table-column table:style-name="Táblázat15.A"/>
        <table:table-column table:style-name="Táblázat15.B"/>
        <table:table-header-rows>
          <table:table-row table:style-name="Táblázat15.1">
            <table:table-cell table:style-name="Táblázat15.A1" office:value-type="string">
              <text:p text:style-name="Standard"><text:span text:style-name="T12">Command</text:span></text:p>
            </table:table-cell>
            <table:table-cell table:style-name="Táblázat15.A1" office:value-type="string">
              <text:p text:style-name="Standard"><text:span text:style-name="T12">Description</text:span></text:p>
            </table:table-cell>
          </table:table-row>
        </table:table-header-rows>
        <table:table-row table:style-name="Táblázat15.1">
          <table:table-cell table:style-name="Táblázat15.A2" office:value-type="string">
            <text:p text:style-name="Standard"><text:span text:style-name="T13">npm start / ng serve</text:span></text:p>
          </table:table-cell>
          <table:table-cell table:style-name="Táblázat15.A2" office:value-type="string">
            <text:p text:style-name="Standard"><text:span text:style-name="T13">Start development server (http://localhost:4200)</text:span></text:p>
          </table:table-cell>
        </table:table-row>
        <table:table-row table:style-name="Táblázat15.1">
          <table:table-cell table:style-name="Táblázat15.A3" office:value-type="string">
            <text:p text:style-name="Standard"><text:span text:style-name="T13">npm run build / ng build</text:span></text:p>
          </table:table-cell>
          <table:table-cell table:style-name="Táblázat15.A3" office:value-type="string">
            <text:p text:style-name="Standard"><text:span text:style-name="T13">Generate production build (output to dist/)</text:span></text:p>
          </table:table-cell>
        </table:table-row>
        <table:table-row table:style-name="Táblázat15.1">
          <table:table-cell table:style-name="Táblázat15.A2" office:value-type="string">
            <text:p text:style-name="Standard"><text:span text:style-name="T13">npm run watch</text:span></text:p>
          </table:table-cell>
          <table:table-cell table:style-name="Táblázat15.A2" office:value-type="string">
            <text:p text:style-name="Standard"><text:span text:style-name="T13">Watch mode development build</text:span></text:p>
          </table:table-cell>
        </table:table-row>
        <table:table-row table:style-name="Táblázat15.1">
          <table:table-cell table:style-name="Táblázat15.A3" office:value-type="string">
            <text:p text:style-name="Standard"><text:span text:style-name="T13">npm test / ng test</text:span></text:p>
          </table:table-cell>
          <table:table-cell table:style-name="Táblázat15.A3" office:value-type="string">
            <text:p text:style-name="Standard"><text:span text:style-name="T13">Run unit tests with Vitest</text:span></text:p>
          </table:table-cell>
        </table:table-row>
      </table:table>
      <text:p text:style-name="P10"/>
      <text:h text:style-name="P13" text:outline-level="2"><text:span text:style-name="T16">13.2 Dependencies</text:span></text:h>
      <text:p text:style-name="P10"/>
      <table:table table:name="Táblázat16" table:style-name="Táblázat16">
        <table:table-column table:style-name="Táblázat16.A"/>
        <table:table-column table:style-name="Táblázat16.B"/>
        <table:table-column table:style-name="Táblázat16.C"/>
        <table:table-header-rows>
          <table:table-row table:style-name="Táblázat16.1">
            <table:table-cell table:style-name="Táblázat16.A1" office:value-type="string">
              <text:p text:style-name="Standard"><text:span text:style-name="T12">Package</text:span></text:p>
            </table:table-cell>
            <table:table-cell table:style-name="Táblázat16.A1" office:value-type="string">
              <text:p text:style-name="Standard"><text:span text:style-name="T12">Version</text:span></text:p>
            </table:table-cell>
            <table:table-cell table:style-name="Táblázat16.A1" office:value-type="string">
              <text:p text:style-name="Standard"><text:span text:style-name="T12">Purpose</text:span></text:p>
            </table:table-cell>
          </table:table-row>
        </table:table-header-rows>
        <table:table-row table:style-name="Táblázat16.1">
          <table:table-cell table:style-name="Táblázat16.A2" office:value-type="string">
            <text:p text:style-name="Standard"><text:span text:style-name="T13">@angular/core</text:span></text:p>
          </table:table-cell>
          <table:table-cell table:style-name="Táblázat16.A2" office:value-type="string">
            <text:p text:style-name="Standard"><text:span text:style-name="T13">^21.0.0</text:span></text:p>
          </table:table-cell>
          <table:table-cell table:style-name="Táblázat16.A2" office:value-type="string">
            <text:p text:style-name="Standard"><text:span text:style-name="T13">Angular framework</text:span></text:p>
          </table:table-cell>
        </table:table-row>
        <table:table-row table:style-name="Táblázat16.1">
          <table:table-cell table:style-name="Táblázat16.A3" office:value-type="string">
            <text:p text:style-name="Standard"><text:span text:style-name="T13">@angular/router</text:span></text:p>
          </table:table-cell>
          <table:table-cell table:style-name="Táblázat16.A3" office:value-type="string">
            <text:p text:style-name="Standard"><text:span text:style-name="T13">^21.0.0</text:span></text:p>
          </table:table-cell>
          <table:table-cell table:style-name="Táblázat16.A3" office:value-type="string">
            <text:p text:style-name="Standard"><text:span text:style-name="T13">Routing</text:span></text:p>
          </table:table-cell>
        </table:table-row>
        <table:table-row table:style-name="Táblázat16.1">
          <table:table-cell table:style-name="Táblázat16.A2" office:value-type="string">
            <text:p text:style-name="Standard"><text:span text:style-name="T13">@angular/forms</text:span></text:p>
          </table:table-cell>
          <table:table-cell table:style-name="Táblázat16.A2" office:value-type="string">
            <text:p text:style-name="Standard"><text:span text:style-name="T13">^21.0.0</text:span></text:p>
          </table:table-cell>
          <table:table-cell table:style-name="Táblázat16.A2" office:value-type="string">
            <text:p text:style-name="Standard"><text:span text:style-name="T13">Reactive forms</text:span></text:p>
          </table:table-cell>
        </table:table-row>
        <table:table-row table:style-name="Táblázat16.1">
          <table:table-cell table:style-name="Táblázat16.A3" office:value-type="string">
            <text:p text:style-name="Standard"><text:span text:style-name="T13">@angular/common</text:span></text:p>
          </table:table-cell>
          <table:table-cell table:style-name="Táblázat16.A3" office:value-type="string">
            <text:p text:style-name="Standard"><text:span text:style-name="T13">^21.0.0</text:span></text:p>
          </table:table-cell>
          <table:table-cell table:style-name="Táblázat16.A3" office:value-type="string">
            <text:p text:style-name="Standard"><text:span text:style-name="T13">Common Angular directives and pipes</text:span></text:p>
          </table:table-cell>
        </table:table-row>
        <table:table-row table:style-name="Táblázat16.1">
          <table:table-cell table:style-name="Táblázat16.A2" office:value-type="string">
            <text:p text:style-name="Standard"><text:span text:style-name="T13">@ngx-translate/core</text:span></text:p>
          </table:table-cell>
          <table:table-cell table:style-name="Táblázat16.A2" office:value-type="string">
            <text:p text:style-name="Standard"><text:span text:style-name="T13">^16.0.4</text:span></text:p>
          </table:table-cell>
          <table:table-cell table:style-name="Táblázat16.A2" office:value-type="string">
            <text:p text:style-name="Standard"><text:span text:style-name="T13">Internationalisation</text:span></text:p>
          </table:table-cell>
        </table:table-row>
        <table:table-row table:style-name="Táblázat16.1">
          <table:table-cell table:style-name="Táblázat16.A3" office:value-type="string">
            <text:p text:style-name="Standard"><text:span text:style-name="T13">@ngx-translate/http-loader</text:span></text:p>
          </table:table-cell>
          <table:table-cell table:style-name="Táblázat16.A3" office:value-type="string">
            <text:p text:style-name="Standard"><text:span text:style-name="T13">^16.0.1</text:span></text:p>
          </table:table-cell>
          <table:table-cell table:style-name="Táblázat16.A3" office:value-type="string">
            <text:p text:style-name="Standard"><text:span text:style-name="T13">Loading JSON translations</text:span></text:p>
          </table:table-cell>
        </table:table-row>
        <table:table-row table:style-name="Táblázat16.1">
          <table:table-cell table:style-name="Táblázat16.A2" office:value-type="string">
            <text:p text:style-name="Standard"><text:span text:style-name="T13">rxjs</text:span></text:p>
          </table:table-cell>
          <table:table-cell table:style-name="Táblázat16.A2" office:value-type="string">
            <text:p text:style-name="Standard"><text:span text:style-name="T13">~7.8.0</text:span></text:p>
          </table:table-cell>
          <table:table-cell table:style-name="Táblázat16.A2" office:value-type="string">
            <text:p text:style-name="Standard"><text:span text:style-name="T13">Reactive programming</text:span></text:p>
          </table:table-cell>
        </table:table-row>
        <table:table-row table:style-name="Táblázat16.1">
          <table:table-cell table:style-name="Táblázat16.A3" office:value-type="string">
            <text:p text:style-name="Standard"><text:span text:style-name="T13">zone.js</text:span></text:p>
          </table:table-cell>
          <table:table-cell table:style-name="Táblázat16.A3" office:value-type="string">
            <text:p text:style-name="Standard"><text:span text:style-name="T13">~0.16.0</text:span></text:p>
          </table:table-cell>
          <table:table-cell table:style-name="Táblázat16.A3" office:value-type="string">
            <text:p text:style-name="Standard"><text:span text:style-name="T13">Angular change detection</text:span></text:p>
          </table:table-cell>
        </table:table-row>
        <table:table-row table:style-name="Táblázat16.1">
          <table:table-cell table:style-name="Táblázat16.A2" office:value-type="string">
            <text:p text:style-name="Standard"><text:span text:style-name="T13">typescript</text:span></text:p>
          </table:table-cell>
          <table:table-cell table:style-name="Táblázat16.A2" office:value-type="string">
            <text:p text:style-name="Standard"><text:span text:style-name="T13">~5.9.2</text:span></text:p>
          </table:table-cell>
          <table:table-cell table:style-name="Táblázat16.A2" office:value-type="string">
            <text:p text:style-name="Standard"><text:span text:style-name="T13">Dev – typed JavaScript</text:span></text:p>
          </table:table-cell>
        </table:table-row>
        <table:table-row table:style-name="Táblázat16.1">
          <table:table-cell table:style-name="Táblázat16.A3" office:value-type="string">
            <text:p text:style-name="Standard"><text:span text:style-name="T13">vitest</text:span></text:p>
          </table:table-cell>
          <table:table-cell table:style-name="Táblázat16.A3" office:value-type="string">
            <text:p text:style-name="Standard"><text:span text:style-name="T13">^4.0.8</text:span></text:p>
          </table:table-cell>
          <table:table-cell table:style-name="Táblázat16.A3" office:value-type="string">
            <text:p text:style-name="Standard"><text:span text:style-name="T13">Dev – unit test runner</text:span></text:p>
          </table:table-cell>
        </table:table-row>
      </table:table>
      <text:p text:style-name="P10"/>
      <text:p text:style-name="Standard"/>
      <text:p text:style-name="P7"><text:span text:style-name="T8">PART 2</text:span></text:p>
      <text:p text:style-name="P8"><text:span text:style-name="T9">BACKEND DOCUMENTATION</text:span></text:p>
      <text:p text:style-name="P10"/>
      <text:h text:style-name="P9" text:outline-level="1"><text:span text:style-name="T10">1. Overview</text:span></text:h>
      <text:p text:style-name="P10"><text:span text:style-name="T11">The backend of Roy's Shack is a custom HTTP server written in C# (.NET Framework), running inside a Windows Forms application (Servo). Instead of using a standard ASP.NET or Web API framework, the server is built on top of the built-in System.Net.HttpListener class. Routing, request parsing, and response writing are all handled manually, following a strict three-layer architecture: Controller → Service → Model.</text:span></text:p>
      <text:p text:style-name="P10"/>
      <table:table table:name="Táblázat17" table:style-name="Táblázat17">
        <table:table-column table:style-name="Táblázat17.A"/>
        <table:table-column table:style-name="Táblázat17.B"/>
        <table:table-header-rows>
          <table:table-row table:style-name="Táblázat17.1">
            <table:table-cell table:style-name="Táblázat17.A1" office:value-type="string">
              <text:p text:style-name="Standard"><text:span text:style-name="T12">Property</text:span></text:p>
            </table:table-cell>
            <table:table-cell table:style-name="Táblázat17.A1" office:value-type="string">
              <text:p text:style-name="Standard"><text:span text:style-name="T12">Value</text:span></text:p>
            </table:table-cell>
          </table:table-row>
        </table:table-header-rows>
        <table:table-row table:style-name="Táblázat17.1">
          <table:table-cell table:style-name="Táblázat17.A2" office:value-type="string">
            <text:p text:style-name="Standard"><text:span text:style-name="T13">Language / Platform</text:span></text:p>
          </table:table-cell>
          <table:table-cell table:style-name="Táblázat17.A2" office:value-type="string">
            <text:p text:style-name="Standard"><text:span text:style-name="T13">C# (.NET Framework)</text:span></text:p>
          </table:table-cell>
        </table:table-row>
        <table:table-row table:style-name="Táblázat17.1">
          <table:table-cell table:style-name="Táblázat17.A3" office:value-type="string">
            <text:p text:style-name="Standard"><text:span text:style-name="T13">Server type</text:span></text:p>
          </table:table-cell>
          <table:table-cell table:style-name="Táblázat17.A3" office:value-type="string">
            <text:p text:style-name="Standard"><text:span text:style-name="T13">Custom HttpListener-based HTTP server</text:span></text:p>
          </table:table-cell>
        </table:table-row>
        <table:table-row table:style-name="Táblázat17.1">
          <table:table-cell table:style-name="Táblázat17.A2" office:value-type="string">
            <text:p text:style-name="Standard"><text:span text:style-name="T13">Application type</text:span></text:p>
          </table:table-cell>
          <table:table-cell table:style-name="Táblázat17.A2" office:value-type="string">
            <text:p text:style-name="Standard"><text:span text:style-name="T13">Windows Forms GUI (Servo)</text:span></text:p>
          </table:table-cell>
        </table:table-row>
        <table:table-row table:style-name="Táblázat17.1">
          <table:table-cell table:style-name="Táblázat17.A3" office:value-type="string">
            <text:p text:style-name="Standard"><text:span text:style-name="T13">Namespace</text:span></text:p>
          </table:table-cell>
          <table:table-cell table:style-name="Táblázat17.A3" office:value-type="string">
            <text:p text:style-name="Standard"><text:span text:style-name="T13">Servo</text:span></text:p>
          </table:table-cell>
        </table:table-row>
        <table:table-row table:style-name="Táblázat17.1">
          <table:table-cell table:style-name="Táblázat17.A2" office:value-type="string">
            <text:p text:style-name="Standard"><text:span text:style-name="T13">Architecture</text:span></text:p>
          </table:table-cell>
          <table:table-cell table:style-name="Táblázat17.A2" office:value-type="string">
            <text:p text:style-name="Standard"><text:span text:style-name="T13">Controller → Service → Model (3 layers)</text:span></text:p>
          </table:table-cell>
        </table:table-row>
        <table:table-row table:style-name="Táblázat17.1">
          <table:table-cell table:style-name="Táblázat17.A3" office:value-type="string">
            <text:p text:style-name="Standard"><text:span text:style-name="T13">Authentication</text:span></text:p>
          </table:table-cell>
          <table:table-cell table:style-name="Táblázat17.A3" office:value-type="string">
            <text:p text:style-name="Standard"><text:span text:style-name="T13">JWT (HmacSha256) + session token</text:span></text:p>
          </table:table-cell>
        </table:table-row>
        <table:table-row table:style-name="Táblázat17.1">
          <table:table-cell table:style-name="Táblázat17.A2" office:value-type="string">
            <text:p text:style-name="Standard"><text:span text:style-name="T13">Password hashing</text:span></text:p>
          </table:table-cell>
          <table:table-cell table:style-name="Táblázat17.A2" office:value-type="string">
            <text:p text:style-name="Standard"><text:span text:style-name="T13">PBKDF2 (Rfc2898DeriveBytes, 1000 iterations, fixed salt)</text:span></text:p>
          </table:table-cell>
        </table:table-row>
        <table:table-row table:style-name="Táblázat17.1">
          <table:table-cell table:style-name="Táblázat17.A3" office:value-type="string">
            <text:p text:style-name="Standard"><text:span text:style-name="T13">Email delivery</text:span></text:p>
          </table:table-cell>
          <table:table-cell table:style-name="Táblázat17.A3" office:value-type="string">
            <text:p text:style-name="Standard"><text:span text:style-name="T13">Gmail SMTP (smtp.gmail.com:587, SSL)</text:span></text:p>
          </table:table-cell>
        </table:table-row>
        <table:table-row table:style-name="Táblázat17.1">
          <table:table-cell table:style-name="Táblázat17.A2" office:value-type="string">
            <text:p text:style-name="Standard"><text:span text:style-name="T13">Currency rates</text:span></text:p>
          </table:table-cell>
          <table:table-cell table:style-name="Táblázat17.A2" office:value-type="string">
            <text:p text:style-name="Standard"><text:span text:style-name="T13">Live fetch from frankfurter.app every 50 minutes</text:span></text:p>
          </table:table-cell>
        </table:table-row>
        <table:table-row table:style-name="Táblázat17.1">
          <table:table-cell table:style-name="Táblázat17.A3" office:value-type="string">
            <text:p text:style-name="Standard"><text:span text:style-name="T13">CORS policy</text:span></text:p>
          </table:table-cell>
          <table:table-cell table:style-name="Táblázat17.A3" office:value-type="string">
            <text:p text:style-name="Standard"><text:span text:style-name="T13">All origins allowed (Access-Control-Allow-Origin: *)</text:span></text:p>
          </table:table-cell>
        </table:table-row>
        <table:table-row table:style-name="Táblázat17.1">
          <table:table-cell table:style-name="Táblázat17.A2" office:value-type="string">
            <text:p text:style-name="Standard"><text:span text:style-name="T13">Static file serving</text:span></text:p>
          </table:table-cell>
          <table:table-cell table:style-name="Táblázat17.A2" office:value-type="string">
            <text:p text:style-name="Standard"><text:span text:style-name="T13">Angular production build served from public/ folder</text:span></text:p>
          </table:table-cell>
        </table:table-row>
        <table:table-row table:style-name="Táblázat17.1">
          <table:table-cell table:style-name="Táblázat17.A3" office:value-type="string">
            <text:p text:style-name="Standard"><text:span text:style-name="T13">Configuration</text:span></text:p>
          </table:table-cell>
          <table:table-cell table:style-name="Táblázat17.A3" office:value-type="string">
            <text:p text:style-name="Standard"><text:span text:style-name="T13">External config file (email credentials, JWT secret key)</text:span></text:p>
          </table:table-cell>
        </table:table-row>
      </table:table>
      <text:p text:style-name="P10"/>
      <text:h text:style-name="P9" text:outline-level="1"><text:span text:style-name="T10">2. Application Architecture</text:span></text:h>
      <text:h text:style-name="P13" text:outline-level="2"><text:span text:style-name="T16">2.1 Windows Forms GUI (Form1)</text:span></text:h>
      <text:p text:style-name="P10"><text:span text:style-name="T11">The server is controlled through a Windows Forms interface. The operator can start and stop the HTTP listener, monitor live log output in a RichTextBox, view connection/error counters, and switch between a dark and light UI theme. A separate test panel (testpanel) can be opened for manual endpoint testing during development.</text:span></text:p>
      <text:p text:style-name="P10"/>
      <table:table table:name="Táblázat18" table:style-name="Táblázat18">
        <table:table-column table:style-name="Táblázat18.A"/>
        <table:table-column table:style-name="Táblázat18.B"/>
        <table:table-header-rows>
          <table:table-row table:style-name="Táblázat18.1">
            <table:table-cell table:style-name="Táblázat18.A1" office:value-type="string">
              <text:p text:style-name="Standard"><text:span text:style-name="T12">UI control</text:span></text:p>
            </table:table-cell>
            <table:table-cell table:style-name="Táblázat18.A1" office:value-type="string">
              <text:p text:style-name="Standard"><text:span text:style-name="T12">Function</text:span></text:p>
            </table:table-cell>
          </table:table-row>
        </table:table-header-rows>
        <table:table-row table:style-name="Táblázat18.1">
          <table:table-cell table:style-name="Táblázat18.A2" office:value-type="string">
            <text:p text:style-name="Standard"><text:span text:style-name="T13">Start button (button1)</text:span></text:p>
          </table:table-cell>
          <table:table-cell table:style-name="Táblázat18.A2" office:value-type="string">
            <text:p text:style-name="Standard"><text:span text:style-name="T13">Starts the HTTP server on the configured port (textBox4)</text:span></text:p>
          </table:table-cell>
        </table:table-row>
        <table:table-row table:style-name="Táblázat18.1">
          <table:table-cell table:style-name="Táblázat18.A3" office:value-type="string">
            <text:p text:style-name="Standard"><text:span text:style-name="T13">Stop button (button2)</text:span></text:p>
          </table:table-cell>
          <table:table-cell table:style-name="Táblázat18.A3" office:value-type="string">
            <text:p text:style-name="Standard"><text:span text:style-name="T13">Stops the server and cancels background tasks</text:span></text:p>
          </table:table-cell>
        </table:table-row>
        <table:table-row table:style-name="Táblázat18.1">
          <table:table-cell table:style-name="Táblázat18.A2" office:value-type="string">
            <text:p text:style-name="Standard"><text:span text:style-name="T13">Clear button (button3)</text:span></text:p>
          </table:table-cell>
          <table:table-cell table:style-name="Táblázat18.A2" office:value-type="string">
            <text:p text:style-name="Standard"><text:span text:style-name="T13">Clears the log and all counters</text:span></text:p>
          </table:table-cell>
        </table:table-row>
        <text:soft-page-break/>
        <table:table-row table:style-name="Táblázat18.1">
          <table:table-cell table:style-name="Táblázat18.A3" office:value-type="string">
            <text:p text:style-name="Standard"><text:span text:style-name="T13">Test panel button (button6)</text:span></text:p>
          </table:table-cell>
          <table:table-cell table:style-name="Táblázat18.A3" office:value-type="string">
            <text:p text:style-name="Standard"><text:span text:style-name="T13">Opens the developer test panel (testpanel form)</text:span></text:p>
          </table:table-cell>
        </table:table-row>
        <table:table-row table:style-name="Táblázat18.1">
          <table:table-cell table:style-name="Táblázat18.A2" office:value-type="string">
            <text:p text:style-name="Standard"><text:span text:style-name="T13">DNS button (button4)</text:span></text:p>
          </table:table-cell>
          <table:table-cell table:style-name="Táblázat18.A2" office:value-type="string">
            <text:p text:style-name="Standard"><text:span text:style-name="T13">Opens Rackhost DNS and Cloudflare dashboards in browser</text:span></text:p>
          </table:table-cell>
        </table:table-row>
        <table:table-row table:style-name="Táblázat18.1">
          <table:table-cell table:style-name="Táblázat18.A3" office:value-type="string">
            <text:p text:style-name="Standard"><text:span text:style-name="T13">Theme button (button5)</text:span></text:p>
          </table:table-cell>
          <table:table-cell table:style-name="Táblázat18.A3" office:value-type="string">
            <text:p text:style-name="Standard"><text:span text:style-name="T13">Toggles dark/light mode for the form UI</text:span></text:p>
          </table:table-cell>
        </table:table-row>
        <table:table-row table:style-name="Táblázat18.1">
          <table:table-cell table:style-name="Táblázat18.A2" office:value-type="string">
            <text:p text:style-name="Standard"><text:span text:style-name="T13">richTextBox1</text:span></text:p>
          </table:table-cell>
          <table:table-cell table:style-name="Táblázat18.A2" office:value-type="string">
            <text:p text:style-name="Standard"><text:span text:style-name="T13">Live server log output</text:span></text:p>
          </table:table-cell>
        </table:table-row>
        <table:table-row table:style-name="Táblázat18.1">
          <table:table-cell table:style-name="Táblázat18.A3" office:value-type="string">
            <text:p text:style-name="Standard"><text:span text:style-name="T13">conn_textbox / error_textbox / files_textbox</text:span></text:p>
          </table:table-cell>
          <table:table-cell table:style-name="Táblázat18.A3" office:value-type="string">
            <text:p text:style-name="Standard"><text:span text:style-name="T13">Real-time counters (connections, errors, files served)</text:span></text:p>
          </table:table-cell>
        </table:table-row>
      </table:table>
      <text:p text:style-name="P10"/>
      <text:h text:style-name="P13" text:outline-level="2"><text:span text:style-name="T16">2.2 Shared Library (lib.cs)</text:span></text:h>
      <text:p text:style-name="P10"><text:span text:style-name="T11">The lib.shared class owns the HttpListener instance and manages three long-running background tasks using Task.Factory.StartNew with LongRunning flag and a CancellationToken:</text:span></text:p>
      <text:p text:style-name="P10"/>
      <table:table table:name="Táblázat19" table:style-name="Táblázat19">
        <table:table-column table:style-name="Táblázat19.A"/>
        <table:table-column table:style-name="Táblázat19.B"/>
        <table:table-header-rows>
          <table:table-row table:style-name="Táblázat19.1">
            <table:table-cell table:style-name="Táblázat19.A1" office:value-type="string">
              <text:p text:style-name="Standard"><text:span text:style-name="T12">Background task</text:span></text:p>
            </table:table-cell>
            <table:table-cell table:style-name="Táblázat19.A1" office:value-type="string">
              <text:p text:style-name="Standard"><text:span text:style-name="T12">Description</text:span></text:p>
            </table:table-cell>
          </table:table-row>
        </table:table-header-rows>
        <table:table-row table:style-name="Táblázat19.1">
          <table:table-cell table:style-name="Táblázat19.A2" office:value-type="string">
            <text:p text:style-name="Standard"><text:span text:style-name="T13">server_main</text:span></text:p>
          </table:table-cell>
          <table:table-cell table:style-name="Táblázat19.A2" office:value-type="string">
            <text:p text:style-name="Standard"><text:span text:style-name="T13">Main request loop: calls HttpListener.GetContext() and dispatches each connection to controller.router.main() via the ThreadPool</text:span></text:p>
          </table:table-cell>
        </table:table-row>
        <table:table-row table:style-name="Táblázat19.1">
          <table:table-cell table:style-name="Táblázat19.A3" office:value-type="string">
            <text:p text:style-name="Standard"><text:span text:style-name="T13">email_auth_refresh</text:span></text:p>
          </table:table-cell>
          <table:table-cell table:style-name="Táblázat19.A3" office:value-type="string">
            <text:p text:style-name="Standard"><text:span text:style-name="T13">Re-reads email credentials from the config file every 5 minutes (300 000 ms) so credentials can be rotated without restarting the server</text:span></text:p>
          </table:table-cell>
        </table:table-row>
        <table:table-row table:style-name="Táblázat19.1">
          <table:table-cell table:style-name="Táblázat19.A2" office:value-type="string">
            <text:p text:style-name="Standard"><text:span text:style-name="T13">exchange_rates</text:span></text:p>
          </table:table-cell>
          <table:table-cell table:style-name="Táblázat19.A2" office:value-type="string">
            <text:p text:style-name="Standard"><text:span text:style-name="T13">Fetches live HUF→USD and HUF→EUR rates from https://api.frankfurter.app/latest every 50 minutes (3 000 000 ms) and stores them in service.shared.usd / .eur</text:span></text:p>
          </table:table-cell>
        </table:table-row>
      </table:table>
      <text:p text:style-name="P10"/>
      <text:h text:style-name="P13" text:outline-level="2"><text:span text:style-name="T16">2.3 Three-layer structure</text:span></text:h>
      <text:p text:style-name="P10"><text:span text:style-name="T11">Every API endpoint is implemented across three namespaces, each with a single responsibility:</text:span></text:p>
      <text:p text:style-name="P10"/>
      <table:table table:name="Táblázat20" table:style-name="Táblázat20">
        <table:table-column table:style-name="Táblázat20.A"/>
        <table:table-column table:style-name="Táblázat20.B"/>
        <table:table-column table:style-name="Táblázat20.C"/>
        <table:table-header-rows>
          <table:table-row table:style-name="Táblázat20.1">
            <table:table-cell table:style-name="Táblázat20.A1" office:value-type="string">
              <text:p text:style-name="Standard"><text:span text:style-name="T12">Layer</text:span></text:p>
            </table:table-cell>
            <table:table-cell table:style-name="Táblázat20.A1" office:value-type="string">
              <text:p text:style-name="Standard"><text:span text:style-name="T12">Namespace / folder</text:span></text:p>
            </table:table-cell>
            <table:table-cell table:style-name="Táblázat20.A1" office:value-type="string">
              <text:p text:style-name="Standard"><text:span text:style-name="T12">Responsibility</text:span></text:p>
            </table:table-cell>
          </table:table-row>
        </table:table-header-rows>
        <table:table-row table:style-name="Táblázat20.1">
          <table:table-cell table:style-name="Táblázat20.A2" office:value-type="string">
            <text:p text:style-name="Standard"><text:span text:style-name="T13">Controller</text:span></text:p>
          </table:table-cell>
          <table:table-cell table:style-name="Táblázat20.A2" office:value-type="string">
            <text:p text:style-name="Standard"><text:span text:style-name="T13">Servo.controller</text:span></text:p>
          </table:table-cell>
          <table:table-cell table:style-name="Táblázat20.A2" office:value-type="string">
            <text:p text:style-name="Standard"><text:span text:style-name="T13">Reads the HTTP request body, decodes Base64 fields, calls the service, and writes the HTTP response (status code + JSON)</text:span></text:p>
          </table:table-cell>
        </table:table-row>
        <table:table-row table:style-name="Táblázat20.1">
          <table:table-cell table:style-name="Táblázat20.A3" office:value-type="string">
            <text:p text:style-name="Standard"><text:span text:style-name="T13">Service</text:span></text:p>
          </table:table-cell>
          <table:table-cell table:style-name="Táblázat20.A3" office:value-type="string">
            <text:p text:style-name="Standard"><text:span text:style-name="T13">Servo.service</text:span></text:p>
          </table:table-cell>
          <table:table-cell table:style-name="Táblázat20.A3" office:value-type="string">
            <text:p text:style-name="Standard"><text:span text:style-name="T13">Contains all business logic: token generation, password verification, email sending, confirmation management, data transformation</text:span></text:p>
          </table:table-cell>
        </table:table-row>
        <table:table-row table:style-name="Táblázat20.1">
          <table:table-cell table:style-name="Táblázat20.A2" office:value-type="string">
            <text:p text:style-name="Standard"><text:span text:style-name="T13">Model</text:span></text:p>
          </table:table-cell>
          <table:table-cell table:style-name="Táblázat20.A2" office:value-type="string">
            <text:p text:style-name="Standard"><text:span text:style-name="T13">Servo.model</text:span></text:p>
          </table:table-cell>
          <table:table-cell table:style-name="Táblázat20.A2" office:value-type="string">
            <text:p text:style-name="Standard"><text:span text:style-name="T13">Executes stored procedures against the MariaDB database via MySql.Data.MySqlClient and returns raw data to the service layer</text:span></text:p>
          </table:table-cell>
        </table:table-row>
      </table:table>
      <text:p text:style-name="P10"/>
      <text:h text:style-name="P9" text:outline-level="1"><text:span text:style-name="T10">3. Router (controller/router.cs)</text:span></text:h>
      <text:p text:style-name="P10"><text:span text:style-name="T11">All incoming HTTP requests are handled by controller.router.main(). It is the single entry point dispatched from the ThreadPool. Every response includes the following CORS headers regardless of route:</text:span></text:p>
      <text:p text:style-name="P10"/>
      <table:table table:name="Táblázat21" table:style-name="Táblázat21">
        <table:table-column table:style-name="Táblázat21.A"/>
        <table:table-column table:style-name="Táblázat21.B"/>
        <table:table-header-rows>
          <text:soft-page-break/>
          <table:table-row table:style-name="Táblázat21.1">
            <table:table-cell table:style-name="Táblázat21.A1" office:value-type="string">
              <text:p text:style-name="Standard"><text:span text:style-name="T12">Response Header</text:span></text:p>
            </table:table-cell>
            <table:table-cell table:style-name="Táblázat21.A1" office:value-type="string">
              <text:p text:style-name="Standard"><text:span text:style-name="T12">Value</text:span></text:p>
            </table:table-cell>
          </table:table-row>
        </table:table-header-rows>
        <table:table-row table:style-name="Táblázat21.1">
          <table:table-cell table:style-name="Táblázat21.A2" office:value-type="string">
            <text:p text:style-name="Standard"><text:span text:style-name="T13">Access-Control-Allow-Origin</text:span></text:p>
          </table:table-cell>
          <table:table-cell table:style-name="Táblázat21.A2" office:value-type="string">
            <text:p text:style-name="Standard"><text:span text:style-name="T13">*</text:span></text:p>
          </table:table-cell>
        </table:table-row>
        <table:table-row table:style-name="Táblázat21.1">
          <table:table-cell table:style-name="Táblázat21.A3" office:value-type="string">
            <text:p text:style-name="Standard"><text:span text:style-name="T13">Access-Control-Allow-Methods</text:span></text:p>
          </table:table-cell>
          <table:table-cell table:style-name="Táblázat21.A3" office:value-type="string">
            <text:p text:style-name="Standard"><text:span text:style-name="T13">GET, POST, PUT, DELETE, OPTIONS</text:span></text:p>
          </table:table-cell>
        </table:table-row>
        <table:table-row table:style-name="Táblázat21.1">
          <table:table-cell table:style-name="Táblázat21.A2" office:value-type="string">
            <text:p text:style-name="Standard"><text:span text:style-name="T13">Access-Control-Allow-Headers</text:span></text:p>
          </table:table-cell>
          <table:table-cell table:style-name="Táblázat21.A2" office:value-type="string">
            <text:p text:style-name="Standard"><text:span text:style-name="T13">Content-Type, Authorization</text:span></text:p>
          </table:table-cell>
        </table:table-row>
      </table:table>
      <text:p text:style-name="P10"/>
      <text:p text:style-name="P10"><text:span text:style-name="T11">OPTIONS preflight requests are answered immediately with HTTP 200 and no body.</text:span></text:p>
      <text:p text:style-name="P10"/>
      <text:h text:style-name="P13" text:outline-level="2"><text:span text:style-name="T16">3.1 API routing (api/ prefix)</text:span></text:h>
      <text:p text:style-name="P10"><text:span text:style-name="T11">Requests whose URL begins with api/ are treated as API calls. The router checks whether the endpoint name is in the public_apis whitelist. Non-public endpoints require a valid JWT in the Authorization: Bearer &lt;token&gt; header — missing or invalid tokens return HTTP 401. Routing is done by simple string Contains() matching on the URL path:</text:span></text:p>
      <text:p text:style-name="P10"/>
      <table:table table:name="Táblázat22" table:style-name="Táblázat22">
        <table:table-column table:style-name="Táblázat22.A"/>
        <table:table-column table:style-name="Táblázat22.B"/>
        <table:table-column table:style-name="Táblázat22.C"/>
        <table:table-header-rows>
          <table:table-row table:style-name="Táblázat22.1">
            <table:table-cell table:style-name="Táblázat22.A1" office:value-type="string">
              <text:p text:style-name="Standard"><text:span text:style-name="T12">Endpoint</text:span></text:p>
            </table:table-cell>
            <table:table-cell table:style-name="Táblázat22.A1" office:value-type="string">
              <text:p text:style-name="Standard"><text:span text:style-name="T12">Public</text:span></text:p>
            </table:table-cell>
            <table:table-cell table:style-name="Táblázat22.A1" office:value-type="string">
              <text:p text:style-name="Standard"><text:span text:style-name="T12">Controller class</text:span></text:p>
            </table:table-cell>
          </table:table-row>
        </table:table-header-rows>
        <table:table-row table:style-name="Táblázat22.1">
          <table:table-cell table:style-name="Táblázat22.A2" office:value-type="string">
            <text:p text:style-name="Standard"><text:span text:style-name="T13">login_request</text:span></text:p>
          </table:table-cell>
          <table:table-cell table:style-name="Táblázat22.A2" office:value-type="string">
            <text:p text:style-name="Standard"><text:span text:style-name="T13">Yes</text:span></text:p>
          </table:table-cell>
          <table:table-cell table:style-name="Táblázat22.A2" office:value-type="string">
            <text:p text:style-name="Standard"><text:span text:style-name="T13">controller.login_request</text:span></text:p>
          </table:table-cell>
        </table:table-row>
        <table:table-row table:style-name="Táblázat22.1">
          <table:table-cell table:style-name="Táblázat22.A3" office:value-type="string">
            <text:p text:style-name="Standard"><text:span text:style-name="T13">login_promise</text:span></text:p>
          </table:table-cell>
          <table:table-cell table:style-name="Táblázat22.A3" office:value-type="string">
            <text:p text:style-name="Standard"><text:span text:style-name="T13">Yes</text:span></text:p>
          </table:table-cell>
          <table:table-cell table:style-name="Táblázat22.A3" office:value-type="string">
            <text:p text:style-name="Standard"><text:span text:style-name="T13">controller.login_promise</text:span></text:p>
          </table:table-cell>
        </table:table-row>
        <table:table-row table:style-name="Táblázat22.1">
          <table:table-cell table:style-name="Táblázat22.A2" office:value-type="string">
            <text:p text:style-name="Standard"><text:span text:style-name="T13">registration_request</text:span></text:p>
          </table:table-cell>
          <table:table-cell table:style-name="Táblázat22.A2" office:value-type="string">
            <text:p text:style-name="Standard"><text:span text:style-name="T13">Yes</text:span></text:p>
          </table:table-cell>
          <table:table-cell table:style-name="Táblázat22.A2" office:value-type="string">
            <text:p text:style-name="Standard"><text:span text:style-name="T13">controller.registration_request</text:span></text:p>
          </table:table-cell>
        </table:table-row>
        <table:table-row table:style-name="Táblázat22.1">
          <table:table-cell table:style-name="Táblázat22.A3" office:value-type="string">
            <text:p text:style-name="Standard"><text:span text:style-name="T13">registration_promise</text:span></text:p>
          </table:table-cell>
          <table:table-cell table:style-name="Táblázat22.A3" office:value-type="string">
            <text:p text:style-name="Standard"><text:span text:style-name="T13">Yes</text:span></text:p>
          </table:table-cell>
          <table:table-cell table:style-name="Táblázat22.A3" office:value-type="string">
            <text:p text:style-name="Standard"><text:span text:style-name="T13">controller.registration_promise</text:span></text:p>
          </table:table-cell>
        </table:table-row>
        <table:table-row table:style-name="Táblázat22.1">
          <table:table-cell table:style-name="Táblázat22.A2" office:value-type="string">
            <text:p text:style-name="Standard"><text:span text:style-name="T13">chpass_request</text:span></text:p>
          </table:table-cell>
          <table:table-cell table:style-name="Táblázat22.A2" office:value-type="string">
            <text:p text:style-name="Standard"><text:span text:style-name="T13">Yes</text:span></text:p>
          </table:table-cell>
          <table:table-cell table:style-name="Táblázat22.A2" office:value-type="string">
            <text:p text:style-name="Standard"><text:span text:style-name="T13">controller.chpass_request</text:span></text:p>
          </table:table-cell>
        </table:table-row>
        <table:table-row table:style-name="Táblázat22.1">
          <table:table-cell table:style-name="Táblázat22.A3" office:value-type="string">
            <text:p text:style-name="Standard"><text:span text:style-name="T13">chpass_promise</text:span></text:p>
          </table:table-cell>
          <table:table-cell table:style-name="Táblázat22.A3" office:value-type="string">
            <text:p text:style-name="Standard"><text:span text:style-name="T13">Yes</text:span></text:p>
          </table:table-cell>
          <table:table-cell table:style-name="Táblázat22.A3" office:value-type="string">
            <text:p text:style-name="Standard"><text:span text:style-name="T13">controller.chpass_promise</text:span></text:p>
          </table:table-cell>
        </table:table-row>
        <table:table-row table:style-name="Táblázat22.1">
          <table:table-cell table:style-name="Táblázat22.A2" office:value-type="string">
            <text:p text:style-name="Standard"><text:span text:style-name="T13">get_all_products</text:span></text:p>
          </table:table-cell>
          <table:table-cell table:style-name="Táblázat22.A2" office:value-type="string">
            <text:p text:style-name="Standard"><text:span text:style-name="T13">Yes</text:span></text:p>
          </table:table-cell>
          <table:table-cell table:style-name="Táblázat22.A2" office:value-type="string">
            <text:p text:style-name="Standard"><text:span text:style-name="T13">controller.get_all_products</text:span></text:p>
          </table:table-cell>
        </table:table-row>
        <table:table-row table:style-name="Táblázat22.1">
          <table:table-cell table:style-name="Táblázat22.A3" office:value-type="string">
            <text:p text:style-name="Standard"><text:span text:style-name="T13">get_all_featured_products</text:span></text:p>
          </table:table-cell>
          <table:table-cell table:style-name="Táblázat22.A3" office:value-type="string">
            <text:p text:style-name="Standard"><text:span text:style-name="T13">Yes</text:span></text:p>
          </table:table-cell>
          <table:table-cell table:style-name="Táblázat22.A3" office:value-type="string">
            <text:p text:style-name="Standard"><text:span text:style-name="T13">controller.get_all_featured_products</text:span></text:p>
          </table:table-cell>
        </table:table-row>
        <table:table-row table:style-name="Táblázat22.1">
          <table:table-cell table:style-name="Táblázat22.A2" office:value-type="string">
            <text:p text:style-name="Standard"><text:span text:style-name="T13">get_all_product_categories</text:span></text:p>
          </table:table-cell>
          <table:table-cell table:style-name="Táblázat22.A2" office:value-type="string">
            <text:p text:style-name="Standard"><text:span text:style-name="T13">Yes</text:span></text:p>
          </table:table-cell>
          <table:table-cell table:style-name="Táblázat22.A2" office:value-type="string">
            <text:p text:style-name="Standard"><text:span text:style-name="T13">controller.get_all_product_categories</text:span></text:p>
          </table:table-cell>
        </table:table-row>
        <table:table-row table:style-name="Táblázat22.1">
          <table:table-cell table:style-name="Táblázat22.A3" office:value-type="string">
            <text:p text:style-name="Standard"><text:span text:style-name="T13">newsletter_subscription</text:span></text:p>
          </table:table-cell>
          <table:table-cell table:style-name="Táblázat22.A3" office:value-type="string">
            <text:p text:style-name="Standard"><text:span text:style-name="T13">Yes</text:span></text:p>
          </table:table-cell>
          <table:table-cell table:style-name="Táblázat22.A3" office:value-type="string">
            <text:p text:style-name="Standard"><text:span text:style-name="T13">controller.newsletter_subscription</text:span></text:p>
          </table:table-cell>
        </table:table-row>
        <table:table-row table:style-name="Táblázat22.1">
          <table:table-cell table:style-name="Táblázat22.A2" office:value-type="string">
            <text:p text:style-name="Standard"><text:span text:style-name="T13">delacc_request</text:span></text:p>
          </table:table-cell>
          <table:table-cell table:style-name="Táblázat22.A2" office:value-type="string">
            <text:p text:style-name="Standard"><text:span text:style-name="T13">No (JWT)</text:span></text:p>
          </table:table-cell>
          <table:table-cell table:style-name="Táblázat22.A2" office:value-type="string">
            <text:p text:style-name="Standard"><text:span text:style-name="T13">controller.delacc_request</text:span></text:p>
          </table:table-cell>
        </table:table-row>
        <table:table-row table:style-name="Táblázat22.1">
          <table:table-cell table:style-name="Táblázat22.A3" office:value-type="string">
            <text:p text:style-name="Standard"><text:span text:style-name="T13">delacc_promise</text:span></text:p>
          </table:table-cell>
          <table:table-cell table:style-name="Táblázat22.A3" office:value-type="string">
            <text:p text:style-name="Standard"><text:span text:style-name="T13">No (JWT)</text:span></text:p>
          </table:table-cell>
          <table:table-cell table:style-name="Táblázat22.A3" office:value-type="string">
            <text:p text:style-name="Standard"><text:span text:style-name="T13">controller.delacc_promise</text:span></text:p>
          </table:table-cell>
        </table:table-row>
        <table:table-row table:style-name="Táblázat22.1">
          <table:table-cell table:style-name="Táblázat22.A2" office:value-type="string">
            <text:p text:style-name="Standard"><text:span text:style-name="T13">get_all_users</text:span></text:p>
          </table:table-cell>
          <table:table-cell table:style-name="Táblázat22.A2" office:value-type="string">
            <text:p text:style-name="Standard"><text:span text:style-name="T13">No (JWT + admin)</text:span></text:p>
          </table:table-cell>
          <table:table-cell table:style-name="Táblázat22.A2" office:value-type="string">
            <text:p text:style-name="Standard"><text:span text:style-name="T13">controller.get_all_users</text:span></text:p>
          </table:table-cell>
        </table:table-row>
        <table:table-row table:style-name="Táblázat22.1">
          <table:table-cell table:style-name="Táblázat22.A3" office:value-type="string">
            <text:p text:style-name="Standard"><text:span text:style-name="T13">get_all_orders</text:span></text:p>
          </table:table-cell>
          <table:table-cell table:style-name="Táblázat22.A3" office:value-type="string">
            <text:p text:style-name="Standard"><text:span text:style-name="T13">No (JWT + admin)</text:span></text:p>
          </table:table-cell>
          <table:table-cell table:style-name="Táblázat22.A3" office:value-type="string">
            <text:p text:style-name="Standard"><text:span text:style-name="T13">controller.get_all_orders</text:span></text:p>
          </table:table-cell>
        </table:table-row>
      </table:table>
      <text:p text:style-name="P10"/>
      <text:h text:style-name="P13" text:outline-level="2"><text:span text:style-name="T16">3.2 Static file serving (non-api routes)</text:span></text:h>
      <text:p text:style-name="P10"><text:span text:style-name="T11">Any request that does not begin with api/ is treated as a static file request. The router resolves the path relative to the public/ folder (the Angular production build). If the resolved path has no file extension, it is treated as an Angular client-side route and index.html is returned instead (SPA fallback). A missing file with an extension returns HTTP 404.</text:span></text:p>
      <text:p text:style-name="P10"/>
      <text:h text:style-name="P9" text:outline-level="1"><text:soft-page-break/><text:span text:style-name="T10">4. JWT Authentication (jwt_handler.cs)</text:span></text:h>
      <text:p text:style-name="P10"><text:span text:style-name="T11">Token generation and validation is handled by the static jwt_handler class using the Microsoft.IdentityModel.Tokens library.</text:span></text:p>
      <text:p text:style-name="P10"/>
      <table:table table:name="Táblázat23" table:style-name="Táblázat23">
        <table:table-column table:style-name="Táblázat23.A"/>
        <table:table-column table:style-name="Táblázat23.B"/>
        <table:table-header-rows>
          <table:table-row table:style-name="Táblázat23.1">
            <table:table-cell table:style-name="Táblázat23.A1" office:value-type="string">
              <text:p text:style-name="Standard"><text:span text:style-name="T12">Property</text:span></text:p>
            </table:table-cell>
            <table:table-cell table:style-name="Táblázat23.A1" office:value-type="string">
              <text:p text:style-name="Standard"><text:span text:style-name="T12">Value</text:span></text:p>
            </table:table-cell>
          </table:table-row>
        </table:table-header-rows>
        <table:table-row table:style-name="Táblázat23.1">
          <table:table-cell table:style-name="Táblázat23.A2" office:value-type="string">
            <text:p text:style-name="Standard"><text:span text:style-name="T13">Algorithm</text:span></text:p>
          </table:table-cell>
          <table:table-cell table:style-name="Táblázat23.A2" office:value-type="string">
            <text:p text:style-name="Standard"><text:span text:style-name="T13">HmacSha256</text:span></text:p>
          </table:table-cell>
        </table:table-row>
        <table:table-row table:style-name="Táblázat23.1">
          <table:table-cell table:style-name="Táblázat23.A3" office:value-type="string">
            <text:p text:style-name="Standard"><text:span text:style-name="T13">Issuer</text:span></text:p>
          </table:table-cell>
          <table:table-cell table:style-name="Táblázat23.A3" office:value-type="string">
            <text:p text:style-name="Standard"><text:span text:style-name="T13">roysshack</text:span></text:p>
          </table:table-cell>
        </table:table-row>
        <table:table-row table:style-name="Táblázat23.1">
          <table:table-cell table:style-name="Táblázat23.A2" office:value-type="string">
            <text:p text:style-name="Standard"><text:span text:style-name="T13">Audience</text:span></text:p>
          </table:table-cell>
          <table:table-cell table:style-name="Táblázat23.A2" office:value-type="string">
            <text:p text:style-name="Standard"><text:span text:style-name="T13">roysshack</text:span></text:p>
          </table:table-cell>
        </table:table-row>
        <table:table-row table:style-name="Táblázat23.1">
          <table:table-cell table:style-name="Táblázat23.A3" office:value-type="string">
            <text:p text:style-name="Standard"><text:span text:style-name="T13">Expiry</text:span></text:p>
          </table:table-cell>
          <table:table-cell table:style-name="Táblázat23.A3" office:value-type="string">
            <text:p text:style-name="Standard"><text:span text:style-name="T13">9 days from token creation</text:span></text:p>
          </table:table-cell>
        </table:table-row>
        <table:table-row table:style-name="Táblázat23.1">
          <table:table-cell table:style-name="Táblázat23.A2" office:value-type="string">
            <text:p text:style-name="Standard"><text:span text:style-name="T13">Secret key source</text:span></text:p>
          </table:table-cell>
          <table:table-cell table:style-name="Táblázat23.A2" office:value-type="string">
            <text:p text:style-name="Standard"><text:span text:style-name="T13">External config file (read at startup via service.shared.conf)</text:span></text:p>
          </table:table-cell>
        </table:table-row>
        <table:table-row table:style-name="Táblázat23.1">
          <table:table-cell table:style-name="Táblázat23.A3" office:value-type="string">
            <text:p text:style-name="Standard"><text:span text:style-name="T13">Claims included</text:span></text:p>
          </table:table-cell>
          <table:table-cell table:style-name="Táblázat23.A3" office:value-type="string">
            <text:p text:style-name="Standard"><text:span text:style-name="T13">ClaimTypes.Authentication (session token), ClaimTypes.Email, JTI (GUID)</text:span></text:p>
          </table:table-cell>
        </table:table-row>
        <table:table-row table:style-name="Táblázat23.1">
          <table:table-cell table:style-name="Táblázat23.A2" office:value-type="string">
            <text:p text:style-name="Standard"><text:span text:style-name="T13">ClockSkew</text:span></text:p>
          </table:table-cell>
          <table:table-cell table:style-name="Táblázat23.A2" office:value-type="string">
            <text:p text:style-name="Standard"><text:span text:style-name="T13">Zero (strict expiry validation)</text:span></text:p>
          </table:table-cell>
        </table:table-row>
      </table:table>
      <text:p text:style-name="P10"/>
      <text:p text:style-name="P10"><text:span text:style-name="T11">The session_token stored in ClaimTypes.Authentication is a 22-character random alphanumeric string generated at login and persisted in the database. It allows the backend to invalidate sessions independently of the JWT (e.g. on password change, the session token is rotated and the old JWT becomes effectively useless).</text:span></text:p>
      <text:p text:style-name="P10"/>
      <text:h text:style-name="P9" text:outline-level="1"><text:span text:style-name="T10">5. Shared Service Utilities (service/shared.cs)</text:span></text:h>
      <text:p text:style-name="P10"><text:span text:style-name="T11">The service.shared class contains static utility methods used across all service classes:</text:span></text:p>
      <text:p text:style-name="P10"/>
      <table:table table:name="Táblázat24" table:style-name="Táblázat24">
        <table:table-column table:style-name="Táblázat24.A"/>
        <table:table-column table:style-name="Táblázat24.B"/>
        <table:table-header-rows>
          <table:table-row table:style-name="Táblázat24.1">
            <table:table-cell table:style-name="Táblázat24.A1" office:value-type="string">
              <text:p text:style-name="Standard"><text:span text:style-name="T12">Method / Property</text:span></text:p>
            </table:table-cell>
            <table:table-cell table:style-name="Táblázat24.A1" office:value-type="string">
              <text:p text:style-name="Standard"><text:span text:style-name="T12">Description</text:span></text:p>
            </table:table-cell>
          </table:table-row>
        </table:table-header-rows>
        <table:table-row table:style-name="Táblázat24.1">
          <table:table-cell table:style-name="Táblázat24.A2" office:value-type="string">
            <text:p text:style-name="Standard"><text:span text:style-name="T13">b64enc(string)</text:span></text:p>
          </table:table-cell>
          <table:table-cell table:style-name="Táblázat24.A2" office:value-type="string">
            <text:p text:style-name="Standard"><text:span text:style-name="T13">Encodes a UTF-8 string to Base64</text:span></text:p>
          </table:table-cell>
        </table:table-row>
        <table:table-row table:style-name="Táblázat24.1">
          <table:table-cell table:style-name="Táblázat24.A3" office:value-type="string">
            <text:p text:style-name="Standard"><text:span text:style-name="T13">b64dec(string)</text:span></text:p>
          </table:table-cell>
          <table:table-cell table:style-name="Táblázat24.A3" office:value-type="string">
            <text:p text:style-name="Standard"><text:span text:style-name="T13">Decodes a Base64 string to UTF-8</text:span></text:p>
          </table:table-cell>
        </table:table-row>
        <table:table-row table:style-name="Táblázat24.1">
          <table:table-cell table:style-name="Táblázat24.A2" office:value-type="string">
            <text:p text:style-name="Standard"><text:span text:style-name="T13">hashpass(string)</text:span></text:p>
          </table:table-cell>
          <table:table-cell table:style-name="Táblázat24.A2" office:value-type="string">
            <text:p text:style-name="Standard"><text:span text:style-name="T13">PBKDF2 password hashing: Rfc2898DeriveBytes, 1000 iterations, 32-byte key, fixed salt ("gerherbeherg"), returns Base64</text:span></text:p>
          </table:table-cell>
        </table:table-row>
        <table:table-row table:style-name="Táblázat24.1">
          <table:table-cell table:style-name="Táblázat24.A3" office:value-type="string">
            <text:p text:style-name="Standard"><text:span text:style-name="T13">gen_code(bool)</text:span></text:p>
          </table:table-cell>
          <table:table-cell table:style-name="Táblázat24.A3" office:value-type="string">
            <text:p text:style-name="Standard"><text:span text:style-name="T13">If false: generates a 22-character random alphanumeric token. If true: generates a 6-digit OTP numeric code</text:span></text:p>
          </table:table-cell>
        </table:table-row>
        <table:table-row table:style-name="Táblázat24.1">
          <table:table-cell table:style-name="Táblázat24.A2" office:value-type="string">
            <text:p text:style-name="Standard"><text:span text:style-name="T13">gen_string(int n)</text:span></text:p>
          </table:table-cell>
          <table:table-cell table:style-name="Táblázat24.A2" office:value-type="string">
            <text:p text:style-name="Standard"><text:span text:style-name="T13">Returns a random n-character alphabetic string (upper + lower case)</text:span></text:p>
          </table:table-cell>
        </table:table-row>
        <table:table-row table:style-name="Táblázat24.1">
          <table:table-cell table:style-name="Táblázat24.A3" office:value-type="string">
            <text:p text:style-name="Standard"><text:span text:style-name="T13">send_mail(to, title, body, type)</text:span></text:p>
          </table:table-cell>
          <table:table-cell table:style-name="Táblázat24.A3" office:value-type="string">
            <text:p text:style-name="Standard"><text:span text:style-name="T13">Sends an HTML email via Gmail SMTP (smtp.gmail.com:587, SSL). From address: noreply@roysshack.hu</text:span></text:p>
          </table:table-cell>
        </table:table-row>
        <table:table-row table:style-name="Táblázat24.1">
          <table:table-cell table:style-name="Táblázat24.A2" office:value-type="string">
            <text:p text:style-name="Standard"><text:span text:style-name="T13">exchange(double huf)</text:span></text:p>
          </table:table-cell>
          <table:table-cell table:style-name="Táblázat24.A2" office:value-type="string">
            <text:p text:style-name="Standard"><text:span text:style-name="T13">Converts a HUF amount to USD and EUR using live rates; returns List&lt;double&gt; [usd, eur]</text:span></text:p>
          </table:table-cell>
        </table:table-row>
        <table:table-row table:style-name="Táblázat24.1">
          <table:table-cell table:style-name="Táblázat24.A3" office:value-type="string">
            <text:p text:style-name="Standard"><text:span text:style-name="T13">mime(string ext)</text:span></text:p>
          </table:table-cell>
          <table:table-cell table:style-name="Táblázat24.A3" office:value-type="string">
            <text:p text:style-name="Standard"><text:span text:style-name="T13">Returns MIME type string for a given file extension (html, css, js, json, png, jpg, gif, mp4, mp3, txt)</text:span></text:p>
          </table:table-cell>
        </table:table-row>
        <table:table-row table:style-name="Táblázat24.1">
          <table:table-cell table:style-name="Táblázat24.A2" office:value-type="string">
            <text:p text:style-name="Standard"><text:span text:style-name="T13">conf(mode, key)</text:span></text:p>
          </table:table-cell>
          <table:table-cell table:style-name="Táblázat24.A2" office:value-type="string">
            <text:p text:style-name="Standard"><text:span text:style-name="T13">Reads or writes values in the external configuration file</text:span></text:p>
          </table:table-cell>
        </table:table-row>
        <table:table-row table:style-name="Táblázat24.1">
          <table:table-cell table:style-name="Táblázat24.A3" office:value-type="string">
            <text:p text:style-name="Standard"><text:span text:style-name="T13">usd / eur (static doubles)</text:span></text:p>
          </table:table-cell>
          <table:table-cell table:style-name="Táblázat24.A3" office:value-type="string">
            <text:p text:style-name="Standard"><text:span text:style-name="T13">Live exchange rates updated every 50 min from frankfurter.app (default fallback: usd=0.0027, eur=0.0025)</text:span></text:p>
          </table:table-cell>
        </table:table-row>
        <table:table-row table:style-name="Táblázat24.1">
          <table:table-cell table:style-name="Táblázat24.A2" office:value-type="string">
            <text:p text:style-name="Standard"><text:span text:style-name="T13">current_url</text:span></text:p>
          </table:table-cell>
          <table:table-cell table:style-name="Táblázat24.A2" office:value-type="string">
            <text:p text:style-name="Standard"><text:span text:style-name="T13">Base URL used in email confirmation links (configurable between local and production)</text:span></text:p>
          </table:table-cell>
        </table:table-row>
        <text:soft-page-break/>
        <table:table-row table:style-name="Táblázat24.1">
          <table:table-cell table:style-name="Táblázat24.A3" office:value-type="string">
            <text:p text:style-name="Standard"><text:span text:style-name="T13">log(string)</text:span></text:p>
          </table:table-cell>
          <table:table-cell table:style-name="Táblázat24.A3" office:value-type="string">
            <text:p text:style-name="Standard"><text:span text:style-name="T13">Thread-safe log output to the Form1 RichTextBox via Invoke</text:span></text:p>
          </table:table-cell>
        </table:table-row>
      </table:table>
      <text:p text:style-name="P10"/>
      <text:h text:style-name="P13" text:outline-level="2"><text:span text:style-name="T16">5.1 Email templates</text:span></text:h>
      <text:p text:style-name="P10"><text:span text:style-name="T11">Transactional emails are sent as inline HTML with CSS styling. All templates share the same visual design: Roy's Shack green (#067A45) header, fade-in animation, branded button, and a footer. The confirmation link is embedded directly in the button href. Email types and their link formats:</text:span></text:p>
      <text:p text:style-name="P10"/>
      <table:table table:name="Táblázat25" table:style-name="Táblázat25">
        <table:table-column table:style-name="Táblázat25.A"/>
        <table:table-column table:style-name="Táblázat25.B"/>
        <table:table-column table:style-name="Táblázat25.C"/>
        <table:table-header-rows>
          <table:table-row table:style-name="Táblázat25.1">
            <table:table-cell table:style-name="Táblázat25.A1" office:value-type="string">
              <text:p text:style-name="Standard"><text:span text:style-name="T12">Email type</text:span></text:p>
            </table:table-cell>
            <table:table-cell table:style-name="Táblázat25.A1" office:value-type="string">
              <text:p text:style-name="Standard"><text:span text:style-name="T12">Trigger</text:span></text:p>
            </table:table-cell>
            <table:table-cell table:style-name="Táblázat25.A1" office:value-type="string">
              <text:p text:style-name="Standard"><text:span text:style-name="T12">Link format</text:span></text:p>
            </table:table-cell>
          </table:table-row>
        </table:table-header-rows>
        <table:table-row table:style-name="Táblázat25.1">
          <table:table-cell table:style-name="Táblázat25.A2" office:value-type="string">
            <text:p text:style-name="Standard"><text:span text:style-name="T13">Login confirmation</text:span></text:p>
          </table:table-cell>
          <table:table-cell table:style-name="Táblázat25.A2" office:value-type="string">
            <text:p text:style-name="Standard"><text:span text:style-name="T13">login_request</text:span></text:p>
          </table:table-cell>
          <table:table-cell table:style-name="Táblázat25.A2" office:value-type="string">
            <text:p text:style-name="Standard"><text:span text:style-name="T13">url?login_promise=B64(id);B64(token)</text:span></text:p>
          </table:table-cell>
        </table:table-row>
        <table:table-row table:style-name="Táblázat25.1">
          <table:table-cell table:style-name="Táblázat25.A3" office:value-type="string">
            <text:p text:style-name="Standard"><text:span text:style-name="T13">Registration activation</text:span></text:p>
          </table:table-cell>
          <table:table-cell table:style-name="Táblázat25.A3" office:value-type="string">
            <text:p text:style-name="Standard"><text:span text:style-name="T13">registration_request</text:span></text:p>
          </table:table-cell>
          <table:table-cell table:style-name="Táblázat25.A3" office:value-type="string">
            <text:p text:style-name="Standard"><text:span text:style-name="T13">url?registration_promise=B64(id);B64(token)</text:span></text:p>
          </table:table-cell>
        </table:table-row>
        <table:table-row table:style-name="Táblázat25.1">
          <table:table-cell table:style-name="Táblázat25.A2" office:value-type="string">
            <text:p text:style-name="Standard"><text:span text:style-name="T13">Password change</text:span></text:p>
          </table:table-cell>
          <table:table-cell table:style-name="Táblázat25.A2" office:value-type="string">
            <text:p text:style-name="Standard"><text:span text:style-name="T13">chpass_request</text:span></text:p>
          </table:table-cell>
          <table:table-cell table:style-name="Táblázat25.A2" office:value-type="string">
            <text:p text:style-name="Standard"><text:span text:style-name="T13">url?chpass=B64(id);B64(token)</text:span></text:p>
          </table:table-cell>
        </table:table-row>
        <table:table-row table:style-name="Táblázat25.1">
          <table:table-cell table:style-name="Táblázat25.A3" office:value-type="string">
            <text:p text:style-name="Standard"><text:span text:style-name="T13">Account deletion</text:span></text:p>
          </table:table-cell>
          <table:table-cell table:style-name="Táblázat25.A3" office:value-type="string">
            <text:p text:style-name="Standard"><text:span text:style-name="T13">delacc_request</text:span></text:p>
          </table:table-cell>
          <table:table-cell table:style-name="Táblázat25.A3" office:value-type="string">
            <text:p text:style-name="Standard"><text:span text:style-name="T13">url?accdel=B64(email);B64(token)</text:span></text:p>
          </table:table-cell>
        </table:table-row>
      </table:table>
      <text:p text:style-name="P10"/>
      <text:h text:style-name="P9" text:outline-level="1"><text:span text:style-name="T10">6. API Endpoints</text:span></text:h>
      <text:p text:style-name="P10"><text:span text:style-name="T11">All API endpoints are accessed via POST requests to http(s)://&lt;host&gt;:&lt;port&gt;/api/&lt;endpoint_name&gt;. All input fields are Base64-encoded JSON properties. All responses are JSON with at minimum a status (string) and statuscode (string) field.</text:span></text:p>
      <text:p text:style-name="P10"/>
      <text:h text:style-name="P13" text:outline-level="2"><text:span text:style-name="T16">registration_request</text:span></text:h>
      <table:table table:name="Táblázat26" table:style-name="Táblázat26">
        <table:table-column table:style-name="Táblázat26.A" table:number-columns-repeated="2"/>
        <table:table-column table:style-name="Táblázat26.C"/>
        <table:table-header-rows>
          <table:table-row table:style-name="Táblázat26.1">
            <table:table-cell table:style-name="Táblázat26.A1" office:value-type="string">
              <text:p text:style-name="Standard"><text:span text:style-name="T12">JWT Required</text:span></text:p>
            </table:table-cell>
            <table:table-cell table:style-name="Táblázat26.A1" office:value-type="string">
              <text:p text:style-name="Standard"><text:span text:style-name="T12">Admin-only</text:span></text:p>
            </table:table-cell>
            <table:table-cell table:style-name="Táblázat26.A1" office:value-type="string">
              <text:p text:style-name="Standard"><text:span text:style-name="T12">Deprecated</text:span></text:p>
            </table:table-cell>
          </table:table-row>
        </table:table-header-rows>
        <table:table-row table:style-name="Táblázat26.1">
          <table:table-cell table:style-name="Táblázat26.A2" office:value-type="string">
            <text:p text:style-name="Standard"><text:span text:style-name="T13">No</text:span></text:p>
          </table:table-cell>
          <table:table-cell table:style-name="Táblázat26.A2" office:value-type="string">
            <text:p text:style-name="Standard"><text:span text:style-name="T13">No</text:span></text:p>
          </table:table-cell>
          <table:table-cell table:style-name="Táblázat26.A2" office:value-type="string">
            <text:p text:style-name="Standard"><text:span text:style-name="T13">No</text:span></text:p>
          </table:table-cell>
        </table:table-row>
      </table:table>
      <text:p text:style-name="P10"/>
      <text:p text:style-name="P10"><text:span text:style-name="T11">Sends an email and registers an unverified user when it succeeds.</text:span></text:p>
      <text:p text:style-name="P10"/>
      <text:h text:style-name="P11" text:outline-level="3"><text:span text:style-name="T14">Endpoint In</text:span></text:h>
      <table:table table:name="Táblázat27" table:style-name="Táblázat27">
        <table:table-column table:style-name="Táblázat27.A"/>
        <table:table-column table:style-name="Táblázat27.B"/>
        <table:table-column table:style-name="Táblázat27.C"/>
        <table:table-column table:style-name="Táblázat27.D"/>
        <table:table-header-rows>
          <table:table-row table:style-name="Táblázat27.1">
            <table:table-cell table:style-name="Táblázat27.A1" office:value-type="string">
              <text:p text:style-name="Standard"><text:span text:style-name="T12">Name</text:span></text:p>
            </table:table-cell>
            <table:table-cell table:style-name="Táblázat27.A1" office:value-type="string">
              <text:p text:style-name="Standard"><text:span text:style-name="T12">Explanation</text:span></text:p>
            </table:table-cell>
            <table:table-cell table:style-name="Táblázat27.A1" office:value-type="string">
              <text:p text:style-name="Standard"><text:span text:style-name="T12">Type</text:span></text:p>
            </table:table-cell>
            <table:table-cell table:style-name="Táblázat27.A1" office:value-type="string">
              <text:p text:style-name="Standard"><text:span text:style-name="T12">When</text:span></text:p>
            </table:table-cell>
          </table:table-row>
        </table:table-header-rows>
        <table:table-row table:style-name="Táblázat27.1">
          <table:table-cell table:style-name="Táblázat27.A2" office:value-type="string">
            <text:p text:style-name="Standard"><text:span text:style-name="T13">email</text:span></text:p>
          </table:table-cell>
          <table:table-cell table:style-name="Táblázat27.A2" office:value-type="string">
            <text:p text:style-name="Standard"><text:span text:style-name="T13">the email of the user</text:span></text:p>
          </table:table-cell>
          <table:table-cell table:style-name="Táblázat27.A2" office:value-type="string">
            <text:p text:style-name="Standard"><text:span text:style-name="T13">B64(string)</text:span></text:p>
          </table:table-cell>
          <table:table-cell table:style-name="Táblázat27.A2" office:value-type="string">
            <text:p text:style-name="Standard"><text:span text:style-name="T13">always</text:span></text:p>
          </table:table-cell>
        </table:table-row>
        <table:table-row table:style-name="Táblázat27.1">
          <table:table-cell table:style-name="Táblázat27.A3" office:value-type="string">
            <text:p text:style-name="Standard"><text:span text:style-name="T13">password</text:span></text:p>
          </table:table-cell>
          <table:table-cell table:style-name="Táblázat27.A3" office:value-type="string">
            <text:p text:style-name="Standard"><text:span text:style-name="T13">the password of the user</text:span></text:p>
          </table:table-cell>
          <table:table-cell table:style-name="Táblázat27.A3" office:value-type="string">
            <text:p text:style-name="Standard"><text:span text:style-name="T13">B64(string)</text:span></text:p>
          </table:table-cell>
          <table:table-cell table:style-name="Táblázat27.A3" office:value-type="string">
            <text:p text:style-name="Standard"><text:span text:style-name="T13">always</text:span></text:p>
          </table:table-cell>
        </table:table-row>
        <table:table-row table:style-name="Táblázat27.1">
          <table:table-cell table:style-name="Táblázat27.A2" office:value-type="string">
            <text:p text:style-name="Standard"><text:span text:style-name="T13">lastname</text:span></text:p>
          </table:table-cell>
          <table:table-cell table:style-name="Táblázat27.A2" office:value-type="string">
            <text:p text:style-name="Standard"><text:span text:style-name="T13">the last name of the user</text:span></text:p>
          </table:table-cell>
          <table:table-cell table:style-name="Táblázat27.A2" office:value-type="string">
            <text:p text:style-name="Standard"><text:span text:style-name="T13">B64(string)</text:span></text:p>
          </table:table-cell>
          <table:table-cell table:style-name="Táblázat27.A2" office:value-type="string">
            <text:p text:style-name="Standard"><text:span text:style-name="T13">always</text:span></text:p>
          </table:table-cell>
        </table:table-row>
        <table:table-row table:style-name="Táblázat27.1">
          <table:table-cell table:style-name="Táblázat27.A3" office:value-type="string">
            <text:p text:style-name="Standard"><text:span text:style-name="T13">firstname</text:span></text:p>
          </table:table-cell>
          <table:table-cell table:style-name="Táblázat27.A3" office:value-type="string">
            <text:p text:style-name="Standard"><text:span text:style-name="T13">the first name of the user</text:span></text:p>
          </table:table-cell>
          <table:table-cell table:style-name="Táblázat27.A3" office:value-type="string">
            <text:p text:style-name="Standard"><text:span text:style-name="T13">B64(string)</text:span></text:p>
          </table:table-cell>
          <table:table-cell table:style-name="Táblázat27.A3" office:value-type="string">
            <text:p text:style-name="Standard"><text:span text:style-name="T13">always</text:span></text:p>
          </table:table-cell>
        </table:table-row>
      </table:table>
      <text:p text:style-name="P10"/>
      <text:h text:style-name="P11" text:outline-level="3"><text:span text:style-name="T14">Endpoint Out</text:span></text:h>
      <table:table table:name="Táblázat28" table:style-name="Táblázat28">
        <table:table-column table:style-name="Táblázat28.A"/>
        <table:table-column table:style-name="Táblázat28.B"/>
        <table:table-column table:style-name="Táblázat28.C"/>
        <table:table-column table:style-name="Táblázat28.D"/>
        <table:table-header-rows>
          <table:table-row table:style-name="Táblázat28.1">
            <table:table-cell table:style-name="Táblázat28.A1" office:value-type="string">
              <text:p text:style-name="Standard"><text:span text:style-name="T12">Name</text:span></text:p>
            </table:table-cell>
            <table:table-cell table:style-name="Táblázat28.A1" office:value-type="string">
              <text:p text:style-name="Standard"><text:span text:style-name="T12">Explanation</text:span></text:p>
            </table:table-cell>
            <table:table-cell table:style-name="Táblázat28.A1" office:value-type="string">
              <text:p text:style-name="Standard"><text:span text:style-name="T12">Type</text:span></text:p>
            </table:table-cell>
            <table:table-cell table:style-name="Táblázat28.A1" office:value-type="string">
              <text:p text:style-name="Standard"><text:span text:style-name="T12">When</text:span></text:p>
            </table:table-cell>
          </table:table-row>
        </table:table-header-rows>
        <table:table-row table:style-name="Táblázat28.1">
          <table:table-cell table:style-name="Táblázat28.A2" office:value-type="string">
            <text:p text:style-name="Standard"><text:span text:style-name="T13">status</text:span></text:p>
          </table:table-cell>
          <table:table-cell table:style-name="Táblázat28.A2" office:value-type="string">
            <text:p text:style-name="Standard"><text:span text:style-name="T13">explanation of the response code </text:span><text:soft-page-break/><text:span text:style-name="T13">[email_sent, malformed_request, user_already_exists, requirements_not_met, internal_error]</text:span></text:p>
          </table:table-cell>
          <table:table-cell table:style-name="Táblázat28.A2" office:value-type="string">
            <text:p text:style-name="Standard"><text:span text:style-name="T13">string</text:span></text:p>
          </table:table-cell>
          <table:table-cell table:style-name="Táblázat28.A2" office:value-type="string">
            <text:p text:style-name="Standard"><text:span text:style-name="T13">always</text:span></text:p>
          </table:table-cell>
        </table:table-row>
        <table:table-row table:style-name="Táblázat28.1">
          <table:table-cell table:style-name="Táblázat28.A3" office:value-type="string">
            <text:p text:style-name="Standard"><text:span text:style-name="T13">statuscode</text:span></text:p>
          </table:table-cell>
          <table:table-cell table:style-name="Táblázat28.A3" office:value-type="string">
            <text:p text:style-name="Standard"><text:span text:style-name="T13">the http status response code [200, 400, 401, 403, 500]</text:span></text:p>
          </table:table-cell>
          <table:table-cell table:style-name="Táblázat28.A3" office:value-type="string">
            <text:p text:style-name="Standard"><text:span text:style-name="T13">int</text:span></text:p>
          </table:table-cell>
          <table:table-cell table:style-name="Táblázat28.A3" office:value-type="string">
            <text:p text:style-name="Standard"><text:span text:style-name="T13">always</text:span></text:p>
          </table:table-cell>
        </table:table-row>
      </table:table>
      <text:p text:style-name="P10"/>
      <text:h text:style-name="P13" text:outline-level="2"><text:span text:style-name="T16">registration_promise</text:span></text:h>
      <table:table table:name="Táblázat29" table:style-name="Táblázat29">
        <table:table-column table:style-name="Táblázat29.A" table:number-columns-repeated="2"/>
        <table:table-column table:style-name="Táblázat29.C"/>
        <table:table-header-rows>
          <table:table-row table:style-name="Táblázat29.1">
            <table:table-cell table:style-name="Táblázat29.A1" office:value-type="string">
              <text:p text:style-name="Standard"><text:span text:style-name="T12">JWT Required</text:span></text:p>
            </table:table-cell>
            <table:table-cell table:style-name="Táblázat29.A1" office:value-type="string">
              <text:p text:style-name="Standard"><text:span text:style-name="T12">Admin-only</text:span></text:p>
            </table:table-cell>
            <table:table-cell table:style-name="Táblázat29.A1" office:value-type="string">
              <text:p text:style-name="Standard"><text:span text:style-name="T12">Deprecated</text:span></text:p>
            </table:table-cell>
          </table:table-row>
        </table:table-header-rows>
        <table:table-row table:style-name="Táblázat29.1">
          <table:table-cell table:style-name="Táblázat29.A2" office:value-type="string">
            <text:p text:style-name="Standard"><text:span text:style-name="T13">No</text:span></text:p>
          </table:table-cell>
          <table:table-cell table:style-name="Táblázat29.A2" office:value-type="string">
            <text:p text:style-name="Standard"><text:span text:style-name="T13">No</text:span></text:p>
          </table:table-cell>
          <table:table-cell table:style-name="Táblázat29.A2" office:value-type="string">
            <text:p text:style-name="Standard"><text:span text:style-name="T13">No</text:span></text:p>
          </table:table-cell>
        </table:table-row>
      </table:table>
      <text:p text:style-name="P10"/>
      <text:p text:style-name="P10"><text:span text:style-name="T11">If it succeeds, it activates the account (unverified → verified).</text:span></text:p>
      <text:p text:style-name="P10"/>
      <text:h text:style-name="P11" text:outline-level="3"><text:span text:style-name="T14">Endpoint In</text:span></text:h>
      <table:table table:name="Táblázat30" table:style-name="Táblázat30">
        <table:table-column table:style-name="Táblázat30.A"/>
        <table:table-column table:style-name="Táblázat30.B"/>
        <table:table-column table:style-name="Táblázat30.C"/>
        <table:table-column table:style-name="Táblázat30.D"/>
        <table:table-header-rows>
          <table:table-row table:style-name="Táblázat30.1">
            <table:table-cell table:style-name="Táblázat30.A1" office:value-type="string">
              <text:p text:style-name="Standard"><text:span text:style-name="T12">Name</text:span></text:p>
            </table:table-cell>
            <table:table-cell table:style-name="Táblázat30.A1" office:value-type="string">
              <text:p text:style-name="Standard"><text:span text:style-name="T12">Explanation</text:span></text:p>
            </table:table-cell>
            <table:table-cell table:style-name="Táblázat30.A1" office:value-type="string">
              <text:p text:style-name="Standard"><text:span text:style-name="T12">Type</text:span></text:p>
            </table:table-cell>
            <table:table-cell table:style-name="Táblázat30.A1" office:value-type="string">
              <text:p text:style-name="Standard"><text:span text:style-name="T12">When</text:span></text:p>
            </table:table-cell>
          </table:table-row>
        </table:table-header-rows>
        <table:table-row table:style-name="Táblázat30.1">
          <table:table-cell table:style-name="Táblázat30.A2" office:value-type="string">
            <text:p text:style-name="Standard"><text:span text:style-name="T13">id</text:span></text:p>
          </table:table-cell>
          <table:table-cell table:style-name="Táblázat30.A2" office:value-type="string">
            <text:p text:style-name="Standard"><text:span text:style-name="T13">the id of the user (to identify)</text:span></text:p>
          </table:table-cell>
          <table:table-cell table:style-name="Táblázat30.A2" office:value-type="string">
            <text:p text:style-name="Standard"><text:span text:style-name="T13">B64(int)</text:span></text:p>
          </table:table-cell>
          <table:table-cell table:style-name="Táblázat30.A2" office:value-type="string">
            <text:p text:style-name="Standard"><text:span text:style-name="T13">always</text:span></text:p>
          </table:table-cell>
        </table:table-row>
        <table:table-row table:style-name="Táblázat30.1">
          <table:table-cell table:style-name="Táblázat30.A3" office:value-type="string">
            <text:p text:style-name="Standard"><text:span text:style-name="T13">token</text:span></text:p>
          </table:table-cell>
          <table:table-cell table:style-name="Táblázat30.A3" office:value-type="string">
            <text:p text:style-name="Standard"><text:span text:style-name="T13">the (temporary) token of the user (to verify)</text:span></text:p>
          </table:table-cell>
          <table:table-cell table:style-name="Táblázat30.A3" office:value-type="string">
            <text:p text:style-name="Standard"><text:span text:style-name="T13">B64(string)</text:span></text:p>
          </table:table-cell>
          <table:table-cell table:style-name="Táblázat30.A3" office:value-type="string">
            <text:p text:style-name="Standard"><text:span text:style-name="T13">always</text:span></text:p>
          </table:table-cell>
        </table:table-row>
      </table:table>
      <text:p text:style-name="P10"/>
      <text:h text:style-name="P11" text:outline-level="3"><text:span text:style-name="T14">Endpoint Out</text:span></text:h>
      <table:table table:name="Táblázat31" table:style-name="Táblázat31">
        <table:table-column table:style-name="Táblázat31.A"/>
        <table:table-column table:style-name="Táblázat31.B"/>
        <table:table-column table:style-name="Táblázat31.C"/>
        <table:table-column table:style-name="Táblázat31.D"/>
        <table:table-header-rows>
          <table:table-row table:style-name="Táblázat31.1">
            <table:table-cell table:style-name="Táblázat31.A1" office:value-type="string">
              <text:p text:style-name="Standard"><text:span text:style-name="T12">Name</text:span></text:p>
            </table:table-cell>
            <table:table-cell table:style-name="Táblázat31.A1" office:value-type="string">
              <text:p text:style-name="Standard"><text:span text:style-name="T12">Explanation</text:span></text:p>
            </table:table-cell>
            <table:table-cell table:style-name="Táblázat31.A1" office:value-type="string">
              <text:p text:style-name="Standard"><text:span text:style-name="T12">Type</text:span></text:p>
            </table:table-cell>
            <table:table-cell table:style-name="Táblázat31.A1" office:value-type="string">
              <text:p text:style-name="Standard"><text:span text:style-name="T12">When</text:span></text:p>
            </table:table-cell>
          </table:table-row>
        </table:table-header-rows>
        <table:table-row table:style-name="Táblázat31.1">
          <table:table-cell table:style-name="Táblázat31.A2" office:value-type="string">
            <text:p text:style-name="Standard"><text:span text:style-name="T13">status</text:span></text:p>
          </table:table-cell>
          <table:table-cell table:style-name="Táblázat31.A2" office:value-type="string">
            <text:p text:style-name="Standard"><text:span text:style-name="T13">explanation of the response code [activated, wrong_token, user_not_found, user_already_activated]</text:span></text:p>
          </table:table-cell>
          <table:table-cell table:style-name="Táblázat31.A2" office:value-type="string">
            <text:p text:style-name="Standard"><text:span text:style-name="T13">string</text:span></text:p>
          </table:table-cell>
          <table:table-cell table:style-name="Táblázat31.A2" office:value-type="string">
            <text:p text:style-name="Standard"><text:span text:style-name="T13">always</text:span></text:p>
          </table:table-cell>
        </table:table-row>
        <table:table-row table:style-name="Táblázat31.1">
          <table:table-cell table:style-name="Táblázat31.A3" office:value-type="string">
            <text:p text:style-name="Standard"><text:span text:style-name="T13">statuscode</text:span></text:p>
          </table:table-cell>
          <table:table-cell table:style-name="Táblázat31.A3" office:value-type="string">
            <text:p text:style-name="Standard"><text:span text:style-name="T13">a http status response code [200, 401, 404, 409]</text:span></text:p>
          </table:table-cell>
          <table:table-cell table:style-name="Táblázat31.A3" office:value-type="string">
            <text:p text:style-name="Standard"><text:span text:style-name="T13">int</text:span></text:p>
          </table:table-cell>
          <table:table-cell table:style-name="Táblázat31.A3" office:value-type="string">
            <text:p text:style-name="Standard"><text:span text:style-name="T13">always</text:span></text:p>
          </table:table-cell>
        </table:table-row>
      </table:table>
      <text:p text:style-name="P10"/>
      <text:h text:style-name="P13" text:outline-level="2"><text:span text:style-name="T16">login_request</text:span></text:h>
      <table:table table:name="Táblázat32" table:style-name="Táblázat32">
        <table:table-column table:style-name="Táblázat32.A" table:number-columns-repeated="2"/>
        <table:table-column table:style-name="Táblázat32.C"/>
        <table:table-header-rows>
          <table:table-row table:style-name="Táblázat32.1">
            <table:table-cell table:style-name="Táblázat32.A1" office:value-type="string">
              <text:p text:style-name="Standard"><text:span text:style-name="T12">JWT Required</text:span></text:p>
            </table:table-cell>
            <table:table-cell table:style-name="Táblázat32.A1" office:value-type="string">
              <text:p text:style-name="Standard"><text:span text:style-name="T12">Admin-only</text:span></text:p>
            </table:table-cell>
            <table:table-cell table:style-name="Táblázat32.A1" office:value-type="string">
              <text:p text:style-name="Standard"><text:span text:style-name="T12">Deprecated</text:span></text:p>
            </table:table-cell>
          </table:table-row>
        </table:table-header-rows>
        <table:table-row table:style-name="Táblázat32.1">
          <table:table-cell table:style-name="Táblázat32.A2" office:value-type="string">
            <text:p text:style-name="Standard"><text:span text:style-name="T13">No</text:span></text:p>
          </table:table-cell>
          <table:table-cell table:style-name="Táblázat32.A2" office:value-type="string">
            <text:p text:style-name="Standard"><text:span text:style-name="T13">No</text:span></text:p>
          </table:table-cell>
          <table:table-cell table:style-name="Táblázat32.A2" office:value-type="string">
            <text:p text:style-name="Standard"><text:span text:style-name="T13">No</text:span></text:p>
          </table:table-cell>
        </table:table-row>
      </table:table>
      <text:p text:style-name="P10"/>
      <text:p text:style-name="P10"><text:span text:style-name="T11">If it succeeds, it registers a new confirmation then sends its temporary token to the client through email. After that, the client proceeds to finish the promise part. The password is hashed server-side using PBKDF2 and compared against the stored hash.</text:span></text:p>
      <text:p text:style-name="P10"/>
      <text:h text:style-name="P11" text:outline-level="3"><text:span text:style-name="T14">Endpoint In</text:span></text:h>
      <table:table table:name="Táblázat33" table:style-name="Táblázat33">
        <table:table-column table:style-name="Táblázat33.A"/>
        <table:table-column table:style-name="Táblázat33.B"/>
        <table:table-column table:style-name="Táblázat33.C"/>
        <table:table-column table:style-name="Táblázat33.D"/>
        <table:table-header-rows>
          <table:table-row table:style-name="Táblázat33.1">
            <table:table-cell table:style-name="Táblázat33.A1" office:value-type="string">
              <text:p text:style-name="Standard"><text:span text:style-name="T12">Name</text:span></text:p>
            </table:table-cell>
            <table:table-cell table:style-name="Táblázat33.A1" office:value-type="string">
              <text:p text:style-name="Standard"><text:span text:style-name="T12">Explanation</text:span></text:p>
            </table:table-cell>
            <table:table-cell table:style-name="Táblázat33.A1" office:value-type="string">
              <text:p text:style-name="Standard"><text:span text:style-name="T12">Type</text:span></text:p>
            </table:table-cell>
            <table:table-cell table:style-name="Táblázat33.A1" office:value-type="string">
              <text:p text:style-name="Standard"><text:span text:style-name="T12">When</text:span></text:p>
            </table:table-cell>
          </table:table-row>
        </table:table-header-rows>
        <table:table-row table:style-name="Táblázat33.1">
          <table:table-cell table:style-name="Táblázat33.A2" office:value-type="string">
            <text:p text:style-name="Standard"><text:span text:style-name="T13">email</text:span></text:p>
          </table:table-cell>
          <table:table-cell table:style-name="Táblázat33.A2" office:value-type="string">
            <text:p text:style-name="Standard"><text:span text:style-name="T13">the email of the user (to identify)</text:span></text:p>
          </table:table-cell>
          <table:table-cell table:style-name="Táblázat33.A2" office:value-type="string">
            <text:p text:style-name="Standard"><text:span text:style-name="T13">B64(email)</text:span></text:p>
          </table:table-cell>
          <table:table-cell table:style-name="Táblázat33.A2" office:value-type="string">
            <text:p text:style-name="Standard"><text:span text:style-name="T13">always</text:span></text:p>
          </table:table-cell>
        </table:table-row>
        <text:soft-page-break/>
        <table:table-row table:style-name="Táblázat33.1">
          <table:table-cell table:style-name="Táblázat33.A3" office:value-type="string">
            <text:p text:style-name="Standard"><text:span text:style-name="T13">password</text:span></text:p>
          </table:table-cell>
          <table:table-cell table:style-name="Táblázat33.A3" office:value-type="string">
            <text:p text:style-name="Standard"><text:span text:style-name="T13">the password of the user (to verify)</text:span></text:p>
          </table:table-cell>
          <table:table-cell table:style-name="Táblázat33.A3" office:value-type="string">
            <text:p text:style-name="Standard"><text:span text:style-name="T13">B64(string)</text:span></text:p>
          </table:table-cell>
          <table:table-cell table:style-name="Táblázat33.A3" office:value-type="string">
            <text:p text:style-name="Standard"><text:span text:style-name="T13">always</text:span></text:p>
          </table:table-cell>
        </table:table-row>
      </table:table>
      <text:p text:style-name="P10"/>
      <text:h text:style-name="P11" text:outline-level="3"><text:span text:style-name="T14">Endpoint Out</text:span></text:h>
      <table:table table:name="Táblázat34" table:style-name="Táblázat34">
        <table:table-column table:style-name="Táblázat34.A"/>
        <table:table-column table:style-name="Táblázat34.B"/>
        <table:table-column table:style-name="Táblázat34.C"/>
        <table:table-column table:style-name="Táblázat34.D"/>
        <table:table-header-rows>
          <table:table-row table:style-name="Táblázat34.1">
            <table:table-cell table:style-name="Táblázat34.A1" office:value-type="string">
              <text:p text:style-name="Standard"><text:span text:style-name="T12">Name</text:span></text:p>
            </table:table-cell>
            <table:table-cell table:style-name="Táblázat34.A1" office:value-type="string">
              <text:p text:style-name="Standard"><text:span text:style-name="T12">Explanation</text:span></text:p>
            </table:table-cell>
            <table:table-cell table:style-name="Táblázat34.A1" office:value-type="string">
              <text:p text:style-name="Standard"><text:span text:style-name="T12">Type</text:span></text:p>
            </table:table-cell>
            <table:table-cell table:style-name="Táblázat34.A1" office:value-type="string">
              <text:p text:style-name="Standard"><text:span text:style-name="T12">When</text:span></text:p>
            </table:table-cell>
          </table:table-row>
        </table:table-header-rows>
        <table:table-row table:style-name="Táblázat34.1">
          <table:table-cell table:style-name="Táblázat34.A2" office:value-type="string">
            <text:p text:style-name="Standard"><text:span text:style-name="T13">status</text:span></text:p>
          </table:table-cell>
          <table:table-cell table:style-name="Táblázat34.A2" office:value-type="string">
            <text:p text:style-name="Standard"><text:span text:style-name="T13">explanation of the response code [success, email_sent, malformed_request, wrong_password, inexistent_user]</text:span></text:p>
          </table:table-cell>
          <table:table-cell table:style-name="Táblázat34.A2" office:value-type="string">
            <text:p text:style-name="Standard"><text:span text:style-name="T13">string</text:span></text:p>
          </table:table-cell>
          <table:table-cell table:style-name="Táblázat34.A2" office:value-type="string">
            <text:p text:style-name="Standard"><text:span text:style-name="T13">always</text:span></text:p>
          </table:table-cell>
        </table:table-row>
        <table:table-row table:style-name="Táblázat34.1">
          <table:table-cell table:style-name="Táblázat34.A3" office:value-type="string">
            <text:p text:style-name="Standard"><text:span text:style-name="T13">statuscode</text:span></text:p>
          </table:table-cell>
          <table:table-cell table:style-name="Táblázat34.A3" office:value-type="string">
            <text:p text:style-name="Standard"><text:span text:style-name="T13">a http status response code [200, 400, 401, 500]</text:span></text:p>
          </table:table-cell>
          <table:table-cell table:style-name="Táblázat34.A3" office:value-type="string">
            <text:p text:style-name="Standard"><text:span text:style-name="T13">int</text:span></text:p>
          </table:table-cell>
          <table:table-cell table:style-name="Táblázat34.A3" office:value-type="string">
            <text:p text:style-name="Standard"><text:span text:style-name="T13">always</text:span></text:p>
          </table:table-cell>
        </table:table-row>
      </table:table>
      <text:p text:style-name="P10"/>
      <text:p text:style-name="P10"><text:span text:style-name="T11">Email href: url?login_promise= B64(user id) ; B64(confirmation token)</text:span></text:p>
      <text:p text:style-name="P10"/>
      <text:h text:style-name="P13" text:outline-level="2"><text:span text:style-name="T16">login_promise</text:span></text:h>
      <table:table table:name="Táblázat35" table:style-name="Táblázat35">
        <table:table-column table:style-name="Táblázat35.A" table:number-columns-repeated="2"/>
        <table:table-column table:style-name="Táblázat35.C"/>
        <table:table-header-rows>
          <table:table-row table:style-name="Táblázat35.1">
            <table:table-cell table:style-name="Táblázat35.A1" office:value-type="string">
              <text:p text:style-name="Standard"><text:span text:style-name="T12">JWT Required</text:span></text:p>
            </table:table-cell>
            <table:table-cell table:style-name="Táblázat35.A1" office:value-type="string">
              <text:p text:style-name="Standard"><text:span text:style-name="T12">Admin-only</text:span></text:p>
            </table:table-cell>
            <table:table-cell table:style-name="Táblázat35.A1" office:value-type="string">
              <text:p text:style-name="Standard"><text:span text:style-name="T12">Deprecated</text:span></text:p>
            </table:table-cell>
          </table:table-row>
        </table:table-header-rows>
        <table:table-row table:style-name="Táblázat35.1">
          <table:table-cell table:style-name="Táblázat35.A2" office:value-type="string">
            <text:p text:style-name="Standard"><text:span text:style-name="T13">No</text:span></text:p>
          </table:table-cell>
          <table:table-cell table:style-name="Táblázat35.A2" office:value-type="string">
            <text:p text:style-name="Standard"><text:span text:style-name="T13">No</text:span></text:p>
          </table:table-cell>
          <table:table-cell table:style-name="Táblázat35.A2" office:value-type="string">
            <text:p text:style-name="Standard"><text:span text:style-name="T13">No</text:span></text:p>
          </table:table-cell>
        </table:table-row>
      </table:table>
      <text:p text:style-name="P10"/>
      <text:p text:style-name="P10"><text:span text:style-name="T11">If it succeeds, it responds with the auth details (JWT + session token) and deletes the confirmation. The JWT contains the email and session token as claims, and is valid for 9 days.</text:span></text:p>
      <text:p text:style-name="P10"/>
      <text:h text:style-name="P11" text:outline-level="3"><text:span text:style-name="T14">Endpoint In</text:span></text:h>
      <table:table table:name="Táblázat36" table:style-name="Táblázat36">
        <table:table-column table:style-name="Táblázat36.A"/>
        <table:table-column table:style-name="Táblázat36.B"/>
        <table:table-column table:style-name="Táblázat36.C"/>
        <table:table-column table:style-name="Táblázat36.D"/>
        <table:table-header-rows>
          <table:table-row table:style-name="Táblázat36.1">
            <table:table-cell table:style-name="Táblázat36.A1" office:value-type="string">
              <text:p text:style-name="Standard"><text:span text:style-name="T12">Name</text:span></text:p>
            </table:table-cell>
            <table:table-cell table:style-name="Táblázat36.A1" office:value-type="string">
              <text:p text:style-name="Standard"><text:span text:style-name="T12">Explanation</text:span></text:p>
            </table:table-cell>
            <table:table-cell table:style-name="Táblázat36.A1" office:value-type="string">
              <text:p text:style-name="Standard"><text:span text:style-name="T12">Type</text:span></text:p>
            </table:table-cell>
            <table:table-cell table:style-name="Táblázat36.A1" office:value-type="string">
              <text:p text:style-name="Standard"><text:span text:style-name="T12">When</text:span></text:p>
            </table:table-cell>
          </table:table-row>
        </table:table-header-rows>
        <table:table-row table:style-name="Táblázat36.1">
          <table:table-cell table:style-name="Táblázat36.A2" office:value-type="string">
            <text:p text:style-name="Standard"><text:span text:style-name="T13">id</text:span></text:p>
          </table:table-cell>
          <table:table-cell table:style-name="Táblázat36.A2" office:value-type="string">
            <text:p text:style-name="Standard"><text:span text:style-name="T13">the id of the user (to identify)</text:span></text:p>
          </table:table-cell>
          <table:table-cell table:style-name="Táblázat36.A2" office:value-type="string">
            <text:p text:style-name="Standard"><text:span text:style-name="T13">B64(int)</text:span></text:p>
          </table:table-cell>
          <table:table-cell table:style-name="Táblázat36.A2" office:value-type="string">
            <text:p text:style-name="Standard"><text:span text:style-name="T13">always</text:span></text:p>
          </table:table-cell>
        </table:table-row>
        <table:table-row table:style-name="Táblázat36.1">
          <table:table-cell table:style-name="Táblázat36.A3" office:value-type="string">
            <text:p text:style-name="Standard"><text:span text:style-name="T13">confirmation_token</text:span></text:p>
          </table:table-cell>
          <table:table-cell table:style-name="Táblázat36.A3" office:value-type="string">
            <text:p text:style-name="Standard"><text:span text:style-name="T13">the (temporary) confirmation token of the login attempt (to verify)</text:span></text:p>
          </table:table-cell>
          <table:table-cell table:style-name="Táblázat36.A3" office:value-type="string">
            <text:p text:style-name="Standard"><text:span text:style-name="T13">B64(string)</text:span></text:p>
          </table:table-cell>
          <table:table-cell table:style-name="Táblázat36.A3" office:value-type="string">
            <text:p text:style-name="Standard"><text:span text:style-name="T13">always</text:span></text:p>
          </table:table-cell>
        </table:table-row>
      </table:table>
      <text:p text:style-name="P10"/>
      <text:h text:style-name="P11" text:outline-level="3"><text:span text:style-name="T14">Endpoint Out</text:span></text:h>
      <table:table table:name="Táblázat37" table:style-name="Táblázat37">
        <table:table-column table:style-name="Táblázat37.A"/>
        <table:table-column table:style-name="Táblázat37.B"/>
        <table:table-column table:style-name="Táblázat37.C"/>
        <table:table-column table:style-name="Táblázat37.D"/>
        <table:table-header-rows>
          <table:table-row table:style-name="Táblázat37.1">
            <table:table-cell table:style-name="Táblázat37.A1" office:value-type="string">
              <text:p text:style-name="Standard"><text:span text:style-name="T12">Name</text:span></text:p>
            </table:table-cell>
            <table:table-cell table:style-name="Táblázat37.A1" office:value-type="string">
              <text:p text:style-name="Standard"><text:span text:style-name="T12">Explanation</text:span></text:p>
            </table:table-cell>
            <table:table-cell table:style-name="Táblázat37.A1" office:value-type="string">
              <text:p text:style-name="Standard"><text:span text:style-name="T12">Type</text:span></text:p>
            </table:table-cell>
            <table:table-cell table:style-name="Táblázat37.A1" office:value-type="string">
              <text:p text:style-name="Standard"><text:span text:style-name="T12">When</text:span></text:p>
            </table:table-cell>
          </table:table-row>
        </table:table-header-rows>
        <table:table-row table:style-name="Táblázat37.1">
          <table:table-cell table:style-name="Táblázat37.A2" office:value-type="string">
            <text:p text:style-name="Standard"><text:span text:style-name="T13">status</text:span></text:p>
          </table:table-cell>
          <table:table-cell table:style-name="Táblázat37.A2" office:value-type="string">
            <text:p text:style-name="Standard"><text:span text:style-name="T13">explanation of the response code [success, wrong_password, inexistent_user, malformed_request]</text:span></text:p>
          </table:table-cell>
          <table:table-cell table:style-name="Táblázat37.A2" office:value-type="string">
            <text:p text:style-name="Standard"><text:span text:style-name="T13">string</text:span></text:p>
          </table:table-cell>
          <table:table-cell table:style-name="Táblázat37.A2" office:value-type="string">
            <text:p text:style-name="Standard"><text:span text:style-name="T13">always</text:span></text:p>
          </table:table-cell>
        </table:table-row>
        <table:table-row table:style-name="Táblázat37.1">
          <table:table-cell table:style-name="Táblázat37.A3" office:value-type="string">
            <text:p text:style-name="Standard"><text:span text:style-name="T13">statuscode</text:span></text:p>
          </table:table-cell>
          <table:table-cell table:style-name="Táblázat37.A3" office:value-type="string">
            <text:p text:style-name="Standard"><text:span text:style-name="T13">a http status response code [200, 401, 500, 400]</text:span></text:p>
          </table:table-cell>
          <table:table-cell table:style-name="Táblázat37.A3" office:value-type="string">
            <text:p text:style-name="Standard"><text:span text:style-name="T13">int</text:span></text:p>
          </table:table-cell>
          <table:table-cell table:style-name="Táblázat37.A3" office:value-type="string">
            <text:p text:style-name="Standard"><text:span text:style-name="T13">always</text:span></text:p>
          </table:table-cell>
        </table:table-row>
        <table:table-row table:style-name="Táblázat37.1">
          <table:table-cell table:style-name="Táblázat37.A2" office:value-type="string">
            <text:p text:style-name="Standard"><text:span text:style-name="T13">jwt_token</text:span></text:p>
          </table:table-cell>
          <table:table-cell table:style-name="Táblázat37.A2" office:value-type="string">
            <text:p text:style-name="Standard"><text:span text:style-name="T13">the JWT token of the user (HmacSha256, 9-day expiry)</text:span></text:p>
          </table:table-cell>
          <table:table-cell table:style-name="Táblázat37.A2" office:value-type="string">
            <text:p text:style-name="Standard"><text:span text:style-name="T13">string</text:span></text:p>
          </table:table-cell>
          <table:table-cell table:style-name="Táblázat37.A2" office:value-type="string">
            <text:p text:style-name="Standard"><text:span text:style-name="T13">when statuscode is 200</text:span></text:p>
          </table:table-cell>
        </table:table-row>
        <table:table-row table:style-name="Táblázat37.1">
          <table:table-cell table:style-name="Táblázat37.A3" office:value-type="string">
            <text:p text:style-name="Standard"><text:span text:style-name="T13">jwt_token_expiration</text:span></text:p>
          </table:table-cell>
          <table:table-cell table:style-name="Táblázat37.A3" office:value-type="string">
            <text:p text:style-name="Standard"><text:span text:style-name="T13">expiration timestamp of the JWT token (604800 seconds offset)</text:span></text:p>
          </table:table-cell>
          <table:table-cell table:style-name="Táblázat37.A3" office:value-type="string">
            <text:p text:style-name="Standard"><text:span text:style-name="T13">int</text:span></text:p>
          </table:table-cell>
          <table:table-cell table:style-name="Táblázat37.A3" office:value-type="string">
            <text:p text:style-name="Standard"><text:span text:style-name="T13">when statuscode is 200</text:span></text:p>
          </table:table-cell>
        </table:table-row>
        <table:table-row table:style-name="Táblázat37.1">
          <table:table-cell table:style-name="Táblázat37.A2" office:value-type="string">
            <text:p text:style-name="Standard"><text:span text:style-name="T13">session_token</text:span></text:p>
          </table:table-cell>
          <table:table-cell table:style-name="Táblázat37.A2" office:value-type="string">
            <text:p text:style-name="Standard"><text:span text:style-name="T13">the 22-character session token of the user</text:span></text:p>
          </table:table-cell>
          <table:table-cell table:style-name="Táblázat37.A2" office:value-type="string">
            <text:p text:style-name="Standard"><text:span text:style-name="T13">string</text:span></text:p>
          </table:table-cell>
          <table:table-cell table:style-name="Táblázat37.A2" office:value-type="string">
            <text:p text:style-name="Standard"><text:span text:style-name="T13">when statuscode </text:span><text:soft-page-break/><text:span text:style-name="T13">is 200</text:span></text:p>
          </table:table-cell>
        </table:table-row>
        <table:table-row table:style-name="Táblázat37.1">
          <table:table-cell table:style-name="Táblázat37.A3" office:value-type="string">
            <text:p text:style-name="Standard"><text:span text:style-name="T13">session_token_expiration</text:span></text:p>
          </table:table-cell>
          <table:table-cell table:style-name="Táblázat37.A3" office:value-type="string">
            <text:p text:style-name="Standard"><text:span text:style-name="T13">expiration datetime of the session token</text:span></text:p>
          </table:table-cell>
          <table:table-cell table:style-name="Táblázat37.A3" office:value-type="string">
            <text:p text:style-name="Standard"><text:span text:style-name="T13">string</text:span></text:p>
          </table:table-cell>
          <table:table-cell table:style-name="Táblázat37.A3" office:value-type="string">
            <text:p text:style-name="Standard"><text:span text:style-name="T13">when statuscode is 200</text:span></text:p>
          </table:table-cell>
        </table:table-row>
      </table:table>
      <text:p text:style-name="P10"/>
      <text:h text:style-name="P13" text:outline-level="2"><text:span text:style-name="T16">chpass_request</text:span></text:h>
      <table:table table:name="Táblázat38" table:style-name="Táblázat38">
        <table:table-column table:style-name="Táblázat38.A" table:number-columns-repeated="2"/>
        <table:table-column table:style-name="Táblázat38.C"/>
        <table:table-header-rows>
          <table:table-row table:style-name="Táblázat38.1">
            <table:table-cell table:style-name="Táblázat38.A1" office:value-type="string">
              <text:p text:style-name="Standard"><text:span text:style-name="T12">JWT Required</text:span></text:p>
            </table:table-cell>
            <table:table-cell table:style-name="Táblázat38.A1" office:value-type="string">
              <text:p text:style-name="Standard"><text:span text:style-name="T12">Admin-only</text:span></text:p>
            </table:table-cell>
            <table:table-cell table:style-name="Táblázat38.A1" office:value-type="string">
              <text:p text:style-name="Standard"><text:span text:style-name="T12">Deprecated</text:span></text:p>
            </table:table-cell>
          </table:table-row>
        </table:table-header-rows>
        <table:table-row table:style-name="Táblázat38.1">
          <table:table-cell table:style-name="Táblázat38.A2" office:value-type="string">
            <text:p text:style-name="Standard"><text:span text:style-name="T13">No</text:span></text:p>
          </table:table-cell>
          <table:table-cell table:style-name="Táblázat38.A2" office:value-type="string">
            <text:p text:style-name="Standard"><text:span text:style-name="T13">No</text:span></text:p>
          </table:table-cell>
          <table:table-cell table:style-name="Táblázat38.A2" office:value-type="string">
            <text:p text:style-name="Standard"><text:span text:style-name="T13">No</text:span></text:p>
          </table:table-cell>
        </table:table-row>
      </table:table>
      <text:p text:style-name="P10"/>
      <text:p text:style-name="P10"><text:span text:style-name="T11">If it succeeds, it registers a new password_change confirmation (deleting any prior pending one), hashes the new password using PBKDF2, and sends an email to the user containing the temporary confirmation token. Only works for accounts with account_state = "verified".</text:span></text:p>
      <text:p text:style-name="P10"/>
      <text:h text:style-name="P11" text:outline-level="3"><text:span text:style-name="T14">Endpoint In</text:span></text:h>
      <table:table table:name="Táblázat39" table:style-name="Táblázat39">
        <table:table-column table:style-name="Táblázat39.A"/>
        <table:table-column table:style-name="Táblázat39.B"/>
        <table:table-column table:style-name="Táblázat39.C"/>
        <table:table-column table:style-name="Táblázat39.D"/>
        <table:table-header-rows>
          <table:table-row table:style-name="Táblázat39.1">
            <table:table-cell table:style-name="Táblázat39.A1" office:value-type="string">
              <text:p text:style-name="Standard"><text:span text:style-name="T12">Name</text:span></text:p>
            </table:table-cell>
            <table:table-cell table:style-name="Táblázat39.A1" office:value-type="string">
              <text:p text:style-name="Standard"><text:span text:style-name="T12">Explanation</text:span></text:p>
            </table:table-cell>
            <table:table-cell table:style-name="Táblázat39.A1" office:value-type="string">
              <text:p text:style-name="Standard"><text:span text:style-name="T12">Type</text:span></text:p>
            </table:table-cell>
            <table:table-cell table:style-name="Táblázat39.A1" office:value-type="string">
              <text:p text:style-name="Standard"><text:span text:style-name="T12">When</text:span></text:p>
            </table:table-cell>
          </table:table-row>
        </table:table-header-rows>
        <table:table-row table:style-name="Táblázat39.1">
          <table:table-cell table:style-name="Táblázat39.A2" office:value-type="string">
            <text:p text:style-name="Standard"><text:span text:style-name="T13">email</text:span></text:p>
          </table:table-cell>
          <table:table-cell table:style-name="Táblázat39.A2" office:value-type="string">
            <text:p text:style-name="Standard"><text:span text:style-name="T13">the email of the user (to identify)</text:span></text:p>
          </table:table-cell>
          <table:table-cell table:style-name="Táblázat39.A2" office:value-type="string">
            <text:p text:style-name="Standard"><text:span text:style-name="T13">B64(string)</text:span></text:p>
          </table:table-cell>
          <table:table-cell table:style-name="Táblázat39.A2" office:value-type="string">
            <text:p text:style-name="Standard"><text:span text:style-name="T13">always</text:span></text:p>
          </table:table-cell>
        </table:table-row>
        <table:table-row table:style-name="Táblázat39.1">
          <table:table-cell table:style-name="Táblázat39.A3" office:value-type="string">
            <text:p text:style-name="Standard"><text:span text:style-name="T13">password</text:span></text:p>
          </table:table-cell>
          <table:table-cell table:style-name="Táblázat39.A3" office:value-type="string">
            <text:p text:style-name="Standard"><text:span text:style-name="T13">the user's desired new password (will be hashed server-side)</text:span></text:p>
          </table:table-cell>
          <table:table-cell table:style-name="Táblázat39.A3" office:value-type="string">
            <text:p text:style-name="Standard"><text:span text:style-name="T13">B64(string)</text:span></text:p>
          </table:table-cell>
          <table:table-cell table:style-name="Táblázat39.A3" office:value-type="string">
            <text:p text:style-name="Standard"><text:span text:style-name="T13">always</text:span></text:p>
          </table:table-cell>
        </table:table-row>
      </table:table>
      <text:p text:style-name="P10"/>
      <text:h text:style-name="P11" text:outline-level="3"><text:span text:style-name="T14">Endpoint Out</text:span></text:h>
      <table:table table:name="Táblázat40" table:style-name="Táblázat40">
        <table:table-column table:style-name="Táblázat40.A"/>
        <table:table-column table:style-name="Táblázat40.B"/>
        <table:table-column table:style-name="Táblázat40.C"/>
        <table:table-column table:style-name="Táblázat40.D"/>
        <table:table-header-rows>
          <table:table-row table:style-name="Táblázat40.1">
            <table:table-cell table:style-name="Táblázat40.A1" office:value-type="string">
              <text:p text:style-name="Standard"><text:span text:style-name="T12">Name</text:span></text:p>
            </table:table-cell>
            <table:table-cell table:style-name="Táblázat40.A1" office:value-type="string">
              <text:p text:style-name="Standard"><text:span text:style-name="T12">Explanation</text:span></text:p>
            </table:table-cell>
            <table:table-cell table:style-name="Táblázat40.A1" office:value-type="string">
              <text:p text:style-name="Standard"><text:span text:style-name="T12">Type</text:span></text:p>
            </table:table-cell>
            <table:table-cell table:style-name="Táblázat40.A1" office:value-type="string">
              <text:p text:style-name="Standard"><text:span text:style-name="T12">When</text:span></text:p>
            </table:table-cell>
          </table:table-row>
        </table:table-header-rows>
        <table:table-row table:style-name="Táblázat40.1">
          <table:table-cell table:style-name="Táblázat40.A2" office:value-type="string">
            <text:p text:style-name="Standard"><text:span text:style-name="T13">status</text:span></text:p>
          </table:table-cell>
          <table:table-cell table:style-name="Táblázat40.A2" office:value-type="string">
            <text:p text:style-name="Standard"><text:span text:style-name="T13">explanation of the response code [email_sent, malformed_request, felhasznalo_bannolva (user banned), internal_error_or_inexistent_user]</text:span></text:p>
          </table:table-cell>
          <table:table-cell table:style-name="Táblázat40.A2" office:value-type="string">
            <text:p text:style-name="Standard"><text:span text:style-name="T13">string</text:span></text:p>
          </table:table-cell>
          <table:table-cell table:style-name="Táblázat40.A2" office:value-type="string">
            <text:p text:style-name="Standard"><text:span text:style-name="T13">always</text:span></text:p>
          </table:table-cell>
        </table:table-row>
        <table:table-row table:style-name="Táblázat40.1">
          <table:table-cell table:style-name="Táblázat40.A3" office:value-type="string">
            <text:p text:style-name="Standard"><text:span text:style-name="T13">statuscode</text:span></text:p>
          </table:table-cell>
          <table:table-cell table:style-name="Táblázat40.A3" office:value-type="string">
            <text:p text:style-name="Standard"><text:span text:style-name="T13">a http status response code [200, 400, 401, 500]</text:span></text:p>
          </table:table-cell>
          <table:table-cell table:style-name="Táblázat40.A3" office:value-type="string">
            <text:p text:style-name="Standard"><text:span text:style-name="T13">int</text:span></text:p>
          </table:table-cell>
          <table:table-cell table:style-name="Táblázat40.A3" office:value-type="string">
            <text:p text:style-name="Standard"><text:span text:style-name="T13">always</text:span></text:p>
          </table:table-cell>
        </table:table-row>
      </table:table>
      <text:p text:style-name="P10"/>
      <text:h text:style-name="P13" text:outline-level="2"><text:span text:style-name="T16">chpass_promise</text:span></text:h>
      <table:table table:name="Táblázat41" table:style-name="Táblázat41">
        <table:table-column table:style-name="Táblázat41.A" table:number-columns-repeated="2"/>
        <table:table-column table:style-name="Táblázat41.C"/>
        <table:table-header-rows>
          <table:table-row table:style-name="Táblázat41.1">
            <table:table-cell table:style-name="Táblázat41.A1" office:value-type="string">
              <text:p text:style-name="Standard"><text:span text:style-name="T12">JWT Required</text:span></text:p>
            </table:table-cell>
            <table:table-cell table:style-name="Táblázat41.A1" office:value-type="string">
              <text:p text:style-name="Standard"><text:span text:style-name="T12">Admin-only</text:span></text:p>
            </table:table-cell>
            <table:table-cell table:style-name="Táblázat41.A1" office:value-type="string">
              <text:p text:style-name="Standard"><text:span text:style-name="T12">Deprecated</text:span></text:p>
            </table:table-cell>
          </table:table-row>
        </table:table-header-rows>
        <table:table-row table:style-name="Táblázat41.1">
          <table:table-cell table:style-name="Táblázat41.A2" office:value-type="string">
            <text:p text:style-name="Standard"><text:span text:style-name="T13">No</text:span></text:p>
          </table:table-cell>
          <table:table-cell table:style-name="Táblázat41.A2" office:value-type="string">
            <text:p text:style-name="Standard"><text:span text:style-name="T13">No</text:span></text:p>
          </table:table-cell>
          <table:table-cell table:style-name="Táblázat41.A2" office:value-type="string">
            <text:p text:style-name="Standard"><text:span text:style-name="T13">No</text:span></text:p>
          </table:table-cell>
        </table:table-row>
      </table:table>
      <text:p text:style-name="P10"/>
      <text:p text:style-name="P10"><text:span text:style-name="T11">If it succeeds, it changes the password, rotates the session token (invalidating all active sessions), responds with new auth credentials, and deletes the confirmation. Returns 410 if the confirmation has expired.</text:span></text:p>
      <text:p text:style-name="P10"/>
      <text:h text:style-name="P11" text:outline-level="3"><text:soft-page-break/><text:span text:style-name="T14">Endpoint In</text:span></text:h>
      <table:table table:name="Táblázat42" table:style-name="Táblázat42">
        <table:table-column table:style-name="Táblázat42.A"/>
        <table:table-column table:style-name="Táblázat42.B"/>
        <table:table-column table:style-name="Táblázat42.C"/>
        <table:table-column table:style-name="Táblázat42.D"/>
        <table:table-header-rows>
          <table:table-row table:style-name="Táblázat42.1">
            <table:table-cell table:style-name="Táblázat42.A1" office:value-type="string">
              <text:p text:style-name="Standard"><text:span text:style-name="T12">Name</text:span></text:p>
            </table:table-cell>
            <table:table-cell table:style-name="Táblázat42.A1" office:value-type="string">
              <text:p text:style-name="Standard"><text:span text:style-name="T12">Explanation</text:span></text:p>
            </table:table-cell>
            <table:table-cell table:style-name="Táblázat42.A1" office:value-type="string">
              <text:p text:style-name="Standard"><text:span text:style-name="T12">Type</text:span></text:p>
            </table:table-cell>
            <table:table-cell table:style-name="Táblázat42.A1" office:value-type="string">
              <text:p text:style-name="Standard"><text:span text:style-name="T12">When</text:span></text:p>
            </table:table-cell>
          </table:table-row>
        </table:table-header-rows>
        <table:table-row table:style-name="Táblázat42.1">
          <table:table-cell table:style-name="Táblázat42.A2" office:value-type="string">
            <text:p text:style-name="Standard"><text:span text:style-name="T13">id</text:span></text:p>
          </table:table-cell>
          <table:table-cell table:style-name="Táblázat42.A2" office:value-type="string">
            <text:p text:style-name="Standard"><text:span text:style-name="T13">the id of the user (to identify)</text:span></text:p>
          </table:table-cell>
          <table:table-cell table:style-name="Táblázat42.A2" office:value-type="string">
            <text:p text:style-name="Standard"><text:span text:style-name="T13">B64(int)</text:span></text:p>
          </table:table-cell>
          <table:table-cell table:style-name="Táblázat42.A2" office:value-type="string">
            <text:p text:style-name="Standard"><text:span text:style-name="T13">always</text:span></text:p>
          </table:table-cell>
        </table:table-row>
        <table:table-row table:style-name="Táblázat42.1">
          <table:table-cell table:style-name="Táblázat42.A3" office:value-type="string">
            <text:p text:style-name="Standard"><text:span text:style-name="T13">token</text:span></text:p>
          </table:table-cell>
          <table:table-cell table:style-name="Táblázat42.A3" office:value-type="string">
            <text:p text:style-name="Standard"><text:span text:style-name="T13">the confirmation token (to verify) — additionally decoded a second time in the service layer</text:span></text:p>
          </table:table-cell>
          <table:table-cell table:style-name="Táblázat42.A3" office:value-type="string">
            <text:p text:style-name="Standard"><text:span text:style-name="T13">B64(string)</text:span></text:p>
          </table:table-cell>
          <table:table-cell table:style-name="Táblázat42.A3" office:value-type="string">
            <text:p text:style-name="Standard"><text:span text:style-name="T13">always</text:span></text:p>
          </table:table-cell>
        </table:table-row>
      </table:table>
      <text:p text:style-name="P10"/>
      <text:h text:style-name="P11" text:outline-level="3"><text:span text:style-name="T14">Endpoint Out</text:span></text:h>
      <table:table table:name="Táblázat43" table:style-name="Táblázat43">
        <table:table-column table:style-name="Táblázat43.A"/>
        <table:table-column table:style-name="Táblázat43.B"/>
        <table:table-column table:style-name="Táblázat43.C"/>
        <table:table-column table:style-name="Táblázat43.D"/>
        <table:table-header-rows>
          <table:table-row table:style-name="Táblázat43.1">
            <table:table-cell table:style-name="Táblázat43.A1" office:value-type="string">
              <text:p text:style-name="Standard"><text:span text:style-name="T12">Name</text:span></text:p>
            </table:table-cell>
            <table:table-cell table:style-name="Táblázat43.A1" office:value-type="string">
              <text:p text:style-name="Standard"><text:span text:style-name="T12">Explanation</text:span></text:p>
            </table:table-cell>
            <table:table-cell table:style-name="Táblázat43.A1" office:value-type="string">
              <text:p text:style-name="Standard"><text:span text:style-name="T12">Type</text:span></text:p>
            </table:table-cell>
            <table:table-cell table:style-name="Táblázat43.A1" office:value-type="string">
              <text:p text:style-name="Standard"><text:span text:style-name="T12">When</text:span></text:p>
            </table:table-cell>
          </table:table-row>
        </table:table-header-rows>
        <table:table-row table:style-name="Táblázat43.1">
          <table:table-cell table:style-name="Táblázat43.A2" office:value-type="string">
            <text:p text:style-name="Standard"><text:span text:style-name="T13">status</text:span></text:p>
          </table:table-cell>
          <table:table-cell table:style-name="Táblázat43.A2" office:value-type="string">
            <text:p text:style-name="Standard"><text:span text:style-name="T13">explanation of the response code [success, malformed_request, confirmation_lejart (expired), confirmation_nem_letezik_vagy_hibas (not found), internal_error]</text:span></text:p>
          </table:table-cell>
          <table:table-cell table:style-name="Táblázat43.A2" office:value-type="string">
            <text:p text:style-name="Standard"><text:span text:style-name="T13">string</text:span></text:p>
          </table:table-cell>
          <table:table-cell table:style-name="Táblázat43.A2" office:value-type="string">
            <text:p text:style-name="Standard"><text:span text:style-name="T13">always</text:span></text:p>
          </table:table-cell>
        </table:table-row>
        <table:table-row table:style-name="Táblázat43.1">
          <table:table-cell table:style-name="Táblázat43.A3" office:value-type="string">
            <text:p text:style-name="Standard"><text:span text:style-name="T13">statuscode</text:span></text:p>
          </table:table-cell>
          <table:table-cell table:style-name="Táblázat43.A3" office:value-type="string">
            <text:p text:style-name="Standard"><text:span text:style-name="T13">the http status response code [200, 400, 410, 404, 500]</text:span></text:p>
          </table:table-cell>
          <table:table-cell table:style-name="Táblázat43.A3" office:value-type="string">
            <text:p text:style-name="Standard"><text:span text:style-name="T13">int</text:span></text:p>
          </table:table-cell>
          <table:table-cell table:style-name="Táblázat43.A3" office:value-type="string">
            <text:p text:style-name="Standard"><text:span text:style-name="T13">always</text:span></text:p>
          </table:table-cell>
        </table:table-row>
        <table:table-row table:style-name="Táblázat43.1">
          <table:table-cell table:style-name="Táblázat43.A2" office:value-type="string">
            <text:p text:style-name="Standard"><text:span text:style-name="T13">jwt_token</text:span></text:p>
          </table:table-cell>
          <table:table-cell table:style-name="Táblázat43.A2" office:value-type="string">
            <text:p text:style-name="Standard"><text:span text:style-name="T13">new JWT token of the user</text:span></text:p>
          </table:table-cell>
          <table:table-cell table:style-name="Táblázat43.A2" office:value-type="string">
            <text:p text:style-name="Standard"><text:span text:style-name="T13">string</text:span></text:p>
          </table:table-cell>
          <table:table-cell table:style-name="Táblázat43.A2" office:value-type="string">
            <text:p text:style-name="Standard"><text:span text:style-name="T13">if statuscode is 200</text:span></text:p>
          </table:table-cell>
        </table:table-row>
        <table:table-row table:style-name="Táblázat43.1">
          <table:table-cell table:style-name="Táblázat43.A3" office:value-type="string">
            <text:p text:style-name="Standard"><text:span text:style-name="T13">session_token</text:span></text:p>
          </table:table-cell>
          <table:table-cell table:style-name="Táblázat43.A3" office:value-type="string">
            <text:p text:style-name="Standard"><text:span text:style-name="T13">new session token of the user</text:span></text:p>
          </table:table-cell>
          <table:table-cell table:style-name="Táblázat43.A3" office:value-type="string">
            <text:p text:style-name="Standard"><text:span text:style-name="T13">string</text:span></text:p>
          </table:table-cell>
          <table:table-cell table:style-name="Táblázat43.A3" office:value-type="string">
            <text:p text:style-name="Standard"><text:span text:style-name="T13">if statuscode is 200</text:span></text:p>
          </table:table-cell>
        </table:table-row>
      </table:table>
      <text:p text:style-name="P10"/>
      <text:h text:style-name="P13" text:outline-level="2"><text:span text:style-name="T16">delacc_request</text:span></text:h>
      <table:table table:name="Táblázat44" table:style-name="Táblázat44">
        <table:table-column table:style-name="Táblázat44.A" table:number-columns-repeated="2"/>
        <table:table-column table:style-name="Táblázat44.C"/>
        <table:table-header-rows>
          <table:table-row table:style-name="Táblázat44.1">
            <table:table-cell table:style-name="Táblázat44.A1" office:value-type="string">
              <text:p text:style-name="Standard"><text:span text:style-name="T12">JWT Required</text:span></text:p>
            </table:table-cell>
            <table:table-cell table:style-name="Táblázat44.A1" office:value-type="string">
              <text:p text:style-name="Standard"><text:span text:style-name="T12">Admin-only</text:span></text:p>
            </table:table-cell>
            <table:table-cell table:style-name="Táblázat44.A1" office:value-type="string">
              <text:p text:style-name="Standard"><text:span text:style-name="T12">Deprecated</text:span></text:p>
            </table:table-cell>
          </table:table-row>
        </table:table-header-rows>
        <table:table-row table:style-name="Táblázat44.1">
          <table:table-cell table:style-name="Táblázat44.A2" office:value-type="string">
            <text:p text:style-name="Standard"><text:span text:style-name="T13">Yes</text:span></text:p>
          </table:table-cell>
          <table:table-cell table:style-name="Táblázat44.A2" office:value-type="string">
            <text:p text:style-name="Standard"><text:span text:style-name="T13">No</text:span></text:p>
          </table:table-cell>
          <table:table-cell table:style-name="Táblázat44.A2" office:value-type="string">
            <text:p text:style-name="Standard"><text:span text:style-name="T13">No</text:span></text:p>
          </table:table-cell>
        </table:table-row>
      </table:table>
      <text:p text:style-name="P10"/>
      <text:p text:style-name="P10"><text:span text:style-name="T11">If it succeeds, it sends an account deletion confirmation email and registers an account_deletion confirmation in the database. Requires the correct password. Works for account_state = "verified" or "admin". Banned accounts return 401.</text:span></text:p>
      <text:p text:style-name="P10"/>
      <text:h text:style-name="P11" text:outline-level="3"><text:span text:style-name="T14">Endpoint In</text:span></text:h>
      <table:table table:name="Táblázat45" table:style-name="Táblázat45">
        <table:table-column table:style-name="Táblázat45.A"/>
        <table:table-column table:style-name="Táblázat45.B"/>
        <table:table-column table:style-name="Táblázat45.C"/>
        <table:table-column table:style-name="Táblázat45.D"/>
        <table:table-header-rows>
          <table:table-row table:style-name="Táblázat45.1">
            <table:table-cell table:style-name="Táblázat45.A1" office:value-type="string">
              <text:p text:style-name="Standard"><text:span text:style-name="T12">Name</text:span></text:p>
            </table:table-cell>
            <table:table-cell table:style-name="Táblázat45.A1" office:value-type="string">
              <text:p text:style-name="Standard"><text:span text:style-name="T12">Explanation</text:span></text:p>
            </table:table-cell>
            <table:table-cell table:style-name="Táblázat45.A1" office:value-type="string">
              <text:p text:style-name="Standard"><text:span text:style-name="T12">Type</text:span></text:p>
            </table:table-cell>
            <table:table-cell table:style-name="Táblázat45.A1" office:value-type="string">
              <text:p text:style-name="Standard"><text:span text:style-name="T12">When</text:span></text:p>
            </table:table-cell>
          </table:table-row>
        </table:table-header-rows>
        <table:table-row table:style-name="Táblázat45.1">
          <table:table-cell table:style-name="Táblázat45.A2" office:value-type="string">
            <text:p text:style-name="Standard"><text:span text:style-name="T13">id</text:span></text:p>
          </table:table-cell>
          <table:table-cell table:style-name="Táblázat45.A2" office:value-type="string">
            <text:p text:style-name="Standard"><text:span text:style-name="T13">the id of the user (to identify)</text:span></text:p>
          </table:table-cell>
          <table:table-cell table:style-name="Táblázat45.A2" office:value-type="string">
            <text:p text:style-name="Standard"><text:span text:style-name="T13">B64(int)</text:span></text:p>
          </table:table-cell>
          <table:table-cell table:style-name="Táblázat45.A2" office:value-type="string">
            <text:p text:style-name="Standard"><text:span text:style-name="T13">always</text:span></text:p>
          </table:table-cell>
        </table:table-row>
        <table:table-row table:style-name="Táblázat45.1">
          <table:table-cell table:style-name="Táblázat45.A3" office:value-type="string">
            <text:p text:style-name="Standard"><text:span text:style-name="T13">password</text:span></text:p>
          </table:table-cell>
          <table:table-cell table:style-name="Táblázat45.A3" office:value-type="string">
            <text:p text:style-name="Standard"><text:span text:style-name="T13">the password of the user (to verify)</text:span></text:p>
          </table:table-cell>
          <table:table-cell table:style-name="Táblázat45.A3" office:value-type="string">
            <text:p text:style-name="Standard"><text:span text:style-name="T13">B64(string)</text:span></text:p>
          </table:table-cell>
          <table:table-cell table:style-name="Táblázat45.A3" office:value-type="string">
            <text:p text:style-name="Standard"><text:span text:style-name="T13">always</text:span></text:p>
          </table:table-cell>
        </table:table-row>
      </table:table>
      <text:p text:style-name="P10"/>
      <text:h text:style-name="P11" text:outline-level="3"><text:span text:style-name="T14">Endpoint Out</text:span></text:h>
      <table:table table:name="Táblázat46" table:style-name="Táblázat46">
        <table:table-column table:style-name="Táblázat46.A"/>
        <table:table-column table:style-name="Táblázat46.B"/>
        <table:table-column table:style-name="Táblázat46.C"/>
        <table:table-column table:style-name="Táblázat46.D"/>
        <table:table-header-rows>
          <table:table-row table:style-name="Táblázat46.1">
            <table:table-cell table:style-name="Táblázat46.A1" office:value-type="string">
              <text:p text:style-name="Standard"><text:span text:style-name="T12">Name</text:span></text:p>
            </table:table-cell>
            <table:table-cell table:style-name="Táblázat46.A1" office:value-type="string">
              <text:p text:style-name="Standard"><text:span text:style-name="T12">Explanation</text:span></text:p>
            </table:table-cell>
            <table:table-cell table:style-name="Táblázat46.A1" office:value-type="string">
              <text:p text:style-name="Standard"><text:span text:style-name="T12">Type</text:span></text:p>
            </table:table-cell>
            <table:table-cell table:style-name="Táblázat46.A1" office:value-type="string">
              <text:p text:style-name="Standard"><text:span text:style-name="T12">When</text:span></text:p>
            </table:table-cell>
          </table:table-row>
        </table:table-header-rows>
        <table:table-row table:style-name="Táblázat46.1">
          <table:table-cell table:style-name="Táblázat46.A2" office:value-type="string">
            <text:p text:style-name="Standard"><text:span text:style-name="T13">status</text:span></text:p>
          </table:table-cell>
          <table:table-cell table:style-name="Táblázat46.A2" office:value-type="string">
            <text:p text:style-name="Standard"><text:span text:style-name="T13">explanation of the response code [email_sent, malformed_request, wrong_password, internal_error_or_inexistent_user]</text:span></text:p>
          </table:table-cell>
          <table:table-cell table:style-name="Táblázat46.A2" office:value-type="string">
            <text:p text:style-name="Standard"><text:span text:style-name="T13">string</text:span></text:p>
          </table:table-cell>
          <table:table-cell table:style-name="Táblázat46.A2" office:value-type="string">
            <text:p text:style-name="Standard"><text:span text:style-name="T13">always</text:span></text:p>
          </table:table-cell>
        </table:table-row>
        <text:soft-page-break/>
        <table:table-row table:style-name="Táblázat46.1">
          <table:table-cell table:style-name="Táblázat46.A3" office:value-type="string">
            <text:p text:style-name="Standard"><text:span text:style-name="T13">statuscode</text:span></text:p>
          </table:table-cell>
          <table:table-cell table:style-name="Táblázat46.A3" office:value-type="string">
            <text:p text:style-name="Standard"><text:span text:style-name="T13">a http status response code [200, 400, 401, 500]</text:span></text:p>
          </table:table-cell>
          <table:table-cell table:style-name="Táblázat46.A3" office:value-type="string">
            <text:p text:style-name="Standard"><text:span text:style-name="T13">int</text:span></text:p>
          </table:table-cell>
          <table:table-cell table:style-name="Táblázat46.A3" office:value-type="string">
            <text:p text:style-name="Standard"><text:span text:style-name="T13">always</text:span></text:p>
          </table:table-cell>
        </table:table-row>
      </table:table>
      <text:p text:style-name="P10"/>
      <text:p text:style-name="P10"><text:span text:style-name="T11">Email href: url?accdel= B64(email) ; B64(confirmation_token)</text:span></text:p>
      <text:p text:style-name="P10"/>
      <text:h text:style-name="P13" text:outline-level="2"><text:span text:style-name="T16">delacc_promise</text:span></text:h>
      <table:table table:name="Táblázat47" table:style-name="Táblázat47">
        <table:table-column table:style-name="Táblázat47.A" table:number-columns-repeated="2"/>
        <table:table-column table:style-name="Táblázat47.C"/>
        <table:table-header-rows>
          <table:table-row table:style-name="Táblázat47.1">
            <table:table-cell table:style-name="Táblázat47.A1" office:value-type="string">
              <text:p text:style-name="Standard"><text:span text:style-name="T12">JWT Required</text:span></text:p>
            </table:table-cell>
            <table:table-cell table:style-name="Táblázat47.A1" office:value-type="string">
              <text:p text:style-name="Standard"><text:span text:style-name="T12">Admin-only</text:span></text:p>
            </table:table-cell>
            <table:table-cell table:style-name="Táblázat47.A1" office:value-type="string">
              <text:p text:style-name="Standard"><text:span text:style-name="T12">Deprecated</text:span></text:p>
            </table:table-cell>
          </table:table-row>
        </table:table-header-rows>
        <table:table-row table:style-name="Táblázat47.1">
          <table:table-cell table:style-name="Táblázat47.A2" office:value-type="string">
            <text:p text:style-name="Standard"><text:span text:style-name="T13">Yes</text:span></text:p>
          </table:table-cell>
          <table:table-cell table:style-name="Táblázat47.A2" office:value-type="string">
            <text:p text:style-name="Standard"><text:span text:style-name="T13">No</text:span></text:p>
          </table:table-cell>
          <table:table-cell table:style-name="Táblázat47.A2" office:value-type="string">
            <text:p text:style-name="Standard"><text:span text:style-name="T13">No</text:span></text:p>
          </table:table-cell>
        </table:table-row>
      </table:table>
      <text:p text:style-name="P10"/>
      <text:p text:style-name="P10"><text:span text:style-name="T11">If it succeeds, it deletes the user account (soft-delete: sets account_state to "deleted" and removes personal data). Returns 402 if the confirmation has expired, 401 if the token is wrong.</text:span></text:p>
      <text:p text:style-name="P10"/>
      <text:h text:style-name="P11" text:outline-level="3"><text:span text:style-name="T14">Endpoint In</text:span></text:h>
      <table:table table:name="Táblázat48" table:style-name="Táblázat48">
        <table:table-column table:style-name="Táblázat48.A"/>
        <table:table-column table:style-name="Táblázat48.B"/>
        <table:table-column table:style-name="Táblázat48.C"/>
        <table:table-column table:style-name="Táblázat48.D"/>
        <table:table-header-rows>
          <table:table-row table:style-name="Táblázat48.1">
            <table:table-cell table:style-name="Táblázat48.A1" office:value-type="string">
              <text:p text:style-name="Standard"><text:span text:style-name="T12">Name</text:span></text:p>
            </table:table-cell>
            <table:table-cell table:style-name="Táblázat48.A1" office:value-type="string">
              <text:p text:style-name="Standard"><text:span text:style-name="T12">Explanation</text:span></text:p>
            </table:table-cell>
            <table:table-cell table:style-name="Táblázat48.A1" office:value-type="string">
              <text:p text:style-name="Standard"><text:span text:style-name="T12">Type</text:span></text:p>
            </table:table-cell>
            <table:table-cell table:style-name="Táblázat48.A1" office:value-type="string">
              <text:p text:style-name="Standard"><text:span text:style-name="T12">When</text:span></text:p>
            </table:table-cell>
          </table:table-row>
        </table:table-header-rows>
        <table:table-row table:style-name="Táblázat48.1">
          <table:table-cell table:style-name="Táblázat48.A2" office:value-type="string">
            <text:p text:style-name="Standard"><text:span text:style-name="T13">id</text:span></text:p>
          </table:table-cell>
          <table:table-cell table:style-name="Táblázat48.A2" office:value-type="string">
            <text:p text:style-name="Standard"><text:span text:style-name="T13">the id of the user (to identify)</text:span></text:p>
          </table:table-cell>
          <table:table-cell table:style-name="Táblázat48.A2" office:value-type="string">
            <text:p text:style-name="Standard"><text:span text:style-name="T13">B64(int)</text:span></text:p>
          </table:table-cell>
          <table:table-cell table:style-name="Táblázat48.A2" office:value-type="string">
            <text:p text:style-name="Standard"><text:span text:style-name="T13">always</text:span></text:p>
          </table:table-cell>
        </table:table-row>
        <table:table-row table:style-name="Táblázat48.1">
          <table:table-cell table:style-name="Táblázat48.A3" office:value-type="string">
            <text:p text:style-name="Standard"><text:span text:style-name="T13">token</text:span></text:p>
          </table:table-cell>
          <table:table-cell table:style-name="Táblázat48.A3" office:value-type="string">
            <text:p text:style-name="Standard"><text:span text:style-name="T13">the confirmation token (to verify)</text:span></text:p>
          </table:table-cell>
          <table:table-cell table:style-name="Táblázat48.A3" office:value-type="string">
            <text:p text:style-name="Standard"><text:span text:style-name="T13">B64(string)</text:span></text:p>
          </table:table-cell>
          <table:table-cell table:style-name="Táblázat48.A3" office:value-type="string">
            <text:p text:style-name="Standard"><text:span text:style-name="T13">always</text:span></text:p>
          </table:table-cell>
        </table:table-row>
      </table:table>
      <text:p text:style-name="P10"/>
      <text:h text:style-name="P11" text:outline-level="3"><text:span text:style-name="T14">Endpoint Out</text:span></text:h>
      <table:table table:name="Táblázat49" table:style-name="Táblázat49">
        <table:table-column table:style-name="Táblázat49.A"/>
        <table:table-column table:style-name="Táblázat49.B"/>
        <table:table-column table:style-name="Táblázat49.C"/>
        <table:table-column table:style-name="Táblázat49.D"/>
        <table:table-header-rows>
          <table:table-row table:style-name="Táblázat49.1">
            <table:table-cell table:style-name="Táblázat49.A1" office:value-type="string">
              <text:p text:style-name="Standard"><text:span text:style-name="T12">Name</text:span></text:p>
            </table:table-cell>
            <table:table-cell table:style-name="Táblázat49.A1" office:value-type="string">
              <text:p text:style-name="Standard"><text:span text:style-name="T12">Explanation</text:span></text:p>
            </table:table-cell>
            <table:table-cell table:style-name="Táblázat49.A1" office:value-type="string">
              <text:p text:style-name="Standard"><text:span text:style-name="T12">Type</text:span></text:p>
            </table:table-cell>
            <table:table-cell table:style-name="Táblázat49.A1" office:value-type="string">
              <text:p text:style-name="Standard"><text:span text:style-name="T12">When</text:span></text:p>
            </table:table-cell>
          </table:table-row>
        </table:table-header-rows>
        <table:table-row table:style-name="Táblázat49.1">
          <table:table-cell table:style-name="Táblázat49.A2" office:value-type="string">
            <text:p text:style-name="Standard"><text:span text:style-name="T13">status</text:span></text:p>
          </table:table-cell>
          <table:table-cell table:style-name="Táblázat49.A2" office:value-type="string">
            <text:p text:style-name="Standard"><text:span text:style-name="T13">explanation of the response code [user_deleted, malformed_request, wrong_token, internal_error_or_inexistent_user]</text:span></text:p>
          </table:table-cell>
          <table:table-cell table:style-name="Táblázat49.A2" office:value-type="string">
            <text:p text:style-name="Standard"><text:span text:style-name="T13">string</text:span></text:p>
          </table:table-cell>
          <table:table-cell table:style-name="Táblázat49.A2" office:value-type="string">
            <text:p text:style-name="Standard"><text:span text:style-name="T13">always</text:span></text:p>
          </table:table-cell>
        </table:table-row>
        <table:table-row table:style-name="Táblázat49.1">
          <table:table-cell table:style-name="Táblázat49.A3" office:value-type="string">
            <text:p text:style-name="Standard"><text:span text:style-name="T13">statuscode</text:span></text:p>
          </table:table-cell>
          <table:table-cell table:style-name="Táblázat49.A3" office:value-type="string">
            <text:p text:style-name="Standard"><text:span text:style-name="T13">a http status response code [200, 400, 401, 500]</text:span></text:p>
          </table:table-cell>
          <table:table-cell table:style-name="Táblázat49.A3" office:value-type="string">
            <text:p text:style-name="Standard"><text:span text:style-name="T13">int</text:span></text:p>
          </table:table-cell>
          <table:table-cell table:style-name="Táblázat49.A3" office:value-type="string">
            <text:p text:style-name="Standard"><text:span text:style-name="T13">always</text:span></text:p>
          </table:table-cell>
        </table:table-row>
      </table:table>
      <text:p text:style-name="P10"/>
      <text:h text:style-name="P13" text:outline-level="2"><text:span text:style-name="T16">get_all_products</text:span></text:h>
      <table:table table:name="Táblázat50" table:style-name="Táblázat50">
        <table:table-column table:style-name="Táblázat50.A" table:number-columns-repeated="2"/>
        <table:table-column table:style-name="Táblázat50.C"/>
        <table:table-header-rows>
          <table:table-row table:style-name="Táblázat50.1">
            <table:table-cell table:style-name="Táblázat50.A1" office:value-type="string">
              <text:p text:style-name="Standard"><text:span text:style-name="T12">JWT Required</text:span></text:p>
            </table:table-cell>
            <table:table-cell table:style-name="Táblázat50.A1" office:value-type="string">
              <text:p text:style-name="Standard"><text:span text:style-name="T12">Admin-only</text:span></text:p>
            </table:table-cell>
            <table:table-cell table:style-name="Táblázat50.A1" office:value-type="string">
              <text:p text:style-name="Standard"><text:span text:style-name="T12">Deprecated</text:span></text:p>
            </table:table-cell>
          </table:table-row>
        </table:table-header-rows>
        <table:table-row table:style-name="Táblázat50.1">
          <table:table-cell table:style-name="Táblázat50.A2" office:value-type="string">
            <text:p text:style-name="Standard"><text:span text:style-name="T13">No</text:span></text:p>
          </table:table-cell>
          <table:table-cell table:style-name="Táblázat50.A2" office:value-type="string">
            <text:p text:style-name="Standard"><text:span text:style-name="T13">No</text:span></text:p>
          </table:table-cell>
          <table:table-cell table:style-name="Táblázat50.A2" office:value-type="string">
            <text:p text:style-name="Standard"><text:span text:style-name="T13">No</text:span></text:p>
          </table:table-cell>
        </table:table-row>
      </table:table>
      <text:p text:style-name="P10"/>
      <text:p text:style-name="P10"><text:span text:style-name="T11">If it succeeds, it returns every product from the database in JSON format. Prices are returned in all three currencies: HUF (from DB), USD and EUR (calculated live using frankfurter.app rates).</text:span></text:p>
      <text:p text:style-name="P10"/>
      <text:h text:style-name="P11" text:outline-level="3"><text:span text:style-name="T14">Endpoint In</text:span></text:h>
      <text:p text:style-name="P10"><text:span text:style-name="T11">&lt;nothing&gt;</text:span></text:p>
      <text:p text:style-name="P10"/>
      <text:h text:style-name="P11" text:outline-level="3"><text:soft-page-break/><text:span text:style-name="T14">Endpoint Out</text:span></text:h>
      <table:table table:name="Táblázat51" table:style-name="Táblázat51">
        <table:table-column table:style-name="Táblázat51.A"/>
        <table:table-column table:style-name="Táblázat51.B"/>
        <table:table-column table:style-name="Táblázat51.C"/>
        <table:table-column table:style-name="Táblázat51.D"/>
        <table:table-header-rows>
          <table:table-row table:style-name="Táblázat51.1">
            <table:table-cell table:style-name="Táblázat51.A1" office:value-type="string">
              <text:p text:style-name="Standard"><text:span text:style-name="T12">Name</text:span></text:p>
            </table:table-cell>
            <table:table-cell table:style-name="Táblázat51.A1" office:value-type="string">
              <text:p text:style-name="Standard"><text:span text:style-name="T12">Explanation</text:span></text:p>
            </table:table-cell>
            <table:table-cell table:style-name="Táblázat51.A1" office:value-type="string">
              <text:p text:style-name="Standard"><text:span text:style-name="T12">Type</text:span></text:p>
            </table:table-cell>
            <table:table-cell table:style-name="Táblázat51.A1" office:value-type="string">
              <text:p text:style-name="Standard"><text:span text:style-name="T12">When</text:span></text:p>
            </table:table-cell>
          </table:table-row>
        </table:table-header-rows>
        <table:table-row table:style-name="Táblázat51.1">
          <table:table-cell table:style-name="Táblázat51.A2" office:value-type="string">
            <text:p text:style-name="Standard"><text:span text:style-name="T13">status</text:span></text:p>
          </table:table-cell>
          <table:table-cell table:style-name="Táblázat51.A2" office:value-type="string">
            <text:p text:style-name="Standard"><text:span text:style-name="T13">explanation of the response code [success, malformed_request, unknown_error]</text:span></text:p>
          </table:table-cell>
          <table:table-cell table:style-name="Táblázat51.A2" office:value-type="string">
            <text:p text:style-name="Standard"><text:span text:style-name="T13">string</text:span></text:p>
          </table:table-cell>
          <table:table-cell table:style-name="Táblázat51.A2" office:value-type="string">
            <text:p text:style-name="Standard"><text:span text:style-name="T13">always</text:span></text:p>
          </table:table-cell>
        </table:table-row>
        <table:table-row table:style-name="Táblázat51.1">
          <table:table-cell table:style-name="Táblázat51.A3" office:value-type="string">
            <text:p text:style-name="Standard"><text:span text:style-name="T13">statuscode</text:span></text:p>
          </table:table-cell>
          <table:table-cell table:style-name="Táblázat51.A3" office:value-type="string">
            <text:p text:style-name="Standard"><text:span text:style-name="T13">a http status response code [200, 400, 500]</text:span></text:p>
          </table:table-cell>
          <table:table-cell table:style-name="Táblázat51.A3" office:value-type="string">
            <text:p text:style-name="Standard"><text:span text:style-name="T13">int</text:span></text:p>
          </table:table-cell>
          <table:table-cell table:style-name="Táblázat51.A3" office:value-type="string">
            <text:p text:style-name="Standard"><text:span text:style-name="T13">always</text:span></text:p>
          </table:table-cell>
        </table:table-row>
        <table:table-row table:style-name="Táblázat51.1">
          <table:table-cell table:style-name="Táblázat51.A2" office:value-type="string">
            <text:p text:style-name="Standard"><text:span text:style-name="T13">products</text:span></text:p>
          </table:table-cell>
          <table:table-cell table:style-name="Táblázat51.A2" office:value-type="string">
            <text:p text:style-name="Standard"><text:span text:style-name="T13">Products data (array)</text:span></text:p>
          </table:table-cell>
          <table:table-cell table:style-name="Táblázat51.A2" office:value-type="string">
            <text:p text:style-name="Standard"><text:span text:style-name="T13">array</text:span></text:p>
          </table:table-cell>
          <table:table-cell table:style-name="Táblázat51.A2" office:value-type="string">
            <text:p text:style-name="Standard"><text:span text:style-name="T13">if statuscode is 200</text:span></text:p>
          </table:table-cell>
        </table:table-row>
      </table:table>
      <text:p text:style-name="P10"/>
      <text:h text:style-name="P11" text:outline-level="3"><text:span text:style-name="T14">Raw JSON Response</text:span></text:h>
      <text:p text:style-name="P16"><text:span text:style-name="T19">{</text:span></text:p>
      <text:p text:style-name="P16"><text:span text:style-name="T19"><text:s text:c="2"/>"statuscode": "&lt;http response status code [200,400,500]&gt;",</text:span></text:p>
      <text:p text:style-name="P16"><text:span text:style-name="T19"><text:s text:c="2"/>"status": "&lt;status code explanation [success, malformed_request, unknown_error]&gt;",</text:span></text:p>
      <text:p text:style-name="P16"><text:span text:style-name="T19"><text:s text:c="2"/>"products": [</text:span></text:p>
      <text:p text:style-name="P16"><text:span text:style-name="T19"><text:s text:c="4"/>{</text:span></text:p>
      <text:p text:style-name="P16"><text:span text:style-name="T19"><text:s text:c="6"/>"id": "34",</text:span></text:p>
      <text:p text:style-name="P16"><text:span text:style-name="T19"><text:s text:c="6"/>"name_hu": "&lt;its name in hungarian&gt;",</text:span></text:p>
      <text:p text:style-name="P16"><text:span text:style-name="T19"><text:s text:c="6"/>"name_en": "&lt;its name in english&gt;",</text:span></text:p>
      <text:p text:style-name="P16"><text:span text:style-name="T19"><text:s text:c="6"/>"name_de": "&lt;its name in german&gt;",</text:span></text:p>
      <text:p text:style-name="P16"><text:span text:style-name="T19"><text:s text:c="6"/>"description_hu": "&lt;its description in hungarian&gt;",</text:span></text:p>
      <text:p text:style-name="P16"><text:span text:style-name="T19"><text:s text:c="6"/>"description_en": "&lt;its description in english&gt;",</text:span></text:p>
      <text:p text:style-name="P16"><text:span text:style-name="T19"><text:s text:c="6"/>"description_de": "&lt;its description in german&gt;",</text:span></text:p>
      <text:p text:style-name="P16"><text:span text:style-name="T19"><text:s text:c="6"/>"description_preview_hu": "&lt;its description preview in hungarian&gt;",</text:span></text:p>
      <text:p text:style-name="P16"><text:span text:style-name="T19"><text:s text:c="6"/>"description_preview_en": "&lt;its description preview in english&gt;",</text:span></text:p>
      <text:p text:style-name="P16"><text:span text:style-name="T19"><text:s text:c="6"/>"description_preview_de": "&lt;its description preview in german&gt;",</text:span></text:p>
      <text:p text:style-name="P16"><text:span text:style-name="T19"><text:s text:c="6"/>"price_huf": "&lt;its price in huf&gt;",</text:span></text:p>
      <text:p text:style-name="P16"><text:span text:style-name="T19"><text:s text:c="6"/>"times_ordered": "&lt;how many times was it ordered&gt;",</text:span></text:p>
      <text:p text:style-name="P16"><text:span text:style-name="T19"><text:s text:c="6"/>"stock": "&lt;stock&gt;",</text:span></text:p>
      <text:p text:style-name="P16"><text:span text:style-name="T19"><text:s text:c="6"/>"sale_percentage": "&lt;sale percentage (minus)&gt;",</text:span></text:p>
      <text:p text:style-name="P16"><text:span text:style-name="T19"><text:s text:c="6"/>"category": "&lt;product category id&gt;",</text:span></text:p>
      <text:p text:style-name="P16"><text:span text:style-name="T19"><text:s text:c="6"/>"manufacturer": "&lt;its manufacturer&gt;",</text:span></text:p>
      <text:p text:style-name="P16"><text:span text:style-name="T19"><text:s text:c="6"/>"brand": "&lt;brand&gt;",</text:span></text:p>
      <text:p text:style-name="P16"><text:span text:style-name="T19"><text:s text:c="6"/>"rating": "&lt;rating: 0-5&gt;",</text:span></text:p>
      <text:p text:style-name="P16"><text:span text:style-name="T19"><text:s text:c="6"/>"sku": "&lt;sku [unique]&gt;",</text:span></text:p>
      <text:p text:style-name="P16"><text:span text:style-name="T19"><text:s text:c="6"/>"active_ingredients": "&lt;active ingredients list&gt;",</text:span></text:p>
      <text:p text:style-name="P16"><text:span text:style-name="T19"><text:s text:c="6"/>"packaging": "&lt;packaging (ex.: pills/bottle)&gt;",</text:span></text:p>
      <text:p text:style-name="P16"><text:span text:style-name="T19"><text:s text:c="6"/>"created_at": "&lt;date&gt;",</text:span></text:p>
      <text:p text:style-name="P16"><text:span text:style-name="T19"><text:s text:c="6"/>"updated_at": "&lt;date&gt;",</text:span></text:p>
      <text:p text:style-name="P16"><text:span text:style-name="T19"><text:s text:c="6"/>"price_usd": "&lt;price in usd (live rate)&gt;",</text:span></text:p>
      <text:p text:style-name="P16"><text:span text:style-name="T19"><text:s text:c="6"/>"price_eur": "&lt;price in eur (live rate)&gt;"</text:span></text:p>
      <text:p text:style-name="P16"><text:span text:style-name="T19"><text:s text:c="4"/>},</text:span></text:p>
      <text:p text:style-name="P16"><text:span text:style-name="T19"><text:s text:c="4"/>...</text:span></text:p>
      <text:p text:style-name="P16"><text:span text:style-name="T19"><text:s text:c="2"/>]</text:span></text:p>
      <text:p text:style-name="P16"><text:span text:style-name="T19">}</text:span></text:p>
      <text:p text:style-name="P10"/>
      <text:h text:style-name="P13" text:outline-level="2"><text:soft-page-break/><text:span text:style-name="T16">get_all_featured_products</text:span></text:h>
      <table:table table:name="Táblázat52" table:style-name="Táblázat52">
        <table:table-column table:style-name="Táblázat52.A" table:number-columns-repeated="2"/>
        <table:table-column table:style-name="Táblázat52.C"/>
        <table:table-header-rows>
          <table:table-row table:style-name="Táblázat52.1">
            <table:table-cell table:style-name="Táblázat52.A1" office:value-type="string">
              <text:p text:style-name="Standard"><text:span text:style-name="T12">JWT Required</text:span></text:p>
            </table:table-cell>
            <table:table-cell table:style-name="Táblázat52.A1" office:value-type="string">
              <text:p text:style-name="Standard"><text:span text:style-name="T12">Admin-only</text:span></text:p>
            </table:table-cell>
            <table:table-cell table:style-name="Táblázat52.A1" office:value-type="string">
              <text:p text:style-name="Standard"><text:span text:style-name="T12">Deprecated</text:span></text:p>
            </table:table-cell>
          </table:table-row>
        </table:table-header-rows>
        <table:table-row table:style-name="Táblázat52.1">
          <table:table-cell table:style-name="Táblázat52.A2" office:value-type="string">
            <text:p text:style-name="Standard"><text:span text:style-name="T13">No</text:span></text:p>
          </table:table-cell>
          <table:table-cell table:style-name="Táblázat52.A2" office:value-type="string">
            <text:p text:style-name="Standard"><text:span text:style-name="T13">No</text:span></text:p>
          </table:table-cell>
          <table:table-cell table:style-name="Táblázat52.A2" office:value-type="string">
            <text:p text:style-name="Standard"><text:span text:style-name="T13">No</text:span></text:p>
          </table:table-cell>
        </table:table-row>
      </table:table>
      <text:p text:style-name="P10"/>
      <text:p text:style-name="P10"><text:span text:style-name="T11">If it succeeds, it returns every featured product in JSON format (where featured = 1 in the database). Response structure is identical to get_all_products. The category field is named category_id in this endpoint.</text:span></text:p>
      <text:p text:style-name="P10"/>
      <text:h text:style-name="P11" text:outline-level="3"><text:span text:style-name="T14">Endpoint In</text:span></text:h>
      <text:p text:style-name="P10"><text:span text:style-name="T11">&lt;nothing&gt;</text:span></text:p>
      <text:p text:style-name="P10"/>
      <text:h text:style-name="P11" text:outline-level="3"><text:span text:style-name="T14">Endpoint Out</text:span></text:h>
      <table:table table:name="Táblázat53" table:style-name="Táblázat53">
        <table:table-column table:style-name="Táblázat53.A"/>
        <table:table-column table:style-name="Táblázat53.B"/>
        <table:table-column table:style-name="Táblázat53.C"/>
        <table:table-column table:style-name="Táblázat53.D"/>
        <table:table-header-rows>
          <table:table-row table:style-name="Táblázat53.1">
            <table:table-cell table:style-name="Táblázat53.A1" office:value-type="string">
              <text:p text:style-name="Standard"><text:span text:style-name="T12">Name</text:span></text:p>
            </table:table-cell>
            <table:table-cell table:style-name="Táblázat53.A1" office:value-type="string">
              <text:p text:style-name="Standard"><text:span text:style-name="T12">Explanation</text:span></text:p>
            </table:table-cell>
            <table:table-cell table:style-name="Táblázat53.A1" office:value-type="string">
              <text:p text:style-name="Standard"><text:span text:style-name="T12">Type</text:span></text:p>
            </table:table-cell>
            <table:table-cell table:style-name="Táblázat53.A1" office:value-type="string">
              <text:p text:style-name="Standard"><text:span text:style-name="T12">When</text:span></text:p>
            </table:table-cell>
          </table:table-row>
        </table:table-header-rows>
        <table:table-row table:style-name="Táblázat53.1">
          <table:table-cell table:style-name="Táblázat53.A2" office:value-type="string">
            <text:p text:style-name="Standard"><text:span text:style-name="T13">status</text:span></text:p>
          </table:table-cell>
          <table:table-cell table:style-name="Táblázat53.A2" office:value-type="string">
            <text:p text:style-name="Standard"><text:span text:style-name="T13">explanation of the response code [success, malformed_request, unknown_error]</text:span></text:p>
          </table:table-cell>
          <table:table-cell table:style-name="Táblázat53.A2" office:value-type="string">
            <text:p text:style-name="Standard"><text:span text:style-name="T13">string</text:span></text:p>
          </table:table-cell>
          <table:table-cell table:style-name="Táblázat53.A2" office:value-type="string">
            <text:p text:style-name="Standard"><text:span text:style-name="T13">always</text:span></text:p>
          </table:table-cell>
        </table:table-row>
        <table:table-row table:style-name="Táblázat53.1">
          <table:table-cell table:style-name="Táblázat53.A3" office:value-type="string">
            <text:p text:style-name="Standard"><text:span text:style-name="T13">statuscode</text:span></text:p>
          </table:table-cell>
          <table:table-cell table:style-name="Táblázat53.A3" office:value-type="string">
            <text:p text:style-name="Standard"><text:span text:style-name="T13">a http status response code [200, 400, 500]</text:span></text:p>
          </table:table-cell>
          <table:table-cell table:style-name="Táblázat53.A3" office:value-type="string">
            <text:p text:style-name="Standard"><text:span text:style-name="T13">int</text:span></text:p>
          </table:table-cell>
          <table:table-cell table:style-name="Táblázat53.A3" office:value-type="string">
            <text:p text:style-name="Standard"><text:span text:style-name="T13">always</text:span></text:p>
          </table:table-cell>
        </table:table-row>
        <table:table-row table:style-name="Táblázat53.1">
          <table:table-cell table:style-name="Táblázat53.A2" office:value-type="string">
            <text:p text:style-name="Standard"><text:span text:style-name="T13">products</text:span></text:p>
          </table:table-cell>
          <table:table-cell table:style-name="Táblázat53.A2" office:value-type="string">
            <text:p text:style-name="Standard"><text:span text:style-name="T13">Featured products data (array)</text:span></text:p>
          </table:table-cell>
          <table:table-cell table:style-name="Táblázat53.A2" office:value-type="string">
            <text:p text:style-name="Standard"><text:span text:style-name="T13">array</text:span></text:p>
          </table:table-cell>
          <table:table-cell table:style-name="Táblázat53.A2" office:value-type="string">
            <text:p text:style-name="Standard"><text:span text:style-name="T13">if statuscode is 200</text:span></text:p>
          </table:table-cell>
        </table:table-row>
      </table:table>
      <text:p text:style-name="P10"/>
      <text:h text:style-name="P13" text:outline-level="2"><text:span text:style-name="T16">get_all_product_categories</text:span></text:h>
      <table:table table:name="Táblázat54" table:style-name="Táblázat54">
        <table:table-column table:style-name="Táblázat54.A" table:number-columns-repeated="2"/>
        <table:table-column table:style-name="Táblázat54.C"/>
        <table:table-header-rows>
          <table:table-row table:style-name="Táblázat54.1">
            <table:table-cell table:style-name="Táblázat54.A1" office:value-type="string">
              <text:p text:style-name="Standard"><text:span text:style-name="T12">JWT Required</text:span></text:p>
            </table:table-cell>
            <table:table-cell table:style-name="Táblázat54.A1" office:value-type="string">
              <text:p text:style-name="Standard"><text:span text:style-name="T12">Admin-only</text:span></text:p>
            </table:table-cell>
            <table:table-cell table:style-name="Táblázat54.A1" office:value-type="string">
              <text:p text:style-name="Standard"><text:span text:style-name="T12">Deprecated</text:span></text:p>
            </table:table-cell>
          </table:table-row>
        </table:table-header-rows>
        <table:table-row table:style-name="Táblázat54.1">
          <table:table-cell table:style-name="Táblázat54.A2" office:value-type="string">
            <text:p text:style-name="Standard"><text:span text:style-name="T13">No</text:span></text:p>
          </table:table-cell>
          <table:table-cell table:style-name="Táblázat54.A2" office:value-type="string">
            <text:p text:style-name="Standard"><text:span text:style-name="T13">No</text:span></text:p>
          </table:table-cell>
          <table:table-cell table:style-name="Táblázat54.A2" office:value-type="string">
            <text:p text:style-name="Standard"><text:span text:style-name="T13">No</text:span></text:p>
          </table:table-cell>
        </table:table-row>
      </table:table>
      <text:p text:style-name="P10"/>
      <text:p text:style-name="P10"><text:span text:style-name="T11">If it succeeds, it returns all product categories from the database.</text:span></text:p>
      <text:p text:style-name="P10"/>
      <text:h text:style-name="P11" text:outline-level="3"><text:span text:style-name="T14">Endpoint In</text:span></text:h>
      <text:p text:style-name="P10"><text:span text:style-name="T11">&lt;nothing&gt;</text:span></text:p>
      <text:p text:style-name="P10"/>
      <text:h text:style-name="P11" text:outline-level="3"><text:span text:style-name="T14">Endpoint Out</text:span></text:h>
      <table:table table:name="Táblázat55" table:style-name="Táblázat55">
        <table:table-column table:style-name="Táblázat55.A"/>
        <table:table-column table:style-name="Táblázat55.B"/>
        <table:table-column table:style-name="Táblázat55.C"/>
        <table:table-column table:style-name="Táblázat55.D"/>
        <table:table-header-rows>
          <table:table-row table:style-name="Táblázat55.1">
            <table:table-cell table:style-name="Táblázat55.A1" office:value-type="string">
              <text:p text:style-name="Standard"><text:span text:style-name="T12">Name</text:span></text:p>
            </table:table-cell>
            <table:table-cell table:style-name="Táblázat55.A1" office:value-type="string">
              <text:p text:style-name="Standard"><text:span text:style-name="T12">Explanation</text:span></text:p>
            </table:table-cell>
            <table:table-cell table:style-name="Táblázat55.A1" office:value-type="string">
              <text:p text:style-name="Standard"><text:span text:style-name="T12">Type</text:span></text:p>
            </table:table-cell>
            <table:table-cell table:style-name="Táblázat55.A1" office:value-type="string">
              <text:p text:style-name="Standard"><text:span text:style-name="T12">When</text:span></text:p>
            </table:table-cell>
          </table:table-row>
        </table:table-header-rows>
        <table:table-row table:style-name="Táblázat55.1">
          <table:table-cell table:style-name="Táblázat55.A2" office:value-type="string">
            <text:p text:style-name="Standard"><text:span text:style-name="T13">status</text:span></text:p>
          </table:table-cell>
          <table:table-cell table:style-name="Táblázat55.A2" office:value-type="string">
            <text:p text:style-name="Standard"><text:span text:style-name="T13">explanation of the response code [success, malformed_request, unknown_error]</text:span></text:p>
          </table:table-cell>
          <table:table-cell table:style-name="Táblázat55.A2" office:value-type="string">
            <text:p text:style-name="Standard"><text:span text:style-name="T13">string</text:span></text:p>
          </table:table-cell>
          <table:table-cell table:style-name="Táblázat55.A2" office:value-type="string">
            <text:p text:style-name="Standard"><text:span text:style-name="T13">always</text:span></text:p>
          </table:table-cell>
        </table:table-row>
        <table:table-row table:style-name="Táblázat55.1">
          <table:table-cell table:style-name="Táblázat55.A3" office:value-type="string">
            <text:p text:style-name="Standard"><text:span text:style-name="T13">statuscode</text:span></text:p>
          </table:table-cell>
          <table:table-cell table:style-name="Táblázat55.A3" office:value-type="string">
            <text:p text:style-name="Standard"><text:span text:style-name="T13">a http status response code [200, 400, 500]</text:span></text:p>
          </table:table-cell>
          <table:table-cell table:style-name="Táblázat55.A3" office:value-type="string">
            <text:p text:style-name="Standard"><text:span text:style-name="T13">int</text:span></text:p>
          </table:table-cell>
          <table:table-cell table:style-name="Táblázat55.A3" office:value-type="string">
            <text:p text:style-name="Standard"><text:span text:style-name="T13">always</text:span></text:p>
          </table:table-cell>
        </table:table-row>
        <table:table-row table:style-name="Táblázat55.1">
          <table:table-cell table:style-name="Táblázat55.A2" office:value-type="string">
            <text:p text:style-name="Standard"><text:span text:style-name="T13">categories</text:span></text:p>
          </table:table-cell>
          <table:table-cell table:style-name="Táblázat55.A2" office:value-type="string">
            <text:p text:style-name="Standard"><text:span text:style-name="T13">Product categories data (array)</text:span></text:p>
          </table:table-cell>
          <table:table-cell table:style-name="Táblázat55.A2" office:value-type="string">
            <text:p text:style-name="Standard"><text:span text:style-name="T13">array</text:span></text:p>
          </table:table-cell>
          <table:table-cell table:style-name="Táblázat55.A2" office:value-type="string">
            <text:p text:style-name="Standard"><text:span text:style-name="T13">if statuscode </text:span><text:soft-page-break/><text:span text:style-name="T13">is 200</text:span></text:p>
          </table:table-cell>
        </table:table-row>
      </table:table>
      <text:p text:style-name="P10"/>
      <text:h text:style-name="P13" text:outline-level="2"><text:span text:style-name="T16">get_all_users</text:span></text:h>
      <table:table table:name="Táblázat56" table:style-name="Táblázat56">
        <table:table-column table:style-name="Táblázat56.A" table:number-columns-repeated="2"/>
        <table:table-column table:style-name="Táblázat56.C"/>
        <table:table-header-rows>
          <table:table-row table:style-name="Táblázat56.1">
            <table:table-cell table:style-name="Táblázat56.A1" office:value-type="string">
              <text:p text:style-name="Standard"><text:span text:style-name="T12">JWT Required</text:span></text:p>
            </table:table-cell>
            <table:table-cell table:style-name="Táblázat56.A1" office:value-type="string">
              <text:p text:style-name="Standard"><text:span text:style-name="T12">Admin-only</text:span></text:p>
            </table:table-cell>
            <table:table-cell table:style-name="Táblázat56.A1" office:value-type="string">
              <text:p text:style-name="Standard"><text:span text:style-name="T12">Deprecated</text:span></text:p>
            </table:table-cell>
          </table:table-row>
        </table:table-header-rows>
        <table:table-row table:style-name="Táblázat56.1">
          <table:table-cell table:style-name="Táblázat56.A2" office:value-type="string">
            <text:p text:style-name="Standard"><text:span text:style-name="T13">Yes</text:span></text:p>
          </table:table-cell>
          <table:table-cell table:style-name="Táblázat56.A2" office:value-type="string">
            <text:p text:style-name="Standard"><text:span text:style-name="T13">Yes</text:span></text:p>
          </table:table-cell>
          <table:table-cell table:style-name="Táblázat56.A2" office:value-type="string">
            <text:p text:style-name="Standard"><text:span text:style-name="T13">No</text:span></text:p>
          </table:table-cell>
        </table:table-row>
      </table:table>
      <text:p text:style-name="P10"/>
      <text:p text:style-name="P10"><text:span text:style-name="T11">If it succeeds, it returns all users' relevant data (excluding tokens and password hashes). The request body must include the admin's own id and session_token (both Base64-encoded) — the service verifies admin privileges against the database.</text:span></text:p>
      <text:p text:style-name="P10"/>
      <text:h text:style-name="P11" text:outline-level="3"><text:span text:style-name="T14">Endpoint In</text:span></text:h>
      <table:table table:name="Táblázat57" table:style-name="Táblázat57">
        <table:table-column table:style-name="Táblázat57.A"/>
        <table:table-column table:style-name="Táblázat57.B"/>
        <table:table-column table:style-name="Táblázat57.C"/>
        <table:table-column table:style-name="Táblázat57.D"/>
        <table:table-header-rows>
          <table:table-row table:style-name="Táblázat57.1">
            <table:table-cell table:style-name="Táblázat57.A1" office:value-type="string">
              <text:p text:style-name="Standard"><text:span text:style-name="T12">Name</text:span></text:p>
            </table:table-cell>
            <table:table-cell table:style-name="Táblázat57.A1" office:value-type="string">
              <text:p text:style-name="Standard"><text:span text:style-name="T12">Explanation</text:span></text:p>
            </table:table-cell>
            <table:table-cell table:style-name="Táblázat57.A1" office:value-type="string">
              <text:p text:style-name="Standard"><text:span text:style-name="T12">Type</text:span></text:p>
            </table:table-cell>
            <table:table-cell table:style-name="Táblázat57.A1" office:value-type="string">
              <text:p text:style-name="Standard"><text:span text:style-name="T12">When</text:span></text:p>
            </table:table-cell>
          </table:table-row>
        </table:table-header-rows>
        <table:table-row table:style-name="Táblázat57.1">
          <table:table-cell table:style-name="Táblázat57.A2" office:value-type="string">
            <text:p text:style-name="Standard"><text:span text:style-name="T13">id</text:span></text:p>
          </table:table-cell>
          <table:table-cell table:style-name="Táblázat57.A2" office:value-type="string">
            <text:p text:style-name="Standard"><text:span text:style-name="T13">the id of the admin user (to identify)</text:span></text:p>
          </table:table-cell>
          <table:table-cell table:style-name="Táblázat57.A2" office:value-type="string">
            <text:p text:style-name="Standard"><text:span text:style-name="T13">B64(int)</text:span></text:p>
          </table:table-cell>
          <table:table-cell table:style-name="Táblázat57.A2" office:value-type="string">
            <text:p text:style-name="Standard"><text:span text:style-name="T13">always</text:span></text:p>
          </table:table-cell>
        </table:table-row>
        <table:table-row table:style-name="Táblázat57.1">
          <table:table-cell table:style-name="Táblázat57.A3" office:value-type="string">
            <text:p text:style-name="Standard"><text:span text:style-name="T13">session_token</text:span></text:p>
          </table:table-cell>
          <table:table-cell table:style-name="Táblázat57.A3" office:value-type="string">
            <text:p text:style-name="Standard"><text:span text:style-name="T13">the session token of the admin user (to verify admin role)</text:span></text:p>
          </table:table-cell>
          <table:table-cell table:style-name="Táblázat57.A3" office:value-type="string">
            <text:p text:style-name="Standard"><text:span text:style-name="T13">B64(string)</text:span></text:p>
          </table:table-cell>
          <table:table-cell table:style-name="Táblázat57.A3" office:value-type="string">
            <text:p text:style-name="Standard"><text:span text:style-name="T13">always</text:span></text:p>
          </table:table-cell>
        </table:table-row>
      </table:table>
      <text:p text:style-name="P10"/>
      <text:h text:style-name="P11" text:outline-level="3"><text:span text:style-name="T14">Endpoint Out</text:span></text:h>
      <table:table table:name="Táblázat58" table:style-name="Táblázat58">
        <table:table-column table:style-name="Táblázat58.A"/>
        <table:table-column table:style-name="Táblázat58.B"/>
        <table:table-column table:style-name="Táblázat58.C"/>
        <table:table-column table:style-name="Táblázat58.D"/>
        <table:table-header-rows>
          <table:table-row table:style-name="Táblázat58.1">
            <table:table-cell table:style-name="Táblázat58.A1" office:value-type="string">
              <text:p text:style-name="Standard"><text:span text:style-name="T12">Name</text:span></text:p>
            </table:table-cell>
            <table:table-cell table:style-name="Táblázat58.A1" office:value-type="string">
              <text:p text:style-name="Standard"><text:span text:style-name="T12">Explanation</text:span></text:p>
            </table:table-cell>
            <table:table-cell table:style-name="Táblázat58.A1" office:value-type="string">
              <text:p text:style-name="Standard"><text:span text:style-name="T12">Type</text:span></text:p>
            </table:table-cell>
            <table:table-cell table:style-name="Táblázat58.A1" office:value-type="string">
              <text:p text:style-name="Standard"><text:span text:style-name="T12">When</text:span></text:p>
            </table:table-cell>
          </table:table-row>
        </table:table-header-rows>
        <table:table-row table:style-name="Táblázat58.1">
          <table:table-cell table:style-name="Táblázat58.A2" office:value-type="string">
            <text:p text:style-name="Standard"><text:span text:style-name="T13">status</text:span></text:p>
          </table:table-cell>
          <table:table-cell table:style-name="Táblázat58.A2" office:value-type="string">
            <text:p text:style-name="Standard"><text:span text:style-name="T13">explanation of the response code [success, malformed_request, permission_denied, wrong_token, internal_error]</text:span></text:p>
          </table:table-cell>
          <table:table-cell table:style-name="Táblázat58.A2" office:value-type="string">
            <text:p text:style-name="Standard"><text:span text:style-name="T13">string</text:span></text:p>
          </table:table-cell>
          <table:table-cell table:style-name="Táblázat58.A2" office:value-type="string">
            <text:p text:style-name="Standard"><text:span text:style-name="T13">always</text:span></text:p>
          </table:table-cell>
        </table:table-row>
        <table:table-row table:style-name="Táblázat58.1">
          <table:table-cell table:style-name="Táblázat58.A3" office:value-type="string">
            <text:p text:style-name="Standard"><text:span text:style-name="T13">statuscode</text:span></text:p>
          </table:table-cell>
          <table:table-cell table:style-name="Táblázat58.A3" office:value-type="string">
            <text:p text:style-name="Standard"><text:span text:style-name="T13">a http status response code [200, 400, 401, 500]</text:span></text:p>
          </table:table-cell>
          <table:table-cell table:style-name="Táblázat58.A3" office:value-type="string">
            <text:p text:style-name="Standard"><text:span text:style-name="T13">int</text:span></text:p>
          </table:table-cell>
          <table:table-cell table:style-name="Táblázat58.A3" office:value-type="string">
            <text:p text:style-name="Standard"><text:span text:style-name="T13">always</text:span></text:p>
          </table:table-cell>
        </table:table-row>
        <table:table-row table:style-name="Táblázat58.1">
          <table:table-cell table:style-name="Táblázat58.A2" office:value-type="string">
            <text:p text:style-name="Standard"><text:span text:style-name="T13">users</text:span></text:p>
          </table:table-cell>
          <table:table-cell table:style-name="Táblázat58.A2" office:value-type="string">
            <text:p text:style-name="Standard"><text:span text:style-name="T13">relevant data of every user</text:span></text:p>
          </table:table-cell>
          <table:table-cell table:style-name="Táblázat58.A2" office:value-type="string">
            <text:p text:style-name="Standard"><text:span text:style-name="T13">array</text:span></text:p>
          </table:table-cell>
          <table:table-cell table:style-name="Táblázat58.A2" office:value-type="string">
            <text:p text:style-name="Standard"><text:span text:style-name="T13">if statuscode is 200</text:span></text:p>
          </table:table-cell>
        </table:table-row>
      </table:table>
      <text:p text:style-name="P10"/>
      <text:h text:style-name="P11" text:outline-level="3"><text:span text:style-name="T14">Raw JSON Response</text:span></text:h>
      <text:p text:style-name="P16"><text:span text:style-name="T19">{</text:span></text:p>
      <text:p text:style-name="P16"><text:span text:style-name="T19"><text:s text:c="2"/>"statuscode": "200",</text:span></text:p>
      <text:p text:style-name="P16"><text:span text:style-name="T19"><text:s text:c="2"/>"status": "success",</text:span></text:p>
      <text:p text:style-name="P16"><text:span text:style-name="T19"><text:s text:c="2"/>"users": [</text:span></text:p>
      <text:p text:style-name="P16"><text:span text:style-name="T19"><text:s text:c="4"/>{</text:span></text:p>
      <text:p text:style-name="P16"><text:span text:style-name="T19"><text:s text:c="6"/>"id": "&lt;id of the user&gt;",</text:span></text:p>
      <text:p text:style-name="P16"><text:span text:style-name="T19"><text:s text:c="6"/>"email": "&lt;email of the user&gt;",</text:span></text:p>
      <text:p text:style-name="P16"><text:span text:style-name="T19"><text:s text:c="6"/>"created_at": "&lt;when was the account created | datetime&gt;",</text:span></text:p>
      <text:p text:style-name="P16"><text:span text:style-name="T19"><text:s text:c="6"/>"first_name": "&lt;first name of the user&gt;",</text:span></text:p>
      <text:p text:style-name="P16"><text:span text:style-name="T19"><text:s text:c="6"/>"last_name": "&lt;last name of the user&gt;",</text:span></text:p>
      <text:p text:style-name="P16"><text:span text:style-name="T19"><text:s text:c="6"/>"account_state": "&lt;unverified | verified | admin | banned | deleted&gt;"</text:span></text:p>
      <text:p text:style-name="P16"><text:span text:style-name="T19"><text:s text:c="4"/>},</text:span></text:p>
      <text:p text:style-name="P16"><text:span text:style-name="T19"><text:s text:c="4"/>...</text:span></text:p>
      <text:p text:style-name="P16"><text:soft-page-break/><text:span text:style-name="T19"><text:s text:c="2"/>]</text:span></text:p>
      <text:p text:style-name="P16"><text:span text:style-name="T19">}</text:span></text:p>
      <text:p text:style-name="P10"/>
      <text:h text:style-name="P13" text:outline-level="2"><text:span text:style-name="T16">get_all_orders</text:span></text:h>
      <table:table table:name="Táblázat59" table:style-name="Táblázat59">
        <table:table-column table:style-name="Táblázat59.A" table:number-columns-repeated="2"/>
        <table:table-column table:style-name="Táblázat59.C"/>
        <table:table-header-rows>
          <table:table-row table:style-name="Táblázat59.1">
            <table:table-cell table:style-name="Táblázat59.A1" office:value-type="string">
              <text:p text:style-name="Standard"><text:span text:style-name="T12">JWT Required</text:span></text:p>
            </table:table-cell>
            <table:table-cell table:style-name="Táblázat59.A1" office:value-type="string">
              <text:p text:style-name="Standard"><text:span text:style-name="T12">Admin-only</text:span></text:p>
            </table:table-cell>
            <table:table-cell table:style-name="Táblázat59.A1" office:value-type="string">
              <text:p text:style-name="Standard"><text:span text:style-name="T12">Deprecated</text:span></text:p>
            </table:table-cell>
          </table:table-row>
        </table:table-header-rows>
        <table:table-row table:style-name="Táblázat59.1">
          <table:table-cell table:style-name="Táblázat59.A2" office:value-type="string">
            <text:p text:style-name="Standard"><text:span text:style-name="T13">Yes</text:span></text:p>
          </table:table-cell>
          <table:table-cell table:style-name="Táblázat59.A2" office:value-type="string">
            <text:p text:style-name="Standard"><text:span text:style-name="T13">Yes</text:span></text:p>
          </table:table-cell>
          <table:table-cell table:style-name="Táblázat59.A2" office:value-type="string">
            <text:p text:style-name="Standard"><text:span text:style-name="T13">No</text:span></text:p>
          </table:table-cell>
        </table:table-row>
      </table:table>
      <text:p text:style-name="P10"/>
      <text:p text:style-name="P10"><text:span text:style-name="T11">If it succeeds, it returns all orders' relevant data. Authentication is the same as get_all_users: the admin's id and session_token are required in the request body.</text:span></text:p>
      <text:p text:style-name="P10"/>
      <text:h text:style-name="P11" text:outline-level="3"><text:span text:style-name="T14">Endpoint In</text:span></text:h>
      <table:table table:name="Táblázat60" table:style-name="Táblázat60">
        <table:table-column table:style-name="Táblázat60.A"/>
        <table:table-column table:style-name="Táblázat60.B"/>
        <table:table-column table:style-name="Táblázat60.C"/>
        <table:table-column table:style-name="Táblázat60.D"/>
        <table:table-header-rows>
          <table:table-row table:style-name="Táblázat60.1">
            <table:table-cell table:style-name="Táblázat60.A1" office:value-type="string">
              <text:p text:style-name="Standard"><text:span text:style-name="T12">Name</text:span></text:p>
            </table:table-cell>
            <table:table-cell table:style-name="Táblázat60.A1" office:value-type="string">
              <text:p text:style-name="Standard"><text:span text:style-name="T12">Explanation</text:span></text:p>
            </table:table-cell>
            <table:table-cell table:style-name="Táblázat60.A1" office:value-type="string">
              <text:p text:style-name="Standard"><text:span text:style-name="T12">Type</text:span></text:p>
            </table:table-cell>
            <table:table-cell table:style-name="Táblázat60.A1" office:value-type="string">
              <text:p text:style-name="Standard"><text:span text:style-name="T12">When</text:span></text:p>
            </table:table-cell>
          </table:table-row>
        </table:table-header-rows>
        <table:table-row table:style-name="Táblázat60.1">
          <table:table-cell table:style-name="Táblázat60.A2" office:value-type="string">
            <text:p text:style-name="Standard"><text:span text:style-name="T13">id</text:span></text:p>
          </table:table-cell>
          <table:table-cell table:style-name="Táblázat60.A2" office:value-type="string">
            <text:p text:style-name="Standard"><text:span text:style-name="T13">the id of the admin user (to identify)</text:span></text:p>
          </table:table-cell>
          <table:table-cell table:style-name="Táblázat60.A2" office:value-type="string">
            <text:p text:style-name="Standard"><text:span text:style-name="T13">B64(int)</text:span></text:p>
          </table:table-cell>
          <table:table-cell table:style-name="Táblázat60.A2" office:value-type="string">
            <text:p text:style-name="Standard"><text:span text:style-name="T13">always</text:span></text:p>
          </table:table-cell>
        </table:table-row>
        <table:table-row table:style-name="Táblázat60.1">
          <table:table-cell table:style-name="Táblázat60.A3" office:value-type="string">
            <text:p text:style-name="Standard"><text:span text:style-name="T13">session_token</text:span></text:p>
          </table:table-cell>
          <table:table-cell table:style-name="Táblázat60.A3" office:value-type="string">
            <text:p text:style-name="Standard"><text:span text:style-name="T13">the session token of the admin user (to verify admin role)</text:span></text:p>
          </table:table-cell>
          <table:table-cell table:style-name="Táblázat60.A3" office:value-type="string">
            <text:p text:style-name="Standard"><text:span text:style-name="T13">B64(string)</text:span></text:p>
          </table:table-cell>
          <table:table-cell table:style-name="Táblázat60.A3" office:value-type="string">
            <text:p text:style-name="Standard"><text:span text:style-name="T13">always</text:span></text:p>
          </table:table-cell>
        </table:table-row>
      </table:table>
      <text:p text:style-name="P10"/>
      <text:h text:style-name="P11" text:outline-level="3"><text:span text:style-name="T14">Endpoint Out</text:span></text:h>
      <table:table table:name="Táblázat61" table:style-name="Táblázat61">
        <table:table-column table:style-name="Táblázat61.A"/>
        <table:table-column table:style-name="Táblázat61.B"/>
        <table:table-column table:style-name="Táblázat61.C"/>
        <table:table-column table:style-name="Táblázat61.D"/>
        <table:table-header-rows>
          <table:table-row table:style-name="Táblázat61.1">
            <table:table-cell table:style-name="Táblázat61.A1" office:value-type="string">
              <text:p text:style-name="Standard"><text:span text:style-name="T12">Name</text:span></text:p>
            </table:table-cell>
            <table:table-cell table:style-name="Táblázat61.A1" office:value-type="string">
              <text:p text:style-name="Standard"><text:span text:style-name="T12">Explanation</text:span></text:p>
            </table:table-cell>
            <table:table-cell table:style-name="Táblázat61.A1" office:value-type="string">
              <text:p text:style-name="Standard"><text:span text:style-name="T12">Type</text:span></text:p>
            </table:table-cell>
            <table:table-cell table:style-name="Táblázat61.A1" office:value-type="string">
              <text:p text:style-name="Standard"><text:span text:style-name="T12">When</text:span></text:p>
            </table:table-cell>
          </table:table-row>
        </table:table-header-rows>
        <table:table-row table:style-name="Táblázat61.1">
          <table:table-cell table:style-name="Táblázat61.A2" office:value-type="string">
            <text:p text:style-name="Standard"><text:span text:style-name="T13">status</text:span></text:p>
          </table:table-cell>
          <table:table-cell table:style-name="Táblázat61.A2" office:value-type="string">
            <text:p text:style-name="Standard"><text:span text:style-name="T13">explanation of the response code [success, malformed_request, permission_denied, wrong_token, internal_error]</text:span></text:p>
          </table:table-cell>
          <table:table-cell table:style-name="Táblázat61.A2" office:value-type="string">
            <text:p text:style-name="Standard"><text:span text:style-name="T13">string</text:span></text:p>
          </table:table-cell>
          <table:table-cell table:style-name="Táblázat61.A2" office:value-type="string">
            <text:p text:style-name="Standard"><text:span text:style-name="T13">always</text:span></text:p>
          </table:table-cell>
        </table:table-row>
        <table:table-row table:style-name="Táblázat61.1">
          <table:table-cell table:style-name="Táblázat61.A3" office:value-type="string">
            <text:p text:style-name="Standard"><text:span text:style-name="T13">statuscode</text:span></text:p>
          </table:table-cell>
          <table:table-cell table:style-name="Táblázat61.A3" office:value-type="string">
            <text:p text:style-name="Standard"><text:span text:style-name="T13">a http status response code [200, 400, 401, 500]</text:span></text:p>
          </table:table-cell>
          <table:table-cell table:style-name="Táblázat61.A3" office:value-type="string">
            <text:p text:style-name="Standard"><text:span text:style-name="T13">int</text:span></text:p>
          </table:table-cell>
          <table:table-cell table:style-name="Táblázat61.A3" office:value-type="string">
            <text:p text:style-name="Standard"><text:span text:style-name="T13">always</text:span></text:p>
          </table:table-cell>
        </table:table-row>
        <table:table-row table:style-name="Táblázat61.1">
          <table:table-cell table:style-name="Táblázat61.A2" office:value-type="string">
            <text:p text:style-name="Standard"><text:span text:style-name="T13">orders</text:span></text:p>
          </table:table-cell>
          <table:table-cell table:style-name="Táblázat61.A2" office:value-type="string">
            <text:p text:style-name="Standard"><text:span text:style-name="T13">relevant data of every order</text:span></text:p>
          </table:table-cell>
          <table:table-cell table:style-name="Táblázat61.A2" office:value-type="string">
            <text:p text:style-name="Standard"><text:span text:style-name="T13">array</text:span></text:p>
          </table:table-cell>
          <table:table-cell table:style-name="Táblázat61.A2" office:value-type="string">
            <text:p text:style-name="Standard"><text:span text:style-name="T13">if statuscode is 200</text:span></text:p>
          </table:table-cell>
        </table:table-row>
      </table:table>
      <text:p text:style-name="P10"/>
      <text:h text:style-name="P11" text:outline-level="3"><text:span text:style-name="T14">Raw JSON Response</text:span></text:h>
      <text:p text:style-name="P16"><text:span text:style-name="T19">{</text:span></text:p>
      <text:p text:style-name="P16"><text:span text:style-name="T19"><text:s text:c="2"/>"statuscode": "200",</text:span></text:p>
      <text:p text:style-name="P16"><text:span text:style-name="T19"><text:s text:c="2"/>"status": "success",</text:span></text:p>
      <text:p text:style-name="P16"><text:span text:style-name="T19"><text:s text:c="2"/>"orders": [</text:span></text:p>
      <text:p text:style-name="P16"><text:span text:style-name="T19"><text:s text:c="4"/>{</text:span></text:p>
      <text:p text:style-name="P16"><text:span text:style-name="T19"><text:s text:c="6"/>"id": "&lt;order id&gt;",</text:span></text:p>
      <text:p text:style-name="P16"><text:span text:style-name="T19"><text:s text:c="6"/>"user_id": "&lt;id of the user&gt;",</text:span></text:p>
      <text:p text:style-name="P16"><text:span text:style-name="T19"><text:s text:c="6"/>"created_at": "&lt;date of creation&gt;",</text:span></text:p>
      <text:p text:style-name="P16"><text:span text:style-name="T19"><text:s text:c="6"/>"price": "&lt;price in huf&gt;",</text:span></text:p>
      <text:p text:style-name="P16"><text:span text:style-name="T19"><text:s text:c="6"/>"city": "&lt;where the user resides&gt;",</text:span></text:p>
      <text:p text:style-name="P16"><text:span text:style-name="T19"><text:s text:c="6"/>"apartment_number": "&lt;apartment number&gt;",</text:span></text:p>
      <text:p text:style-name="P16"><text:span text:style-name="T19"><text:s text:c="6"/>"note": "&lt;optional note&gt;",</text:span></text:p>
      <text:p text:style-name="P16"><text:span text:style-name="T19"><text:s text:c="6"/>"house_number": "&lt;house number&gt;",</text:span></text:p>
      <text:p text:style-name="P16"><text:span text:style-name="T19"><text:s text:c="6"/>"phone_number": "&lt;phone number of the user&gt;"</text:span></text:p>
      <text:p text:style-name="P16"><text:span text:style-name="T19"><text:s text:c="4"/>},</text:span></text:p>
      <text:p text:style-name="P16"><text:soft-page-break/><text:span text:style-name="T19"><text:s text:c="4"/>...</text:span></text:p>
      <text:p text:style-name="P16"><text:span text:style-name="T19"><text:s text:c="2"/>]</text:span></text:p>
      <text:p text:style-name="P16"><text:span text:style-name="T19">}</text:span></text:p>
      <text:p text:style-name="P10"/>
      <text:h text:style-name="P13" text:outline-level="2"><text:span text:style-name="T16">newsletter_subscription</text:span></text:h>
      <table:table table:name="Táblázat62" table:style-name="Táblázat62">
        <table:table-column table:style-name="Táblázat62.A" table:number-columns-repeated="2"/>
        <table:table-column table:style-name="Táblázat62.C"/>
        <table:table-header-rows>
          <table:table-row table:style-name="Táblázat62.1">
            <table:table-cell table:style-name="Táblázat62.A1" office:value-type="string">
              <text:p text:style-name="Standard"><text:span text:style-name="T12">JWT Required</text:span></text:p>
            </table:table-cell>
            <table:table-cell table:style-name="Táblázat62.A1" office:value-type="string">
              <text:p text:style-name="Standard"><text:span text:style-name="T12">Admin-only</text:span></text:p>
            </table:table-cell>
            <table:table-cell table:style-name="Táblázat62.A1" office:value-type="string">
              <text:p text:style-name="Standard"><text:span text:style-name="T12">Deprecated</text:span></text:p>
            </table:table-cell>
          </table:table-row>
        </table:table-header-rows>
        <table:table-row table:style-name="Táblázat62.1">
          <table:table-cell table:style-name="Táblázat62.A2" office:value-type="string">
            <text:p text:style-name="Standard"><text:span text:style-name="T13">No</text:span></text:p>
          </table:table-cell>
          <table:table-cell table:style-name="Táblázat62.A2" office:value-type="string">
            <text:p text:style-name="Standard"><text:span text:style-name="T13">No</text:span></text:p>
          </table:table-cell>
          <table:table-cell table:style-name="Táblázat62.A2" office:value-type="string">
            <text:p text:style-name="Standard"><text:span text:style-name="T13">No</text:span></text:p>
          </table:table-cell>
        </table:table-row>
      </table:table>
      <text:p text:style-name="P10"/>
      <text:p text:style-name="P10"><text:span text:style-name="T11">If it succeeds, it registers a new email to the mailing list with the given news level.</text:span></text:p>
      <text:p text:style-name="P10"/>
      <text:h text:style-name="P11" text:outline-level="3"><text:span text:style-name="T14">Endpoint In</text:span></text:h>
      <table:table table:name="Táblázat63" table:style-name="Táblázat63">
        <table:table-column table:style-name="Táblázat63.A"/>
        <table:table-column table:style-name="Táblázat63.B"/>
        <table:table-column table:style-name="Táblázat63.C"/>
        <table:table-column table:style-name="Táblázat63.D"/>
        <table:table-header-rows>
          <table:table-row table:style-name="Táblázat63.1">
            <table:table-cell table:style-name="Táblázat63.A1" office:value-type="string">
              <text:p text:style-name="Standard"><text:span text:style-name="T12">Name</text:span></text:p>
            </table:table-cell>
            <table:table-cell table:style-name="Táblázat63.A1" office:value-type="string">
              <text:p text:style-name="Standard"><text:span text:style-name="T12">Explanation</text:span></text:p>
            </table:table-cell>
            <table:table-cell table:style-name="Táblázat63.A1" office:value-type="string">
              <text:p text:style-name="Standard"><text:span text:style-name="T12">Type</text:span></text:p>
            </table:table-cell>
            <table:table-cell table:style-name="Táblázat63.A1" office:value-type="string">
              <text:p text:style-name="Standard"><text:span text:style-name="T12">When</text:span></text:p>
            </table:table-cell>
          </table:table-row>
        </table:table-header-rows>
        <table:table-row table:style-name="Táblázat63.1">
          <table:table-cell table:style-name="Táblázat63.A2" office:value-type="string">
            <text:p text:style-name="Standard"><text:span text:style-name="T13">email</text:span></text:p>
          </table:table-cell>
          <table:table-cell table:style-name="Táblázat63.A2" office:value-type="string">
            <text:p text:style-name="Standard"><text:span text:style-name="T13">the email of the user</text:span></text:p>
          </table:table-cell>
          <table:table-cell table:style-name="Táblázat63.A2" office:value-type="string">
            <text:p text:style-name="Standard"><text:span text:style-name="T13">B64(string)</text:span></text:p>
          </table:table-cell>
          <table:table-cell table:style-name="Táblázat63.A2" office:value-type="string">
            <text:p text:style-name="Standard"><text:span text:style-name="T13">always</text:span></text:p>
          </table:table-cell>
        </table:table-row>
        <table:table-row table:style-name="Táblázat63.1">
          <table:table-cell table:style-name="Táblázat63.A3" office:value-type="string">
            <text:p text:style-name="Standard"><text:span text:style-name="T13">news_level</text:span></text:p>
          </table:table-cell>
          <table:table-cell table:style-name="Táblázat63.A3" office:value-type="string">
            <text:p text:style-name="Standard"><text:span text:style-name="T13">the news level (subscription frequency preference)</text:span></text:p>
          </table:table-cell>
          <table:table-cell table:style-name="Táblázat63.A3" office:value-type="string">
            <text:p text:style-name="Standard"><text:span text:style-name="T13">B64(string)</text:span></text:p>
          </table:table-cell>
          <table:table-cell table:style-name="Táblázat63.A3" office:value-type="string">
            <text:p text:style-name="Standard"><text:span text:style-name="T13">always</text:span></text:p>
          </table:table-cell>
        </table:table-row>
      </table:table>
      <text:p text:style-name="P10"/>
      <text:h text:style-name="P11" text:outline-level="3"><text:span text:style-name="T14">Endpoint Out</text:span></text:h>
      <table:table table:name="Táblázat64" table:style-name="Táblázat64">
        <table:table-column table:style-name="Táblázat64.A"/>
        <table:table-column table:style-name="Táblázat64.B"/>
        <table:table-column table:style-name="Táblázat64.C"/>
        <table:table-column table:style-name="Táblázat64.D"/>
        <table:table-header-rows>
          <table:table-row table:style-name="Táblázat64.1">
            <table:table-cell table:style-name="Táblázat64.A1" office:value-type="string">
              <text:p text:style-name="Standard"><text:span text:style-name="T12">Name</text:span></text:p>
            </table:table-cell>
            <table:table-cell table:style-name="Táblázat64.A1" office:value-type="string">
              <text:p text:style-name="Standard"><text:span text:style-name="T12">Explanation</text:span></text:p>
            </table:table-cell>
            <table:table-cell table:style-name="Táblázat64.A1" office:value-type="string">
              <text:p text:style-name="Standard"><text:span text:style-name="T12">Type</text:span></text:p>
            </table:table-cell>
            <table:table-cell table:style-name="Táblázat64.A1" office:value-type="string">
              <text:p text:style-name="Standard"><text:span text:style-name="T12">When</text:span></text:p>
            </table:table-cell>
          </table:table-row>
        </table:table-header-rows>
        <table:table-row table:style-name="Táblázat64.1">
          <table:table-cell table:style-name="Táblázat64.A2" office:value-type="string">
            <text:p text:style-name="Standard"><text:span text:style-name="T13">status</text:span></text:p>
          </table:table-cell>
          <table:table-cell table:style-name="Táblázat64.A2" office:value-type="string">
            <text:p text:style-name="Standard"><text:span text:style-name="T13">explanation of the response code [success, malformed_request, internal_error]</text:span></text:p>
          </table:table-cell>
          <table:table-cell table:style-name="Táblázat64.A2" office:value-type="string">
            <text:p text:style-name="Standard"><text:span text:style-name="T13">string</text:span></text:p>
          </table:table-cell>
          <table:table-cell table:style-name="Táblázat64.A2" office:value-type="string">
            <text:p text:style-name="Standard"><text:span text:style-name="T13">always</text:span></text:p>
          </table:table-cell>
        </table:table-row>
        <table:table-row table:style-name="Táblázat64.1">
          <table:table-cell table:style-name="Táblázat64.A3" office:value-type="string">
            <text:p text:style-name="Standard"><text:span text:style-name="T13">statuscode</text:span></text:p>
          </table:table-cell>
          <table:table-cell table:style-name="Táblázat64.A3" office:value-type="string">
            <text:p text:style-name="Standard"><text:span text:style-name="T13">a http status response code [200, 400, 500]</text:span></text:p>
          </table:table-cell>
          <table:table-cell table:style-name="Táblázat64.A3" office:value-type="string">
            <text:p text:style-name="Standard"><text:span text:style-name="T13">int</text:span></text:p>
          </table:table-cell>
          <table:table-cell table:style-name="Táblázat64.A3" office:value-type="string">
            <text:p text:style-name="Standard"><text:span text:style-name="T13">always</text:span></text:p>
          </table:table-cell>
        </table:table-row>
      </table:table>
      <text:p text:style-name="P10"/>
      <text:h text:style-name="P13" text:outline-level="2"><text:span text:style-name="T16">ban_user (partial implementation)</text:span></text:h>
      <table:table table:name="Táblázat65" table:style-name="Táblázat65">
        <table:table-column table:style-name="Táblázat65.A" table:number-columns-repeated="2"/>
        <table:table-column table:style-name="Táblázat65.C"/>
        <table:table-header-rows>
          <table:table-row table:style-name="Táblázat65.1">
            <table:table-cell table:style-name="Táblázat65.A1" office:value-type="string">
              <text:p text:style-name="Standard"><text:span text:style-name="T12">JWT Required</text:span></text:p>
            </table:table-cell>
            <table:table-cell table:style-name="Táblázat65.A1" office:value-type="string">
              <text:p text:style-name="Standard"><text:span text:style-name="T12">Admin-only</text:span></text:p>
            </table:table-cell>
            <table:table-cell table:style-name="Táblázat65.A1" office:value-type="string">
              <text:p text:style-name="Standard"><text:span text:style-name="T12">Status</text:span></text:p>
            </table:table-cell>
          </table:table-row>
        </table:table-header-rows>
        <table:table-row table:style-name="Táblázat65.1">
          <table:table-cell table:style-name="Táblázat65.A2" office:value-type="string">
            <text:p text:style-name="Standard"><text:span text:style-name="T13">Yes</text:span></text:p>
          </table:table-cell>
          <table:table-cell table:style-name="Táblázat65.A2" office:value-type="string">
            <text:p text:style-name="Standard"><text:span text:style-name="T13">Yes</text:span></text:p>
          </table:table-cell>
          <table:table-cell table:style-name="Táblázat65.A2" office:value-type="string">
            <text:p text:style-name="Standard"><text:span text:style-name="T13">Controller implemented — service logic pending</text:span></text:p>
          </table:table-cell>
        </table:table-row>
      </table:table>
      <text:p text:style-name="P10"/>
      <text:p text:style-name="P10"><text:span text:style-name="T11">The ban_user endpoint has a fully functioning controller that parses admin_id, admin_token, user_id, and ban_reason from the request body. The service-layer business logic (actual DB call to ban the user) is currently commented out and pending completion.</text:span></text:p>
      <text:p text:style-name="P10"/>
      <text:h text:style-name="P9" text:outline-level="1"><text:span text:style-name="T10">7. Testing</text:span></text:h>
      <text:p text:style-name="P10"><text:span text:style-name="T11">Backend testing was performed using three complementary methods throughout development:</text:span></text:p>
      <text:p text:style-name="P10"/>
      <text:h text:style-name="P13" text:outline-level="2"><text:soft-page-break/><text:span text:style-name="T16">7.1 Postman</text:span></text:h>
      <text:p text:style-name="P10"><text:span text:style-name="T11">Postman was the primary tool for API endpoint testing. Each endpoint was tested by sending manually crafted JSON request bodies with Base64-encoded field values. Response status codes, JSON response structures, and error handling paths (malformed input, wrong credentials, expired tokens) were all verified through Postman. The CORS preflight (OPTIONS) behaviour was also confirmed.</text:span></text:p>
      <text:p text:style-name="P10"/>
      <table:table table:name="Táblázat66" table:style-name="Táblázat66">
        <table:table-column table:style-name="Táblázat66.A"/>
        <table:table-column table:style-name="Táblázat66.B"/>
        <table:table-header-rows>
          <table:table-row table:style-name="Táblázat66.1">
            <table:table-cell table:style-name="Táblázat66.A1" office:value-type="string">
              <text:p text:style-name="Standard"><text:span text:style-name="T12">Test scenario</text:span></text:p>
            </table:table-cell>
            <table:table-cell table:style-name="Táblázat66.A1" office:value-type="string">
              <text:p text:style-name="Standard"><text:span text:style-name="T12">Method</text:span></text:p>
            </table:table-cell>
          </table:table-row>
        </table:table-header-rows>
        <table:table-row table:style-name="Táblázat66.1">
          <table:table-cell table:style-name="Táblázat66.A2" office:value-type="string">
            <text:p text:style-name="Standard"><text:span text:style-name="T13">Valid registration flow (request → email → promise)</text:span></text:p>
          </table:table-cell>
          <table:table-cell table:style-name="Táblázat66.A2" office:value-type="string">
            <text:p text:style-name="Standard"><text:span text:style-name="T13">Postman – sequential requests</text:span></text:p>
          </table:table-cell>
        </table:table-row>
        <table:table-row table:style-name="Táblázat66.1">
          <table:table-cell table:style-name="Táblázat66.A3" office:value-type="string">
            <text:p text:style-name="Standard"><text:span text:style-name="T13">Duplicate registration (user_already_exists)</text:span></text:p>
          </table:table-cell>
          <table:table-cell table:style-name="Táblázat66.A3" office:value-type="string">
            <text:p text:style-name="Standard"><text:span text:style-name="T13">Postman – repeat request</text:span></text:p>
          </table:table-cell>
        </table:table-row>
        <table:table-row table:style-name="Táblázat66.1">
          <table:table-cell table:style-name="Táblázat66.A2" office:value-type="string">
            <text:p text:style-name="Standard"><text:span text:style-name="T13">Login flow (request → email → promise → JWT returned)</text:span></text:p>
          </table:table-cell>
          <table:table-cell table:style-name="Táblázat66.A2" office:value-type="string">
            <text:p text:style-name="Standard"><text:span text:style-name="T13">Postman – sequential requests</text:span></text:p>
          </table:table-cell>
        </table:table-row>
        <table:table-row table:style-name="Táblázat66.1">
          <table:table-cell table:style-name="Táblázat66.A3" office:value-type="string">
            <text:p text:style-name="Standard"><text:span text:style-name="T13">Wrong password on login</text:span></text:p>
          </table:table-cell>
          <table:table-cell table:style-name="Táblázat66.A3" office:value-type="string">
            <text:p text:style-name="Standard"><text:span text:style-name="T13">Postman – invalid Base64 password value</text:span></text:p>
          </table:table-cell>
        </table:table-row>
        <table:table-row table:style-name="Táblázat66.1">
          <table:table-cell table:style-name="Táblázat66.A2" office:value-type="string">
            <text:p text:style-name="Standard"><text:span text:style-name="T13">Password change flow</text:span></text:p>
          </table:table-cell>
          <table:table-cell table:style-name="Táblázat66.A2" office:value-type="string">
            <text:p text:style-name="Standard"><text:span text:style-name="T13">Postman – sequential requests</text:span></text:p>
          </table:table-cell>
        </table:table-row>
        <table:table-row table:style-name="Táblázat66.1">
          <table:table-cell table:style-name="Táblázat66.A3" office:value-type="string">
            <text:p text:style-name="Standard"><text:span text:style-name="T13">Expired confirmation token (410 response)</text:span></text:p>
          </table:table-cell>
          <table:table-cell table:style-name="Táblázat66.A3" office:value-type="string">
            <text:p text:style-name="Standard"><text:span text:style-name="T13">Postman – delayed promise request</text:span></text:p>
          </table:table-cell>
        </table:table-row>
        <table:table-row table:style-name="Táblázat66.1">
          <table:table-cell table:style-name="Táblázat66.A2" office:value-type="string">
            <text:p text:style-name="Standard"><text:span text:style-name="T13">Account deletion flow</text:span></text:p>
          </table:table-cell>
          <table:table-cell table:style-name="Táblázat66.A2" office:value-type="string">
            <text:p text:style-name="Standard"><text:span text:style-name="T13">Postman – sequential requests</text:span></text:p>
          </table:table-cell>
        </table:table-row>
        <table:table-row table:style-name="Táblázat66.1">
          <table:table-cell table:style-name="Táblázat66.A3" office:value-type="string">
            <text:p text:style-name="Standard"><text:span text:style-name="T13">Admin get_all_users / get_all_orders</text:span></text:p>
          </table:table-cell>
          <table:table-cell table:style-name="Táblázat66.A3" office:value-type="string">
            <text:p text:style-name="Standard"><text:span text:style-name="T13">Postman – with valid admin JWT header</text:span></text:p>
          </table:table-cell>
        </table:table-row>
        <table:table-row table:style-name="Táblázat66.1">
          <table:table-cell table:style-name="Táblázat66.A2" office:value-type="string">
            <text:p text:style-name="Standard"><text:span text:style-name="T13">Missing / invalid JWT on protected endpoint</text:span></text:p>
          </table:table-cell>
          <table:table-cell table:style-name="Táblázat66.A2" office:value-type="string">
            <text:p text:style-name="Standard"><text:span text:style-name="T13">Postman – no Authorization header</text:span></text:p>
          </table:table-cell>
        </table:table-row>
        <table:table-row table:style-name="Táblázat66.1">
          <table:table-cell table:style-name="Táblázat66.A3" office:value-type="string">
            <text:p text:style-name="Standard"><text:span text:style-name="T13">Malformed JSON body (400 response)</text:span></text:p>
          </table:table-cell>
          <table:table-cell table:style-name="Táblázat66.A3" office:value-type="string">
            <text:p text:style-name="Standard"><text:span text:style-name="T13">Postman – intentionally broken JSON</text:span></text:p>
          </table:table-cell>
        </table:table-row>
        <table:table-row table:style-name="Táblázat66.1">
          <table:table-cell table:style-name="Táblázat66.A2" office:value-type="string">
            <text:p text:style-name="Standard"><text:span text:style-name="T13">CORS OPTIONS preflight</text:span></text:p>
          </table:table-cell>
          <table:table-cell table:style-name="Táblázat66.A2" office:value-type="string">
            <text:p text:style-name="Standard"><text:span text:style-name="T13">Postman – OPTIONS method</text:span></text:p>
          </table:table-cell>
        </table:table-row>
      </table:table>
      <text:p text:style-name="P10"/>
      <text:h text:style-name="P13" text:outline-level="2"><text:span text:style-name="T16">7.2 Built-in Test Panel</text:span></text:h>
      <text:p text:style-name="P10"><text:span text:style-name="T11">The Servo application includes a developer test panel (testpanel form), accessible via a dedicated button in the main GUI. This panel was used during active development for rapid, interactive endpoint testing without leaving the application. It allowed the team to trigger requests and inspect raw log output in the RichTextBox in real time, which was especially useful when debugging token flows and database interactions.</text:span></text:p>
      <text:p text:style-name="P10"/>
      <text:h text:style-name="P13" text:outline-level="2"><text:span text:style-name="T16">7.3 Manual Database Inspection</text:span></text:h>
      <text:p text:style-name="P10"><text:span text:style-name="T11">The MariaDB database was inspected manually using phpMyAdmin throughout development. This allowed the team to directly verify database state after API calls — confirming that user records, confirmation tokens, session tokens, and order entries were created, updated, or deleted as expected. The SQL dump (roys_shack_database.sql) was generated from phpMyAdmin (version 5.1.2) and serves as the authoritative schema export for this project.</text:span></text:p>
      <text:p text:style-name="P10"/>
      <table:table table:name="Táblázat67" table:style-name="Táblázat67">
        <table:table-column table:style-name="Táblázat67.A"/>
        <table:table-column table:style-name="Táblázat67.B"/>
        <table:table-header-rows>
          <table:table-row table:style-name="Táblázat67.1">
            <table:table-cell table:style-name="Táblázat67.A1" office:value-type="string">
              <text:p text:style-name="Standard"><text:span text:style-name="T12">Verification area</text:span></text:p>
            </table:table-cell>
            <table:table-cell table:style-name="Táblázat67.A1" office:value-type="string">
              <text:p text:style-name="Standard"><text:span text:style-name="T12">Tool used</text:span></text:p>
            </table:table-cell>
          </table:table-row>
        </table:table-header-rows>
        <table:table-row table:style-name="Táblázat67.1">
          <table:table-cell table:style-name="Táblázat67.A2" office:value-type="string">
            <text:p text:style-name="Standard"><text:span text:style-name="T13">User record creation and account_state transitions</text:span></text:p>
          </table:table-cell>
          <table:table-cell table:style-name="Táblázat67.A2" office:value-type="string">
            <text:p text:style-name="Standard"><text:span text:style-name="T13">phpMyAdmin – users table</text:span></text:p>
          </table:table-cell>
        </table:table-row>
        <table:table-row table:style-name="Táblázat67.1">
          <table:table-cell table:style-name="Táblázat67.A3" office:value-type="string">
            <text:p text:style-name="Standard"><text:span text:style-name="T13">Confirmation token storage and expiry </text:span><text:soft-page-break/><text:span text:style-name="T13">timestamps</text:span></text:p>
          </table:table-cell>
          <table:table-cell table:style-name="Táblázat67.A3" office:value-type="string">
            <text:p text:style-name="Standard"><text:span text:style-name="T13">phpMyAdmin – confirmations table</text:span></text:p>
          </table:table-cell>
        </table:table-row>
        <table:table-row table:style-name="Táblázat67.1">
          <table:table-cell table:style-name="Táblázat67.A2" office:value-type="string">
            <text:p text:style-name="Standard"><text:span text:style-name="T13">Session token rotation after password change</text:span></text:p>
          </table:table-cell>
          <table:table-cell table:style-name="Táblázat67.A2" office:value-type="string">
            <text:p text:style-name="Standard"><text:span text:style-name="T13">phpMyAdmin – users.sesstoken</text:span></text:p>
          </table:table-cell>
        </table:table-row>
        <table:table-row table:style-name="Táblázat67.1">
          <table:table-cell table:style-name="Táblázat67.A3" office:value-type="string">
            <text:p text:style-name="Standard"><text:span text:style-name="T13">Order creation and price calculation</text:span></text:p>
          </table:table-cell>
          <table:table-cell table:style-name="Táblázat67.A3" office:value-type="string">
            <text:p text:style-name="Standard"><text:span text:style-name="T13">phpMyAdmin – orders + order_items tables</text:span></text:p>
          </table:table-cell>
        </table:table-row>
        <table:table-row table:style-name="Táblázat67.1">
          <table:table-cell table:style-name="Táblázat67.A2" office:value-type="string">
            <text:p text:style-name="Standard"><text:span text:style-name="T13">Newsletter recipient registration</text:span></text:p>
          </table:table-cell>
          <table:table-cell table:style-name="Táblázat67.A2" office:value-type="string">
            <text:p text:style-name="Standard"><text:span text:style-name="T13">phpMyAdmin – newsletter_recipients table</text:span></text:p>
          </table:table-cell>
        </table:table-row>
        <table:table-row table:style-name="Táblázat67.1">
          <table:table-cell table:style-name="Táblázat67.A3" office:value-type="string">
            <text:p text:style-name="Standard"><text:span text:style-name="T13">Product and category data integrity</text:span></text:p>
          </table:table-cell>
          <table:table-cell table:style-name="Táblázat67.A3" office:value-type="string">
            <text:p text:style-name="Standard"><text:span text:style-name="T13">phpMyAdmin – products + product_categories tables</text:span></text:p>
          </table:table-cell>
        </table:table-row>
        <table:table-row table:style-name="Táblázat67.1">
          <table:table-cell table:style-name="Táblázat67.A2" office:value-type="string">
            <text:p text:style-name="Standard"><text:span text:style-name="T13">Stored procedure execution results</text:span></text:p>
          </table:table-cell>
          <table:table-cell table:style-name="Táblázat67.A2" office:value-type="string">
            <text:p text:style-name="Standard"><text:span text:style-name="T13">phpMyAdmin – SQL tab, manual CALL statements</text:span></text:p>
          </table:table-cell>
        </table:table-row>
      </table:table>
      <text:p text:style-name="P10"/>
      <text:p text:style-name="Standard"/>
      <text:p text:style-name="P7"><text:span text:style-name="T8">PART 3</text:span></text:p>
      <text:p text:style-name="P8"><text:span text:style-name="T9">DATABASE DOCUMENTATION</text:span></text:p>
      <text:p text:style-name="P17"><text:span text:style-name="T20">The following section is the original database documentation. The content has not been modified — only formatting was applied for consistency.</text:span></text:p>
      <text:p text:style-name="P10"/>
      <text:h text:style-name="P9" text:outline-level="1"><text:span text:style-name="T10">Database Schema</text:span></text:h>
      <text:p text:style-name="P10"><text:span text:style-name="T11">The database is MariaDB-based and consists of 9 main tables. Below is the complete table structure including field types, null constraints, keys, and default values.</text:span></text:p>
      <text:p text:style-name="P10"/>
      <text:h text:style-name="P13" text:outline-level="2"><text:span text:style-name="T16">Users Table</text:span></text:h>
      <table:table table:name="Táblázat68" table:style-name="Táblázat68">
        <table:table-column table:style-name="Táblázat68.A"/>
        <table:table-column table:style-name="Táblázat68.B"/>
        <table:table-column table:style-name="Táblázat68.C"/>
        <table:table-column table:style-name="Táblázat68.D"/>
        <table:table-column table:style-name="Táblázat68.E"/>
        <table:table-header-rows>
          <table:table-row table:style-name="Táblázat68.1">
            <table:table-cell table:style-name="Táblázat68.A1" office:value-type="string">
              <text:p text:style-name="Standard"><text:span text:style-name="T12">Field</text:span></text:p>
            </table:table-cell>
            <table:table-cell table:style-name="Táblázat68.A1" office:value-type="string">
              <text:p text:style-name="Standard"><text:span text:style-name="T12">Type</text:span></text:p>
            </table:table-cell>
            <table:table-cell table:style-name="Táblázat68.A1" office:value-type="string">
              <text:p text:style-name="Standard"><text:span text:style-name="T12">Null</text:span></text:p>
            </table:table-cell>
            <table:table-cell table:style-name="Táblázat68.A1" office:value-type="string">
              <text:p text:style-name="Standard"><text:span text:style-name="T12">Key</text:span></text:p>
            </table:table-cell>
            <table:table-cell table:style-name="Táblázat68.A1" office:value-type="string">
              <text:p text:style-name="Standard"><text:span text:style-name="T12">Default</text:span></text:p>
            </table:table-cell>
          </table:table-row>
        </table:table-header-rows>
        <table:table-row table:style-name="Táblázat68.1">
          <table:table-cell table:style-name="Táblázat68.A2" office:value-type="string">
            <text:p text:style-name="Standard"><text:span text:style-name="T13">id</text:span></text:p>
          </table:table-cell>
          <table:table-cell table:style-name="Táblázat68.A2" office:value-type="string">
            <text:p text:style-name="Standard"><text:span text:style-name="T13">int(11)</text:span></text:p>
          </table:table-cell>
          <table:table-cell table:style-name="Táblázat68.A2" office:value-type="string">
            <text:p text:style-name="Standard"><text:span text:style-name="T13">NO</text:span></text:p>
          </table:table-cell>
          <table:table-cell table:style-name="Táblázat68.A2" office:value-type="string">
            <text:p text:style-name="Standard"><text:span text:style-name="T13">PRI</text:span></text:p>
          </table:table-cell>
          <table:table-cell table:style-name="Táblázat68.A2" office:value-type="string">
            <text:p text:style-name="Standard"><text:span text:style-name="T13">NULL</text:span></text:p>
          </table:table-cell>
        </table:table-row>
        <table:table-row table:style-name="Táblázat68.1">
          <table:table-cell table:style-name="Táblázat68.A3" office:value-type="string">
            <text:p text:style-name="Standard"><text:span text:style-name="T13">email</text:span></text:p>
          </table:table-cell>
          <table:table-cell table:style-name="Táblázat68.A3" office:value-type="string">
            <text:p text:style-name="Standard"><text:span text:style-name="T13">varchar(255)</text:span></text:p>
          </table:table-cell>
          <table:table-cell table:style-name="Táblázat68.A3" office:value-type="string">
            <text:p text:style-name="Standard"><text:span text:style-name="T13">NO</text:span></text:p>
          </table:table-cell>
          <table:table-cell table:style-name="Táblázat68.A3" office:value-type="string">
            <text:p text:style-name="Standard"><text:span text:style-name="T13">UNI</text:span></text:p>
          </table:table-cell>
          <table:table-cell table:style-name="Táblázat68.A3" office:value-type="string">
            <text:p text:style-name="Standard"><text:span text:style-name="T13">NULL</text:span></text:p>
          </table:table-cell>
        </table:table-row>
        <table:table-row table:style-name="Táblázat68.1">
          <table:table-cell table:style-name="Táblázat68.A2" office:value-type="string">
            <text:p text:style-name="Standard"><text:span text:style-name="T13">created_at</text:span></text:p>
          </table:table-cell>
          <table:table-cell table:style-name="Táblázat68.A2" office:value-type="string">
            <text:p text:style-name="Standard"><text:span text:style-name="T13">datetime</text:span></text:p>
          </table:table-cell>
          <table:table-cell table:style-name="Táblázat68.A2" office:value-type="string">
            <text:p text:style-name="Standard"><text:span text:style-name="T13">NO</text:span></text:p>
          </table:table-cell>
          <table:table-cell table:style-name="Táblázat68.A2" office:value-type="string">
            <text:p text:style-name="Standard"/>
          </table:table-cell>
          <table:table-cell table:style-name="Táblázat68.A2" office:value-type="string">
            <text:p text:style-name="Standard"><text:span text:style-name="T13">CURRENT_TIMESTAMP</text:span></text:p>
          </table:table-cell>
        </table:table-row>
        <table:table-row table:style-name="Táblázat68.1">
          <table:table-cell table:style-name="Táblázat68.A3" office:value-type="string">
            <text:p text:style-name="Standard"><text:span text:style-name="T13">sesstoken</text:span></text:p>
          </table:table-cell>
          <table:table-cell table:style-name="Táblázat68.A3" office:value-type="string">
            <text:p text:style-name="Standard"><text:span text:style-name="T13">varchar(255)</text:span></text:p>
          </table:table-cell>
          <table:table-cell table:style-name="Táblázat68.A3" office:value-type="string">
            <text:p text:style-name="Standard"><text:span text:style-name="T13">NO</text:span></text:p>
          </table:table-cell>
          <table:table-cell table:style-name="Táblázat68.A3" office:value-type="string">
            <text:p text:style-name="Standard"/>
          </table:table-cell>
          <table:table-cell table:style-name="Táblázat68.A3" office:value-type="string">
            <text:p text:style-name="Standard"><text:span text:style-name="T13">NULL</text:span></text:p>
          </table:table-cell>
        </table:table-row>
        <table:table-row table:style-name="Táblázat68.1">
          <table:table-cell table:style-name="Táblázat68.A2" office:value-type="string">
            <text:p text:style-name="Standard"><text:span text:style-name="T13">passhash</text:span></text:p>
          </table:table-cell>
          <table:table-cell table:style-name="Táblázat68.A2" office:value-type="string">
            <text:p text:style-name="Standard"><text:span text:style-name="T13">varchar(255)</text:span></text:p>
          </table:table-cell>
          <table:table-cell table:style-name="Táblázat68.A2" office:value-type="string">
            <text:p text:style-name="Standard"><text:span text:style-name="T13">NO</text:span></text:p>
          </table:table-cell>
          <table:table-cell table:style-name="Táblázat68.A2" office:value-type="string">
            <text:p text:style-name="Standard"/>
          </table:table-cell>
          <table:table-cell table:style-name="Táblázat68.A2" office:value-type="string">
            <text:p text:style-name="Standard"><text:span text:style-name="T13">NULL</text:span></text:p>
          </table:table-cell>
        </table:table-row>
        <table:table-row table:style-name="Táblázat68.1">
          <table:table-cell table:style-name="Táblázat68.A3" office:value-type="string">
            <text:p text:style-name="Standard"><text:span text:style-name="T13">sesstoken_expire</text:span></text:p>
          </table:table-cell>
          <table:table-cell table:style-name="Táblázat68.A3" office:value-type="string">
            <text:p text:style-name="Standard"><text:span text:style-name="T13">datetime</text:span></text:p>
          </table:table-cell>
          <table:table-cell table:style-name="Táblázat68.A3" office:value-type="string">
            <text:p text:style-name="Standard"><text:span text:style-name="T13">NO</text:span></text:p>
          </table:table-cell>
          <table:table-cell table:style-name="Táblázat68.A3" office:value-type="string">
            <text:p text:style-name="Standard"/>
          </table:table-cell>
          <table:table-cell table:style-name="Táblázat68.A3" office:value-type="string">
            <text:p text:style-name="Standard"><text:span text:style-name="T13">CURRENT_TIMESTAMP</text:span></text:p>
          </table:table-cell>
        </table:table-row>
        <table:table-row table:style-name="Táblázat68.1">
          <table:table-cell table:style-name="Táblázat68.A2" office:value-type="string">
            <text:p text:style-name="Standard"><text:span text:style-name="T13">first_name</text:span></text:p>
          </table:table-cell>
          <table:table-cell table:style-name="Táblázat68.A2" office:value-type="string">
            <text:p text:style-name="Standard"><text:span text:style-name="T13">varchar(255)</text:span></text:p>
          </table:table-cell>
          <table:table-cell table:style-name="Táblázat68.A2" office:value-type="string">
            <text:p text:style-name="Standard"><text:span text:style-name="T13">NO</text:span></text:p>
          </table:table-cell>
          <table:table-cell table:style-name="Táblázat68.A2" office:value-type="string">
            <text:p text:style-name="Standard"/>
          </table:table-cell>
          <table:table-cell table:style-name="Táblázat68.A2" office:value-type="string">
            <text:p text:style-name="Standard"><text:span text:style-name="T13">NULL</text:span></text:p>
          </table:table-cell>
        </table:table-row>
        <table:table-row table:style-name="Táblázat68.1">
          <table:table-cell table:style-name="Táblázat68.A3" office:value-type="string">
            <text:p text:style-name="Standard"><text:span text:style-name="T13">last_name</text:span></text:p>
          </table:table-cell>
          <table:table-cell table:style-name="Táblázat68.A3" office:value-type="string">
            <text:p text:style-name="Standard"><text:span text:style-name="T13">varchar(16)</text:span></text:p>
          </table:table-cell>
          <table:table-cell table:style-name="Táblázat68.A3" office:value-type="string">
            <text:p text:style-name="Standard"><text:span text:style-name="T13">NO</text:span></text:p>
          </table:table-cell>
          <table:table-cell table:style-name="Táblázat68.A3" office:value-type="string">
            <text:p text:style-name="Standard"/>
          </table:table-cell>
          <table:table-cell table:style-name="Táblázat68.A3" office:value-type="string">
            <text:p text:style-name="Standard"><text:span text:style-name="T13">NULL</text:span></text:p>
          </table:table-cell>
        </table:table-row>
        <table:table-row table:style-name="Táblázat68.1">
          <table:table-cell table:style-name="Táblázat68.A2" office:value-type="string">
            <text:p text:style-name="Standard"><text:span text:style-name="T13">account_state</text:span></text:p>
          </table:table-cell>
          <table:table-cell table:style-name="Táblázat68.A2" office:value-type="string">
            <text:p text:style-name="Standard"><text:span text:style-name="T13">enum('verified','unverified','banned','admin','deleted')</text:span></text:p>
          </table:table-cell>
          <table:table-cell table:style-name="Táblázat68.A2" office:value-type="string">
            <text:p text:style-name="Standard"><text:span text:style-name="T13">NO</text:span></text:p>
          </table:table-cell>
          <table:table-cell table:style-name="Táblázat68.A2" office:value-type="string">
            <text:p text:style-name="Standard"/>
          </table:table-cell>
          <table:table-cell table:style-name="Táblázat68.A2" office:value-type="string">
            <text:p text:style-name="Standard"><text:span text:style-name="T13">NULL</text:span></text:p>
          </table:table-cell>
        </table:table-row>
      </table:table>
      <text:p text:style-name="P10"/>
      <text:h text:style-name="P13" text:outline-level="2"><text:span text:style-name="T16">Confirmations Table</text:span></text:h>
      <table:table table:name="Táblázat69" table:style-name="Táblázat69">
        <table:table-column table:style-name="Táblázat69.A"/>
        <table:table-column table:style-name="Táblázat69.B"/>
        <table:table-column table:style-name="Táblázat69.C"/>
        <table:table-column table:style-name="Táblázat69.D"/>
        <table:table-column table:style-name="Táblázat69.E"/>
        <table:table-header-rows>
          <table:table-row table:style-name="Táblázat69.1">
            <table:table-cell table:style-name="Táblázat69.A1" office:value-type="string">
              <text:p text:style-name="Standard"><text:span text:style-name="T12">Field</text:span></text:p>
            </table:table-cell>
            <table:table-cell table:style-name="Táblázat69.A1" office:value-type="string">
              <text:p text:style-name="Standard"><text:span text:style-name="T12">Type</text:span></text:p>
            </table:table-cell>
            <table:table-cell table:style-name="Táblázat69.A1" office:value-type="string">
              <text:p text:style-name="Standard"><text:span text:style-name="T12">Null</text:span></text:p>
            </table:table-cell>
            <table:table-cell table:style-name="Táblázat69.A1" office:value-type="string">
              <text:p text:style-name="Standard"><text:span text:style-name="T12">Key</text:span></text:p>
            </table:table-cell>
            <table:table-cell table:style-name="Táblázat69.A1" office:value-type="string">
              <text:p text:style-name="Standard"><text:span text:style-name="T12">Default</text:span></text:p>
            </table:table-cell>
          </table:table-row>
        </table:table-header-rows>
        <table:table-row table:style-name="Táblázat69.1">
          <table:table-cell table:style-name="Táblázat69.A2" office:value-type="string">
            <text:p text:style-name="Standard"><text:span text:style-name="T13">id</text:span></text:p>
          </table:table-cell>
          <table:table-cell table:style-name="Táblázat69.A2" office:value-type="string">
            <text:p text:style-name="Standard"><text:span text:style-name="T13">int(11)</text:span></text:p>
          </table:table-cell>
          <table:table-cell table:style-name="Táblázat69.A2" office:value-type="string">
            <text:p text:style-name="Standard"><text:span text:style-name="T13">NO</text:span></text:p>
          </table:table-cell>
          <table:table-cell table:style-name="Táblázat69.A2" office:value-type="string">
            <text:p text:style-name="Standard"><text:span text:style-name="T13">PRI</text:span></text:p>
          </table:table-cell>
          <table:table-cell table:style-name="Táblázat69.A2" office:value-type="string">
            <text:p text:style-name="Standard"><text:span text:style-name="T13">NULL</text:span></text:p>
          </table:table-cell>
        </table:table-row>
        <table:table-row table:style-name="Táblázat69.1">
          <table:table-cell table:style-name="Táblázat69.A3" office:value-type="string">
            <text:p text:style-name="Standard"><text:span text:style-name="T13">user_id</text:span></text:p>
          </table:table-cell>
          <table:table-cell table:style-name="Táblázat69.A3" office:value-type="string">
            <text:p text:style-name="Standard"><text:span text:style-name="T13">int(11)</text:span></text:p>
          </table:table-cell>
          <table:table-cell table:style-name="Táblázat69.A3" office:value-type="string">
            <text:p text:style-name="Standard"><text:span text:style-name="T13">NO</text:span></text:p>
          </table:table-cell>
          <table:table-cell table:style-name="Táblázat69.A3" office:value-type="string">
            <text:p text:style-name="Standard"><text:span text:style-name="T13">MUL</text:span></text:p>
          </table:table-cell>
          <table:table-cell table:style-name="Táblázat69.A3" office:value-type="string">
            <text:p text:style-name="Standard"><text:span text:style-name="T13">NULL</text:span></text:p>
          </table:table-cell>
        </table:table-row>
        <table:table-row table:style-name="Táblázat69.1">
          <table:table-cell table:style-name="Táblázat69.A2" office:value-type="string">
            <text:p text:style-name="Standard"><text:span text:style-name="T13">new_value</text:span></text:p>
          </table:table-cell>
          <table:table-cell table:style-name="Táblázat69.A2" office:value-type="string">
            <text:p text:style-name="Standard"><text:span text:style-name="T13">varchar(255)</text:span></text:p>
          </table:table-cell>
          <table:table-cell table:style-name="Táblázat69.A2" office:value-type="string">
            <text:p text:style-name="Standard"><text:span text:style-name="T13">YES</text:span></text:p>
          </table:table-cell>
          <table:table-cell table:style-name="Táblázat69.A2" office:value-type="string">
            <text:p text:style-name="Standard"/>
          </table:table-cell>
          <table:table-cell table:style-name="Táblázat69.A2" office:value-type="string">
            <text:p text:style-name="Standard"><text:span text:style-name="T13">NULL</text:span></text:p>
          </table:table-cell>
        </table:table-row>
        <table:table-row table:style-name="Táblázat69.1">
          <table:table-cell table:style-name="Táblázat69.A3" office:value-type="string">
            <text:p text:style-name="Standard"><text:span text:style-name="T13">confirmation_token</text:span></text:p>
          </table:table-cell>
          <table:table-cell table:style-name="Táblázat69.A3" office:value-type="string">
            <text:p text:style-name="Standard"><text:span text:style-name="T13">varchar(255)</text:span></text:p>
          </table:table-cell>
          <table:table-cell table:style-name="Táblázat69.A3" office:value-type="string">
            <text:p text:style-name="Standard"><text:span text:style-name="T13">NO</text:span></text:p>
          </table:table-cell>
          <table:table-cell table:style-name="Táblázat69.A3" office:value-type="string">
            <text:p text:style-name="Standard"/>
          </table:table-cell>
          <table:table-cell table:style-name="Táblázat69.A3" office:value-type="string">
            <text:p text:style-name="Standard"><text:span text:style-name="T13">NULL</text:span></text:p>
          </table:table-cell>
        </table:table-row>
        <table:table-row table:style-name="Táblázat69.1">
          <table:table-cell table:style-name="Táblázat69.A2" office:value-type="string">
            <text:p text:style-name="Standard"><text:span text:style-name="T13">confirmation_token_expire</text:span></text:p>
          </table:table-cell>
          <table:table-cell table:style-name="Táblázat69.A2" office:value-type="string">
            <text:p text:style-name="Standard"><text:span text:style-name="T13">datetime</text:span></text:p>
          </table:table-cell>
          <table:table-cell table:style-name="Táblázat69.A2" office:value-type="string">
            <text:p text:style-name="Standard"><text:span text:style-name="T13">NO</text:span></text:p>
          </table:table-cell>
          <table:table-cell table:style-name="Táblázat69.A2" office:value-type="string">
            <text:p text:style-name="Standard"/>
          </table:table-cell>
          <table:table-cell table:style-name="Táblázat69.A2" office:value-type="string">
            <text:p text:style-name="Standard"><text:span text:style-name="T13">NULL</text:span></text:p>
          </table:table-cell>
        </table:table-row>
        <table:table-row table:style-name="Táblázat69.1">
          <table:table-cell table:style-name="Táblázat69.A3" office:value-type="string">
            <text:p text:style-name="Standard"><text:span text:style-name="T13">confirmation_type</text:span></text:p>
          </table:table-cell>
          <table:table-cell table:style-name="Táblázat69.A3" office:value-type="string">
            <text:p text:style-name="Standard"><text:span text:style-name="T13">enum('password_change','account_deletion','account_creation')</text:span></text:p>
          </table:table-cell>
          <table:table-cell table:style-name="Táblázat69.A3" office:value-type="string">
            <text:p text:style-name="Standard"><text:span text:style-name="T13">NO</text:span></text:p>
          </table:table-cell>
          <table:table-cell table:style-name="Táblázat69.A3" office:value-type="string">
            <text:p text:style-name="Standard"/>
          </table:table-cell>
          <table:table-cell table:style-name="Táblázat69.A3" office:value-type="string">
            <text:p text:style-name="Standard"><text:span text:style-name="T13">NULL</text:span></text:p>
          </table:table-cell>
        </table:table-row>
      </table:table>
      <text:p text:style-name="P10"/>
      <text:h text:style-name="P13" text:outline-level="2"><text:soft-page-break/><text:span text:style-name="T16">Newsletter Recipients Table</text:span></text:h>
      <table:table table:name="Táblázat70" table:style-name="Táblázat70">
        <table:table-column table:style-name="Táblázat70.A"/>
        <table:table-column table:style-name="Táblázat70.B"/>
        <table:table-column table:style-name="Táblázat70.C"/>
        <table:table-column table:style-name="Táblázat70.D"/>
        <table:table-column table:style-name="Táblázat70.E"/>
        <table:table-header-rows>
          <table:table-row table:style-name="Táblázat70.1">
            <table:table-cell table:style-name="Táblázat70.A1" office:value-type="string">
              <text:p text:style-name="Standard"><text:span text:style-name="T12">Field</text:span></text:p>
            </table:table-cell>
            <table:table-cell table:style-name="Táblázat70.A1" office:value-type="string">
              <text:p text:style-name="Standard"><text:span text:style-name="T12">Type</text:span></text:p>
            </table:table-cell>
            <table:table-cell table:style-name="Táblázat70.A1" office:value-type="string">
              <text:p text:style-name="Standard"><text:span text:style-name="T12">Null</text:span></text:p>
            </table:table-cell>
            <table:table-cell table:style-name="Táblázat70.A1" office:value-type="string">
              <text:p text:style-name="Standard"><text:span text:style-name="T12">Key</text:span></text:p>
            </table:table-cell>
            <table:table-cell table:style-name="Táblázat70.A1" office:value-type="string">
              <text:p text:style-name="Standard"><text:span text:style-name="T12">Default</text:span></text:p>
            </table:table-cell>
          </table:table-row>
        </table:table-header-rows>
        <table:table-row table:style-name="Táblázat70.1">
          <table:table-cell table:style-name="Táblázat70.A2" office:value-type="string">
            <text:p text:style-name="Standard"><text:span text:style-name="T13">id</text:span></text:p>
          </table:table-cell>
          <table:table-cell table:style-name="Táblázat70.A2" office:value-type="string">
            <text:p text:style-name="Standard"><text:span text:style-name="T13">int(11)</text:span></text:p>
          </table:table-cell>
          <table:table-cell table:style-name="Táblázat70.A2" office:value-type="string">
            <text:p text:style-name="Standard"><text:span text:style-name="T13">NO</text:span></text:p>
          </table:table-cell>
          <table:table-cell table:style-name="Táblázat70.A2" office:value-type="string">
            <text:p text:style-name="Standard"><text:span text:style-name="T13">PRI</text:span></text:p>
          </table:table-cell>
          <table:table-cell table:style-name="Táblázat70.A2" office:value-type="string">
            <text:p text:style-name="Standard"><text:span text:style-name="T13">NULL</text:span></text:p>
          </table:table-cell>
        </table:table-row>
        <table:table-row table:style-name="Táblázat70.1">
          <table:table-cell table:style-name="Táblázat70.A3" office:value-type="string">
            <text:p text:style-name="Standard"><text:span text:style-name="T13">user_id</text:span></text:p>
          </table:table-cell>
          <table:table-cell table:style-name="Táblázat70.A3" office:value-type="string">
            <text:p text:style-name="Standard"><text:span text:style-name="T13">int(11)</text:span></text:p>
          </table:table-cell>
          <table:table-cell table:style-name="Táblázat70.A3" office:value-type="string">
            <text:p text:style-name="Standard"><text:span text:style-name="T13">NO</text:span></text:p>
          </table:table-cell>
          <table:table-cell table:style-name="Táblázat70.A3" office:value-type="string">
            <text:p text:style-name="Standard"><text:span text:style-name="T13">MUL</text:span></text:p>
          </table:table-cell>
          <table:table-cell table:style-name="Táblázat70.A3" office:value-type="string">
            <text:p text:style-name="Standard"><text:span text:style-name="T13">NULL</text:span></text:p>
          </table:table-cell>
        </table:table-row>
        <table:table-row table:style-name="Táblázat70.1">
          <table:table-cell table:style-name="Táblázat70.A2" office:value-type="string">
            <text:p text:style-name="Standard"><text:span text:style-name="T13">news_level</text:span></text:p>
          </table:table-cell>
          <table:table-cell table:style-name="Táblázat70.A2" office:value-type="string">
            <text:p text:style-name="Standard"><text:span text:style-name="T13">int(11)</text:span></text:p>
          </table:table-cell>
          <table:table-cell table:style-name="Táblázat70.A2" office:value-type="string">
            <text:p text:style-name="Standard"><text:span text:style-name="T13">NO</text:span></text:p>
          </table:table-cell>
          <table:table-cell table:style-name="Táblázat70.A2" office:value-type="string">
            <text:p text:style-name="Standard"/>
          </table:table-cell>
          <table:table-cell table:style-name="Táblázat70.A2" office:value-type="string">
            <text:p text:style-name="Standard"><text:span text:style-name="T13">NULL</text:span></text:p>
          </table:table-cell>
        </table:table-row>
        <table:table-row table:style-name="Táblázat70.1">
          <table:table-cell table:style-name="Táblázat70.A3" office:value-type="string">
            <text:p text:style-name="Standard"><text:span text:style-name="T13">received_current_newsletter</text:span></text:p>
          </table:table-cell>
          <table:table-cell table:style-name="Táblázat70.A3" office:value-type="string">
            <text:p text:style-name="Standard"><text:span text:style-name="T13">int(11)</text:span></text:p>
          </table:table-cell>
          <table:table-cell table:style-name="Táblázat70.A3" office:value-type="string">
            <text:p text:style-name="Standard"><text:span text:style-name="T13">NO</text:span></text:p>
          </table:table-cell>
          <table:table-cell table:style-name="Táblázat70.A3" office:value-type="string">
            <text:p text:style-name="Standard"/>
          </table:table-cell>
          <table:table-cell table:style-name="Táblázat70.A3" office:value-type="string">
            <text:p text:style-name="Standard"><text:span text:style-name="T13">NULL</text:span></text:p>
          </table:table-cell>
        </table:table-row>
      </table:table>
      <text:p text:style-name="P10"/>
      <text:h text:style-name="P13" text:outline-level="2"><text:span text:style-name="T16">Orders Table</text:span></text:h>
      <table:table table:name="Táblázat71" table:style-name="Táblázat71">
        <table:table-column table:style-name="Táblázat71.A"/>
        <table:table-column table:style-name="Táblázat71.B"/>
        <table:table-column table:style-name="Táblázat71.C"/>
        <table:table-column table:style-name="Táblázat71.D"/>
        <table:table-column table:style-name="Táblázat71.E"/>
        <table:table-header-rows>
          <table:table-row table:style-name="Táblázat71.1">
            <table:table-cell table:style-name="Táblázat71.A1" office:value-type="string">
              <text:p text:style-name="Standard"><text:span text:style-name="T12">Field</text:span></text:p>
            </table:table-cell>
            <table:table-cell table:style-name="Táblázat71.A1" office:value-type="string">
              <text:p text:style-name="Standard"><text:span text:style-name="T12">Type</text:span></text:p>
            </table:table-cell>
            <table:table-cell table:style-name="Táblázat71.A1" office:value-type="string">
              <text:p text:style-name="Standard"><text:span text:style-name="T12">Null</text:span></text:p>
            </table:table-cell>
            <table:table-cell table:style-name="Táblázat71.A1" office:value-type="string">
              <text:p text:style-name="Standard"><text:span text:style-name="T12">Key</text:span></text:p>
            </table:table-cell>
            <table:table-cell table:style-name="Táblázat71.A1" office:value-type="string">
              <text:p text:style-name="Standard"><text:span text:style-name="T12">Default</text:span></text:p>
            </table:table-cell>
          </table:table-row>
        </table:table-header-rows>
        <table:table-row table:style-name="Táblázat71.1">
          <table:table-cell table:style-name="Táblázat71.A2" office:value-type="string">
            <text:p text:style-name="Standard"><text:span text:style-name="T13">id</text:span></text:p>
          </table:table-cell>
          <table:table-cell table:style-name="Táblázat71.A2" office:value-type="string">
            <text:p text:style-name="Standard"><text:span text:style-name="T13">int(11)</text:span></text:p>
          </table:table-cell>
          <table:table-cell table:style-name="Táblázat71.A2" office:value-type="string">
            <text:p text:style-name="Standard"><text:span text:style-name="T13">NO</text:span></text:p>
          </table:table-cell>
          <table:table-cell table:style-name="Táblázat71.A2" office:value-type="string">
            <text:p text:style-name="Standard"><text:span text:style-name="T13">PRI</text:span></text:p>
          </table:table-cell>
          <table:table-cell table:style-name="Táblázat71.A2" office:value-type="string">
            <text:p text:style-name="Standard"><text:span text:style-name="T13">NULL</text:span></text:p>
          </table:table-cell>
        </table:table-row>
        <table:table-row table:style-name="Táblázat71.1">
          <table:table-cell table:style-name="Táblázat71.A3" office:value-type="string">
            <text:p text:style-name="Standard"><text:span text:style-name="T13">user_id</text:span></text:p>
          </table:table-cell>
          <table:table-cell table:style-name="Táblázat71.A3" office:value-type="string">
            <text:p text:style-name="Standard"><text:span text:style-name="T13">int(11)</text:span></text:p>
          </table:table-cell>
          <table:table-cell table:style-name="Táblázat71.A3" office:value-type="string">
            <text:p text:style-name="Standard"><text:span text:style-name="T13">NO</text:span></text:p>
          </table:table-cell>
          <table:table-cell table:style-name="Táblázat71.A3" office:value-type="string">
            <text:p text:style-name="Standard"><text:span text:style-name="T13">MUL</text:span></text:p>
          </table:table-cell>
          <table:table-cell table:style-name="Táblázat71.A3" office:value-type="string">
            <text:p text:style-name="Standard"><text:span text:style-name="T13">NULL</text:span></text:p>
          </table:table-cell>
        </table:table-row>
        <table:table-row table:style-name="Táblázat71.1">
          <table:table-cell table:style-name="Táblázat71.A2" office:value-type="string">
            <text:p text:style-name="Standard"><text:span text:style-name="T13">created_at</text:span></text:p>
          </table:table-cell>
          <table:table-cell table:style-name="Táblázat71.A2" office:value-type="string">
            <text:p text:style-name="Standard"><text:span text:style-name="T13">datetime</text:span></text:p>
          </table:table-cell>
          <table:table-cell table:style-name="Táblázat71.A2" office:value-type="string">
            <text:p text:style-name="Standard"><text:span text:style-name="T13">NO</text:span></text:p>
          </table:table-cell>
          <table:table-cell table:style-name="Táblázat71.A2" office:value-type="string">
            <text:p text:style-name="Standard"/>
          </table:table-cell>
          <table:table-cell table:style-name="Táblázat71.A2" office:value-type="string">
            <text:p text:style-name="Standard"><text:span text:style-name="T13">NULL</text:span></text:p>
          </table:table-cell>
        </table:table-row>
        <table:table-row table:style-name="Táblázat71.1">
          <table:table-cell table:style-name="Táblázat71.A3" office:value-type="string">
            <text:p text:style-name="Standard"><text:span text:style-name="T13">price</text:span></text:p>
          </table:table-cell>
          <table:table-cell table:style-name="Táblázat71.A3" office:value-type="string">
            <text:p text:style-name="Standard"><text:span text:style-name="T13">decimal(10,2)</text:span></text:p>
          </table:table-cell>
          <table:table-cell table:style-name="Táblázat71.A3" office:value-type="string">
            <text:p text:style-name="Standard"><text:span text:style-name="T13">NO</text:span></text:p>
          </table:table-cell>
          <table:table-cell table:style-name="Táblázat71.A3" office:value-type="string">
            <text:p text:style-name="Standard"/>
          </table:table-cell>
          <table:table-cell table:style-name="Táblázat71.A3" office:value-type="string">
            <text:p text:style-name="Standard"><text:span text:style-name="T13">NULL</text:span></text:p>
          </table:table-cell>
        </table:table-row>
        <table:table-row table:style-name="Táblázat71.1">
          <table:table-cell table:style-name="Táblázat71.A2" office:value-type="string">
            <text:p text:style-name="Standard"><text:span text:style-name="T13">city</text:span></text:p>
          </table:table-cell>
          <table:table-cell table:style-name="Táblázat71.A2" office:value-type="string">
            <text:p text:style-name="Standard"><text:span text:style-name="T13">varchar(255)</text:span></text:p>
          </table:table-cell>
          <table:table-cell table:style-name="Táblázat71.A2" office:value-type="string">
            <text:p text:style-name="Standard"><text:span text:style-name="T13">NO</text:span></text:p>
          </table:table-cell>
          <table:table-cell table:style-name="Táblázat71.A2" office:value-type="string">
            <text:p text:style-name="Standard"/>
          </table:table-cell>
          <table:table-cell table:style-name="Táblázat71.A2" office:value-type="string">
            <text:p text:style-name="Standard"><text:span text:style-name="T13">NULL</text:span></text:p>
          </table:table-cell>
        </table:table-row>
        <table:table-row table:style-name="Táblázat71.1">
          <table:table-cell table:style-name="Táblázat71.A3" office:value-type="string">
            <text:p text:style-name="Standard"><text:span text:style-name="T13">zipcode</text:span></text:p>
          </table:table-cell>
          <table:table-cell table:style-name="Táblázat71.A3" office:value-type="string">
            <text:p text:style-name="Standard"><text:span text:style-name="T13">varchar(10)</text:span></text:p>
          </table:table-cell>
          <table:table-cell table:style-name="Táblázat71.A3" office:value-type="string">
            <text:p text:style-name="Standard"><text:span text:style-name="T13">NO</text:span></text:p>
          </table:table-cell>
          <table:table-cell table:style-name="Táblázat71.A3" office:value-type="string">
            <text:p text:style-name="Standard"/>
          </table:table-cell>
          <table:table-cell table:style-name="Táblázat71.A3" office:value-type="string">
            <text:p text:style-name="Standard"><text:span text:style-name="T13">NULL</text:span></text:p>
          </table:table-cell>
        </table:table-row>
        <table:table-row table:style-name="Táblázat71.1">
          <table:table-cell table:style-name="Táblázat71.A2" office:value-type="string">
            <text:p text:style-name="Standard"><text:span text:style-name="T13">address</text:span></text:p>
          </table:table-cell>
          <table:table-cell table:style-name="Táblázat71.A2" office:value-type="string">
            <text:p text:style-name="Standard"><text:span text:style-name="T13">varchar(255)</text:span></text:p>
          </table:table-cell>
          <table:table-cell table:style-name="Táblázat71.A2" office:value-type="string">
            <text:p text:style-name="Standard"><text:span text:style-name="T13">NO</text:span></text:p>
          </table:table-cell>
          <table:table-cell table:style-name="Táblázat71.A2" office:value-type="string">
            <text:p text:style-name="Standard"/>
          </table:table-cell>
          <table:table-cell table:style-name="Táblázat71.A2" office:value-type="string">
            <text:p text:style-name="Standard"><text:span text:style-name="T13">NULL</text:span></text:p>
          </table:table-cell>
        </table:table-row>
        <table:table-row table:style-name="Táblázat71.1">
          <table:table-cell table:style-name="Táblázat71.A3" office:value-type="string">
            <text:p text:style-name="Standard"><text:span text:style-name="T13">apartment_number</text:span></text:p>
          </table:table-cell>
          <table:table-cell table:style-name="Táblázat71.A3" office:value-type="string">
            <text:p text:style-name="Standard"><text:span text:style-name="T13">int(11)</text:span></text:p>
          </table:table-cell>
          <table:table-cell table:style-name="Táblázat71.A3" office:value-type="string">
            <text:p text:style-name="Standard"><text:span text:style-name="T13">NO</text:span></text:p>
          </table:table-cell>
          <table:table-cell table:style-name="Táblázat71.A3" office:value-type="string">
            <text:p text:style-name="Standard"/>
          </table:table-cell>
          <table:table-cell table:style-name="Táblázat71.A3" office:value-type="string">
            <text:p text:style-name="Standard"><text:span text:style-name="T13">NULL</text:span></text:p>
          </table:table-cell>
        </table:table-row>
        <table:table-row table:style-name="Táblázat71.1">
          <table:table-cell table:style-name="Táblázat71.A2" office:value-type="string">
            <text:p text:style-name="Standard"><text:span text:style-name="T13">note</text:span></text:p>
          </table:table-cell>
          <table:table-cell table:style-name="Táblázat71.A2" office:value-type="string">
            <text:p text:style-name="Standard"><text:span text:style-name="T13">varchar(255)</text:span></text:p>
          </table:table-cell>
          <table:table-cell table:style-name="Táblázat71.A2" office:value-type="string">
            <text:p text:style-name="Standard"><text:span text:style-name="T13">NO</text:span></text:p>
          </table:table-cell>
          <table:table-cell table:style-name="Táblázat71.A2" office:value-type="string">
            <text:p text:style-name="Standard"/>
          </table:table-cell>
          <table:table-cell table:style-name="Táblázat71.A2" office:value-type="string">
            <text:p text:style-name="Standard"><text:span text:style-name="T13">NULL</text:span></text:p>
          </table:table-cell>
        </table:table-row>
        <table:table-row table:style-name="Táblázat71.1">
          <table:table-cell table:style-name="Táblázat71.A3" office:value-type="string">
            <text:p text:style-name="Standard"><text:span text:style-name="T13">house_number</text:span></text:p>
          </table:table-cell>
          <table:table-cell table:style-name="Táblázat71.A3" office:value-type="string">
            <text:p text:style-name="Standard"><text:span text:style-name="T13">int(11)</text:span></text:p>
          </table:table-cell>
          <table:table-cell table:style-name="Táblázat71.A3" office:value-type="string">
            <text:p text:style-name="Standard"><text:span text:style-name="T13">NO</text:span></text:p>
          </table:table-cell>
          <table:table-cell table:style-name="Táblázat71.A3" office:value-type="string">
            <text:p text:style-name="Standard"/>
          </table:table-cell>
          <table:table-cell table:style-name="Táblázat71.A3" office:value-type="string">
            <text:p text:style-name="Standard"><text:span text:style-name="T13">NULL</text:span></text:p>
          </table:table-cell>
        </table:table-row>
        <table:table-row table:style-name="Táblázat71.1">
          <table:table-cell table:style-name="Táblázat71.A2" office:value-type="string">
            <text:p text:style-name="Standard"><text:span text:style-name="T13">phone_number</text:span></text:p>
          </table:table-cell>
          <table:table-cell table:style-name="Táblázat71.A2" office:value-type="string">
            <text:p text:style-name="Standard"><text:span text:style-name="T13">varchar(20)</text:span></text:p>
          </table:table-cell>
          <table:table-cell table:style-name="Táblázat71.A2" office:value-type="string">
            <text:p text:style-name="Standard"><text:span text:style-name="T13">NO</text:span></text:p>
          </table:table-cell>
          <table:table-cell table:style-name="Táblázat71.A2" office:value-type="string">
            <text:p text:style-name="Standard"/>
          </table:table-cell>
          <table:table-cell table:style-name="Táblázat71.A2" office:value-type="string">
            <text:p text:style-name="Standard"><text:span text:style-name="T13">NULL</text:span></text:p>
          </table:table-cell>
        </table:table-row>
      </table:table>
      <text:p text:style-name="P10"/>
      <text:h text:style-name="P13" text:outline-level="2"><text:span text:style-name="T16">Order Items Table</text:span></text:h>
      <table:table table:name="Táblázat72" table:style-name="Táblázat72">
        <table:table-column table:style-name="Táblázat72.A"/>
        <table:table-column table:style-name="Táblázat72.B"/>
        <table:table-column table:style-name="Táblázat72.C"/>
        <table:table-column table:style-name="Táblázat72.D"/>
        <table:table-column table:style-name="Táblázat72.E"/>
        <table:table-header-rows>
          <table:table-row table:style-name="Táblázat72.1">
            <table:table-cell table:style-name="Táblázat72.A1" office:value-type="string">
              <text:p text:style-name="Standard"><text:span text:style-name="T12">Field</text:span></text:p>
            </table:table-cell>
            <table:table-cell table:style-name="Táblázat72.A1" office:value-type="string">
              <text:p text:style-name="Standard"><text:span text:style-name="T12">Type</text:span></text:p>
            </table:table-cell>
            <table:table-cell table:style-name="Táblázat72.A1" office:value-type="string">
              <text:p text:style-name="Standard"><text:span text:style-name="T12">Null</text:span></text:p>
            </table:table-cell>
            <table:table-cell table:style-name="Táblázat72.A1" office:value-type="string">
              <text:p text:style-name="Standard"><text:span text:style-name="T12">Key</text:span></text:p>
            </table:table-cell>
            <table:table-cell table:style-name="Táblázat72.A1" office:value-type="string">
              <text:p text:style-name="Standard"><text:span text:style-name="T12">Default</text:span></text:p>
            </table:table-cell>
          </table:table-row>
        </table:table-header-rows>
        <table:table-row table:style-name="Táblázat72.1">
          <table:table-cell table:style-name="Táblázat72.A2" office:value-type="string">
            <text:p text:style-name="Standard"><text:span text:style-name="T13">id</text:span></text:p>
          </table:table-cell>
          <table:table-cell table:style-name="Táblázat72.A2" office:value-type="string">
            <text:p text:style-name="Standard"><text:span text:style-name="T13">int(11)</text:span></text:p>
          </table:table-cell>
          <table:table-cell table:style-name="Táblázat72.A2" office:value-type="string">
            <text:p text:style-name="Standard"><text:span text:style-name="T13">NO</text:span></text:p>
          </table:table-cell>
          <table:table-cell table:style-name="Táblázat72.A2" office:value-type="string">
            <text:p text:style-name="Standard"><text:span text:style-name="T13">PRI</text:span></text:p>
          </table:table-cell>
          <table:table-cell table:style-name="Táblázat72.A2" office:value-type="string">
            <text:p text:style-name="Standard"><text:span text:style-name="T13">NULL</text:span></text:p>
          </table:table-cell>
        </table:table-row>
        <table:table-row table:style-name="Táblázat72.1">
          <table:table-cell table:style-name="Táblázat72.A3" office:value-type="string">
            <text:p text:style-name="Standard"><text:span text:style-name="T13">order_id</text:span></text:p>
          </table:table-cell>
          <table:table-cell table:style-name="Táblázat72.A3" office:value-type="string">
            <text:p text:style-name="Standard"><text:span text:style-name="T13">int(11)</text:span></text:p>
          </table:table-cell>
          <table:table-cell table:style-name="Táblázat72.A3" office:value-type="string">
            <text:p text:style-name="Standard"><text:span text:style-name="T13">NO</text:span></text:p>
          </table:table-cell>
          <table:table-cell table:style-name="Táblázat72.A3" office:value-type="string">
            <text:p text:style-name="Standard"><text:span text:style-name="T13">MUL</text:span></text:p>
          </table:table-cell>
          <table:table-cell table:style-name="Táblázat72.A3" office:value-type="string">
            <text:p text:style-name="Standard"><text:span text:style-name="T13">NULL</text:span></text:p>
          </table:table-cell>
        </table:table-row>
        <table:table-row table:style-name="Táblázat72.1">
          <table:table-cell table:style-name="Táblázat72.A2" office:value-type="string">
            <text:p text:style-name="Standard"><text:span text:style-name="T13">product_id</text:span></text:p>
          </table:table-cell>
          <table:table-cell table:style-name="Táblázat72.A2" office:value-type="string">
            <text:p text:style-name="Standard"><text:span text:style-name="T13">int(11)</text:span></text:p>
          </table:table-cell>
          <table:table-cell table:style-name="Táblázat72.A2" office:value-type="string">
            <text:p text:style-name="Standard"><text:span text:style-name="T13">NO</text:span></text:p>
          </table:table-cell>
          <table:table-cell table:style-name="Táblázat72.A2" office:value-type="string">
            <text:p text:style-name="Standard"><text:span text:style-name="T13">MUL</text:span></text:p>
          </table:table-cell>
          <table:table-cell table:style-name="Táblázat72.A2" office:value-type="string">
            <text:p text:style-name="Standard"><text:span text:style-name="T13">NULL</text:span></text:p>
          </table:table-cell>
        </table:table-row>
        <table:table-row table:style-name="Táblázat72.1">
          <table:table-cell table:style-name="Táblázat72.A3" office:value-type="string">
            <text:p text:style-name="Standard"><text:span text:style-name="T13">quantity</text:span></text:p>
          </table:table-cell>
          <table:table-cell table:style-name="Táblázat72.A3" office:value-type="string">
            <text:p text:style-name="Standard"><text:span text:style-name="T13">int(11)</text:span></text:p>
          </table:table-cell>
          <table:table-cell table:style-name="Táblázat72.A3" office:value-type="string">
            <text:p text:style-name="Standard"><text:span text:style-name="T13">NO</text:span></text:p>
          </table:table-cell>
          <table:table-cell table:style-name="Táblázat72.A3" office:value-type="string">
            <text:p text:style-name="Standard"/>
          </table:table-cell>
          <table:table-cell table:style-name="Táblázat72.A3" office:value-type="string">
            <text:p text:style-name="Standard"><text:span text:style-name="T13">NULL</text:span></text:p>
          </table:table-cell>
        </table:table-row>
        <table:table-row table:style-name="Táblázat72.1">
          <table:table-cell table:style-name="Táblázat72.A2" office:value-type="string">
            <text:p text:style-name="Standard"><text:span text:style-name="T13">price</text:span></text:p>
          </table:table-cell>
          <table:table-cell table:style-name="Táblázat72.A2" office:value-type="string">
            <text:p text:style-name="Standard"><text:span text:style-name="T13">decimal(10,2)</text:span></text:p>
          </table:table-cell>
          <table:table-cell table:style-name="Táblázat72.A2" office:value-type="string">
            <text:p text:style-name="Standard"><text:span text:style-name="T13">NO</text:span></text:p>
          </table:table-cell>
          <table:table-cell table:style-name="Táblázat72.A2" office:value-type="string">
            <text:p text:style-name="Standard"/>
          </table:table-cell>
          <table:table-cell table:style-name="Táblázat72.A2" office:value-type="string">
            <text:p text:style-name="Standard"><text:span text:style-name="T13">NULL</text:span></text:p>
          </table:table-cell>
        </table:table-row>
      </table:table>
      <text:p text:style-name="P10"/>
      <text:h text:style-name="P13" text:outline-level="2"><text:span text:style-name="T16">Products Table</text:span></text:h>
      <table:table table:name="Táblázat73" table:style-name="Táblázat73">
        <table:table-column table:style-name="Táblázat73.A"/>
        <table:table-column table:style-name="Táblázat73.B"/>
        <table:table-column table:style-name="Táblázat73.C"/>
        <table:table-column table:style-name="Táblázat73.D"/>
        <table:table-column table:style-name="Táblázat73.E"/>
        <table:table-header-rows>
          <table:table-row table:style-name="Táblázat73.1">
            <table:table-cell table:style-name="Táblázat73.A1" office:value-type="string">
              <text:p text:style-name="Standard"><text:span text:style-name="T12">Field</text:span></text:p>
            </table:table-cell>
            <table:table-cell table:style-name="Táblázat73.A1" office:value-type="string">
              <text:p text:style-name="Standard"><text:span text:style-name="T12">Type</text:span></text:p>
            </table:table-cell>
            <table:table-cell table:style-name="Táblázat73.A1" office:value-type="string">
              <text:p text:style-name="Standard"><text:span text:style-name="T12">Null</text:span></text:p>
            </table:table-cell>
            <table:table-cell table:style-name="Táblázat73.A1" office:value-type="string">
              <text:p text:style-name="Standard"><text:span text:style-name="T12">Key</text:span></text:p>
            </table:table-cell>
            <table:table-cell table:style-name="Táblázat73.A1" office:value-type="string">
              <text:p text:style-name="Standard"><text:span text:style-name="T12">Default</text:span></text:p>
            </table:table-cell>
          </table:table-row>
        </table:table-header-rows>
        <table:table-row table:style-name="Táblázat73.1">
          <table:table-cell table:style-name="Táblázat73.A2" office:value-type="string">
            <text:p text:style-name="Standard"><text:span text:style-name="T13">id</text:span></text:p>
          </table:table-cell>
          <table:table-cell table:style-name="Táblázat73.A2" office:value-type="string">
            <text:p text:style-name="Standard"><text:span text:style-name="T13">int(11)</text:span></text:p>
          </table:table-cell>
          <table:table-cell table:style-name="Táblázat73.A2" office:value-type="string">
            <text:p text:style-name="Standard"><text:span text:style-name="T13">NO</text:span></text:p>
          </table:table-cell>
          <table:table-cell table:style-name="Táblázat73.A2" office:value-type="string">
            <text:p text:style-name="Standard"><text:span text:style-name="T13">PRI</text:span></text:p>
          </table:table-cell>
          <table:table-cell table:style-name="Táblázat73.A2" office:value-type="string">
            <text:p text:style-name="Standard"><text:span text:style-name="T13">NULL</text:span></text:p>
          </table:table-cell>
        </table:table-row>
        <table:table-row table:style-name="Táblázat73.1">
          <table:table-cell table:style-name="Táblázat73.A3" office:value-type="string">
            <text:p text:style-name="Standard"><text:span text:style-name="T13">name</text:span></text:p>
          </table:table-cell>
          <table:table-cell table:style-name="Táblázat73.A3" office:value-type="string">
            <text:p text:style-name="Standard"><text:span text:style-name="T13">varchar(255)</text:span></text:p>
          </table:table-cell>
          <table:table-cell table:style-name="Táblázat73.A3" office:value-type="string">
            <text:p text:style-name="Standard"><text:span text:style-name="T13">NO</text:span></text:p>
          </table:table-cell>
          <table:table-cell table:style-name="Táblázat73.A3" office:value-type="string">
            <text:p text:style-name="Standard"/>
          </table:table-cell>
          <table:table-cell table:style-name="Táblázat73.A3" office:value-type="string">
            <text:p text:style-name="Standard"><text:span text:style-name="T13">NULL</text:span></text:p>
          </table:table-cell>
        </table:table-row>
        <table:table-row table:style-name="Táblázat73.1">
          <table:table-cell table:style-name="Táblázat73.A2" office:value-type="string">
            <text:p text:style-name="Standard"><text:span text:style-name="T13">name_hu</text:span></text:p>
          </table:table-cell>
          <table:table-cell table:style-name="Táblázat73.A2" office:value-type="string">
            <text:p text:style-name="Standard"><text:span text:style-name="T13">varchar(255)</text:span></text:p>
          </table:table-cell>
          <table:table-cell table:style-name="Táblázat73.A2" office:value-type="string">
            <text:p text:style-name="Standard"><text:span text:style-name="T13">NO</text:span></text:p>
          </table:table-cell>
          <table:table-cell table:style-name="Táblázat73.A2" office:value-type="string">
            <text:p text:style-name="Standard"/>
          </table:table-cell>
          <table:table-cell table:style-name="Táblázat73.A2" office:value-type="string">
            <text:p text:style-name="Standard"><text:span text:style-name="T13">NULL</text:span></text:p>
          </table:table-cell>
        </table:table-row>
        <text:soft-page-break/>
        <table:table-row table:style-name="Táblázat73.1">
          <table:table-cell table:style-name="Táblázat73.A3" office:value-type="string">
            <text:p text:style-name="Standard"><text:span text:style-name="T13">name_en</text:span></text:p>
          </table:table-cell>
          <table:table-cell table:style-name="Táblázat73.A3" office:value-type="string">
            <text:p text:style-name="Standard"><text:span text:style-name="T13">varchar(255)</text:span></text:p>
          </table:table-cell>
          <table:table-cell table:style-name="Táblázat73.A3" office:value-type="string">
            <text:p text:style-name="Standard"><text:span text:style-name="T13">NO</text:span></text:p>
          </table:table-cell>
          <table:table-cell table:style-name="Táblázat73.A3" office:value-type="string">
            <text:p text:style-name="Standard"/>
          </table:table-cell>
          <table:table-cell table:style-name="Táblázat73.A3" office:value-type="string">
            <text:p text:style-name="Standard"><text:span text:style-name="T13">NULL</text:span></text:p>
          </table:table-cell>
        </table:table-row>
        <table:table-row table:style-name="Táblázat73.1">
          <table:table-cell table:style-name="Táblázat73.A2" office:value-type="string">
            <text:p text:style-name="Standard"><text:span text:style-name="T13">name_de</text:span></text:p>
          </table:table-cell>
          <table:table-cell table:style-name="Táblázat73.A2" office:value-type="string">
            <text:p text:style-name="Standard"><text:span text:style-name="T13">varchar(255)</text:span></text:p>
          </table:table-cell>
          <table:table-cell table:style-name="Táblázat73.A2" office:value-type="string">
            <text:p text:style-name="Standard"><text:span text:style-name="T13">NO</text:span></text:p>
          </table:table-cell>
          <table:table-cell table:style-name="Táblázat73.A2" office:value-type="string">
            <text:p text:style-name="Standard"/>
          </table:table-cell>
          <table:table-cell table:style-name="Táblázat73.A2" office:value-type="string">
            <text:p text:style-name="Standard"><text:span text:style-name="T13">NULL</text:span></text:p>
          </table:table-cell>
        </table:table-row>
        <table:table-row table:style-name="Táblázat73.1">
          <table:table-cell table:style-name="Táblázat73.A3" office:value-type="string">
            <text:p text:style-name="Standard"><text:span text:style-name="T13">description_hu</text:span></text:p>
          </table:table-cell>
          <table:table-cell table:style-name="Táblázat73.A3" office:value-type="string">
            <text:p text:style-name="Standard"><text:span text:style-name="T13">text</text:span></text:p>
          </table:table-cell>
          <table:table-cell table:style-name="Táblázat73.A3" office:value-type="string">
            <text:p text:style-name="Standard"><text:span text:style-name="T13">NO</text:span></text:p>
          </table:table-cell>
          <table:table-cell table:style-name="Táblázat73.A3" office:value-type="string">
            <text:p text:style-name="Standard"/>
          </table:table-cell>
          <table:table-cell table:style-name="Táblázat73.A3" office:value-type="string">
            <text:p text:style-name="Standard"><text:span text:style-name="T13">NULL</text:span></text:p>
          </table:table-cell>
        </table:table-row>
        <table:table-row table:style-name="Táblázat73.1">
          <table:table-cell table:style-name="Táblázat73.A2" office:value-type="string">
            <text:p text:style-name="Standard"><text:span text:style-name="T13">description_en</text:span></text:p>
          </table:table-cell>
          <table:table-cell table:style-name="Táblázat73.A2" office:value-type="string">
            <text:p text:style-name="Standard"><text:span text:style-name="T13">text</text:span></text:p>
          </table:table-cell>
          <table:table-cell table:style-name="Táblázat73.A2" office:value-type="string">
            <text:p text:style-name="Standard"><text:span text:style-name="T13">NO</text:span></text:p>
          </table:table-cell>
          <table:table-cell table:style-name="Táblázat73.A2" office:value-type="string">
            <text:p text:style-name="Standard"/>
          </table:table-cell>
          <table:table-cell table:style-name="Táblázat73.A2" office:value-type="string">
            <text:p text:style-name="Standard"><text:span text:style-name="T13">NULL</text:span></text:p>
          </table:table-cell>
        </table:table-row>
        <table:table-row table:style-name="Táblázat73.1">
          <table:table-cell table:style-name="Táblázat73.A3" office:value-type="string">
            <text:p text:style-name="Standard"><text:span text:style-name="T13">description_de</text:span></text:p>
          </table:table-cell>
          <table:table-cell table:style-name="Táblázat73.A3" office:value-type="string">
            <text:p text:style-name="Standard"><text:span text:style-name="T13">text</text:span></text:p>
          </table:table-cell>
          <table:table-cell table:style-name="Táblázat73.A3" office:value-type="string">
            <text:p text:style-name="Standard"><text:span text:style-name="T13">NO</text:span></text:p>
          </table:table-cell>
          <table:table-cell table:style-name="Táblázat73.A3" office:value-type="string">
            <text:p text:style-name="Standard"/>
          </table:table-cell>
          <table:table-cell table:style-name="Táblázat73.A3" office:value-type="string">
            <text:p text:style-name="Standard"><text:span text:style-name="T13">NULL</text:span></text:p>
          </table:table-cell>
        </table:table-row>
        <table:table-row table:style-name="Táblázat73.1">
          <table:table-cell table:style-name="Táblázat73.A2" office:value-type="string">
            <text:p text:style-name="Standard"><text:span text:style-name="T13">description_preview_hu</text:span></text:p>
          </table:table-cell>
          <table:table-cell table:style-name="Táblázat73.A2" office:value-type="string">
            <text:p text:style-name="Standard"><text:span text:style-name="T13">text</text:span></text:p>
          </table:table-cell>
          <table:table-cell table:style-name="Táblázat73.A2" office:value-type="string">
            <text:p text:style-name="Standard"><text:span text:style-name="T13">NO</text:span></text:p>
          </table:table-cell>
          <table:table-cell table:style-name="Táblázat73.A2" office:value-type="string">
            <text:p text:style-name="Standard"/>
          </table:table-cell>
          <table:table-cell table:style-name="Táblázat73.A2" office:value-type="string">
            <text:p text:style-name="Standard"><text:span text:style-name="T13">NULL</text:span></text:p>
          </table:table-cell>
        </table:table-row>
        <table:table-row table:style-name="Táblázat73.1">
          <table:table-cell table:style-name="Táblázat73.A3" office:value-type="string">
            <text:p text:style-name="Standard"><text:span text:style-name="T13">description_preview_en</text:span></text:p>
          </table:table-cell>
          <table:table-cell table:style-name="Táblázat73.A3" office:value-type="string">
            <text:p text:style-name="Standard"><text:span text:style-name="T13">text</text:span></text:p>
          </table:table-cell>
          <table:table-cell table:style-name="Táblázat73.A3" office:value-type="string">
            <text:p text:style-name="Standard"><text:span text:style-name="T13">NO</text:span></text:p>
          </table:table-cell>
          <table:table-cell table:style-name="Táblázat73.A3" office:value-type="string">
            <text:p text:style-name="Standard"/>
          </table:table-cell>
          <table:table-cell table:style-name="Táblázat73.A3" office:value-type="string">
            <text:p text:style-name="Standard"><text:span text:style-name="T13">NULL</text:span></text:p>
          </table:table-cell>
        </table:table-row>
        <table:table-row table:style-name="Táblázat73.1">
          <table:table-cell table:style-name="Táblázat73.A2" office:value-type="string">
            <text:p text:style-name="Standard"><text:span text:style-name="T13">description_preview_de</text:span></text:p>
          </table:table-cell>
          <table:table-cell table:style-name="Táblázat73.A2" office:value-type="string">
            <text:p text:style-name="Standard"><text:span text:style-name="T13">text</text:span></text:p>
          </table:table-cell>
          <table:table-cell table:style-name="Táblázat73.A2" office:value-type="string">
            <text:p text:style-name="Standard"><text:span text:style-name="T13">NO</text:span></text:p>
          </table:table-cell>
          <table:table-cell table:style-name="Táblázat73.A2" office:value-type="string">
            <text:p text:style-name="Standard"/>
          </table:table-cell>
          <table:table-cell table:style-name="Táblázat73.A2" office:value-type="string">
            <text:p text:style-name="Standard"><text:span text:style-name="T13">NULL</text:span></text:p>
          </table:table-cell>
        </table:table-row>
        <table:table-row table:style-name="Táblázat73.1">
          <table:table-cell table:style-name="Táblázat73.A3" office:value-type="string">
            <text:p text:style-name="Standard"><text:span text:style-name="T13">price_huf</text:span></text:p>
          </table:table-cell>
          <table:table-cell table:style-name="Táblázat73.A3" office:value-type="string">
            <text:p text:style-name="Standard"><text:span text:style-name="T13">int(11)</text:span></text:p>
          </table:table-cell>
          <table:table-cell table:style-name="Táblázat73.A3" office:value-type="string">
            <text:p text:style-name="Standard"><text:span text:style-name="T13">NO</text:span></text:p>
          </table:table-cell>
          <table:table-cell table:style-name="Táblázat73.A3" office:value-type="string">
            <text:p text:style-name="Standard"/>
          </table:table-cell>
          <table:table-cell table:style-name="Táblázat73.A3" office:value-type="string">
            <text:p text:style-name="Standard"><text:span text:style-name="T13">NULL</text:span></text:p>
          </table:table-cell>
        </table:table-row>
        <table:table-row table:style-name="Táblázat73.1">
          <table:table-cell table:style-name="Táblázat73.A2" office:value-type="string">
            <text:p text:style-name="Standard"><text:span text:style-name="T13">times_ordered</text:span></text:p>
          </table:table-cell>
          <table:table-cell table:style-name="Táblázat73.A2" office:value-type="string">
            <text:p text:style-name="Standard"><text:span text:style-name="T13">int(11)</text:span></text:p>
          </table:table-cell>
          <table:table-cell table:style-name="Táblázat73.A2" office:value-type="string">
            <text:p text:style-name="Standard"><text:span text:style-name="T13">NO</text:span></text:p>
          </table:table-cell>
          <table:table-cell table:style-name="Táblázat73.A2" office:value-type="string">
            <text:p text:style-name="Standard"/>
          </table:table-cell>
          <table:table-cell table:style-name="Táblázat73.A2" office:value-type="string">
            <text:p text:style-name="Standard"><text:span text:style-name="T13">NULL</text:span></text:p>
          </table:table-cell>
        </table:table-row>
        <table:table-row table:style-name="Táblázat73.1">
          <table:table-cell table:style-name="Táblázat73.A3" office:value-type="string">
            <text:p text:style-name="Standard"><text:span text:style-name="T13">stock</text:span></text:p>
          </table:table-cell>
          <table:table-cell table:style-name="Táblázat73.A3" office:value-type="string">
            <text:p text:style-name="Standard"><text:span text:style-name="T13">int(11)</text:span></text:p>
          </table:table-cell>
          <table:table-cell table:style-name="Táblázat73.A3" office:value-type="string">
            <text:p text:style-name="Standard"><text:span text:style-name="T13">NO</text:span></text:p>
          </table:table-cell>
          <table:table-cell table:style-name="Táblázat73.A3" office:value-type="string">
            <text:p text:style-name="Standard"/>
          </table:table-cell>
          <table:table-cell table:style-name="Táblázat73.A3" office:value-type="string">
            <text:p text:style-name="Standard"><text:span text:style-name="T13">NULL</text:span></text:p>
          </table:table-cell>
        </table:table-row>
        <table:table-row table:style-name="Táblázat73.1">
          <table:table-cell table:style-name="Táblázat73.A2" office:value-type="string">
            <text:p text:style-name="Standard"><text:span text:style-name="T13">sale_percentage</text:span></text:p>
          </table:table-cell>
          <table:table-cell table:style-name="Táblázat73.A2" office:value-type="string">
            <text:p text:style-name="Standard"><text:span text:style-name="T13">decimal(10,0)</text:span></text:p>
          </table:table-cell>
          <table:table-cell table:style-name="Táblázat73.A2" office:value-type="string">
            <text:p text:style-name="Standard"><text:span text:style-name="T13">NO</text:span></text:p>
          </table:table-cell>
          <table:table-cell table:style-name="Táblázat73.A2" office:value-type="string">
            <text:p text:style-name="Standard"/>
          </table:table-cell>
          <table:table-cell table:style-name="Táblázat73.A2" office:value-type="string">
            <text:p text:style-name="Standard"><text:span text:style-name="T13">NULL</text:span></text:p>
          </table:table-cell>
        </table:table-row>
        <table:table-row table:style-name="Táblázat73.1">
          <table:table-cell table:style-name="Táblázat73.A3" office:value-type="string">
            <text:p text:style-name="Standard"><text:span text:style-name="T13">category_id</text:span></text:p>
          </table:table-cell>
          <table:table-cell table:style-name="Táblázat73.A3" office:value-type="string">
            <text:p text:style-name="Standard"><text:span text:style-name="T13">int</text:span></text:p>
          </table:table-cell>
          <table:table-cell table:style-name="Táblázat73.A3" office:value-type="string">
            <text:p text:style-name="Standard"><text:span text:style-name="T13">NO</text:span></text:p>
          </table:table-cell>
          <table:table-cell table:style-name="Táblázat73.A3" office:value-type="string">
            <text:p text:style-name="Standard"/>
          </table:table-cell>
          <table:table-cell table:style-name="Táblázat73.A3" office:value-type="string">
            <text:p text:style-name="Standard"><text:span text:style-name="T13">NULL</text:span></text:p>
          </table:table-cell>
        </table:table-row>
        <table:table-row table:style-name="Táblázat73.1">
          <table:table-cell table:style-name="Táblázat73.A2" office:value-type="string">
            <text:p text:style-name="Standard"><text:span text:style-name="T13">manufacturer</text:span></text:p>
          </table:table-cell>
          <table:table-cell table:style-name="Táblázat73.A2" office:value-type="string">
            <text:p text:style-name="Standard"><text:span text:style-name="T13">varchar(255)</text:span></text:p>
          </table:table-cell>
          <table:table-cell table:style-name="Táblázat73.A2" office:value-type="string">
            <text:p text:style-name="Standard"><text:span text:style-name="T13">NO</text:span></text:p>
          </table:table-cell>
          <table:table-cell table:style-name="Táblázat73.A2" office:value-type="string">
            <text:p text:style-name="Standard"/>
          </table:table-cell>
          <table:table-cell table:style-name="Táblázat73.A2" office:value-type="string">
            <text:p text:style-name="Standard"><text:span text:style-name="T13">NULL</text:span></text:p>
          </table:table-cell>
        </table:table-row>
        <table:table-row table:style-name="Táblázat73.1">
          <table:table-cell table:style-name="Táblázat73.A3" office:value-type="string">
            <text:p text:style-name="Standard"><text:span text:style-name="T13">brand</text:span></text:p>
          </table:table-cell>
          <table:table-cell table:style-name="Táblázat73.A3" office:value-type="string">
            <text:p text:style-name="Standard"><text:span text:style-name="T13">varchar(255)</text:span></text:p>
          </table:table-cell>
          <table:table-cell table:style-name="Táblázat73.A3" office:value-type="string">
            <text:p text:style-name="Standard"><text:span text:style-name="T13">NO</text:span></text:p>
          </table:table-cell>
          <table:table-cell table:style-name="Táblázat73.A3" office:value-type="string">
            <text:p text:style-name="Standard"/>
          </table:table-cell>
          <table:table-cell table:style-name="Táblázat73.A3" office:value-type="string">
            <text:p text:style-name="Standard"><text:span text:style-name="T13">NULL</text:span></text:p>
          </table:table-cell>
        </table:table-row>
        <table:table-row table:style-name="Táblázat73.1">
          <table:table-cell table:style-name="Táblázat73.A2" office:value-type="string">
            <text:p text:style-name="Standard"><text:span text:style-name="T13">rating</text:span></text:p>
          </table:table-cell>
          <table:table-cell table:style-name="Táblázat73.A2" office:value-type="string">
            <text:p text:style-name="Standard"><text:span text:style-name="T13">double(3,2)</text:span></text:p>
          </table:table-cell>
          <table:table-cell table:style-name="Táblázat73.A2" office:value-type="string">
            <text:p text:style-name="Standard"><text:span text:style-name="T13">NO</text:span></text:p>
          </table:table-cell>
          <table:table-cell table:style-name="Táblázat73.A2" office:value-type="string">
            <text:p text:style-name="Standard"/>
          </table:table-cell>
          <table:table-cell table:style-name="Táblázat73.A2" office:value-type="string">
            <text:p text:style-name="Standard"><text:span text:style-name="T13">NULL</text:span></text:p>
          </table:table-cell>
        </table:table-row>
        <table:table-row table:style-name="Táblázat73.1">
          <table:table-cell table:style-name="Táblázat73.A3" office:value-type="string">
            <text:p text:style-name="Standard"><text:span text:style-name="T13">sku</text:span></text:p>
          </table:table-cell>
          <table:table-cell table:style-name="Táblázat73.A3" office:value-type="string">
            <text:p text:style-name="Standard"><text:span text:style-name="T13">varchar(255)</text:span></text:p>
          </table:table-cell>
          <table:table-cell table:style-name="Táblázat73.A3" office:value-type="string">
            <text:p text:style-name="Standard"><text:span text:style-name="T13">NO</text:span></text:p>
          </table:table-cell>
          <table:table-cell table:style-name="Táblázat73.A3" office:value-type="string">
            <text:p text:style-name="Standard"><text:span text:style-name="T13">UNI</text:span></text:p>
          </table:table-cell>
          <table:table-cell table:style-name="Táblázat73.A3" office:value-type="string">
            <text:p text:style-name="Standard"><text:span text:style-name="T13">NULL</text:span></text:p>
          </table:table-cell>
        </table:table-row>
        <table:table-row table:style-name="Táblázat73.1">
          <table:table-cell table:style-name="Táblázat73.A2" office:value-type="string">
            <text:p text:style-name="Standard"><text:span text:style-name="T13">active_ingredients</text:span></text:p>
          </table:table-cell>
          <table:table-cell table:style-name="Táblázat73.A2" office:value-type="string">
            <text:p text:style-name="Standard"><text:span text:style-name="T13">text</text:span></text:p>
          </table:table-cell>
          <table:table-cell table:style-name="Táblázat73.A2" office:value-type="string">
            <text:p text:style-name="Standard"><text:span text:style-name="T13">NO</text:span></text:p>
          </table:table-cell>
          <table:table-cell table:style-name="Táblázat73.A2" office:value-type="string">
            <text:p text:style-name="Standard"/>
          </table:table-cell>
          <table:table-cell table:style-name="Táblázat73.A2" office:value-type="string">
            <text:p text:style-name="Standard"><text:span text:style-name="T13">NULL</text:span></text:p>
          </table:table-cell>
        </table:table-row>
        <table:table-row table:style-name="Táblázat73.1">
          <table:table-cell table:style-name="Táblázat73.A3" office:value-type="string">
            <text:p text:style-name="Standard"><text:span text:style-name="T13">packaging</text:span></text:p>
          </table:table-cell>
          <table:table-cell table:style-name="Táblázat73.A3" office:value-type="string">
            <text:p text:style-name="Standard"><text:span text:style-name="T13">varchar(255)</text:span></text:p>
          </table:table-cell>
          <table:table-cell table:style-name="Táblázat73.A3" office:value-type="string">
            <text:p text:style-name="Standard"><text:span text:style-name="T13">NO</text:span></text:p>
          </table:table-cell>
          <table:table-cell table:style-name="Táblázat73.A3" office:value-type="string">
            <text:p text:style-name="Standard"/>
          </table:table-cell>
          <table:table-cell table:style-name="Táblázat73.A3" office:value-type="string">
            <text:p text:style-name="Standard"><text:span text:style-name="T13">NULL</text:span></text:p>
          </table:table-cell>
        </table:table-row>
        <table:table-row table:style-name="Táblázat73.1">
          <table:table-cell table:style-name="Táblázat73.A2" office:value-type="string">
            <text:p text:style-name="Standard"><text:span text:style-name="T13">thumbnail_url</text:span></text:p>
          </table:table-cell>
          <table:table-cell table:style-name="Táblázat73.A2" office:value-type="string">
            <text:p text:style-name="Standard"><text:span text:style-name="T13">varchar(255)</text:span></text:p>
          </table:table-cell>
          <table:table-cell table:style-name="Táblázat73.A2" office:value-type="string">
            <text:p text:style-name="Standard"><text:span text:style-name="T13">NO</text:span></text:p>
          </table:table-cell>
          <table:table-cell table:style-name="Táblázat73.A2" office:value-type="string">
            <text:p text:style-name="Standard"/>
          </table:table-cell>
          <table:table-cell table:style-name="Táblázat73.A2" office:value-type="string">
            <text:p text:style-name="Standard"><text:span text:style-name="T13">NULL</text:span></text:p>
          </table:table-cell>
        </table:table-row>
        <table:table-row table:style-name="Táblázat73.1">
          <table:table-cell table:style-name="Táblázat73.A3" office:value-type="string">
            <text:p text:style-name="Standard"><text:span text:style-name="T13">featured</text:span></text:p>
          </table:table-cell>
          <table:table-cell table:style-name="Táblázat73.A3" office:value-type="string">
            <text:p text:style-name="Standard"><text:span text:style-name="T13">tinyint(1)</text:span></text:p>
          </table:table-cell>
          <table:table-cell table:style-name="Táblázat73.A3" office:value-type="string">
            <text:p text:style-name="Standard"><text:span text:style-name="T13">NO</text:span></text:p>
          </table:table-cell>
          <table:table-cell table:style-name="Táblázat73.A3" office:value-type="string">
            <text:p text:style-name="Standard"/>
          </table:table-cell>
          <table:table-cell table:style-name="Táblázat73.A3" office:value-type="string">
            <text:p text:style-name="Standard"><text:span text:style-name="T13">NULL</text:span></text:p>
          </table:table-cell>
        </table:table-row>
        <table:table-row table:style-name="Táblázat73.1">
          <table:table-cell table:style-name="Táblázat73.A2" office:value-type="string">
            <text:p text:style-name="Standard"><text:span text:style-name="T13">created_at</text:span></text:p>
          </table:table-cell>
          <table:table-cell table:style-name="Táblázat73.A2" office:value-type="string">
            <text:p text:style-name="Standard"><text:span text:style-name="T13">datetime</text:span></text:p>
          </table:table-cell>
          <table:table-cell table:style-name="Táblázat73.A2" office:value-type="string">
            <text:p text:style-name="Standard"><text:span text:style-name="T13">NO</text:span></text:p>
          </table:table-cell>
          <table:table-cell table:style-name="Táblázat73.A2" office:value-type="string">
            <text:p text:style-name="Standard"/>
          </table:table-cell>
          <table:table-cell table:style-name="Táblázat73.A2" office:value-type="string">
            <text:p text:style-name="Standard"><text:span text:style-name="T13">CURRENT_TIMESTAMP</text:span></text:p>
          </table:table-cell>
        </table:table-row>
        <table:table-row table:style-name="Táblázat73.1">
          <table:table-cell table:style-name="Táblázat73.A3" office:value-type="string">
            <text:p text:style-name="Standard"><text:span text:style-name="T13">updated_at</text:span></text:p>
          </table:table-cell>
          <table:table-cell table:style-name="Táblázat73.A3" office:value-type="string">
            <text:p text:style-name="Standard"><text:span text:style-name="T13">timestamp</text:span></text:p>
          </table:table-cell>
          <table:table-cell table:style-name="Táblázat73.A3" office:value-type="string">
            <text:p text:style-name="Standard"><text:span text:style-name="T13">NO</text:span></text:p>
          </table:table-cell>
          <table:table-cell table:style-name="Táblázat73.A3" office:value-type="string">
            <text:p text:style-name="Standard"/>
          </table:table-cell>
          <table:table-cell table:style-name="Táblázat73.A3" office:value-type="string">
            <text:p text:style-name="Standard"><text:span text:style-name="T13">CURRENT_TIMESTAMP ON UPDATE CURRENT_TIMESTAMP</text:span></text:p>
          </table:table-cell>
        </table:table-row>
      </table:table>
      <text:p text:style-name="P10"/>
      <text:h text:style-name="P13" text:outline-level="2"><text:span text:style-name="T16">Product Images Table</text:span></text:h>
      <table:table table:name="Táblázat74" table:style-name="Táblázat74">
        <table:table-column table:style-name="Táblázat74.A"/>
        <table:table-column table:style-name="Táblázat74.B"/>
        <table:table-column table:style-name="Táblázat74.C"/>
        <table:table-column table:style-name="Táblázat74.D"/>
        <table:table-column table:style-name="Táblázat74.E"/>
        <table:table-header-rows>
          <table:table-row table:style-name="Táblázat74.1">
            <table:table-cell table:style-name="Táblázat74.A1" office:value-type="string">
              <text:p text:style-name="Standard"><text:span text:style-name="T12">Field</text:span></text:p>
            </table:table-cell>
            <table:table-cell table:style-name="Táblázat74.A1" office:value-type="string">
              <text:p text:style-name="Standard"><text:span text:style-name="T12">Type</text:span></text:p>
            </table:table-cell>
            <table:table-cell table:style-name="Táblázat74.A1" office:value-type="string">
              <text:p text:style-name="Standard"><text:span text:style-name="T12">Null</text:span></text:p>
            </table:table-cell>
            <table:table-cell table:style-name="Táblázat74.A1" office:value-type="string">
              <text:p text:style-name="Standard"><text:span text:style-name="T12">Key</text:span></text:p>
            </table:table-cell>
            <table:table-cell table:style-name="Táblázat74.A1" office:value-type="string">
              <text:p text:style-name="Standard"><text:span text:style-name="T12">Default</text:span></text:p>
            </table:table-cell>
          </table:table-row>
        </table:table-header-rows>
        <table:table-row table:style-name="Táblázat74.1">
          <table:table-cell table:style-name="Táblázat74.A2" office:value-type="string">
            <text:p text:style-name="Standard"><text:span text:style-name="T13">id</text:span></text:p>
          </table:table-cell>
          <table:table-cell table:style-name="Táblázat74.A2" office:value-type="string">
            <text:p text:style-name="Standard"><text:span text:style-name="T13">int(11)</text:span></text:p>
          </table:table-cell>
          <table:table-cell table:style-name="Táblázat74.A2" office:value-type="string">
            <text:p text:style-name="Standard"><text:span text:style-name="T13">NO</text:span></text:p>
          </table:table-cell>
          <table:table-cell table:style-name="Táblázat74.A2" office:value-type="string">
            <text:p text:style-name="Standard"><text:span text:style-name="T13">PRI</text:span></text:p>
          </table:table-cell>
          <table:table-cell table:style-name="Táblázat74.A2" office:value-type="string">
            <text:p text:style-name="Standard"><text:span text:style-name="T13">NULL</text:span></text:p>
          </table:table-cell>
        </table:table-row>
        <table:table-row table:style-name="Táblázat74.1">
          <table:table-cell table:style-name="Táblázat74.A3" office:value-type="string">
            <text:p text:style-name="Standard"><text:span text:style-name="T13">product_id</text:span></text:p>
          </table:table-cell>
          <table:table-cell table:style-name="Táblázat74.A3" office:value-type="string">
            <text:p text:style-name="Standard"><text:span text:style-name="T13">int(11)</text:span></text:p>
          </table:table-cell>
          <table:table-cell table:style-name="Táblázat74.A3" office:value-type="string">
            <text:p text:style-name="Standard"><text:span text:style-name="T13">NO</text:span></text:p>
          </table:table-cell>
          <table:table-cell table:style-name="Táblázat74.A3" office:value-type="string">
            <text:p text:style-name="Standard"><text:span text:style-name="T13">MUL</text:span></text:p>
          </table:table-cell>
          <table:table-cell table:style-name="Táblázat74.A3" office:value-type="string">
            <text:p text:style-name="Standard"><text:span text:style-name="T13">NULL</text:span></text:p>
          </table:table-cell>
        </table:table-row>
        <table:table-row table:style-name="Táblázat74.1">
          <table:table-cell table:style-name="Táblázat74.A2" office:value-type="string">
            <text:p text:style-name="Standard"><text:span text:style-name="T13">image_url</text:span></text:p>
          </table:table-cell>
          <table:table-cell table:style-name="Táblázat74.A2" office:value-type="string">
            <text:p text:style-name="Standard"><text:span text:style-name="T13">varchar(255)</text:span></text:p>
          </table:table-cell>
          <table:table-cell table:style-name="Táblázat74.A2" office:value-type="string">
            <text:p text:style-name="Standard"><text:span text:style-name="T13">NO</text:span></text:p>
          </table:table-cell>
          <table:table-cell table:style-name="Táblázat74.A2" office:value-type="string">
            <text:p text:style-name="Standard"><text:span text:style-name="T13">UNI</text:span></text:p>
          </table:table-cell>
          <table:table-cell table:style-name="Táblázat74.A2" office:value-type="string">
            <text:p text:style-name="Standard"><text:span text:style-name="T13">NULL</text:span></text:p>
          </table:table-cell>
        </table:table-row>
        <table:table-row table:style-name="Táblázat74.1">
          <table:table-cell table:style-name="Táblázat74.A3" office:value-type="string">
            <text:p text:style-name="Standard"><text:span text:style-name="T13">alt_text_hu</text:span></text:p>
          </table:table-cell>
          <table:table-cell table:style-name="Táblázat74.A3" office:value-type="string">
            <text:p text:style-name="Standard"><text:span text:style-name="T13">varchar(255)</text:span></text:p>
          </table:table-cell>
          <table:table-cell table:style-name="Táblázat74.A3" office:value-type="string">
            <text:p text:style-name="Standard"><text:span text:style-name="T13">NO</text:span></text:p>
          </table:table-cell>
          <table:table-cell table:style-name="Táblázat74.A3" office:value-type="string">
            <text:p text:style-name="Standard"/>
          </table:table-cell>
          <table:table-cell table:style-name="Táblázat74.A3" office:value-type="string">
            <text:p text:style-name="Standard"><text:span text:style-name="T13">NULL</text:span></text:p>
          </table:table-cell>
        </table:table-row>
        <table:table-row table:style-name="Táblázat74.1">
          <table:table-cell table:style-name="Táblázat74.A2" office:value-type="string">
            <text:p text:style-name="Standard"><text:span text:style-name="T13">alt_text_en</text:span></text:p>
          </table:table-cell>
          <table:table-cell table:style-name="Táblázat74.A2" office:value-type="string">
            <text:p text:style-name="Standard"><text:span text:style-name="T13">varchar(255)</text:span></text:p>
          </table:table-cell>
          <table:table-cell table:style-name="Táblázat74.A2" office:value-type="string">
            <text:p text:style-name="Standard"><text:span text:style-name="T13">NO</text:span></text:p>
          </table:table-cell>
          <table:table-cell table:style-name="Táblázat74.A2" office:value-type="string">
            <text:p text:style-name="Standard"/>
          </table:table-cell>
          <table:table-cell table:style-name="Táblázat74.A2" office:value-type="string">
            <text:p text:style-name="Standard"><text:span text:style-name="T13">NULL</text:span></text:p>
          </table:table-cell>
        </table:table-row>
        <table:table-row table:style-name="Táblázat74.1">
          <table:table-cell table:style-name="Táblázat74.A3" office:value-type="string">
            <text:p text:style-name="Standard"><text:span text:style-name="T13">alt_text_de</text:span></text:p>
          </table:table-cell>
          <table:table-cell table:style-name="Táblázat74.A3" office:value-type="string">
            <text:p text:style-name="Standard"><text:span text:style-name="T13">varchar(255)</text:span></text:p>
          </table:table-cell>
          <table:table-cell table:style-name="Táblázat74.A3" office:value-type="string">
            <text:p text:style-name="Standard"><text:span text:style-name="T13">NO</text:span></text:p>
          </table:table-cell>
          <table:table-cell table:style-name="Táblázat74.A3" office:value-type="string">
            <text:p text:style-name="Standard"/>
          </table:table-cell>
          <table:table-cell table:style-name="Táblázat74.A3" office:value-type="string">
            <text:p text:style-name="Standard"><text:span text:style-name="T13">NULL</text:span></text:p>
          </table:table-cell>
        </table:table-row>
        <table:table-row table:style-name="Táblázat74.1">
          <table:table-cell table:style-name="Táblázat74.A2" office:value-type="string">
            <text:p text:style-name="Standard"><text:span text:style-name="T13">sort_id</text:span></text:p>
          </table:table-cell>
          <table:table-cell table:style-name="Táblázat74.A2" office:value-type="string">
            <text:p text:style-name="Standard"><text:span text:style-name="T13">int(11)</text:span></text:p>
          </table:table-cell>
          <table:table-cell table:style-name="Táblázat74.A2" office:value-type="string">
            <text:p text:style-name="Standard"><text:span text:style-name="T13">NO</text:span></text:p>
          </table:table-cell>
          <table:table-cell table:style-name="Táblázat74.A2" office:value-type="string">
            <text:p text:style-name="Standard"/>
          </table:table-cell>
          <table:table-cell table:style-name="Táblázat74.A2" office:value-type="string">
            <text:p text:style-name="Standard"><text:span text:style-name="T13">NULL</text:span></text:p>
          </table:table-cell>
        </table:table-row>
      </table:table>
      <text:p text:style-name="P10"><text:soft-page-break/></text:p>
      <text:h text:style-name="P13" text:outline-level="2"><text:span text:style-name="T16">Reviews Table</text:span></text:h>
      <table:table table:name="Táblázat75" table:style-name="Táblázat75">
        <table:table-column table:style-name="Táblázat75.A"/>
        <table:table-column table:style-name="Táblázat75.B"/>
        <table:table-column table:style-name="Táblázat75.C"/>
        <table:table-column table:style-name="Táblázat75.D"/>
        <table:table-column table:style-name="Táblázat75.E"/>
        <table:table-header-rows>
          <table:table-row table:style-name="Táblázat75.1">
            <table:table-cell table:style-name="Táblázat75.A1" office:value-type="string">
              <text:p text:style-name="Standard"><text:span text:style-name="T12">Field</text:span></text:p>
            </table:table-cell>
            <table:table-cell table:style-name="Táblázat75.A1" office:value-type="string">
              <text:p text:style-name="Standard"><text:span text:style-name="T12">Type</text:span></text:p>
            </table:table-cell>
            <table:table-cell table:style-name="Táblázat75.A1" office:value-type="string">
              <text:p text:style-name="Standard"><text:span text:style-name="T12">Null</text:span></text:p>
            </table:table-cell>
            <table:table-cell table:style-name="Táblázat75.A1" office:value-type="string">
              <text:p text:style-name="Standard"><text:span text:style-name="T12">Key</text:span></text:p>
            </table:table-cell>
            <table:table-cell table:style-name="Táblázat75.A1" office:value-type="string">
              <text:p text:style-name="Standard"><text:span text:style-name="T12">Default</text:span></text:p>
            </table:table-cell>
          </table:table-row>
        </table:table-header-rows>
        <table:table-row table:style-name="Táblázat75.1">
          <table:table-cell table:style-name="Táblázat75.A2" office:value-type="string">
            <text:p text:style-name="Standard"><text:span text:style-name="T13">id</text:span></text:p>
          </table:table-cell>
          <table:table-cell table:style-name="Táblázat75.A2" office:value-type="string">
            <text:p text:style-name="Standard"><text:span text:style-name="T13">int(11)</text:span></text:p>
          </table:table-cell>
          <table:table-cell table:style-name="Táblázat75.A2" office:value-type="string">
            <text:p text:style-name="Standard"><text:span text:style-name="T13">NO</text:span></text:p>
          </table:table-cell>
          <table:table-cell table:style-name="Táblázat75.A2" office:value-type="string">
            <text:p text:style-name="Standard"><text:span text:style-name="T13">PRI</text:span></text:p>
          </table:table-cell>
          <table:table-cell table:style-name="Táblázat75.A2" office:value-type="string">
            <text:p text:style-name="Standard"><text:span text:style-name="T13">NULL</text:span></text:p>
          </table:table-cell>
        </table:table-row>
        <table:table-row table:style-name="Táblázat75.1">
          <table:table-cell table:style-name="Táblázat75.A3" office:value-type="string">
            <text:p text:style-name="Standard"><text:span text:style-name="T13">product_id</text:span></text:p>
          </table:table-cell>
          <table:table-cell table:style-name="Táblázat75.A3" office:value-type="string">
            <text:p text:style-name="Standard"><text:span text:style-name="T13">int(11)</text:span></text:p>
          </table:table-cell>
          <table:table-cell table:style-name="Táblázat75.A3" office:value-type="string">
            <text:p text:style-name="Standard"><text:span text:style-name="T13">NO</text:span></text:p>
          </table:table-cell>
          <table:table-cell table:style-name="Táblázat75.A3" office:value-type="string">
            <text:p text:style-name="Standard"><text:span text:style-name="T13">MUL</text:span></text:p>
          </table:table-cell>
          <table:table-cell table:style-name="Táblázat75.A3" office:value-type="string">
            <text:p text:style-name="Standard"><text:span text:style-name="T13">NULL</text:span></text:p>
          </table:table-cell>
        </table:table-row>
        <table:table-row table:style-name="Táblázat75.1">
          <table:table-cell table:style-name="Táblázat75.A2" office:value-type="string">
            <text:p text:style-name="Standard"><text:span text:style-name="T13">user_id</text:span></text:p>
          </table:table-cell>
          <table:table-cell table:style-name="Táblázat75.A2" office:value-type="string">
            <text:p text:style-name="Standard"><text:span text:style-name="T13">int(11)</text:span></text:p>
          </table:table-cell>
          <table:table-cell table:style-name="Táblázat75.A2" office:value-type="string">
            <text:p text:style-name="Standard"><text:span text:style-name="T13">NO</text:span></text:p>
          </table:table-cell>
          <table:table-cell table:style-name="Táblázat75.A2" office:value-type="string">
            <text:p text:style-name="Standard"><text:span text:style-name="T13">MUL</text:span></text:p>
          </table:table-cell>
          <table:table-cell table:style-name="Táblázat75.A2" office:value-type="string">
            <text:p text:style-name="Standard"><text:span text:style-name="T13">NULL</text:span></text:p>
          </table:table-cell>
        </table:table-row>
        <table:table-row table:style-name="Táblázat75.1">
          <table:table-cell table:style-name="Táblázat75.A3" office:value-type="string">
            <text:p text:style-name="Standard"><text:span text:style-name="T13">title</text:span></text:p>
          </table:table-cell>
          <table:table-cell table:style-name="Táblázat75.A3" office:value-type="string">
            <text:p text:style-name="Standard"><text:span text:style-name="T13">varchar(255)</text:span></text:p>
          </table:table-cell>
          <table:table-cell table:style-name="Táblázat75.A3" office:value-type="string">
            <text:p text:style-name="Standard"><text:span text:style-name="T13">NO</text:span></text:p>
          </table:table-cell>
          <table:table-cell table:style-name="Táblázat75.A3" office:value-type="string">
            <text:p text:style-name="Standard"/>
          </table:table-cell>
          <table:table-cell table:style-name="Táblázat75.A3" office:value-type="string">
            <text:p text:style-name="Standard"><text:span text:style-name="T13">NULL</text:span></text:p>
          </table:table-cell>
        </table:table-row>
        <table:table-row table:style-name="Táblázat75.1">
          <table:table-cell table:style-name="Táblázat75.A2" office:value-type="string">
            <text:p text:style-name="Standard"><text:span text:style-name="T13">body</text:span></text:p>
          </table:table-cell>
          <table:table-cell table:style-name="Táblázat75.A2" office:value-type="string">
            <text:p text:style-name="Standard"><text:span text:style-name="T13">text</text:span></text:p>
          </table:table-cell>
          <table:table-cell table:style-name="Táblázat75.A2" office:value-type="string">
            <text:p text:style-name="Standard"><text:span text:style-name="T13">NO</text:span></text:p>
          </table:table-cell>
          <table:table-cell table:style-name="Táblázat75.A2" office:value-type="string">
            <text:p text:style-name="Standard"/>
          </table:table-cell>
          <table:table-cell table:style-name="Táblázat75.A2" office:value-type="string">
            <text:p text:style-name="Standard"><text:span text:style-name="T13">NULL</text:span></text:p>
          </table:table-cell>
        </table:table-row>
        <table:table-row table:style-name="Táblázat75.1">
          <table:table-cell table:style-name="Táblázat75.A3" office:value-type="string">
            <text:p text:style-name="Standard"><text:span text:style-name="T13">rating</text:span></text:p>
          </table:table-cell>
          <table:table-cell table:style-name="Táblázat75.A3" office:value-type="string">
            <text:p text:style-name="Standard"><text:span text:style-name="T13">decimal(3,2)</text:span></text:p>
          </table:table-cell>
          <table:table-cell table:style-name="Táblázat75.A3" office:value-type="string">
            <text:p text:style-name="Standard"><text:span text:style-name="T13">NO</text:span></text:p>
          </table:table-cell>
          <table:table-cell table:style-name="Táblázat75.A3" office:value-type="string">
            <text:p text:style-name="Standard"/>
          </table:table-cell>
          <table:table-cell table:style-name="Táblázat75.A3" office:value-type="string">
            <text:p text:style-name="Standard"><text:span text:style-name="T13">NULL</text:span></text:p>
          </table:table-cell>
        </table:table-row>
        <table:table-row table:style-name="Táblázat75.1">
          <table:table-cell table:style-name="Táblázat75.A2" office:value-type="string">
            <text:p text:style-name="Standard"><text:span text:style-name="T13">created_at</text:span></text:p>
          </table:table-cell>
          <table:table-cell table:style-name="Táblázat75.A2" office:value-type="string">
            <text:p text:style-name="Standard"><text:span text:style-name="T13">datetime</text:span></text:p>
          </table:table-cell>
          <table:table-cell table:style-name="Táblázat75.A2" office:value-type="string">
            <text:p text:style-name="Standard"><text:span text:style-name="T13">NO</text:span></text:p>
          </table:table-cell>
          <table:table-cell table:style-name="Táblázat75.A2" office:value-type="string">
            <text:p text:style-name="Standard"/>
          </table:table-cell>
          <table:table-cell table:style-name="Táblázat75.A2" office:value-type="string">
            <text:p text:style-name="Standard"><text:span text:style-name="T13">CURRENT_TIMESTAMP</text:span></text:p>
          </table:table-cell>
        </table:table-row>
      </table:table>
      <text:p text:style-name="P10"/>
      <text:h text:style-name="P13" text:outline-level="2"><text:span text:style-name="T16">Posts Table</text:span></text:h>
      <table:table table:name="Táblázat76" table:style-name="Táblázat76">
        <table:table-column table:style-name="Táblázat76.A"/>
        <table:table-column table:style-name="Táblázat76.B"/>
        <table:table-column table:style-name="Táblázat76.C"/>
        <table:table-column table:style-name="Táblázat76.D"/>
        <table:table-column table:style-name="Táblázat76.E"/>
        <table:table-header-rows>
          <table:table-row table:style-name="Táblázat76.1">
            <table:table-cell table:style-name="Táblázat76.A1" office:value-type="string">
              <text:p text:style-name="Standard"><text:span text:style-name="T12">Field</text:span></text:p>
            </table:table-cell>
            <table:table-cell table:style-name="Táblázat76.A1" office:value-type="string">
              <text:p text:style-name="Standard"><text:span text:style-name="T12">Type</text:span></text:p>
            </table:table-cell>
            <table:table-cell table:style-name="Táblázat76.A1" office:value-type="string">
              <text:p text:style-name="Standard"><text:span text:style-name="T12">Null</text:span></text:p>
            </table:table-cell>
            <table:table-cell table:style-name="Táblázat76.A1" office:value-type="string">
              <text:p text:style-name="Standard"><text:span text:style-name="T12">Key</text:span></text:p>
            </table:table-cell>
            <table:table-cell table:style-name="Táblázat76.A1" office:value-type="string">
              <text:p text:style-name="Standard"><text:span text:style-name="T12">Default</text:span></text:p>
            </table:table-cell>
          </table:table-row>
        </table:table-header-rows>
        <table:table-row table:style-name="Táblázat76.1">
          <table:table-cell table:style-name="Táblázat76.A2" office:value-type="string">
            <text:p text:style-name="Standard"><text:span text:style-name="T13">id</text:span></text:p>
          </table:table-cell>
          <table:table-cell table:style-name="Táblázat76.A2" office:value-type="string">
            <text:p text:style-name="Standard"><text:span text:style-name="T13">int(11)</text:span></text:p>
          </table:table-cell>
          <table:table-cell table:style-name="Táblázat76.A2" office:value-type="string">
            <text:p text:style-name="Standard"><text:span text:style-name="T13">NO</text:span></text:p>
          </table:table-cell>
          <table:table-cell table:style-name="Táblázat76.A2" office:value-type="string">
            <text:p text:style-name="Standard"><text:span text:style-name="T13">PRI</text:span></text:p>
          </table:table-cell>
          <table:table-cell table:style-name="Táblázat76.A2" office:value-type="string">
            <text:p text:style-name="Standard"><text:span text:style-name="T13">NULL</text:span></text:p>
          </table:table-cell>
        </table:table-row>
        <table:table-row table:style-name="Táblázat76.1">
          <table:table-cell table:style-name="Táblázat76.A3" office:value-type="string">
            <text:p text:style-name="Standard"><text:span text:style-name="T13">user_id</text:span></text:p>
          </table:table-cell>
          <table:table-cell table:style-name="Táblázat76.A3" office:value-type="string">
            <text:p text:style-name="Standard"><text:span text:style-name="T13">int(11)</text:span></text:p>
          </table:table-cell>
          <table:table-cell table:style-name="Táblázat76.A3" office:value-type="string">
            <text:p text:style-name="Standard"><text:span text:style-name="T13">NO</text:span></text:p>
          </table:table-cell>
          <table:table-cell table:style-name="Táblázat76.A3" office:value-type="string">
            <text:p text:style-name="Standard"><text:span text:style-name="T13">MUL</text:span></text:p>
          </table:table-cell>
          <table:table-cell table:style-name="Táblázat76.A3" office:value-type="string">
            <text:p text:style-name="Standard"><text:span text:style-name="T13">NULL</text:span></text:p>
          </table:table-cell>
        </table:table-row>
        <table:table-row table:style-name="Táblázat76.1">
          <table:table-cell table:style-name="Táblázat76.A2" office:value-type="string">
            <text:p text:style-name="Standard"><text:span text:style-name="T13">title</text:span></text:p>
          </table:table-cell>
          <table:table-cell table:style-name="Táblázat76.A2" office:value-type="string">
            <text:p text:style-name="Standard"><text:span text:style-name="T13">varchar(255)</text:span></text:p>
          </table:table-cell>
          <table:table-cell table:style-name="Táblázat76.A2" office:value-type="string">
            <text:p text:style-name="Standard"><text:span text:style-name="T13">NO</text:span></text:p>
          </table:table-cell>
          <table:table-cell table:style-name="Táblázat76.A2" office:value-type="string">
            <text:p text:style-name="Standard"/>
          </table:table-cell>
          <table:table-cell table:style-name="Táblázat76.A2" office:value-type="string">
            <text:p text:style-name="Standard"><text:span text:style-name="T13">NULL</text:span></text:p>
          </table:table-cell>
        </table:table-row>
        <table:table-row table:style-name="Táblázat76.1">
          <table:table-cell table:style-name="Táblázat76.A3" office:value-type="string">
            <text:p text:style-name="Standard"><text:span text:style-name="T13">body</text:span></text:p>
          </table:table-cell>
          <table:table-cell table:style-name="Táblázat76.A3" office:value-type="string">
            <text:p text:style-name="Standard"><text:span text:style-name="T13">text</text:span></text:p>
          </table:table-cell>
          <table:table-cell table:style-name="Táblázat76.A3" office:value-type="string">
            <text:p text:style-name="Standard"><text:span text:style-name="T13">NO</text:span></text:p>
          </table:table-cell>
          <table:table-cell table:style-name="Táblázat76.A3" office:value-type="string">
            <text:p text:style-name="Standard"/>
          </table:table-cell>
          <table:table-cell table:style-name="Táblázat76.A3" office:value-type="string">
            <text:p text:style-name="Standard"><text:span text:style-name="T13">NULL</text:span></text:p>
          </table:table-cell>
        </table:table-row>
        <table:table-row table:style-name="Táblázat76.1">
          <table:table-cell table:style-name="Táblázat76.A2" office:value-type="string">
            <text:p text:style-name="Standard"><text:span text:style-name="T13">image_source</text:span></text:p>
          </table:table-cell>
          <table:table-cell table:style-name="Táblázat76.A2" office:value-type="string">
            <text:p text:style-name="Standard"><text:span text:style-name="T13">varchar(255)</text:span></text:p>
          </table:table-cell>
          <table:table-cell table:style-name="Táblázat76.A2" office:value-type="string">
            <text:p text:style-name="Standard"><text:span text:style-name="T13">NO</text:span></text:p>
          </table:table-cell>
          <table:table-cell table:style-name="Táblázat76.A2" office:value-type="string">
            <text:p text:style-name="Standard"/>
          </table:table-cell>
          <table:table-cell table:style-name="Táblázat76.A2" office:value-type="string">
            <text:p text:style-name="Standard"><text:span text:style-name="T13">NULL</text:span></text:p>
          </table:table-cell>
        </table:table-row>
        <table:table-row table:style-name="Táblázat76.1">
          <table:table-cell table:style-name="Táblázat76.A3" office:value-type="string">
            <text:p text:style-name="Standard"><text:span text:style-name="T13">category</text:span></text:p>
          </table:table-cell>
          <table:table-cell table:style-name="Táblázat76.A3" office:value-type="string">
            <text:p text:style-name="Standard"><text:span text:style-name="T13">enum('medicine','naturalremedies','babymother','healthylifestyle','seasonalhealth','qa','general')</text:span></text:p>
          </table:table-cell>
          <table:table-cell table:style-name="Táblázat76.A3" office:value-type="string">
            <text:p text:style-name="Standard"><text:span text:style-name="T13">NO</text:span></text:p>
          </table:table-cell>
          <table:table-cell table:style-name="Táblázat76.A3" office:value-type="string">
            <text:p text:style-name="Standard"/>
          </table:table-cell>
          <table:table-cell table:style-name="Táblázat76.A3" office:value-type="string">
            <text:p text:style-name="Standard"><text:span text:style-name="T13">NULL</text:span></text:p>
          </table:table-cell>
        </table:table-row>
        <table:table-row table:style-name="Táblázat76.1">
          <table:table-cell table:style-name="Táblázat76.A2" office:value-type="string">
            <text:p text:style-name="Standard"><text:span text:style-name="T13">created_at</text:span></text:p>
          </table:table-cell>
          <table:table-cell table:style-name="Táblázat76.A2" office:value-type="string">
            <text:p text:style-name="Standard"><text:span text:style-name="T13">timestamp</text:span></text:p>
          </table:table-cell>
          <table:table-cell table:style-name="Táblázat76.A2" office:value-type="string">
            <text:p text:style-name="Standard"><text:span text:style-name="T13">NO</text:span></text:p>
          </table:table-cell>
          <table:table-cell table:style-name="Táblázat76.A2" office:value-type="string">
            <text:p text:style-name="Standard"/>
          </table:table-cell>
          <table:table-cell table:style-name="Táblázat76.A2" office:value-type="string">
            <text:p text:style-name="Standard"><text:span text:style-name="T13">CURRENT_TIMESTAMP</text:span></text:p>
          </table:table-cell>
        </table:table-row>
        <table:table-row table:style-name="Táblázat76.1">
          <table:table-cell table:style-name="Táblázat76.A3" office:value-type="string">
            <text:p text:style-name="Standard"><text:span text:style-name="T13">updated_at</text:span></text:p>
          </table:table-cell>
          <table:table-cell table:style-name="Táblázat76.A3" office:value-type="string">
            <text:p text:style-name="Standard"><text:span text:style-name="T13">timestamp</text:span></text:p>
          </table:table-cell>
          <table:table-cell table:style-name="Táblázat76.A3" office:value-type="string">
            <text:p text:style-name="Standard"><text:span text:style-name="T13">NO</text:span></text:p>
          </table:table-cell>
          <table:table-cell table:style-name="Táblázat76.A3" office:value-type="string">
            <text:p text:style-name="Standard"/>
          </table:table-cell>
          <table:table-cell table:style-name="Táblázat76.A3" office:value-type="string">
            <text:p text:style-name="Standard"><text:span text:style-name="T13">CURRENT_TIMESTAMP ON UPDATE CURRENT_TIMESTAMP</text:span></text:p>
          </table:table-cell>
        </table:table-row>
      </table:table>
      <text:p text:style-name="P10"/>
      <text:h text:style-name="P9" text:outline-level="1"><text:span text:style-name="T10">Stored Procedures</text:span></text:h>
      <text:p text:style-name="P10"><text:span text:style-name="T11">The database uses stored procedures for all data operations. Below is the complete list organized by table/entity.</text:span></text:p>
      <text:p text:style-name="P10"/>
      <text:h text:style-name="P13" text:outline-level="2"><text:span text:style-name="T16">Users</text:span></text:h>
      <text:list text:continue-numbering="true" text:style-name="WWNum2">
        <text:list-item>
          <text:p text:style-name="P12"><text:span text:style-name="T21">ban_user_by_id(p_id INT): </text:span><text:span text:style-name="T13">Sets account state to banned for the row with the given id, restricting certain features.</text:span></text:p>
        </text:list-item>
        <text:list-item>
          <text:p text:style-name="P12"><text:span text:style-name="T21">create_account(p_first_name, p_last_name, p_email, p_sesstoken, p_passhash, p_account_state): </text:span><text:span text:style-name="T13">Creates a new row in the users table with the inputted data; created_at is NOW().</text:span></text:p>
        </text:list-item>
        <text:list-item>
          <text:p text:style-name="P12"><text:span text:style-name="T21">delete_account_by_id(p_id INT): </text:span><text:span text:style-name="T13">Deletes the targeted row from the users table.</text:span></text:p>
        </text:list-item>
        <text:list-item>
          <text:p text:style-name="P12"><text:soft-page-break/><text:span text:style-name="T21">disable_account_by_id(p_id INT): </text:span><text:span text:style-name="T13">Sets the account to deleted and nulls email, passhash, sesstoken, and sesstoken_expire.</text:span></text:p>
        </text:list-item>
        <text:list-item>
          <text:p text:style-name="P12"><text:span text:style-name="T21">get_all_admins(): </text:span><text:span text:style-name="T13">Returns every user where account_state = 'admin'.</text:span></text:p>
        </text:list-item>
        <text:list-item>
          <text:p text:style-name="P12"><text:span text:style-name="T21">get_all_users(): </text:span><text:span text:style-name="T13">Returns all rows from the users table.</text:span></text:p>
        </text:list-item>
        <text:list-item>
          <text:p text:style-name="P12"><text:span text:style-name="T21">get_all_users_page(p_page, p_amount, OUT p_count_out): </text:span><text:span text:style-name="T13">Returns every row from the users table in a paged format.</text:span></text:p>
        </text:list-item>
        <text:list-item>
          <text:p text:style-name="P12"><text:span text:style-name="T21">get_all_verified_users(): </text:span><text:span text:style-name="T13">Returns every row from the users table where account_state is 'verified'.</text:span></text:p>
        </text:list-item>
        <text:list-item>
          <text:p text:style-name="P12"><text:span text:style-name="T21">get_user_by_email(p_email VARCHAR(255)): </text:span><text:span text:style-name="T13">Returns the row from the users table with the matching email.</text:span></text:p>
        </text:list-item>
        <text:list-item>
          <text:p text:style-name="P12"><text:span text:style-name="T21">get_user_by_id(p_id INT): </text:span><text:span text:style-name="T13">Returns the row with the given id from the users table.</text:span></text:p>
        </text:list-item>
        <text:list-item>
          <text:p text:style-name="P12"><text:span text:style-name="T21">refresh_token_by_id(p_id, p_new_sesstoken): </text:span><text:span text:style-name="T13">Updates the sesstoken_expiration by 1 week and updates the sesstoken.</text:span></text:p>
        </text:list-item>
        <text:list-item>
          <text:p text:style-name="P12"><text:span text:style-name="T21">update_account_state_by_id(p_id, p_new_account_state): </text:span><text:span text:style-name="T13">Updates the account_state for the given id.</text:span></text:p>
        </text:list-item>
        <text:list-item>
          <text:p text:style-name="P12"><text:span text:style-name="T21">update_name_by_id(p_id, p_new_first_name, p_new_last_name): </text:span><text:span text:style-name="T13">Updates first and last name for the given id.</text:span></text:p>
        </text:list-item>
        <text:list-item>
          <text:p text:style-name="P12"><text:span text:style-name="T21">update_password_by_id(p_id, p_new_passhash): </text:span><text:span text:style-name="T13">Updates the passhash for the given id.</text:span></text:p>
        </text:list-item>
        <text:list-item>
          <text:p text:style-name="P12"><text:span text:style-name="T21">update_user_by_id(p_id, p_new_account_state, p_new_email, p_new_first_name, p_new_last_name, p_new_passhash, p_new_sesstoken): </text:span><text:span text:style-name="T13">Updates the entire user row with the given id.</text:span></text:p>
        </text:list-item>
      </text:list>
      <text:p text:style-name="P10"/>
      <text:h text:style-name="P13" text:outline-level="2"><text:span text:style-name="T16">Confirmations</text:span></text:h>
      <text:list text:continue-numbering="true" text:style-name="WWNum2">
        <text:list-item>
          <text:p text:style-name="P12"><text:span text:style-name="T21">create_confirmation(p_confirmation_token, p_user_id, p_new_value, p_type): </text:span><text:span text:style-name="T13">Creates a new row in the confirmations table with the inputted data.</text:span></text:p>
        </text:list-item>
        <text:list-item>
          <text:p text:style-name="P12"><text:span text:style-name="T21">delete_all_confirmations(): </text:span><text:span text:style-name="T13">Deletes all rows from the confirmations table.</text:span></text:p>
        </text:list-item>
        <text:list-item>
          <text:p text:style-name="P12"><text:span text:style-name="T21">delete_confirmations_by_user_id_and_type(p_user_id, p_confirmation_type): </text:span><text:span text:style-name="T13">Deletes rows from confirmations table with the given user_id and confirmation_type.</text:span></text:p>
        </text:list-item>
        <text:list-item>
          <text:p text:style-name="P12"><text:span text:style-name="T21">delete_confirmation_by_id(p_id INT): </text:span><text:span text:style-name="T13">Deletes the targeted row from the confirmations table.</text:span></text:p>
        </text:list-item>
        <text:list-item>
          <text:p text:style-name="P12"><text:span text:style-name="T21">delete_confirmations_by_user_id(p_user_id, p_confirmation_type): </text:span><text:span text:style-name="T13">Deletes every row where user_id and type match.</text:span></text:p>
        </text:list-item>
        <text:list-item>
          <text:p text:style-name="P12"><text:span text:style-name="T21">delete_expired_confirmations(): </text:span><text:span text:style-name="T13">Deletes every row from the confirmations table where the token is expired.</text:span></text:p>
        </text:list-item>
        <text:list-item>
          <text:p text:style-name="P12"><text:span text:style-name="T21">get_all_confirmations(): </text:span><text:span text:style-name="T13">Returns all rows from the confirmations table.</text:span></text:p>
        </text:list-item>
        <text:list-item>
          <text:p text:style-name="P12"><text:span text:style-name="T21">get_all_confirmations_page(p_page, p_amount, OUT p_count_out): </text:span><text:span text:style-name="T13">Returns every row from the confirmations table in a paged format.</text:span></text:p>
        </text:list-item>
        <text:list-item>
          <text:p text:style-name="P12"><text:span text:style-name="T21">get_confirmations_by_user_id(p_user_id INT): </text:span><text:span text:style-name="T13">Returns every row with the inputted user_id.</text:span></text:p>
        </text:list-item>
        <text:list-item>
          <text:p text:style-name="P12"><text:span text:style-name="T21">get_confirmations_by_user_id_and_type(p_user_id, p_confirmation_type): </text:span><text:span text:style-name="T13">Returns every row with the inputted user_id and confirmation type.</text:span></text:p>
        </text:list-item>
        <text:list-item>
          <text:p text:style-name="P12"><text:span text:style-name="T21">get_confirmation_by_id(p_id INT): </text:span><text:span text:style-name="T13">Returns the row with the given id from the confirmations table.</text:span></text:p>
        </text:list-item>
        <text:list-item>
          <text:p text:style-name="P12"><text:span text:style-name="T21">update_confirmation_by_id(p_id, p_new_new_value, p_new_confirmation_token, p_new_confirmation_token_expire, p_new_confirmation_type): </text:span><text:span text:style-name="T13">Updates the row with the given id in the confirmations table.</text:span></text:p>
        </text:list-item>
      </text:list>
      <text:p text:style-name="P10"/>
      <text:h text:style-name="P13" text:outline-level="2"><text:span text:style-name="T16">Newsletter Recipients</text:span></text:h>
      <text:list text:continue-numbering="true" text:style-name="WWNum2">
        <text:list-item>
          <text:p text:style-name="P12"><text:span text:style-name="T21">create_newsletter_recipient(p_news_level, p_user_id): </text:span><text:span text:style-name="T13">Creates a new row in the newsletter_recipients table; received_current_newsletter is set to 0.</text:span></text:p>
        </text:list-item>
        <text:list-item>
          <text:p text:style-name="P12"><text:soft-page-break/><text:span text:style-name="T21">get_all_newsletter_recipients(): </text:span><text:span text:style-name="T13">Returns every row from the newsletter_recipients table.</text:span></text:p>
        </text:list-item>
        <text:list-item>
          <text:p text:style-name="P12"><text:span text:style-name="T21">get_all_newsletter_recipients_page(p_page, p_amount, OUT p_count_out): </text:span><text:span text:style-name="T13">Returns every row in a paged format.</text:span></text:p>
        </text:list-item>
        <text:list-item>
          <text:p text:style-name="P12"><text:span text:style-name="T21">received_current_newsletter_false_all(): </text:span><text:span text:style-name="T13">Turns every row's received_current_newsletter to 0 (false).</text:span></text:p>
        </text:list-item>
        <text:list-item>
          <text:p text:style-name="P12"><text:span text:style-name="T21">received_current_newsletter_true_by_id(p_id INT): </text:span><text:span text:style-name="T13">Sets received_current_newsletter to true for the given id.</text:span></text:p>
        </text:list-item>
        <text:list-item>
          <text:p text:style-name="P12"><text:span text:style-name="T21">delete_newsletter_recipient_by_id(p_id INT): </text:span><text:span text:style-name="T13">Deletes the row from the newsletter_recipients table with the matching id.</text:span></text:p>
        </text:list-item>
      </text:list>
      <text:p text:style-name="P10"/>
      <text:h text:style-name="P13" text:outline-level="2"><text:span text:style-name="T16">Orders</text:span></text:h>
      <text:list text:continue-numbering="true" text:style-name="WWNum2">
        <text:list-item>
          <text:p text:style-name="P12"><text:span text:style-name="T21">create_order(p_user_id, p_city, p_zipcode, p_address, p_apartment_number, p_note, p_house_number, p_phone_number): </text:span><text:span text:style-name="T13">Creates a new row in the orders table; price is 0 and created_at is the current time.</text:span></text:p>
        </text:list-item>
        <text:list-item>
          <text:p text:style-name="P12"><text:span text:style-name="T21">delete_all_orders(): </text:span><text:span text:style-name="T13">Deletes all rows from the orders table.</text:span></text:p>
        </text:list-item>
        <text:list-item>
          <text:p text:style-name="P12"><text:span text:style-name="T21">delete_order_by_id(p_id INT): </text:span><text:span text:style-name="T13">Deletes the row from the orders table with the given id.</text:span></text:p>
        </text:list-item>
        <text:list-item>
          <text:p text:style-name="P12"><text:span text:style-name="T21">get_all_orders(): </text:span><text:span text:style-name="T13">Returns all rows from the orders table.</text:span></text:p>
        </text:list-item>
        <text:list-item>
          <text:p text:style-name="P12"><text:span text:style-name="T21">get_all_orders_page(p_page, p_amount, OUT p_count_out): </text:span><text:span text:style-name="T13">Returns every row in a paged format.</text:span></text:p>
        </text:list-item>
        <text:list-item>
          <text:p text:style-name="P12"><text:span text:style-name="T21">get_order_by_id(p_id INT): </text:span><text:span text:style-name="T13">Returns the row with the given id from the orders table.</text:span></text:p>
        </text:list-item>
        <text:list-item>
          <text:p text:style-name="P12"><text:span text:style-name="T21">calculate_order_price(p_order_id INT): </text:span><text:span text:style-name="T13">Calculates the final price of the order based on the order_items prices associated with the order.</text:span></text:p>
        </text:list-item>
      </text:list>
      <text:p text:style-name="P10"/>
      <text:h text:style-name="P13" text:outline-level="2"><text:span text:style-name="T16">Order Items</text:span></text:h>
      <text:list text:continue-numbering="true" text:style-name="WWNum2">
        <text:list-item>
          <text:p text:style-name="P12"><text:span text:style-name="T21">create_order_item(p_order_id, p_product_id, p_quantity): </text:span><text:span text:style-name="T13">Creates a new row in the order_items table and calculates the price based on quantity and product price (taking sale into account).</text:span></text:p>
        </text:list-item>
        <text:list-item>
          <text:p text:style-name="P12"><text:span text:style-name="T21">delete_all_order_items(): </text:span><text:span text:style-name="T13">Deletes all rows from the order_items table.</text:span></text:p>
        </text:list-item>
        <text:list-item>
          <text:p text:style-name="P12"><text:span text:style-name="T21">delete_order_item_by_id(p_id INT): </text:span><text:span text:style-name="T13">Deletes the row from the order_items table with the given id.</text:span></text:p>
        </text:list-item>
        <text:list-item>
          <text:p text:style-name="P12"><text:span text:style-name="T21">get_all_order_items(): </text:span><text:span text:style-name="T13">Returns all rows from the order_items table.</text:span></text:p>
        </text:list-item>
        <text:list-item>
          <text:p text:style-name="P12"><text:span text:style-name="T21">get_all_order_items_page(p_page, p_amount, OUT p_count_out): </text:span><text:span text:style-name="T13">Returns every row in a paged format.</text:span></text:p>
        </text:list-item>
        <text:list-item>
          <text:p text:style-name="P12"><text:span text:style-name="T21">get_order_items_by_order_id(p_order_id INT): </text:span><text:span text:style-name="T13">Returns all rows with the given order_id.</text:span></text:p>
        </text:list-item>
        <text:list-item>
          <text:p text:style-name="P12"><text:span text:style-name="T21">get_order_item_by_id(p_id INT): </text:span><text:span text:style-name="T13">Returns the row with the given id from the order_items table.</text:span></text:p>
        </text:list-item>
        <text:list-item>
          <text:p text:style-name="P12"><text:span text:style-name="T21">update_order_item_quantity(p_id, p_new_quantity): </text:span><text:span text:style-name="T13">Updates the item quantity in the order_items table.</text:span></text:p>
        </text:list-item>
      </text:list>
      <text:p text:style-name="P10"/>
      <text:h text:style-name="P13" text:outline-level="2"><text:span text:style-name="T16">Products</text:span></text:h>
      <text:list text:continue-numbering="true" text:style-name="WWNum2">
        <text:list-item>
          <text:p text:style-name="P12"><text:span text:style-name="T21">create_product(p_name_de, p_description_en, p_price_huf, p_times_ordered, p_stock, p_sale_percentage, p_description_preview_en, p_name_hu, p_name_en, p_description_hu, p_description_de, p_description_preview_hu, p_description_preview_de, p_category_id, p_manufacturer, p_brand, p_rating, p_sku, p_active_ingredients, p_packaging, p_name, p_thumbnail_url, p_featured): </text:span><text:span text:style-name="T13">Creates a new row in the products table; created_at is NOW().</text:span></text:p>
        </text:list-item>
        <text:list-item>
          <text:p text:style-name="P12"><text:span text:style-name="T21">delete_all_products(): </text:span><text:span text:style-name="T13">Deletes all rows from the products table.</text:span></text:p>
        </text:list-item>
        <text:list-item>
          <text:p text:style-name="P12"><text:span text:style-name="T21">get_all_products(): </text:span><text:span text:style-name="T13">Returns every row from the products table.</text:span></text:p>
        </text:list-item>
        <text:list-item>
          <text:p text:style-name="P12"><text:soft-page-break/><text:span text:style-name="T21">get_all_products_page(p_page, p_amount, OUT p_count_out): </text:span><text:span text:style-name="T13">Returns every row in a paged format.</text:span></text:p>
        </text:list-item>
        <text:list-item>
          <text:p text:style-name="P12"><text:span text:style-name="T21">get_all_featured_products(): </text:span><text:span text:style-name="T13">Returns every product where featured = 1.</text:span></text:p>
        </text:list-item>
        <text:list-item>
          <text:p text:style-name="P12"><text:span text:style-name="T21">get_product_by_id(p_id INT): </text:span><text:span text:style-name="T13">Returns the row with the given id from the products table.</text:span></text:p>
        </text:list-item>
        <text:list-item>
          <text:p text:style-name="P12"><text:span text:style-name="T21">update_product_by_id(p_id, p_name_de, p_description_en, p_price_huf, p_times_ordered, p_stock, p_sale_percentage, p_description_preview_en, p_name_hu, p_name_en, p_description_hu, p_description_de, p_description_preview_hu, p_description_preview_de, p_category_id, p_manufacturer, p_brand, p_sku, p_active_ingredients, p_packaging, p_name, p_thumbnail_url, p_featured): </text:span><text:span text:style-name="T13">Updates the row with the given id; sets updated_at to NOW().</text:span></text:p>
        </text:list-item>
        <text:list-item>
          <text:p text:style-name="P12"><text:span text:style-name="T21">update_product_stock_by_id(p_id, p_new_stock): </text:span><text:span text:style-name="T13">Updates the stock of the row with the given id.</text:span></text:p>
        </text:list-item>
        <text:list-item>
          <text:p text:style-name="P12"><text:span text:style-name="T21">update_product_times_ordered_by_id(p_id, p_new_times_ordered): </text:span><text:span text:style-name="T13">Updates the times_ordered column for the given id.</text:span></text:p>
        </text:list-item>
        <text:list-item>
          <text:p text:style-name="P12"><text:span text:style-name="T21">calculate_average_product_rating(p_product_id INT): </text:span><text:span text:style-name="T13">Calculates the average product rating based on every review with the inputted product_id.</text:span></text:p>
        </text:list-item>
        <text:list-item>
          <text:p text:style-name="P12"><text:span text:style-name="T21">get_products_by_category_id(p_category_id INT): </text:span><text:span text:style-name="T13">Returns every row where category_id matches the inputted id.</text:span></text:p>
        </text:list-item>
        <text:list-item>
          <text:p text:style-name="P12"><text:span text:style-name="T21">get_products_by_category_id_page(p_category_id, p_page, p_amount, OUT p_count_out): </text:span><text:span text:style-name="T13">Returns every row with the matching category_id in a paged format.</text:span></text:p>
        </text:list-item>
        <text:list-item>
          <text:p text:style-name="P12"><text:span text:style-name="T21">delete_product_by_id(p_id INT): </text:span><text:span text:style-name="T13">Deletes the row from the products table with the matching id.</text:span></text:p>
        </text:list-item>
      </text:list>
      <text:p text:style-name="P10"/>
      <text:h text:style-name="P13" text:outline-level="2"><text:span text:style-name="T16">Product Images</text:span></text:h>
      <text:list text:continue-numbering="true" text:style-name="WWNum2">
        <text:list-item>
          <text:p text:style-name="P12"><text:span text:style-name="T21">create_product_image(p_alt_text_de, p_alt_text_en, p_alt_text_hu, p_image_url, p_sort_id, p_product_id): </text:span><text:span text:style-name="T13">Creates a new row in the product_images table.</text:span></text:p>
        </text:list-item>
        <text:list-item>
          <text:p text:style-name="P12"><text:span text:style-name="T21">delete_all_product_images(): </text:span><text:span text:style-name="T13">Deletes every row from the product_images table.</text:span></text:p>
        </text:list-item>
        <text:list-item>
          <text:p text:style-name="P12"><text:span text:style-name="T21">get_all_product_images(): </text:span><text:span text:style-name="T13">Returns every row from the product_images table.</text:span></text:p>
        </text:list-item>
        <text:list-item>
          <text:p text:style-name="P12"><text:span text:style-name="T21">get_all_product_images_by_product_id(p_product_id INT): </text:span><text:span text:style-name="T13">Returns every row where the product_id matches.</text:span></text:p>
        </text:list-item>
        <text:list-item>
          <text:p text:style-name="P12"><text:span text:style-name="T21">get_all_product_images_page(p_page, p_amount, OUT p_count_out): </text:span><text:span text:style-name="T13">Returns every row in a paged format.</text:span></text:p>
        </text:list-item>
        <text:list-item>
          <text:p text:style-name="P12"><text:span text:style-name="T21">get_product_image_by_id(p_id INT): </text:span><text:span text:style-name="T13">Returns the row with the given id from the product_images table.</text:span></text:p>
        </text:list-item>
        <text:list-item>
          <text:p text:style-name="P12"><text:span text:style-name="T21">update_product_image_sort_by_id(p_id, p_sort_id): </text:span><text:span text:style-name="T13">Updates the sort_id column for the row with the given id.</text:span></text:p>
        </text:list-item>
        <text:list-item>
          <text:p text:style-name="P12"><text:span text:style-name="T21">update_product_image_url_by_id(p_id, p_image_url): </text:span><text:span text:style-name="T13">Updates the image_url column for the row with the given id.</text:span></text:p>
        </text:list-item>
        <text:list-item>
          <text:p text:style-name="P12"><text:span text:style-name="T21">delete_product_image_by_id(p_id INT): </text:span><text:span text:style-name="T13">Deletes the row from the product_images table with the matching id.</text:span></text:p>
        </text:list-item>
      </text:list>
      <text:p text:style-name="P10"/>
      <text:h text:style-name="P13" text:outline-level="2"><text:span text:style-name="T16">Reviews</text:span></text:h>
      <text:list text:continue-numbering="true" text:style-name="WWNum2">
        <text:list-item>
          <text:p text:style-name="P12"><text:span text:style-name="T21">create_review(p_body, p_product_id, p_rating, p_title, p_user_id): </text:span><text:span text:style-name="T13">Creates a new row in the reviews table; created_at is NOW().</text:span></text:p>
        </text:list-item>
        <text:list-item>
          <text:p text:style-name="P12"><text:span text:style-name="T21">delete_all_reviews(): </text:span><text:span text:style-name="T13">Deletes every row from the reviews table.</text:span></text:p>
        </text:list-item>
        <text:list-item>
          <text:p text:style-name="P12"><text:span text:style-name="T21">delete_review_by_id(p_id INT): </text:span><text:span text:style-name="T13">Deletes the row from the reviews table where id matches.</text:span></text:p>
        </text:list-item>
        <text:list-item>
          <text:p text:style-name="P12"><text:span text:style-name="T21">get_all_reviews_page(p_page, p_amount, OUT p_count_out): </text:span><text:span text:style-name="T13">Returns every row in a paged format.</text:span></text:p>
        </text:list-item>
        <text:list-item>
          <text:p text:style-name="P12"><text:soft-page-break/><text:span text:style-name="T21">get_all_reviews_page_by_product_id(p_page, p_amount, OUT p_count_out, p_product_id): </text:span><text:span text:style-name="T13">Returns every row in a paged format where product_id matches.</text:span></text:p>
        </text:list-item>
      </text:list>
      <text:p text:style-name="P10"/>
      <text:h text:style-name="P13" text:outline-level="2"><text:span text:style-name="T16">Posts</text:span></text:h>
      <text:list text:continue-numbering="true" text:style-name="WWNum2">
        <text:list-item>
          <text:p text:style-name="P12"><text:span text:style-name="T21">create_post(p_body, p_title, p_user_id, p_image_source, p_category): </text:span><text:span text:style-name="T13">Creates a new row in the posts table.</text:span></text:p>
        </text:list-item>
        <text:list-item>
          <text:p text:style-name="P12"><text:span text:style-name="T21">delete_all_posts(): </text:span><text:span text:style-name="T13">Deletes all rows from the posts table.</text:span></text:p>
        </text:list-item>
        <text:list-item>
          <text:p text:style-name="P12"><text:span text:style-name="T21">delete_post_by_id(p_id INT): </text:span><text:span text:style-name="T13">Deletes the targeted row from the posts table.</text:span></text:p>
        </text:list-item>
        <text:list-item>
          <text:p text:style-name="P12"><text:span text:style-name="T21">get_all_posts(): </text:span><text:span text:style-name="T13">Returns all rows from the posts table.</text:span></text:p>
        </text:list-item>
        <text:list-item>
          <text:p text:style-name="P12"><text:span text:style-name="T21">get_all_posts_page(p_page, p_amount, OUT p_count_out): </text:span><text:span text:style-name="T13">Returns every row in a paged format.</text:span></text:p>
        </text:list-item>
        <text:list-item>
          <text:p text:style-name="P12"><text:span text:style-name="T21">get_posts_by_user(p_user_id INT): </text:span><text:span text:style-name="T13">Returns every post with the given user_id.</text:span></text:p>
        </text:list-item>
        <text:list-item>
          <text:p text:style-name="P12"><text:span text:style-name="T21">get_post_by_id(p_id INT): </text:span><text:span text:style-name="T13">Returns the row with the given id from the posts table.</text:span></text:p>
        </text:list-item>
        <text:list-item>
          <text:p text:style-name="P12"><text:span text:style-name="T21">update_post_by_id(p_id, p_body, p_image_source, p_title, p_category): </text:span><text:span text:style-name="T13">Updates the row where row id matches the inputted id.</text:span></text:p>
        </text:list-item>
      </text:list>
      <text:p text:style-name="P10"/>
      <text:h text:style-name="P13" text:outline-level="2"><text:span text:style-name="T16">Product Categories</text:span></text:h>
      <text:list text:continue-numbering="true" text:style-name="WWNum2">
        <text:list-item>
          <text:p text:style-name="P12"><text:span text:style-name="T21">create_product_category(p_category, p_emoji, p_color): </text:span><text:span text:style-name="T13">Creates a new row in the product_categories table; number_of_products is set to 0.</text:span></text:p>
        </text:list-item>
        <text:list-item>
          <text:p text:style-name="P12"><text:span text:style-name="T21">update_product_category_by_id(p_id, p_category, p_emoji, p_color): </text:span><text:span text:style-name="T13">Updates the row where id matches the given id.</text:span></text:p>
        </text:list-item>
        <text:list-item>
          <text:p text:style-name="P12"><text:span text:style-name="T21">delete_product_category_by_id(p_id INT): </text:span><text:span text:style-name="T13">Deletes the row from the product_categories table with the given id.</text:span></text:p>
        </text:list-item>
        <text:list-item>
          <text:p text:style-name="P12"><text:span text:style-name="T21">get_all_product_categories(): </text:span><text:span text:style-name="T13">Returns every row from the product_categories table.</text:span></text:p>
        </text:list-item>
      </text:list>
      <text:p text:style-name="P1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1pt" fo:language="hu" fo:country="HU" style:letter-kerning="false" style:font-name-asian="Arial3" style:font-size-asian="11pt" style:language-asian="zh" style:country-asian="CN" style:font-name-complex="Arial3" style:font-size-complex="11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Arial" fo:font-size="11pt" fo:language="hu" fo:country="HU" style:letter-kerning="false" style:font-name-asian="Arial3" style:font-size-asian="11pt" style:language-asian="zh" style:country-asian="CN" style:font-name-complex="Arial3"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class="chapter">
      <style:text-properties fo:font-size="28pt" style:font-size-asian="28pt" style:font-size-complex="28pt"/>
    </style:style>
    <style:style style:name="Heading_20_1" style:display-name="Heading 1" style:family="paragraph" style:parent-style-name="Heading" style:default-outline-level="1" style:list-style-name="" style:class="chapter">
      <style:paragraph-properties fo:margin-top="0.847cm" fo:margin-bottom="0.423cm" style:contextual-spacing="false"/>
      <style:text-properties fo:color="#ffffff" loext:opacity="100%" style:font-name="Arial2" fo:font-family="Arial" style:font-family-generic="swiss" style:font-pitch="variable" fo:font-size="18pt" fo:font-weight="bold" style:font-name-asian="Arial3" style:font-family-asian="Arial" style:font-family-generic-asian="system" style:font-pitch-asian="variable" style:font-size-asian="18pt" style:font-weight-asian="bold" style:font-name-complex="Arial3" style:font-family-complex="Arial" style:font-family-generic-complex="system" style:font-pitch-complex="variable" style:font-size-complex="18pt" style:font-weight-complex="bold"/>
    </style:style>
    <style:style style:name="Heading_20_2" style:display-name="Heading 2" style:family="paragraph" style:parent-style-name="Heading" style:default-outline-level="2" style:list-style-name="" style:class="chapter">
      <style:paragraph-properties fo:margin-top="0.635cm" fo:margin-bottom="0.282cm" style:contextual-spacing="false"/>
      <style:text-properties fo:color="#067a45" loext:opacity="100%" style:font-name="Arial2" fo:font-family="Arial" style:font-family-generic="swiss" style:font-pitch="variable" fo:font-size="15pt" fo:font-weight="bold" style:font-name-asian="Arial3" style:font-family-asian="Arial" style:font-family-generic-asian="system" style:font-pitch-asian="variable" style:font-size-asian="15pt" style:font-weight-asian="bold" style:font-name-complex="Arial3" style:font-family-complex="Arial" style:font-family-generic-complex="system" style:font-pitch-complex="variable" style:font-size-complex="15pt" style:font-weight-complex="bold"/>
    </style:style>
    <style:style style:name="Heading_20_3" style:display-name="Heading 3" style:family="paragraph" style:parent-style-name="Heading" style:default-outline-level="3" style:list-style-name="" style:class="chapter">
      <style:paragraph-properties fo:margin-top="0.423cm" fo:margin-bottom="0.212cm" style:contextual-spacing="false"/>
      <style:text-properties fo:color="#1a1a2e" loext:opacity="100%" style:font-name="Arial2" fo:font-family="Arial" style:font-family-generic="swiss" style:font-pitch="variable" fo:font-size="13pt" fo:font-weight="bold" style:font-name-asian="Arial3" style:font-family-asian="Arial" style:font-family-generic-asian="system" style:font-pitch-asian="variable" style:font-size-asian="13pt" style:font-weight-asian="bold" style:font-name-complex="Arial3" style:font-family-complex="Arial" style:font-family-generic-complex="system" style:font-pitch-complex="variable" style:font-size-complex="13pt" style:font-weight-complex="bold"/>
    </style:style>
    <style:style style:name="Heading_20_4" style:display-name="Heading 4" style:family="paragraph" style:parent-style-name="Heading" style:default-outline-level="4" style:list-style-name="" style:class="chapter">
      <style:paragraph-properties fo:margin-top="0.353cm" fo:margin-bottom="0.176cm" style:contextual-spacing="false"/>
      <style:text-properties fo:color="#374151" loext:opacity="100%" style:font-name="Arial2" fo:font-family="Arial" style:font-family-generic="swiss" style:font-pitch="variable" fo:font-size="12pt" fo:font-weight="bold" style:font-name-asian="Arial3" style:font-family-asian="Arial" style:font-family-generic-asian="system" style:font-pitch-asian="variable" style:font-size-asian="12pt" style:font-weight-asian="bold" style:font-name-complex="Arial3" style:font-family-complex="Arial" style:font-family-generic-complex="system" style:font-pitch-complex="variable" style:font-size-complex="12pt" style:font-weight-complex="bold"/>
    </style:style>
    <style:style style:name="Heading_20_5" style:display-name="Heading 5" style:family="paragraph" style:parent-style-name="Heading" style:class="chapter">
      <style:text-properties fo:color="#2e74b5" loext:opacity="100%"/>
    </style:style>
    <style:style style:name="Heading_20_6" style:display-name="Heading 6" style:family="paragraph" style:parent-style-name="Heading" style:class="chapter">
      <style:text-properties fo:color="#1f4d78" loext:opacity="100%"/>
    </style:style>
    <style:style style:name="Strong_20_Emphasis" style:display-name="Strong Emphasis" style:family="paragraph">
      <style:text-properties fo:font-weight="bold" style:font-weight-asian="bold" style:font-weight-complex="bold"/>
    </style:style>
    <style:style style:name="List_20_Paragraph" style:display-name="List Paragraph" style:family="paragraph"/>
    <style:style style:name="Footnote" style:family="paragraph" style:parent-style-name="Standard" loext:linked-style-name="Footnote_20_Text_20_Char" style:class="extra">
      <style:paragraph-properties fo:margin-top="0cm" fo:margin-bottom="0cm" style:contextual-spacing="false" fo:line-height="100%"/>
      <style:text-properties fo:font-size="10pt" style:font-size-asian="10pt" style:font-size-complex="10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Internet_20_link" style:display-name="Internet link" style:family="text">
      <style:text-properties fo:color="#0563c1" loext:opacity="100%" style:text-underline-style="solid" style:text-underline-width="auto" style:text-underline-color="font-color"/>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Footnote_20_Text_20_Char" style:display-name="Footnote Text Char" style:family="text">
      <style:text-properties fo:font-size="10pt" style:font-size-asian="10pt" style:font-size-complex="10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text-align="end" style:justify-single-word="false" fo:padding="0cm" fo:border-left="none" fo:border-right="none" fo:border-top="none" fo:border-bottom="0.51pt solid #067a45"/>
    </style:style>
    <style:style style:name="MP2" style:family="paragraph" style:parent-style-name="Standard">
      <style:paragraph-properties fo:text-align="center" style:justify-single-word="false" fo:padding="0cm" fo:border-left="none" fo:border-right="none" fo:border-top="0.51pt solid #e5e7eb" fo:border-bottom="none"/>
    </style:style>
    <style:style style:name="MT1" style:family="text">
      <style:text-properties fo:color="#6b7280" loext:opacity="100%" style:font-name="Arial" fo:font-size="8pt" fo:font-style="italic" style:font-name-asian="Arial3" style:font-size-asian="8pt" style:font-style-asian="italic" style:font-name-complex="Arial3" style:font-size-complex="8pt" style:font-style-complex="italic"/>
    </style:style>
    <style:style style:name="MT2" style:family="text">
      <style:text-properties fo:color="#6b7280" loext:opacity="100%" style:font-name="Arial" fo:font-size="8pt" style:font-name-asian="Arial3" style:font-size-asian="8pt" style:font-name-complex="Arial3" style:font-size-complex="8pt"/>
    </style:style>
    <style:page-layout style:name="Mpm1">
      <style:page-layout-properties fo:page-width="21.001cm" fo:page-height="29.7cm" style:num-format="1" style:print-orientation="portrait" fo:margin-top="1.249cm" fo:margin-bottom="1.249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draw:fill="solid" draw:fill-color="#fffff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51cm" fo:margin-left="0cm" fo:margin-right="0cm" fo:margin-bottom="0.651cm" style:dynamic-spacing="true"/>
      </style:header-style>
      <style:footer-style>
        <style:header-footer-properties fo:min-height="0.751cm" fo:margin-left="0cm" fo:margin-right="0cm" fo:margin-top="0.651cm" style:dynamic-spacing="true"/>
      </style:footer-style>
    </style:page-layout>
    <style:style style:name="Mdp1" style:family="drawing-page">
      <style:drawing-page-properties draw:fill="solid" draw:background-size="full" draw:fill-color="#ffffff"/>
    </style:style>
  </office:automatic-styles>
  <office:master-styles>
    <style:master-page style:name="Standard" style:page-layout-name="Mpm1" draw:style-name="Mdp1">
      <style:header>
        <text:p text:style-name="MP1"><text:span text:style-name="MT1">Roy's Shack Est. 1888 – Teljes Projektdokumentáció</text:span></text:p>
      </style:header>
      <style:footer>
        <text:p text:style-name="MP2"><text:span text:style-name="MT2">Thesis Project – KKK Software Developer &amp; Tester <text:s/>| <text:s/></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Un-named</meta:initial-creator>
    <meta:editing-cycles>2</meta:editing-cycles>
    <meta:creation-date>2026-02-20T11:45:01.214000000</meta:creation-date>
    <dc:date>2026-02-20T12:52:35.989824000</dc:date>
    <meta:editing-duration>PT51S</meta:editing-duration>
    <meta:document-statistic meta:table-count="76" meta:image-count="0" meta:object-count="0" meta:page-count="39" meta:paragraph-count="1894" meta:word-count="7164" meta:character-count="54100" meta:non-whitespace-character-count="48602"/>
    <meta:generator>LibreOffice/25.2.7.2$Windows_X86_64 LibreOffice_project/5cbfd1ab6520636bb5f7b99185aa69bd7456825d</meta:generator>
  </office:meta>
</office:document-meta>
</file>